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ourier New" svg:font-family="'Courier New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4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8902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2.265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4.0772in"/>
    </style:style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493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V2_20_Analysis_20_-_20_MIA">
      <style:table-properties table:display="true" style:writing-mode="lr-tb" tableooo:tab-color="#9900ff"/>
    </style:style>
    <style:style style:name="ta2" style:family="table" style:master-page-name="PageStyle_5f_V2_20_Analysis_20_-_20_NYC">
      <style:table-properties table:display="true" style:writing-mode="lr-tb" tableooo:tab-color="#9900ff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/>
    <style:style style:name="ce5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2 Analysis - M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6" table:default-cell-style-name="Default"/>
        <table:table-row table:style-name="ro1">
          <table:table-cell table:style-name="ce41" office:value-type="string" calcext:value-type="string">
            <text:p>Address</text:p>
          </table:table-cell>
          <table:table-cell table:style-name="ce46" office:value-type="string" calcext:value-type="string">
            <text:p>MIA User ID</text:p>
          </table:table-cell>
          <table:table-cell table:style-name="ce46" office:value-type="string" calcext:value-type="string">
            <text:p>Total Blocks Mined</text:p>
          </table:table-cell>
          <table:table-cell table:style-name="ce46" office:value-type="string" calcext:value-type="string">
            <text:p>Total STX Committed</text:p>
          </table:table-cell>
          <table:table-cell table:style-name="ce46" office:value-type="string" calcext:value-type="string">
            <text:p>Total MIA Claimed</text:p>
          </table:table-cell>
          <table:table-cell table:style-name="ce46" office:value-type="string" calcext:value-type="string">
            <text:p>Total Stacked All Time</text:p>
          </table:table-cell>
          <table:table-cell table:style-name="ce46" office:value-type="string" calcext:value-type="string">
            <text:p>Total Stacked This Cycle</text:p>
          </table:table-cell>
          <table:table-cell table:style-name="ce46" office:value-type="string" calcext:value-type="string">
            <text:p>Total Stacking Rewards</text:p>
          </table:table-cell>
          <table:table-cell table:style-name="ce46" office:value-type="string" calcext:value-type="string">
            <text:p>Total Sent to Okcoin</text:p>
          </table:table-cell>
          <table:table-cell table:style-name="ce54" office:value-type="string" calcext:value-type="string">
            <text:p>% of MIA Claimed</text:p>
          </table:table-cell>
          <table:table-cell table:style-name="ce41" office:value-type="string" calcext:value-type="string">
            <text:p>Notes</text:p>
          </table:table-cell>
          <table:table-cell table:style-name="ce57"/>
          <table:table-cell table:style-name="ce57" office:value-type="date" office:date-value="2022-08-23" calcext:value-type="date">
            <text:p>2022/08/23</text:p>
          </table:table-cell>
          <table:table-cell table:style-name="ce41" table:number-columns-repeated="16"/>
        </table:table-row>
        <table:table-row table:style-name="ro2">
          <table:table-cell table:style-name="ce48" office:value-type="string" calcext:value-type="string">
            <text:p>SP1FJ0MY8M18KZF43E85WJN48SDXYS1EC4BCQW02S</text:p>
          </table:table-cell>
          <table:table-cell table:style-name="ce51" office:value-type="float" office:value="11" calcext:value-type="float">
            <text:p>11</text:p>
          </table:table-cell>
          <table:table-cell table:style-name="ce47" office:value-type="float" office:value="13585" calcext:value-type="float">
            <text:p>13,585</text:p>
          </table:table-cell>
          <table:table-cell table:style-name="ce47" office:value-type="float" office:value="297350" calcext:value-type="float">
            <text:p>297,350</text:p>
          </table:table-cell>
          <table:table-cell table:style-name="ce47" office:value-type="float" office:value="178550000" calcext:value-type="float">
            <text:p>178,550,000</text:p>
          </table:table-cell>
          <table:table-cell table:style-name="ce47" office:value-type="float" office:value="300000000" calcext:value-type="float">
            <text:p>300,000,000</text:p>
          </table:table-cell>
          <table:table-cell table:style-name="ce47" office:value-type="float" office:value="250000000" calcext:value-type="float">
            <text:p>250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1">
          <table:table-cell table:style-name="ce49" office:value-type="string" calcext:value-type="string">
            <text:p>SP3C9JPPGYZV04QF3J0N3ME7KN5NDVF79AZ96HR1</text:p>
          </table:table-cell>
          <table:table-cell table:style-name="ce52" office:value-type="float" office:value="61" calcext:value-type="float">
            <text:p>61</text:p>
          </table:table-cell>
          <table:table-cell table:style-name="ce53" office:value-type="float" office:value="10283" calcext:value-type="float">
            <text:p>10,283</text:p>
          </table:table-cell>
          <table:table-cell table:style-name="ce53" office:value-type="float" office:value="170615" calcext:value-type="float">
            <text:p>170,615</text:p>
          </table:table-cell>
          <table:table-cell table:style-name="ce53" office:value-type="float" office:value="97300000" calcext:value-type="float">
            <text:p>97,3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73562582.971944" calcext:value-type="float">
            <text:p>73,562,583</text:p>
          </table:table-cell>
          <table:table-cell table:style-name="ce56" table:formula="of:=IF([.I3]/[.E3]&gt;1;1;[.I3]/[.E3])" office:value-type="percentage" office:value="0.756038879464995" calcext:value-type="percentage">
            <text:p>75.60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1VZB1N7YFBRNX4CC0WAYWY5MHEXYXYF56QH4F1A</text:p>
          </table:table-cell>
          <table:table-cell table:style-name="ce52" office:value-type="float" office:value="392" calcext:value-type="float">
            <text:p>392</text:p>
          </table:table-cell>
          <table:table-cell table:style-name="ce53" office:value-type="float" office:value="7502" calcext:value-type="float">
            <text:p>7,502</text:p>
          </table:table-cell>
          <table:table-cell table:style-name="ce53" office:value-type="float" office:value="108356" calcext:value-type="float">
            <text:p>108,356</text:p>
          </table:table-cell>
          <table:table-cell table:style-name="ce53" office:value-type="float" office:value="60850000" calcext:value-type="float">
            <text:p>60,8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64750000" calcext:value-type="float">
            <text:p>64,750,000</text:p>
          </table:table-cell>
          <table:table-cell table:style-name="ce56" table:formula="of:=IF([.I4]/[.E4]&gt;1;1;[.I4]/[.E4])" office:value-type="percentage" office:value="1" calcext:value-type="percentage">
            <text:p>100.00%</text:p>
          </table:table-cell>
          <table:table-cell table:style-name="ce34" office:value-type="string" calcext:value-type="string">
            <text:p>Time difference in data capture</text:p>
          </table:table-cell>
          <table:table-cell table:number-columns-repeated="18"/>
        </table:table-row>
        <table:table-row table:style-name="ro1">
          <table:table-cell table:style-name="ce49" office:value-type="string" calcext:value-type="string">
            <text:p>SP12E5REG9ZPB91V61A8V4P8XJ63EK3VT058YWZAS</text:p>
          </table:table-cell>
          <table:table-cell table:style-name="ce52" office:value-type="float" office:value="371" calcext:value-type="float">
            <text:p>371</text:p>
          </table:table-cell>
          <table:table-cell table:style-name="ce53" office:value-type="float" office:value="5346" calcext:value-type="float">
            <text:p>5,346</text:p>
          </table:table-cell>
          <table:table-cell table:style-name="ce53" office:value-type="float" office:value="70300" calcext:value-type="float">
            <text:p>70,300</text:p>
          </table:table-cell>
          <table:table-cell table:style-name="ce53" office:value-type="float" office:value="40000000" calcext:value-type="float">
            <text:p>40,0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26233219" calcext:value-type="float">
            <text:p>26,233,219</text:p>
          </table:table-cell>
          <table:table-cell table:style-name="ce56" table:formula="of:=IF([.I5]/[.E5]&gt;1;1;[.I5]/[.E5])" office:value-type="percentage" office:value="0.655830475" calcext:value-type="percentage">
            <text:p>65.58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2215FJ1C6ESQDBYFR08P0YX71FWCW79Q1FSYD7V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float" office:value="4936" calcext:value-type="float">
            <text:p>4,936</text:p>
          </table:table-cell>
          <table:table-cell table:style-name="ce53" office:value-type="float" office:value="93197.39007" calcext:value-type="float">
            <text:p>93,197</text:p>
          </table:table-cell>
          <table:table-cell table:style-name="ce53" office:value-type="float" office:value="56450000" calcext:value-type="float">
            <text:p>56,4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54400175.646332" calcext:value-type="float">
            <text:p>54,400,176</text:p>
          </table:table-cell>
          <table:table-cell table:style-name="ce56" table:formula="of:=IF([.I6]/[.E6]&gt;1;1;[.I6]/[.E6])" office:value-type="percentage" office:value="0.96368778824326" calcext:value-type="percentage">
            <text:p>96.37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1V7G6C01RA4AJJFVPCDKJJ4ATQPR8VEH91QZYXY</text:p>
          </table:table-cell>
          <table:table-cell table:style-name="ce52" office:value-type="float" office:value="359" calcext:value-type="float">
            <text:p>359</text:p>
          </table:table-cell>
          <table:table-cell table:style-name="ce53" office:value-type="float" office:value="4840" calcext:value-type="float">
            <text:p>4,840</text:p>
          </table:table-cell>
          <table:table-cell table:style-name="ce53" office:value-type="float" office:value="35420.926963" calcext:value-type="float">
            <text:p>35,421</text:p>
          </table:table-cell>
          <table:table-cell table:style-name="ce53" office:value-type="float" office:value="22350000" calcext:value-type="float">
            <text:p>22,3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8016740.544355" calcext:value-type="float">
            <text:p>18,016,741</text:p>
          </table:table-cell>
          <table:table-cell table:style-name="ce56" table:formula="of:=IF([.I7]/[.E7]&gt;1;1;[.I7]/[.E7])" office:value-type="percentage" office:value="0.806118145161298" calcext:value-type="percentage">
            <text:p>80.61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QR489BFKKAQPNF3KRTAVVBJ404DWY42KRPHQQ0</text:p>
          </table:table-cell>
          <table:table-cell table:style-name="ce52" office:value-type="float" office:value="14" calcext:value-type="float">
            <text:p>14</text:p>
          </table:table-cell>
          <table:table-cell table:style-name="ce53" office:value-type="float" office:value="4783" calcext:value-type="float">
            <text:p>4,783</text:p>
          </table:table-cell>
          <table:table-cell table:style-name="ce53" office:value-type="float" office:value="89903.8634609999" calcext:value-type="float">
            <text:p>89,904</text:p>
          </table:table-cell>
          <table:table-cell table:style-name="ce53" office:value-type="float" office:value="53050000" calcext:value-type="float">
            <text:p>53,0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50869108.459745" calcext:value-type="float">
            <text:p>50,869,108</text:p>
          </table:table-cell>
          <table:table-cell table:style-name="ce56" table:formula="of:=IF([.I8]/[.E8]&gt;1;1;[.I8]/[.E8])" office:value-type="percentage" office:value="0.958889886140339" calcext:value-type="percentage">
            <text:p>95.89%</text:p>
          </table:table-cell>
          <table:table-cell table:number-columns-repeated="19"/>
        </table:table-row>
        <table:table-row table:style-name="ro2">
          <table:table-cell table:style-name="ce48" office:value-type="string" calcext:value-type="string">
            <text:p>SPXE2VQVDC7TV8GJC3FYGWPYNB8NPSKY3374NK8Z</text:p>
          </table:table-cell>
          <table:table-cell table:style-name="ce51" office:value-type="float" office:value="120" calcext:value-type="float">
            <text:p>120</text:p>
          </table:table-cell>
          <table:table-cell table:style-name="ce47" office:value-type="float" office:value="3827" calcext:value-type="float">
            <text:p>3,827</text:p>
          </table:table-cell>
          <table:table-cell table:style-name="ce47" office:value-type="float" office:value="491.84" calcext:value-type="float">
            <text:p>492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1198980" calcext:value-type="float">
            <text:p>1,198,980</text:p>
          </table:table-cell>
          <table:table-cell table:style-name="ce47" office:value-type="float" office:value="262.629457" calcext:value-type="float">
            <text:p>26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XHV60VPS13DYRN0HEYG8GYYA1S6QF90AXJ0NQR</text:p>
          </table:table-cell>
          <table:table-cell table:style-name="ce51" office:value-type="float" office:value="175" calcext:value-type="float">
            <text:p>175</text:p>
          </table:table-cell>
          <table:table-cell table:style-name="ce47" office:value-type="float" office:value="2994" calcext:value-type="float">
            <text:p>2,994</text:p>
          </table:table-cell>
          <table:table-cell table:style-name="ce47" office:value-type="float" office:value="43300" calcext:value-type="float">
            <text:p>43,300</text:p>
          </table:table-cell>
          <table:table-cell table:style-name="ce47" office:value-type="float" office:value="26100000" calcext:value-type="float">
            <text:p>26,100,000</text:p>
          </table:table-cell>
          <table:table-cell table:style-name="ce47" office:value-type="float" office:value="39182412" calcext:value-type="float">
            <text:p>39,182,412</text:p>
          </table:table-cell>
          <table:table-cell table:style-name="ce47" office:value-type="float" office:value="27932412" calcext:value-type="float">
            <text:p>27,932,412</text:p>
          </table:table-cell>
          <table:table-cell table:style-name="ce47" office:value-type="float" office:value="4740.870057" calcext:value-type="float">
            <text:p>4,74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1">
          <table:table-cell table:style-name="ce49" office:value-type="string" calcext:value-type="string">
            <text:p>SP1FXCKY6E03H7HYKWX8Z0DGJ54YDK5CQH1EDSAJM</text:p>
          </table:table-cell>
          <table:table-cell table:style-name="ce52" office:value-type="float" office:value="51" calcext:value-type="float">
            <text:p>51</text:p>
          </table:table-cell>
          <table:table-cell table:style-name="ce53" office:value-type="float" office:value="2102" calcext:value-type="float">
            <text:p>2,102</text:p>
          </table:table-cell>
          <table:table-cell table:style-name="ce53" office:value-type="float" office:value="38969.5" calcext:value-type="float">
            <text:p>38,970</text:p>
          </table:table-cell>
          <table:table-cell table:style-name="ce53" office:value-type="float" office:value="21300000" calcext:value-type="float">
            <text:p>21,3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21300000" calcext:value-type="float">
            <text:p>21,300,000</text:p>
          </table:table-cell>
          <table:table-cell table:style-name="ce56" table:formula="of:=IF([.I11]/[.E11]&gt;1;1;[.I11]/[.E11])" office:value-type="percentage" office:value="1" calcext:value-type="percentage">
            <text:p>100.00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ZQXKE09J9NY3RRS51C3Q1R0C3TGK2R18XGHPHS</text:p>
          </table:table-cell>
          <table:table-cell table:style-name="ce52" office:value-type="float" office:value="423" calcext:value-type="float">
            <text:p>423</text:p>
          </table:table-cell>
          <table:table-cell table:style-name="ce53" office:value-type="float" office:value="1400" calcext:value-type="float">
            <text:p>1,400</text:p>
          </table:table-cell>
          <table:table-cell table:style-name="ce53" office:value-type="float" office:value="20000" calcext:value-type="float">
            <text:p>20,000</text:p>
          </table:table-cell>
          <table:table-cell table:style-name="ce53" office:value-type="float" office:value="7750000" calcext:value-type="float">
            <text:p>7,7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2000000" calcext:value-type="float">
            <text:p>2,000,000</text:p>
          </table:table-cell>
          <table:table-cell table:style-name="ce56" table:formula="of:=IF([.I12]/[.E12]&gt;1;1;[.I12]/[.E12])" office:value-type="percentage" office:value="0.258064516129032" calcext:value-type="percentage">
            <text:p>25.81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1RQ48D3Q6T6144HHZBDFZEDYAMRXZ9YANWWXATY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float" office:value="1390" calcext:value-type="float">
            <text:p>1,390</text:p>
          </table:table-cell>
          <table:table-cell table:style-name="ce53" office:value-type="float" office:value="10832.027882" calcext:value-type="float">
            <text:p>10,832</text:p>
          </table:table-cell>
          <table:table-cell table:style-name="ce53" office:value-type="float" office:value="6000000" calcext:value-type="float">
            <text:p>6,0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4169516.979079" calcext:value-type="float">
            <text:p>4,169,517</text:p>
          </table:table-cell>
          <table:table-cell table:style-name="ce56" table:formula="of:=IF([.I13]/[.E13]&gt;1;1;[.I13]/[.E13])" office:value-type="percentage" office:value="0.694919496513167" calcext:value-type="percentage">
            <text:p>69.49%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P36YQRWXTH3MHVC5GW32VFHNEF1YK30FXYXCKBDG</text:p>
          </table:table-cell>
          <table:table-cell table:style-name="ce52" office:value-type="float" office:value="402" calcext:value-type="float">
            <text:p>402</text:p>
          </table:table-cell>
          <table:table-cell table:style-name="ce53" office:value-type="float" office:value="1200" calcext:value-type="float">
            <text:p>1,200</text:p>
          </table:table-cell>
          <table:table-cell table:style-name="ce53" office:value-type="float" office:value="26964" calcext:value-type="float">
            <text:p>26,964</text:p>
          </table:table-cell>
          <table:table-cell table:style-name="ce53" office:value-type="float" office:value="10500000" calcext:value-type="float">
            <text:p>10,500,00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6" table:formula="of:=IF([.I14]/[.E14]&gt;1;1;[.I14]/[.E14])" office:value-type="percentage" office:value="0" calcext:value-type="percentage">
            <text:p>0.00%</text:p>
          </table:table-cell>
          <table:table-cell table:style-name="ce34" office:value-type="string" calcext:value-type="string">
            <text:p>Lots of small transfers! Pool?</text:p>
          </table:table-cell>
          <table:table-cell table:style-name="ce34"/>
          <table:table-cell table:number-columns-repeated="17"/>
        </table:table-row>
        <table:table-row table:style-name="ro2">
          <table:table-cell table:style-name="ce48" office:value-type="string" calcext:value-type="string">
            <text:p>SP335ZC3W6M308ZKTSCCBMR54GWA20RSXCKJPZC59</text:p>
          </table:table-cell>
          <table:table-cell table:style-name="ce51" office:value-type="float" office:value="486" calcext:value-type="float">
            <text:p>486</text:p>
          </table:table-cell>
          <table:table-cell table:style-name="ce47" office:value-type="float" office:value="1200" calcext:value-type="float">
            <text:p>1,200</text:p>
          </table:table-cell>
          <table:table-cell table:style-name="ce47" office:value-type="float" office:value="19200" calcext:value-type="float">
            <text:p>19,200</text:p>
          </table:table-cell>
          <table:table-cell table:style-name="ce47" office:value-type="float" office:value="2600000" calcext:value-type="float">
            <text:p>2,600,000</text:p>
          </table:table-cell>
          <table:table-cell table:number-columns-repeated="2" table:style-name="ce47" office:value-type="float" office:value="62400000" calcext:value-type="float">
            <text:p>62,4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ZPGQF0272660TH9RKZSEDG0Q0SK8KCW93GQTH</text:p>
          </table:table-cell>
          <table:table-cell table:style-name="ce51" office:value-type="float" office:value="198" calcext:value-type="float">
            <text:p>198</text:p>
          </table:table-cell>
          <table:table-cell table:style-name="ce47" office:value-type="float" office:value="1090" calcext:value-type="float">
            <text:p>1,090</text:p>
          </table:table-cell>
          <table:table-cell table:style-name="ce47" office:value-type="float" office:value="6620" calcext:value-type="float">
            <text:p>6,620</text:p>
          </table:table-cell>
          <table:table-cell table:style-name="ce47" office:value-type="float" office:value="4850000" calcext:value-type="float">
            <text:p>4,850,000</text:p>
          </table:table-cell>
          <table:table-cell table:style-name="ce47" office:value-type="float" office:value="16715101" calcext:value-type="float">
            <text:p>16,715,101</text:p>
          </table:table-cell>
          <table:table-cell table:style-name="ce47" office:value-type="float" office:value="3856818" calcext:value-type="float">
            <text:p>3,856,81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9BFR12MB5BE3KDZSC97XHHPQ3SP76Q1K4BQ82</text:p>
          </table:table-cell>
          <table:table-cell table:style-name="ce51" office:value-type="float" office:value="250" calcext:value-type="float">
            <text:p>250</text:p>
          </table:table-cell>
          <table:table-cell table:style-name="ce47" office:value-type="float" office:value="1032" calcext:value-type="float">
            <text:p>1,032</text:p>
          </table:table-cell>
          <table:table-cell table:style-name="ce47" office:value-type="float" office:value="6270" calcext:value-type="float">
            <text:p>6,270</text:p>
          </table:table-cell>
          <table:table-cell table:style-name="ce47" office:value-type="float" office:value="4800000" calcext:value-type="float">
            <text:p>4,8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8R593JKNFH8PTWNECR84A83EESKC3CC5P826R5</text:p>
          </table:table-cell>
          <table:table-cell table:style-name="ce51" office:value-type="float" office:value="197" calcext:value-type="float">
            <text:p>197</text:p>
          </table:table-cell>
          <table:table-cell table:style-name="ce47" office:value-type="float" office:value="1020" calcext:value-type="float">
            <text:p>1,020</text:p>
          </table:table-cell>
          <table:table-cell table:style-name="ce47" office:value-type="float" office:value="12700" calcext:value-type="float">
            <text:p>12,700</text:p>
          </table:table-cell>
          <table:table-cell table:style-name="ce47" office:value-type="float" office:value="7450000" calcext:value-type="float">
            <text:p>7,450,000</text:p>
          </table:table-cell>
          <table:table-cell table:number-columns-repeated="2" table:style-name="ce47" office:value-type="float" office:value="1150000" calcext:value-type="float">
            <text:p>1,150,000</text:p>
          </table:table-cell>
          <table:table-cell table:style-name="ce47" office:value-type="float" office:value="64.80368" calcext:value-type="float">
            <text:p>6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MGX52C2WFVSYXHAATWDCJXEWE7F2HEXM697881</text:p>
          </table:table-cell>
          <table:table-cell table:style-name="ce51" office:value-type="float" office:value="69" calcext:value-type="float">
            <text:p>69</text:p>
          </table:table-cell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8275.5" calcext:value-type="float">
            <text:p>8,276</text:p>
          </table:table-cell>
          <table:table-cell table:style-name="ce47" office:value-type="float" office:value="4400000" calcext:value-type="float">
            <text:p>4,400,000</text:p>
          </table:table-cell>
          <table:table-cell table:style-name="ce47" office:value-type="float" office:value="9638681" calcext:value-type="float">
            <text:p>9,638,681</text:p>
          </table:table-cell>
          <table:table-cell table:style-name="ce47" office:value-type="float" office:value="7900000" calcext:value-type="float">
            <text:p>7,900,000</text:p>
          </table:table-cell>
          <table:table-cell table:style-name="ce47" office:value-type="float" office:value="2788.925109" calcext:value-type="float">
            <text:p>2,78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NY3NC4C4961K7QNDHQJK18YJ48XA05WHJ5T96</text:p>
          </table:table-cell>
          <table:table-cell table:style-name="ce51" office:value-type="float" office:value="15" calcext:value-type="float">
            <text:p>15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21214.677277" calcext:value-type="float">
            <text:p>21,215</text:p>
          </table:table-cell>
          <table:table-cell table:style-name="ce47" office:value-type="float" office:value="9800000" calcext:value-type="float">
            <text:p>9,800,000</text:p>
          </table:table-cell>
          <table:table-cell table:number-columns-repeated="2" table:style-name="ce47" office:value-type="float" office:value="113556838" calcext:value-type="float">
            <text:p>113,556,838</text:p>
          </table:table-cell>
          <table:table-cell table:style-name="ce47" office:value-type="float" office:value="40669.762606" calcext:value-type="float">
            <text:p>40,67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3EZ58DXARG85WFX41KKSPZ9G8BTADRZCTZEZMM</text:p>
          </table:table-cell>
          <table:table-cell table:style-name="ce51" office:value-type="float" office:value="110" calcext:value-type="float">
            <text:p>110</text:p>
          </table:table-cell>
          <table:table-cell table:style-name="ce47" office:value-type="float" office:value="772" calcext:value-type="float">
            <text:p>772</text:p>
          </table:table-cell>
          <table:table-cell table:style-name="ce47" office:value-type="float" office:value="3203.16" calcext:value-type="float">
            <text:p>3,203</text:p>
          </table:table-cell>
          <table:table-cell table:style-name="ce47" office:value-type="float" office:value="2500000" calcext:value-type="float">
            <text:p>2,500,000</text:p>
          </table:table-cell>
          <table:table-cell table:number-columns-repeated="2" table:style-name="ce47" office:value-type="float" office:value="2094623.950636" calcext:value-type="float">
            <text:p>2,094,6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00QHST52GD7D0SEWV3R5N04RD4Q1PMA3TE2MP</text:p>
          </table:table-cell>
          <table:table-cell table:style-name="ce51" office:value-type="float" office:value="95" calcext:value-type="float">
            <text:p>95</text:p>
          </table:table-cell>
          <table:table-cell table:style-name="ce47" office:value-type="float" office:value="771" calcext:value-type="float">
            <text:p>771</text:p>
          </table:table-cell>
          <table:table-cell table:style-name="ce47" office:value-type="float" office:value="8426" calcext:value-type="float">
            <text:p>8,426</text:p>
          </table:table-cell>
          <table:table-cell table:style-name="ce47" office:value-type="float" office:value="5050000" calcext:value-type="float">
            <text:p>5,050,000</text:p>
          </table:table-cell>
          <table:table-cell table:number-columns-repeated="2" table:style-name="ce47" office:value-type="float" office:value="1700000" calcext:value-type="float">
            <text:p>1,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Z5RQEH2TQEH8YTFRQGF9FZ59BCG3SVMVGENYPC</text:p>
          </table:table-cell>
          <table:table-cell table:style-name="ce51" office:value-type="float" office:value="267" calcext:value-type="float">
            <text:p>267</text:p>
          </table:table-cell>
          <table:table-cell table:style-name="ce47" office:value-type="float" office:value="728" calcext:value-type="float">
            <text:p>728</text:p>
          </table:table-cell>
          <table:table-cell table:style-name="ce47" office:value-type="float" office:value="1332.4843" calcext:value-type="float">
            <text:p>1,332</text:p>
          </table:table-cell>
          <table:table-cell table:style-name="ce47" office:value-type="float" office:value="250000" calcext:value-type="float">
            <text:p>250,000</text:p>
          </table:table-cell>
          <table:table-cell table:style-name="ce47" office:value-type="float" office:value="756" calcext:value-type="float">
            <text:p>75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RVRR6R5T15Z46KJ1KFYKVDDQKM5YC2T3A8NEP</text:p>
          </table:table-cell>
          <table:table-cell table:style-name="ce51" office:value-type="float" office:value="90" calcext:value-type="float">
            <text:p>90</text:p>
          </table:table-cell>
          <table:table-cell table:style-name="ce47" office:value-type="float" office:value="655" calcext:value-type="float">
            <text:p>655</text:p>
          </table:table-cell>
          <table:table-cell table:style-name="ce47" office:value-type="float" office:value="143.5" calcext:value-type="float">
            <text:p>144</text:p>
          </table:table-cell>
          <table:table-cell table:style-name="ce47" office:value-type="float" office:value="100000" calcext:value-type="float">
            <text:p>100,000</text:p>
          </table:table-cell>
          <table:table-cell table:style-name="ce47" office:value-type="float" office:value="350000" calcext:value-type="float">
            <text:p>35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5.54074" calcext:value-type="float">
            <text:p>4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TGCDYARC7F5J8J8J9AM5ZJ3A95BNQF4PED2XXW</text:p>
          </table:table-cell>
          <table:table-cell table:style-name="ce51" office:value-type="float" office:value="109" calcext:value-type="float">
            <text:p>109</text:p>
          </table:table-cell>
          <table:table-cell table:style-name="ce47" office:value-type="float" office:value="655" calcext:value-type="float">
            <text:p>655</text:p>
          </table:table-cell>
          <table:table-cell table:style-name="ce47" office:value-type="float" office:value="202.5" calcext:value-type="float">
            <text:p>203</text:p>
          </table:table-cell>
          <table:table-cell table:style-name="ce47" office:value-type="float" office:value="250000" calcext:value-type="float">
            <text:p>250,000</text:p>
          </table:table-cell>
          <table:table-cell table:number-columns-repeated="2" table:style-name="ce47" office:value-type="float" office:value="502555" calcext:value-type="float">
            <text:p>502,55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4Y5QPGQA8882ZXW90ADC2DHYXMSTN8VAR8C3X</text:p>
          </table:table-cell>
          <table:table-cell table:style-name="ce51" office:value-type="float" office:value="243" calcext:value-type="float">
            <text:p>243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53.231126" calcext:value-type="float">
            <text:p>5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779SC9CDWQVMTRXT0HZCEHSDBXCHNGG7BC1H9B</text:p>
          </table:table-cell>
          <table:table-cell table:style-name="ce51" office:value-type="float" office:value="21" calcext:value-type="float">
            <text:p>21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0.6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1171" calcext:value-type="float">
            <text:p>111,171</text:p>
          </table:table-cell>
          <table:table-cell table:style-name="ce47" office:value-type="float" office:value="49.144543" calcext:value-type="float">
            <text:p>4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5AT6FW839WN5VSNCZ6BTTHZRBKC9Y3H2NAZEJ</text:p>
          </table:table-cell>
          <table:table-cell table:style-name="ce51" office:value-type="float" office:value="257" calcext:value-type="float">
            <text:p>257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3" table:style-name="ce47" office:value-type="float" office:value="100000" calcext:value-type="float">
            <text:p>100,000</text:p>
          </table:table-cell>
          <table:table-cell table:style-name="ce47" office:value-type="float" office:value="18.583669" calcext:value-type="float">
            <text:p>1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K41AAC4AYANW1F3MMSMBCE3ZVFRAZ2PASDV7A7</text:p>
          </table:table-cell>
          <table:table-cell table:style-name="ce51" office:value-type="float" office:value="328" calcext:value-type="float">
            <text:p>328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2843" calcext:value-type="float">
            <text:p>2,843</text:p>
          </table:table-cell>
          <table:table-cell table:style-name="ce47" office:value-type="float" office:value="2100000" calcext:value-type="float">
            <text:p>2,100,000</text:p>
          </table:table-cell>
          <table:table-cell table:number-columns-repeated="2" table:style-name="ce47" office:value-type="float" office:value="2297760" calcext:value-type="float">
            <text:p>2,297,7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C7BCAP2NH3EYWCCVHJ6K0DMZBXDFKQ56KR7QN2</text:p>
          </table:table-cell>
          <table:table-cell table:style-name="ce51" office:value-type="float" office:value="158" calcext:value-type="float">
            <text:p>158</text:p>
          </table:table-cell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9240" calcext:value-type="float">
            <text:p>9,240</text:p>
          </table:table-cell>
          <table:table-cell table:style-name="ce47" office:value-type="float" office:value="4400000" calcext:value-type="float">
            <text:p>4,400,000</text:p>
          </table:table-cell>
          <table:table-cell table:number-columns-repeated="2" table:style-name="ce47" office:value-type="float" office:value="24522480" calcext:value-type="float">
            <text:p>24,522,4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9P9045DXY5TKD773HCHG7GTPDYTRR7Z8KFGQR</text:p>
          </table:table-cell>
          <table:table-cell table:style-name="ce51" office:value-type="float" office:value="372" calcext:value-type="float">
            <text:p>372</text:p>
          </table:table-cell>
          <table:table-cell table:style-name="ce47" office:value-type="float" office:value="540" calcext:value-type="float">
            <text:p>540</text:p>
          </table:table-cell>
          <table:table-cell table:style-name="ce47" office:value-type="float" office:value="453.05" calcext:value-type="float">
            <text:p>453</text:p>
          </table:table-cell>
          <table:table-cell table:style-name="ce47" office:value-type="float" office:value="200000" calcext:value-type="float">
            <text:p>200,000</text:p>
          </table:table-cell>
          <table:table-cell table:style-name="ce47" office:value-type="float" office:value="25000" calcext:value-type="float">
            <text:p>25,000</text:p>
          </table:table-cell>
          <table:table-cell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N0C3WGE7AY3HPA1XWFJ2MFJRB2QSGGAGHKR88M</text:p>
          </table:table-cell>
          <table:table-cell table:style-name="ce51" office:value-type="float" office:value="20" calcext:value-type="float">
            <text:p>20</text:p>
          </table:table-cell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2484.021945" calcext:value-type="float">
            <text:p>2,484</text:p>
          </table:table-cell>
          <table:table-cell table:style-name="ce47" office:value-type="float" office:value="1450000" calcext:value-type="float">
            <text:p>1,4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N5WWPHWTVJVYPE368HYDEXMZWKPVF639B3P5T</text:p>
          </table:table-cell>
          <table:table-cell table:style-name="ce51" office:value-type="float" office:value="135" calcext:value-type="float">
            <text:p>135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3642" calcext:value-type="float">
            <text:p>3,642</text:p>
          </table:table-cell>
          <table:table-cell table:style-name="ce47" office:value-type="float" office:value="1750000" calcext:value-type="float">
            <text:p>1,750,000</text:p>
          </table:table-cell>
          <table:table-cell table:number-columns-repeated="2" table:style-name="ce47" office:value-type="float" office:value="31254304" calcext:value-type="float">
            <text:p>31,254,304</text:p>
          </table:table-cell>
          <table:table-cell table:style-name="ce47" office:value-type="float" office:value="6695.82517" calcext:value-type="float">
            <text:p>6,69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K26RZPMDXTPNZK7VGDEPDKA30GWQVJX8MSFFDB</text:p>
          </table:table-cell>
          <table:table-cell table:style-name="ce51" office:value-type="float" office:value="335" calcext:value-type="float">
            <text:p>335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3100" calcext:value-type="float">
            <text:p>3,100</text:p>
          </table:table-cell>
          <table:table-cell table:style-name="ce47" office:value-type="float" office:value="1900000" calcext:value-type="float">
            <text:p>1,9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AG2XE83DB2CX396NS2FZTM6PY253MRR6SMYBP</text:p>
          </table:table-cell>
          <table:table-cell table:style-name="ce51" office:value-type="float" office:value="322" calcext:value-type="float">
            <text:p>322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7000" calcext:value-type="float">
            <text:p>7,000</text:p>
          </table:table-cell>
          <table:table-cell table:style-name="ce47" office:value-type="float" office:value="5750000" calcext:value-type="float">
            <text:p>5,750,000</text:p>
          </table:table-cell>
          <table:table-cell table:number-columns-repeated="2" table:style-name="ce47" office:value-type="float" office:value="1677102" calcext:value-type="float">
            <text:p>1,677,102</text:p>
          </table:table-cell>
          <table:table-cell table:style-name="ce47" office:value-type="float" office:value="71.563118" calcext:value-type="float">
            <text:p>7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3WQS66S6BG6S7W8T97VS47NM0C2WYSRA971K3</text:p>
          </table:table-cell>
          <table:table-cell table:style-name="ce51" office:value-type="float" office:value="17" calcext:value-type="float">
            <text:p>17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580" calcext:value-type="float">
            <text:p>3,580</text:p>
          </table:table-cell>
          <table:table-cell table:style-name="ce47" office:value-type="float" office:value="2800000" calcext:value-type="float">
            <text:p>2,800,000</text:p>
          </table:table-cell>
          <table:table-cell table:style-name="ce47" office:value-type="float" office:value="1850000" calcext:value-type="float">
            <text:p>1,850,000</text:p>
          </table:table-cell>
          <table:table-cell table:style-name="ce47" office:value-type="float" office:value="1350000" calcext:value-type="float">
            <text:p>1,350,000</text:p>
          </table:table-cell>
          <table:table-cell table:style-name="ce47" office:value-type="float" office:value="264.857101" calcext:value-type="float">
            <text:p>26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7511VWR5WG9J3MAKER3NRZYKWT83K2XTP36EV</text:p>
          </table:table-cell>
          <table:table-cell table:style-name="ce51" office:value-type="float" office:value="54" calcext:value-type="float">
            <text:p>54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10465" calcext:value-type="float">
            <text:p>10,465</text:p>
          </table:table-cell>
          <table:table-cell table:style-name="ce47" office:value-type="float" office:value="4600000" calcext:value-type="float">
            <text:p>4,6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78K38MCKZG3EEKRDZ2JWS7FBCWE13V1NG7VFBC</text:p>
          </table:table-cell>
          <table:table-cell table:style-name="ce51" office:value-type="float" office:value="223" calcext:value-type="float">
            <text:p>223</text:p>
          </table:table-cell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976" calcext:value-type="float">
            <text:p>976</text:p>
          </table:table-cell>
          <table:table-cell table:style-name="ce47" office:value-type="float" office:value="300000" calcext:value-type="float">
            <text:p>300,000</text:p>
          </table:table-cell>
          <table:table-cell table:style-name="ce47" office:value-type="float" office:value="77000" calcext:value-type="float">
            <text:p>77,000</text:p>
          </table:table-cell>
          <table:table-cell table:style-name="ce47" office:value-type="float" office:value="52000" calcext:value-type="float">
            <text:p>5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8BCK1KKJB8H34QA2RWV2Z35E7RNPKEXJSFAF0</text:p>
          </table:table-cell>
          <table:table-cell table:style-name="ce51" office:value-type="float" office:value="356" calcext:value-type="float">
            <text:p>356</text:p>
          </table:table-cell>
          <table:table-cell table:style-name="ce47" office:value-type="float" office:value="329" calcext:value-type="float">
            <text:p>329</text:p>
          </table:table-cell>
          <table:table-cell table:style-name="ce47" office:value-type="float" office:value="3239" calcext:value-type="float">
            <text:p>3,239</text:p>
          </table:table-cell>
          <table:table-cell table:style-name="ce47" office:value-type="float" office:value="2100000" calcext:value-type="float">
            <text:p>2,100,000</text:p>
          </table:table-cell>
          <table:table-cell table:style-name="ce47" office:value-type="float" office:value="10001" calcext:value-type="float">
            <text:p>10,00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SNC4X5NJ3CX7HEAZXMBPTTTTFCP1EP21QTYGR0</text:p>
          </table:table-cell>
          <table:table-cell table:style-name="ce51" office:value-type="float" office:value="189" calcext:value-type="float">
            <text:p>189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6730" calcext:value-type="float">
            <text:p>6,730</text:p>
          </table:table-cell>
          <table:table-cell table:style-name="ce47" office:value-type="float" office:value="2600000" calcext:value-type="float">
            <text:p>2,6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YF67GVR3Y49FKPYDSBKX5P2T0D0X6P5FVSA04D</text:p>
          </table:table-cell>
          <table:table-cell table:style-name="ce51" office:value-type="float" office:value="57" calcext:value-type="float">
            <text:p>57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2" table:style-name="ce47" office:value-type="float" office:value="7670567" calcext:value-type="float">
            <text:p>7,670,56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N3B4BB07JV4ED5X9E04503BH7PNYQJQQ7QS125</text:p>
          </table:table-cell>
          <table:table-cell table:style-name="ce51" office:value-type="float" office:value="352" calcext:value-type="float">
            <text:p>352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JHNX03F22FJ9A8SZ00MRTPEWZQDRAFRY61P2W5</text:p>
          </table:table-cell>
          <table:table-cell table:style-name="ce51" office:value-type="float" office:value="389" calcext:value-type="float">
            <text:p>389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4480" calcext:value-type="float">
            <text:p>4,480</text:p>
          </table:table-cell>
          <table:table-cell table:style-name="ce47" office:value-type="float" office:value="2350000" calcext:value-type="float">
            <text:p>2,3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1EH52P73RMPNW7SKTMT925ZKG2A9P7K6S88M3</text:p>
          </table:table-cell>
          <table:table-cell table:style-name="ce51" office:value-type="float" office:value="452" calcext:value-type="float">
            <text:p>452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2982" calcext:value-type="float">
            <text:p>2,982</text:p>
          </table:table-cell>
          <table:table-cell table:style-name="ce47" office:value-type="float" office:value="1750000" calcext:value-type="float">
            <text:p>1,7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NX54B0VA0G002FBJE44C1ZJTV7F34VTPS7NB4J</text:p>
          </table:table-cell>
          <table:table-cell table:style-name="ce51" office:value-type="float" office:value="179" calcext:value-type="float">
            <text:p>179</text:p>
          </table:table-cell>
          <table:table-cell table:style-name="ce47" office:value-type="float" office:value="233" calcext:value-type="float">
            <text:p>233</text:p>
          </table:table-cell>
          <table:table-cell table:style-name="ce47" office:value-type="float" office:value="454.506" calcext:value-type="float">
            <text:p>455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2" table:style-name="ce47" office:value-type="float" office:value="2000000" calcext:value-type="float">
            <text:p>2,000,000</text:p>
          </table:table-cell>
          <table:table-cell table:style-name="ce47" office:value-type="float" office:value="434.562923999999" calcext:value-type="float">
            <text:p>43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13MYNN52BC76GWP8P9PYFEP7XWJP6S5Y7ZE549</text:p>
          </table:table-cell>
          <table:table-cell table:style-name="ce51" office:value-type="float" office:value="122" calcext:value-type="float">
            <text:p>122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114.1" calcext:value-type="float">
            <text:p>1,114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4151558.657543" calcext:value-type="float">
            <text:p>4,151,559</text:p>
          </table:table-cell>
          <table:table-cell table:style-name="ce47" office:value-type="float" office:value="820233.657543" calcext:value-type="float">
            <text:p>820,2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5CK16H6C824Z2C58TH9DP69R5GFS94FPN488K</text:p>
          </table:table-cell>
          <table:table-cell table:style-name="ce51" office:value-type="float" office:value="22" calcext:value-type="float">
            <text:p>22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222" calcext:value-type="float">
            <text:p>2,222</text:p>
          </table:table-cell>
          <table:table-cell table:style-name="ce47" office:value-type="float" office:value="2000000" calcext:value-type="float">
            <text:p>2,000,000</text:p>
          </table:table-cell>
          <table:table-cell table:number-columns-repeated="2" table:style-name="ce47" office:value-type="float" office:value="24742028" calcext:value-type="float">
            <text:p>24,742,028</text:p>
          </table:table-cell>
          <table:table-cell table:style-name="ce47" office:value-type="float" office:value="7698.95011" calcext:value-type="float">
            <text:p>7,69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F4JJ29Z6SD6VAWM5NQWZ3XDRHP2CSZQQ4SVXNJ</text:p>
          </table:table-cell>
          <table:table-cell table:style-name="ce51" office:value-type="float" office:value="78" calcext:value-type="float">
            <text:p>7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200000" calcext:value-type="float">
            <text:p>200,000</text:p>
          </table:table-cell>
          <table:table-cell table:number-columns-repeated="2" table:style-name="ce47" office:value-type="float" office:value="1333102" calcext:value-type="float">
            <text:p>1,333,102</text:p>
          </table:table-cell>
          <table:table-cell table:style-name="ce47" office:value-type="float" office:value="589.314583" calcext:value-type="float">
            <text:p>58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T04RQY3SP5V24233ABVX9G5CV14NMSB1ZF83NQ</text:p>
          </table:table-cell>
          <table:table-cell table:style-name="ce51" office:value-type="float" office:value="107" calcext:value-type="float">
            <text:p>107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150000" calcext:value-type="float">
            <text:p>150,000</text:p>
          </table:table-cell>
          <table:table-cell table:number-columns-repeated="2" table:style-name="ce47" office:value-type="float" office:value="417000" calcext:value-type="float">
            <text:p>417,000</text:p>
          </table:table-cell>
          <table:table-cell table:style-name="ce47" office:value-type="float" office:value="130.036417" calcext:value-type="float">
            <text:p>13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TYAQVV9378DDA1HF118CH6521NRCY7YBCWAX6G</text:p>
          </table:table-cell>
          <table:table-cell table:style-name="ce51" office:value-type="float" office:value="168" calcext:value-type="float">
            <text:p>16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830" calcext:value-type="float">
            <text:p>830</text:p>
          </table:table-cell>
          <table:table-cell table:number-columns-repeated="3" table:style-name="ce47" office:value-type="float" office:value="450000" calcext:value-type="float">
            <text:p>450,000</text:p>
          </table:table-cell>
          <table:table-cell table:style-name="ce47" office:value-type="float" office:value="39.066738" calcext:value-type="float">
            <text:p>3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EF3C3YBK9HCTBQTQG1883V2TSZQ3T2M13FDXR8</text:p>
          </table:table-cell>
          <table:table-cell table:style-name="ce51" office:value-type="float" office:value="98" calcext:value-type="float">
            <text:p>9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100000" calcext:value-type="float">
            <text:p>100,000</text:p>
          </table:table-cell>
          <table:table-cell table:style-name="ce47" office:value-type="float" office:value="300000" calcext:value-type="float">
            <text:p>300,000</text:p>
          </table:table-cell>
          <table:table-cell table:style-name="ce47" office:value-type="float" office:value="200000" calcext:value-type="float">
            <text:p>200,000</text:p>
          </table:table-cell>
          <table:table-cell table:style-name="ce47" office:value-type="float" office:value="29.706518" calcext:value-type="float">
            <text:p>3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VHK6PSS9YW20SA3J5J3J1S8DZXVM3XWA9NNVG</text:p>
          </table:table-cell>
          <table:table-cell table:style-name="ce51" office:value-type="float" office:value="251" calcext:value-type="float">
            <text:p>251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4200" calcext:value-type="float">
            <text:p>4,200</text:p>
          </table:table-cell>
          <table:table-cell table:style-name="ce47" office:value-type="float" office:value="2700000" calcext:value-type="float">
            <text:p>2,7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QTYYGG6SWTP198FST4SPM85J0A3JPNB9S2BEA</text:p>
          </table:table-cell>
          <table:table-cell table:style-name="ce51" office:value-type="float" office:value="176" calcext:value-type="float">
            <text:p>17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5000" calcext:value-type="float">
            <text:p>5,000</text:p>
          </table:table-cell>
          <table:table-cell table:style-name="ce47" office:value-type="float" office:value="2550000" calcext:value-type="float">
            <text:p>2,5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5N1CK4F1A4W08QCFX3996GYTJN2DP1SJBE04QS</text:p>
          </table:table-cell>
          <table:table-cell table:style-name="ce51" office:value-type="float" office:value="297" calcext:value-type="float">
            <text:p>297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200" calcext:value-type="float">
            <text:p>1,200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0YNBVHSJDZ4EHMKJC9W44W9T5GC2S37Z800FYS</text:p>
          </table:table-cell>
          <table:table-cell table:style-name="ce51" office:value-type="float" office:value="148" calcext:value-type="float">
            <text:p>14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S182FP3J5HFFX6AG7FP9WXNP1C4536AX003JK</text:p>
          </table:table-cell>
          <table:table-cell table:style-name="ce51" office:value-type="float" office:value="105" calcext:value-type="float">
            <text:p>105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H57XYRX5Q93855TE0GA6ZQSQRRFMNCSKSR3S2C</text:p>
          </table:table-cell>
          <table:table-cell table:style-name="ce51" office:value-type="float" office:value="193" calcext:value-type="float">
            <text:p>193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5375.3" calcext:value-type="float">
            <text:p>5,375</text:p>
          </table:table-cell>
          <table:table-cell table:style-name="ce47" office:value-type="float" office:value="1950000" calcext:value-type="float">
            <text:p>1,9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J6YQD4H56Q5DCKTRAH1DGB1968T8TQG7YHHNV</text:p>
          </table:table-cell>
          <table:table-cell table:style-name="ce51" office:value-type="float" office:value="52" calcext:value-type="float">
            <text:p>52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266138" calcext:value-type="float">
            <text:p>3,266,138</text:p>
          </table:table-cell>
          <table:table-cell table:style-name="ce47" office:value-type="float" office:value="1633069" calcext:value-type="float">
            <text:p>1,633,069</text:p>
          </table:table-cell>
          <table:table-cell table:style-name="ce47" office:value-type="float" office:value="205.945571" calcext:value-type="float">
            <text:p>20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C8KXGXYH51JR2EXFSMPAH8KHKE7S5T5S8WNA5</text:p>
          </table:table-cell>
          <table:table-cell table:style-name="ce51" office:value-type="float" office:value="254" calcext:value-type="float">
            <text:p>254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5845" calcext:value-type="float">
            <text:p>5,845</text:p>
          </table:table-cell>
          <table:table-cell table:style-name="ce47" office:value-type="float" office:value="2750000" calcext:value-type="float">
            <text:p>2,7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V144B19VNT8HT9063AWP8GFPVMCBZ8CJE282CJ</text:p>
          </table:table-cell>
          <table:table-cell table:style-name="ce51" office:value-type="float" office:value="354" calcext:value-type="float">
            <text:p>354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3070" calcext:value-type="float">
            <text:p>3,070</text:p>
          </table:table-cell>
          <table:table-cell table:style-name="ce47" office:value-type="float" office:value="3050000" calcext:value-type="float">
            <text:p>3,0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R7HA42FBVPE9QYP77XYY90C0NR6Y09KTPACQ3Y</text:p>
          </table:table-cell>
          <table:table-cell table:style-name="ce51" office:value-type="float" office:value="145" calcext:value-type="float">
            <text:p>145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A57GS6GYEK7ZCV6XWV9KAFX6FERX9NMBKD7TSD</text:p>
          </table:table-cell>
          <table:table-cell table:style-name="ce51" office:value-type="float" office:value="128" calcext:value-type="float">
            <text:p>128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350000" calcext:value-type="float">
            <text:p>350,000</text:p>
          </table:table-cell>
          <table:table-cell table:style-name="ce47" office:value-type="float" office:value="7160000" calcext:value-type="float">
            <text:p>7,160,000</text:p>
          </table:table-cell>
          <table:table-cell table:style-name="ce47" office:value-type="float" office:value="5650000" calcext:value-type="float">
            <text:p>5,6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PRQP5V7SFGV7DV2PSKDQE8W1YXD8A1NV8ZKPQR</text:p>
          </table:table-cell>
          <table:table-cell table:style-name="ce51" office:value-type="float" office:value="382" calcext:value-type="float">
            <text:p>382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1904" calcext:value-type="float">
            <text:p>1,904</text:p>
          </table:table-cell>
          <table:table-cell table:number-columns-repeated="2" table:style-name="ce47" office:value-type="float" office:value="950000" calcext:value-type="float">
            <text:p>95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AFJV4RV0EFSB9FXT4BZ337FYDGVKA9H091WZMS</text:p>
          </table:table-cell>
          <table:table-cell table:style-name="ce51" office:value-type="float" office:value="295" calcext:value-type="float">
            <text:p>295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3" table:style-name="ce47" office:value-type="float" office:value="500000" calcext:value-type="float">
            <text:p>500,000</text:p>
          </table:table-cell>
          <table:table-cell table:style-name="ce47" office:value-type="float" office:value="112.56563" calcext:value-type="float">
            <text:p>11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5Q1KG10126568F0RXMDRSHB9B82PDN0FF49T3</text:p>
          </table:table-cell>
          <table:table-cell table:style-name="ce51" office:value-type="float" office:value="516" calcext:value-type="float">
            <text:p>516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400" calcext:value-type="float">
            <text:p>98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FKRSMJADD20VRAZ0FC8EMFZ128GZSF08BEYV86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47" office:value-type="float" office:value="100" calcext:value-type="float">
            <text:p>10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A3KBET6JXHCHGQSE8ZMTXE4ZNJ4QF5TQWHWYSE</text:p>
          </table:table-cell>
          <table:table-cell table:style-name="ce51" office:value-type="float" office:value="178" calcext:value-type="float">
            <text:p>178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D4T4MX2JM38THR65TJG9BR6CWFC6AFSR0VMKYF</text:p>
          </table:table-cell>
          <table:table-cell table:style-name="ce51" office:value-type="float" office:value="212" calcext:value-type="float">
            <text:p>212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3050" calcext:value-type="float">
            <text:p>3,050</text:p>
          </table:table-cell>
          <table:table-cell table:style-name="ce47" office:value-type="float" office:value="1250000" calcext:value-type="float">
            <text:p>1,2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M971F7F56F33GT4FVR1GZPS7JFHY87G0K6HY5C</text:p>
          </table:table-cell>
          <table:table-cell table:style-name="ce51" office:value-type="float" office:value="192" calcext:value-type="float">
            <text:p>192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1900" calcext:value-type="float">
            <text:p>1,900</text:p>
          </table:table-cell>
          <table:table-cell table:style-name="ce47" office:value-type="float" office:value="950000" calcext:value-type="float">
            <text:p>9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VG7S0R4Z8PYNYCAQ04HCBX1MH75VT11VXCWQ6G</text:p>
          </table:table-cell>
          <table:table-cell table:style-name="ce51" office:value-type="float" office:value="157" calcext:value-type="float">
            <text:p>157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1325" calcext:value-type="float">
            <text:p>1,325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979668" calcext:value-type="float">
            <text:p>979,668</text:p>
          </table:table-cell>
          <table:table-cell table:style-name="ce47" office:value-type="float" office:value="344528" calcext:value-type="float">
            <text:p>344,528</text:p>
          </table:table-cell>
          <table:table-cell table:style-name="ce47" office:value-type="float" office:value="137.300595999999" calcext:value-type="float">
            <text:p>13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H45JS07GWQWMT57JE20X17AQCNVYAS7NHW2HVR</text:p>
          </table:table-cell>
          <table:table-cell table:style-name="ce51" office:value-type="float" office:value="177" calcext:value-type="float">
            <text:p>177</text:p>
          </table:table-cell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250000" calcext:value-type="float">
            <text:p>2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RSD0T189VDFYNTG1GDAV58Z8YHATDV6ZAGA0X8</text:p>
          </table:table-cell>
          <table:table-cell table:style-name="ce51" office:value-type="float" office:value="23" calcext:value-type="float">
            <text:p>23</text:p>
          </table:table-cell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178" calcext:value-type="float">
            <text:p>178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SSYSMJ89JAC7RMR9AMK9YXAA683KKSMHKYNFVG</text:p>
          </table:table-cell>
          <table:table-cell table:style-name="ce51" office:value-type="float" office:value="30" calcext:value-type="float">
            <text:p>30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816" calcext:value-type="float">
            <text:p>816</text:p>
          </table:table-cell>
          <table:table-cell table:style-name="ce47" office:value-type="float" office:value="200000" calcext:value-type="float">
            <text:p>200,000</text:p>
          </table:table-cell>
          <table:table-cell table:number-columns-repeated="2" table:style-name="ce47" office:value-type="float" office:value="8522715" calcext:value-type="float">
            <text:p>8,522,715</text:p>
          </table:table-cell>
          <table:table-cell table:style-name="ce47" office:value-type="float" office:value="3074.132813" calcext:value-type="float">
            <text:p>3,07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S4TRSV2C8JVPN5969A67KMD837F3HFS287RJQ0</text:p>
          </table:table-cell>
          <table:table-cell table:style-name="ce51" office:value-type="float" office:value="118" calcext:value-type="float">
            <text:p>118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R4FXT7T04EZHGJTS4A0A62AT3KFGPG408FCVP8</text:p>
          </table:table-cell>
          <table:table-cell table:style-name="ce51" office:value-type="float" office:value="28" calcext:value-type="float">
            <text:p>28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SNFCQKTV8RYNSECH0AXKYP57MAPR65TR2SJ15</text:p>
          </table:table-cell>
          <table:table-cell table:style-name="ce51" office:value-type="float" office:value="26" calcext:value-type="float">
            <text:p>26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MYZ91SFK6354WSH8N6JDD4X8CZR4G9MHHHMDB</text:p>
          </table:table-cell>
          <table:table-cell table:style-name="ce51" office:value-type="float" office:value="276" calcext:value-type="float">
            <text:p>276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1050" calcext:value-type="float">
            <text:p>1,050</text:p>
          </table:table-cell>
          <table:table-cell table:style-name="ce47" office:value-type="float" office:value="550000" calcext:value-type="float">
            <text:p>5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NTSJV76B8PZP97FY30HJGC37JAZVA5B39WJJKX</text:p>
          </table:table-cell>
          <table:table-cell table:style-name="ce51" office:value-type="float" office:value="127" calcext:value-type="float">
            <text:p>127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775" calcext:value-type="float">
            <text:p>775</text:p>
          </table:table-cell>
          <table:table-cell table:style-name="ce47" office:value-type="float" office:value="350000" calcext:value-type="float">
            <text:p>3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XP9XJQWE7TAAFKGDEHS7MBFFGXR7FVK0H5QN0</text:p>
          </table:table-cell>
          <table:table-cell table:style-name="ce51" office:value-type="float" office:value="167" calcext:value-type="float">
            <text:p>167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206.46" calcext:value-type="float">
            <text:p>206</text:p>
          </table:table-cell>
          <table:table-cell table:number-columns-repeated="3" table:style-name="ce47" office:value-type="float" office:value="300000" calcext:value-type="float">
            <text:p>300,000</text:p>
          </table:table-cell>
          <table:table-cell table:style-name="ce47" office:value-type="float" office:value="67.539378" calcext:value-type="float">
            <text:p>6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YSTAQBK2YGPTSHEF9NFPXCQCG5BB4RX6VNFGPE</text:p>
          </table:table-cell>
          <table:table-cell table:style-name="ce51" office:value-type="float" office:value="365" calcext:value-type="float">
            <text:p>365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770" calcext:value-type="float">
            <text:p>77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5VMQ9FT1MFGES0ZD3X8BS4CQ0WEK33PD3SJ2E0</text:p>
          </table:table-cell>
          <table:table-cell table:style-name="ce51" office:value-type="float" office:value="311" calcext:value-type="float">
            <text:p>31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3" table:style-name="ce47" office:value-type="float" office:value="200000" calcext:value-type="float">
            <text:p>2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7YWHD23GGRBK3D74PW9JZKP2HM5VZRWY7G9VMC</text:p>
          </table:table-cell>
          <table:table-cell table:style-name="ce51" office:value-type="float" office:value="27" calcext:value-type="float">
            <text:p>27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FPZ498XTGKQ7YYMPW3X7J3DD9F45Y8E0BP57NG</text:p>
          </table:table-cell>
          <table:table-cell table:style-name="ce51" office:value-type="float" office:value="304" calcext:value-type="float">
            <text:p>304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94" calcext:value-type="float">
            <text:p>594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6KVHBCAJ4T71K9BSMBCFDPEDPNXSGDXRJ47472</text:p>
          </table:table-cell>
          <table:table-cell table:style-name="ce51" office:value-type="float" office:value="114" calcext:value-type="float">
            <text:p>114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97C68FX8XEKB7HB98EFT9PBSBTS06JCY4XMSQ</text:p>
          </table:table-cell>
          <table:table-cell table:style-name="ce51" office:value-type="float" office:value="113" calcext:value-type="float">
            <text:p>113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3GE47QTMMVBT6DH0XFBXYS1AJHSSAQMYSB4J8</text:p>
          </table:table-cell>
          <table:table-cell table:style-name="ce51" office:value-type="float" office:value="441" calcext:value-type="float">
            <text:p>441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912" calcext:value-type="float">
            <text:p>912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1335027" calcext:value-type="float">
            <text:p>1,335,027</text:p>
          </table:table-cell>
          <table:table-cell table:style-name="ce47" office:value-type="float" office:value="149.559674" calcext:value-type="float">
            <text:p>15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MR0WGR46ZJEFH0YKKY55Q6X9EA1RPET57XF7VV</text:p>
          </table:table-cell>
          <table:table-cell table:style-name="ce51" office:value-type="float" office:value="151" calcext:value-type="float">
            <text:p>151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25" calcext:value-type="float">
            <text:p>22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Z972C3PC51KHXKB3SVVCNK8YJ8P7STYVREDYW</text:p>
          </table:table-cell>
          <table:table-cell table:style-name="ce51" office:value-type="float" office:value="226" calcext:value-type="float">
            <text:p>226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3" calcext:value-type="float">
            <text:p>43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JM1HBTEBATE17NETKE0SAG7YW2DBHGWHXHRCC9</text:p>
          </table:table-cell>
          <table:table-cell table:style-name="ce51" office:value-type="float" office:value="232" calcext:value-type="float">
            <text:p>232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250000" calcext:value-type="float">
            <text:p>2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9RW3R798D2E4EN4WH1RJNCYNZNCFCPJQN1YBW</text:p>
          </table:table-cell>
          <table:table-cell table:style-name="ce51" office:value-type="float" office:value="272" calcext:value-type="float">
            <text:p>27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515" calcext:value-type="float">
            <text:p>515</text:p>
          </table:table-cell>
          <table:table-cell table:style-name="ce47" office:value-type="float" office:value="300000" calcext:value-type="float">
            <text:p>300,000</text:p>
          </table:table-cell>
          <table:table-cell table:style-name="ce47" office:value-type="float" office:value="5550000" calcext:value-type="float">
            <text:p>5,550,000</text:p>
          </table:table-cell>
          <table:table-cell table:style-name="ce47" office:value-type="float" office:value="4150000" calcext:value-type="float">
            <text:p>4,1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DTYPY70YDDSCDC71GTZR5ZA2FB50SN89HWJMXT</text:p>
          </table:table-cell>
          <table:table-cell table:style-name="ce51" office:value-type="float" office:value="321" calcext:value-type="float">
            <text:p>321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150000" calcext:value-type="float">
            <text:p>150,000</text:p>
          </table:table-cell>
          <table:table-cell table:number-columns-repeated="2" table:style-name="ce47" office:value-type="float" office:value="441572" calcext:value-type="float">
            <text:p>441,5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AJ28GP1Q3E40QD8K3WA7JR315794Y29YWKAP1</text:p>
          </table:table-cell>
          <table:table-cell table:style-name="ce51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700000" calcext:value-type="float">
            <text:p>7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49Q8VW5ZZQJMBJDPGJDV2D5S6ZB0N7AXQH6N1M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1TD2NWSK59Z650DA5W86BKPJF7P0F6FR3ACMTR</text:p>
          </table:table-cell>
          <table:table-cell table:style-name="ce51" office:value-type="float" office:value="24" calcext:value-type="float">
            <text:p>24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AGB5W1T48XBBM7P9BZ6P8BM3WE36M1Y98ANF6F</text:p>
          </table:table-cell>
          <table:table-cell table:style-name="ce51" office:value-type="float" office:value="117" calcext:value-type="float">
            <text:p>117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XFHDHHFMHBBZVNHDEFGGX9MWQH94KTGMQFJWB</text:p>
          </table:table-cell>
          <table:table-cell table:style-name="ce51" office:value-type="float" office:value="115" calcext:value-type="float">
            <text:p>115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Q6XKFC339Z3KY8EFKWEJQAM5AFF5R2XAWTX89W</text:p>
          </table:table-cell>
          <table:table-cell table:style-name="ce51" office:value-type="float" office:value="410" calcext:value-type="float">
            <text:p>410</text:p>
          </table:table-cell>
          <table:table-cell table:number-columns-repeated="2" table:style-name="ce47" office:value-type="float" office:value="24" calcext:value-type="float">
            <text:p>2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60678" calcext:value-type="float">
            <text:p>560,678</text:p>
          </table:table-cell>
          <table:table-cell table:style-name="ce47" office:value-type="float" office:value="280339" calcext:value-type="float">
            <text:p>280,339</text:p>
          </table:table-cell>
          <table:table-cell table:style-name="ce47" office:value-type="float" office:value="40.135013" calcext:value-type="float">
            <text:p>4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ZD3EE1M7YMH3RCKNQE1CGPA4VDTGMDCT2QWGQN</text:p>
          </table:table-cell>
          <table:table-cell table:style-name="ce51" office:value-type="float" office:value="188" calcext:value-type="float">
            <text:p>18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7DR6RT5P31943C87EK8JJ3GE8YQJ4G71CTXRTR</text:p>
          </table:table-cell>
          <table:table-cell table:style-name="ce51" office:value-type="float" office:value="266" calcext:value-type="float">
            <text:p>266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0" calcext:value-type="float">
            <text:p>15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063V2DDBGADMEZ252W01YD487Z8FK4DB4D4J9</text:p>
          </table:table-cell>
          <table:table-cell table:style-name="ce51" office:value-type="float" office:value="523" calcext:value-type="float">
            <text:p>523</text:p>
          </table:table-cell>
          <table:table-cell table:number-columns-repeated="2" table:style-name="ce47" office:value-type="float" office:value="15" calcext:value-type="float">
            <text:p>1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KT2CYP1QG72RDQY64SJKQVNE3X33AAXMJCPZY</text:p>
          </table:table-cell>
          <table:table-cell table:style-name="ce51" office:value-type="float" office:value="497" calcext:value-type="float">
            <text:p>49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65.9" calcext:value-type="float">
            <text:p>266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2YMFBE5CN1KGCHQDGZ06FF7B3HYFVN92P6Y5X9</text:p>
          </table:table-cell>
          <table:table-cell table:style-name="ce51" office:value-type="float" office:value="454" calcext:value-type="float">
            <text:p>45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96" calcext:value-type="float">
            <text:p>396</text:p>
          </table:table-cell>
          <table:table-cell table:number-columns-repeated="3" table:style-name="ce47" office:value-type="float" office:value="150000" calcext:value-type="float">
            <text:p>1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9VTWH6BZHQ20N6THCFKFWNSQ82B3XHX4F82RTN</text:p>
          </table:table-cell>
          <table:table-cell table:style-name="ce51" office:value-type="float" office:value="224" calcext:value-type="float">
            <text:p>22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2" table:style-name="ce47" office:value-type="float" office:value="50000" calcext:value-type="float">
            <text:p>5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ZVZBJ2ZGWWERDSZ2Z6D404HJ6VHRA0YF6G6XZD</text:p>
          </table:table-cell>
          <table:table-cell table:style-name="ce51" office:value-type="float" office:value="129" calcext:value-type="float">
            <text:p>12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100000" calcext:value-type="float">
            <text:p>100,000</text:p>
          </table:table-cell>
          <table:table-cell table:style-name="ce47" office:value-type="float" office:value="900000" calcext:value-type="float">
            <text:p>900,000</text:p>
          </table:table-cell>
          <table:table-cell table:style-name="ce47" office:value-type="float" office:value="450000" calcext:value-type="float">
            <text:p>450,000</text:p>
          </table:table-cell>
          <table:table-cell table:style-name="ce47" office:value-type="float" office:value="115.037039" calcext:value-type="float">
            <text:p>11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179QV23KM5J4C3CQXJPYMQ0JCY9YXGSE9QHH5D</text:p>
          </table:table-cell>
          <table:table-cell table:style-name="ce51" office:value-type="float" office:value="278" calcext:value-type="float">
            <text:p>278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0000" calcext:value-type="float">
            <text:p>480,000</text:p>
          </table:table-cell>
          <table:table-cell table:style-name="ce47" office:value-type="float" office:value="68.719679" calcext:value-type="float">
            <text:p>6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EY3X4JW1PWBEQP9FYX909GM64SN3Q4SR4KWA8</text:p>
          </table:table-cell>
          <table:table-cell table:style-name="ce51" office:value-type="float" office:value="343" calcext:value-type="float">
            <text:p>34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QTJ8WPPWGH10N1ADRM69Z905H7QCS35X0T2A1Y</text:p>
          </table:table-cell>
          <table:table-cell table:style-name="ce51" office:value-type="float" office:value="94" calcext:value-type="float">
            <text:p>9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23AJE2FEJN3R9ZPCS1QZEGRZQ86A4810H9HSQ</text:p>
          </table:table-cell>
          <table:table-cell table:style-name="ce51" office:value-type="float" office:value="201" calcext:value-type="float">
            <text:p>20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3RX0SYK0DV604C0AC6WMR42344J3DJP91TJ1R</text:p>
          </table:table-cell>
          <table:table-cell table:style-name="ce51" office:value-type="float" office:value="431" calcext:value-type="float">
            <text:p>43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44000" calcext:value-type="float">
            <text:p>1,244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MSVS98XCX87NS59R38V70THGWQ21CG8M2FMAM</text:p>
          </table:table-cell>
          <table:table-cell table:style-name="ce51" office:value-type="float" office:value="503" calcext:value-type="float">
            <text:p>50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65.99993" calcext:value-type="float">
            <text:p>6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08941" calcext:value-type="float">
            <text:p>308,941</text:p>
          </table:table-cell>
          <table:table-cell table:style-name="ce47" office:value-type="float" office:value="308936" calcext:value-type="float">
            <text:p>308,9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SE79X5G1Q5X5K50NWCS298W0X7CF9RQQC3S35N</text:p>
          </table:table-cell>
          <table:table-cell table:style-name="ce51" office:value-type="float" office:value="520" calcext:value-type="float">
            <text:p>52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83KG17KJZZXPDZQDTRQKQRGHNFZN410R9P02E</text:p>
          </table:table-cell>
          <table:table-cell table:style-name="ce51" office:value-type="float" office:value="35" calcext:value-type="float">
            <text:p>35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6000" calcext:value-type="float">
            <text:p>46,000</text:p>
          </table:table-cell>
          <table:table-cell table:style-name="ce47" office:value-type="float" office:value="45000" calcext:value-type="float">
            <text:p>4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728WFVK74FQXC0BD48QD6BNW5A3MJ8HB5YADR</text:p>
          </table:table-cell>
          <table:table-cell table:style-name="ce51" office:value-type="float" office:value="383" calcext:value-type="float">
            <text:p>383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8Q6PWABP07JW1HV76E2S04DBEBAJCSDBH9P8QP</text:p>
          </table:table-cell>
          <table:table-cell table:style-name="ce51" office:value-type="float" office:value="101" calcext:value-type="float">
            <text:p>101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HSFTNTARNXD6Y0X6A3BYFS9D072Z2VAJND5GZQ</text:p>
          </table:table-cell>
          <table:table-cell table:style-name="ce51" office:value-type="float" office:value="156" calcext:value-type="float">
            <text:p>15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2" table:style-name="ce47" office:value-type="float" office:value="2050000" calcext:value-type="float">
            <text:p>2,050,000</text:p>
          </table:table-cell>
          <table:table-cell table:style-name="ce47" office:value-type="float" office:value="260.232801" calcext:value-type="float">
            <text:p>26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Q9ANF6267QF6YQXZ88X7SQF2HE7A1K30VP0D1J</text:p>
          </table:table-cell>
          <table:table-cell table:style-name="ce51" office:value-type="float" office:value="401" calcext:value-type="float">
            <text:p>40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50000" calcext:value-type="float">
            <text:p>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EBD82Z6B9QQJS656Q05BEZE52EWTK792TP452</text:p>
          </table:table-cell>
          <table:table-cell table:style-name="ce51" office:value-type="float" office:value="348" calcext:value-type="float">
            <text:p>34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150000" calcext:value-type="float">
            <text:p>1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TRH0K3TB0V6GHXR6DANNTW9EX6EGMHGWSCDEP</text:p>
          </table:table-cell>
          <table:table-cell table:style-name="ce51" office:value-type="float" office:value="336" calcext:value-type="float">
            <text:p>33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50000" calcext:value-type="float">
            <text:p>50,000</text:p>
          </table:table-cell>
          <table:table-cell table:style-name="ce47" office:value-type="float" office:value="40000" calcext:value-type="float">
            <text:p>40,000</text:p>
          </table:table-cell>
          <table:table-cell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56JJ54Q0YB2Q7EN3ZPV7DAY8E2NAS9P8E2WZ0</text:p>
          </table:table-cell>
          <table:table-cell table:style-name="ce51" office:value-type="float" office:value="294" calcext:value-type="float">
            <text:p>29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48" calcext:value-type="float">
            <text:p>48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JZKAABF5FCTEDPGTXEV4JFDD79CN3WKD95GMQ</text:p>
          </table:table-cell>
          <table:table-cell table:style-name="ce51" office:value-type="float" office:value="470" calcext:value-type="float">
            <text:p>47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0" calcext:value-type="float">
            <text:p>30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KNMV40D2B25D28HYH4XCM5ECQY5WB2PCSV9JC</text:p>
          </table:table-cell>
          <table:table-cell table:style-name="ce51" office:value-type="float" office:value="300" calcext:value-type="float">
            <text:p>30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P441BEZZMK3EBC88VFNEDPXGKHX7SXQAWE93Y9</text:p>
          </table:table-cell>
          <table:table-cell table:style-name="ce51" office:value-type="float" office:value="63" calcext:value-type="float">
            <text:p>6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NZD5JZTN7BBBR6T76HAW8Z25DMPAKJHNMQ1B1</text:p>
          </table:table-cell>
          <table:table-cell table:style-name="ce51" office:value-type="float" office:value="144" calcext:value-type="float">
            <text:p>14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5" calcext:value-type="float">
            <text:p>5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0KKJKD72R3FY29DG5E1VMJZQRQ0M2GP4KPA1F</text:p>
          </table:table-cell>
          <table:table-cell table:style-name="ce51" office:value-type="float" office:value="562" calcext:value-type="float">
            <text:p>56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F5C5JACNBA93C5RJ8510CGH485CC66X08X4T7J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24000" calcext:value-type="float">
            <text:p>224,000</text:p>
          </table:table-cell>
          <table:table-cell table:style-name="ce47" office:value-type="float" office:value="136000" calcext:value-type="float">
            <text:p>136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6GSEC1W1P101YMCJG2S9P2J2VHQ8Q384H7VK0V</text:p>
          </table:table-cell>
          <table:table-cell table:style-name="ce51" office:value-type="float" office:value="47" calcext:value-type="float">
            <text:p>4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0000" calcext:value-type="float">
            <text:p>16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BHRM69D9ERMT59TA7SPSR5G42N0Z9XG6ZHFHG7</text:p>
          </table:table-cell>
          <table:table-cell table:style-name="ce51" office:value-type="float" office:value="439" calcext:value-type="float">
            <text:p>4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21034311" calcext:value-type="float">
            <text:p>1,121,034,311</text:p>
          </table:table-cell>
          <table:table-cell table:style-name="ce47" office:value-type="float" office:value="111708.41185" calcext:value-type="float">
            <text:p>111,70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QMJW42CSCFFFQZDYAA36FFRZF3WCSWA4VR1RK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4028710" calcext:value-type="float">
            <text:p>114,028,710</text:p>
          </table:table-cell>
          <table:table-cell table:style-name="ce47" office:value-type="float" office:value="50407.832241" calcext:value-type="float">
            <text:p>50,40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BXNXWBRF60TGR7SSRBQ7HPD7FEQ6BTD1AZZ4D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433051" calcext:value-type="float">
            <text:p>100,433,051</text:p>
          </table:table-cell>
          <table:table-cell table:style-name="ce47" office:value-type="float" office:value="44397.699371" calcext:value-type="float">
            <text:p>44,39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NBQJ2KCEMP0MY1AQZS1X9BX6E9PF3VWSBX0PBR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575000" calcext:value-type="float">
            <text:p>108,575,000</text:p>
          </table:table-cell>
          <table:table-cell table:style-name="ce47" office:value-type="float" office:value="43363.979432" calcext:value-type="float">
            <text:p>43,36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06MK1XP52KTHJB96D04JSBW2NQCA42FFMQZXZ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800000" calcext:value-type="float">
            <text:p>88,800,000</text:p>
          </table:table-cell>
          <table:table-cell table:style-name="ce47" office:value-type="float" office:value="39255.162169" calcext:value-type="float">
            <text:p>39,25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4VX529NN4XTFCR7WJ2VXB4GNGR2R7KHSN29RSK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1000000" calcext:value-type="float">
            <text:p>61,000,000</text:p>
          </table:table-cell>
          <table:table-cell table:style-name="ce47" office:value-type="float" office:value="24362.908085" calcext:value-type="float">
            <text:p>24,36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H04KV9KQ4FR3P68JRXY2T59832B9DHHV0JHW9</text:p>
          </table:table-cell>
          <table:table-cell table:style-name="ce51" office:value-type="float" office:value="440" calcext:value-type="float">
            <text:p>4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74194586" calcext:value-type="float">
            <text:p>674,194,586</text:p>
          </table:table-cell>
          <table:table-cell table:style-name="ce47" office:value-type="float" office:value="154527105" calcext:value-type="float">
            <text:p>154,527,105</text:p>
          </table:table-cell>
          <table:table-cell table:style-name="ce47" office:value-type="float" office:value="23251.300098" calcext:value-type="float">
            <text:p>23,25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ZC3EFEVB8CY8CTTGS7G0YV4YJR79CF6AD2PDXR</text:p>
          </table:table-cell>
          <table:table-cell table:style-name="ce51" office:value-type="float" office:value="194" calcext:value-type="float">
            <text:p>1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00" calcext:value-type="float">
            <text:p>20,000,000</text:p>
          </table:table-cell>
          <table:table-cell table:style-name="ce47" office:value-type="float" office:value="6238.924727" calcext:value-type="float">
            <text:p>6,23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QKF5RHC8QY37CGDSGQ3GS7JHX7DQZJCJCKSE61</text:p>
          </table:table-cell>
          <table:table-cell table:style-name="ce51" office:value-type="float" office:value="31" calcext:value-type="float">
            <text:p>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735000" calcext:value-type="float">
            <text:p>10,735,000</text:p>
          </table:table-cell>
          <table:table-cell table:style-name="ce47" office:value-type="float" office:value="4745.542406" calcext:value-type="float">
            <text:p>4,74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XM59SGN55QFP68NX4VXJS24P1ER5QGJ12HBXAX</text:p>
          </table:table-cell>
          <table:table-cell table:style-name="ce51" office:value-type="float" office:value="170" calcext:value-type="float">
            <text:p>1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430344" calcext:value-type="float">
            <text:p>12,430,344</text:p>
          </table:table-cell>
          <table:table-cell table:style-name="ce47" office:value-type="float" office:value="4264.116505" calcext:value-type="float">
            <text:p>4,26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FJJ2ECG2GZEZBC92Q0WNC67MB0X5KVRF1RZBZJ</text:p>
          </table:table-cell>
          <table:table-cell table:style-name="ce51" office:value-type="float" office:value="429" calcext:value-type="float">
            <text:p>4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7600000" calcext:value-type="float">
            <text:p>17,6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270.725954" calcext:value-type="float">
            <text:p>3,27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9QXM38XZX8744Z9DFWX1EG92ENF0NKPNMF24TH</text:p>
          </table:table-cell>
          <table:table-cell table:style-name="ce51" office:value-type="float" office:value="99" calcext:value-type="float">
            <text:p>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914377" calcext:value-type="float">
            <text:p>7,914,377</text:p>
          </table:table-cell>
          <table:table-cell table:style-name="ce47" office:value-type="float" office:value="2839.895696" calcext:value-type="float">
            <text:p>2,84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DHYFDG7NETAF9DXTRKA62ZJ8RGR2X69PP4764B</text:p>
          </table:table-cell>
          <table:table-cell table:style-name="ce51" office:value-type="float" office:value="325" calcext:value-type="float">
            <text:p>3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426100" calcext:value-type="float">
            <text:p>7,426,100</text:p>
          </table:table-cell>
          <table:table-cell table:style-name="ce47" office:value-type="float" office:value="2279.047939" calcext:value-type="float">
            <text:p>2,27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G01K04TVDFY635HSTHNWNQSEWSR5CZF12KAXG4</text:p>
          </table:table-cell>
          <table:table-cell table:style-name="ce51" office:value-type="float" office:value="339" calcext:value-type="float">
            <text:p>3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209125" calcext:value-type="float">
            <text:p>20,209,125</text:p>
          </table:table-cell>
          <table:table-cell table:style-name="ce47" office:value-type="float" office:value="1754.454663" calcext:value-type="float">
            <text:p>1,75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8DYBHD10DGX1AQWM5PCHW6NYMTAZWHHN5YE25</text:p>
          </table:table-cell>
          <table:table-cell table:style-name="ce51" office:value-type="float" office:value="207" calcext:value-type="float">
            <text:p>2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212544" calcext:value-type="float">
            <text:p>5,212,544</text:p>
          </table:table-cell>
          <table:table-cell table:style-name="ce47" office:value-type="float" office:value="1626.033482" calcext:value-type="float">
            <text:p>1,62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6K0M8D7MAFQ7RTRH31NDZXXFTA85Y8VGYQTHBR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50000" calcext:value-type="float">
            <text:p>4,250,000</text:p>
          </table:table-cell>
          <table:table-cell table:style-name="ce47" office:value-type="float" office:value="1325.771503" calcext:value-type="float">
            <text:p>1,32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7GPX21KM04G4D77SG55PDMKSPQX8E1DYGZB0Y</text:p>
          </table:table-cell>
          <table:table-cell table:style-name="ce51" office:value-type="float" office:value="319" calcext:value-type="float">
            <text:p>3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000000" calcext:value-type="float">
            <text:p>4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47.784943" calcext:value-type="float">
            <text:p>1,24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HGEFBJH44HM82K6PNKZCXMK766A1JQJTYZCQP9</text:p>
          </table:table-cell>
          <table:table-cell table:style-name="ce51" office:value-type="float" office:value="215" calcext:value-type="float">
            <text:p>2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271594" calcext:value-type="float">
            <text:p>11,271,594</text:p>
          </table:table-cell>
          <table:table-cell table:style-name="ce47" office:value-type="float" office:value="4011222" calcext:value-type="float">
            <text:p>4,011,222</text:p>
          </table:table-cell>
          <table:table-cell table:style-name="ce47" office:value-type="float" office:value="1187.009448" calcext:value-type="float">
            <text:p>1,18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JV1207J29CZR1YW8TCM9GVB1WR0BSQBTPXC963</text:p>
          </table:table-cell>
          <table:table-cell table:style-name="ce51" office:value-type="float" office:value="48" calcext:value-type="float">
            <text:p>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28994" calcext:value-type="float">
            <text:p>3,228,994</text:p>
          </table:table-cell>
          <table:table-cell table:style-name="ce47" office:value-type="float" office:value="1071.686319" calcext:value-type="float">
            <text:p>1,07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F4K0B9M86P5JKX8444369BYQ0YHCA1X8R9QYC8</text:p>
          </table:table-cell>
          <table:table-cell table:style-name="ce51" office:value-type="float" office:value="74" calcext:value-type="float">
            <text:p>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98266" calcext:value-type="float">
            <text:p>2,398,266</text:p>
          </table:table-cell>
          <table:table-cell table:style-name="ce47" office:value-type="float" office:value="1060.183789" calcext:value-type="float">
            <text:p>1,06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G03SMAV8Q8JTDHF9F32Y7B3523ZJYM0Q3MK3Y</text:p>
          </table:table-cell>
          <table:table-cell table:style-name="ce51" office:value-type="float" office:value="220" calcext:value-type="float">
            <text:p>2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81261" calcext:value-type="float">
            <text:p>2,781,261</text:p>
          </table:table-cell>
          <table:table-cell table:style-name="ce47" office:value-type="float" office:value="867.603899" calcext:value-type="float">
            <text:p>86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MPGSAE19QJ21WK5G578HVBRHBQ15M20XFXES</text:p>
          </table:table-cell>
          <table:table-cell table:style-name="ce51" office:value-type="float" office:value="236" calcext:value-type="float">
            <text:p>2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79738" calcext:value-type="float">
            <text:p>5,679,738</text:p>
          </table:table-cell>
          <table:table-cell table:style-name="ce47" office:value-type="float" office:value="716.269114" calcext:value-type="float">
            <text:p>71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8KYD8TQC1QHTZ7T0B84AK5NYPFS4SH8WZMZ5A4</text:p>
          </table:table-cell>
          <table:table-cell table:style-name="ce51" office:value-type="float" office:value="108" calcext:value-type="float">
            <text:p>1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0" calcext:value-type="float">
            <text:p>1,500,000</text:p>
          </table:table-cell>
          <table:table-cell table:style-name="ce47" office:value-type="float" office:value="663.093953" calcext:value-type="float">
            <text:p>66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N944TZY06602036V2MQM1WEDX9JPMPN521TEE</text:p>
          </table:table-cell>
          <table:table-cell table:style-name="ce51" office:value-type="float" office:value="427" calcext:value-type="float">
            <text:p>4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99999" calcext:value-type="float">
            <text:p>3,399,999</text:p>
          </table:table-cell>
          <table:table-cell table:style-name="ce47" office:value-type="float" office:value="631.844599999999" calcext:value-type="float">
            <text:p>63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HK0Z53Y4K300KPJ9A6SNCG5KKGBNQGANATJ3F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73310" calcext:value-type="float">
            <text:p>1,373,310</text:p>
          </table:table-cell>
          <table:table-cell table:style-name="ce47" office:value-type="float" office:value="607.089038" calcext:value-type="float">
            <text:p>60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GGDWH3QHWZ4PBQS332MT5C9V9ZER8W9FFKVHQA</text:p>
          </table:table-cell>
          <table:table-cell table:style-name="ce51" office:value-type="float" office:value="71" calcext:value-type="float">
            <text:p>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96980" calcext:value-type="float">
            <text:p>1,296,980</text:p>
          </table:table-cell>
          <table:table-cell table:style-name="ce47" office:value-type="float" office:value="546.801391" calcext:value-type="float">
            <text:p>54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62CK3VPG6PDF4S96TTXFBVV9Y9Z75F51A6G83N</text:p>
          </table:table-cell>
          <table:table-cell table:style-name="ce51" office:value-type="float" office:value="155" calcext:value-type="float">
            <text:p>1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97000" calcext:value-type="float">
            <text:p>2,097,000</text:p>
          </table:table-cell>
          <table:table-cell table:style-name="ce47" office:value-type="float" office:value="535.983152999999" calcext:value-type="float">
            <text:p>53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EEF9VHJ1182DS3E9FNVG5598V512RJR9QJTPHP</text:p>
          </table:table-cell>
          <table:table-cell table:style-name="ce51" office:value-type="float" office:value="159" calcext:value-type="float">
            <text:p>1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34241" calcext:value-type="float">
            <text:p>3,134,241</text:p>
          </table:table-cell>
          <table:table-cell table:style-name="ce47" office:value-type="float" office:value="515.753088" calcext:value-type="float">
            <text:p>51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MT9KM3H9AM79EW0ER6SQTWJB2HDB3CY6GPKH8V</text:p>
          </table:table-cell>
          <table:table-cell table:style-name="ce51" office:value-type="float" office:value="210" calcext:value-type="float">
            <text:p>2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08310" calcext:value-type="float">
            <text:p>1,908,310</text:p>
          </table:table-cell>
          <table:table-cell table:style-name="ce47" office:value-type="float" office:value="508.331109999999" calcext:value-type="float">
            <text:p>50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XYQ2AF41TJZ69J3MV8ZEVRNBWHTD93PH2YGEC</text:p>
          </table:table-cell>
          <table:table-cell table:style-name="ce51" office:value-type="float" office:value="209" calcext:value-type="float">
            <text:p>2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30126" calcext:value-type="float">
            <text:p>1,730,126</text:p>
          </table:table-cell>
          <table:table-cell table:style-name="ce47" office:value-type="float" office:value="446.871091" calcext:value-type="float">
            <text:p>44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S54QW0VWYNRPCJG06G9SBSX7ZD4SC6R98GR4B</text:p>
          </table:table-cell>
          <table:table-cell table:style-name="ce51" office:value-type="float" office:value="72" calcext:value-type="float">
            <text:p>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450058.53651" calcext:value-type="float">
            <text:p>7,450,059</text:p>
          </table:table-cell>
          <table:table-cell table:style-name="ce47" office:value-type="float" office:value="446.679466" calcext:value-type="float">
            <text:p>44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0QZBHD8QZKS9NGV9FQ76KQ6AD98SGQKXYQ2ZPG</text:p>
          </table:table-cell>
          <table:table-cell table:style-name="ce51" office:value-type="float" office:value="256" calcext:value-type="float">
            <text:p>2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0" calcext:value-type="float">
            <text:p>1,500,000</text:p>
          </table:table-cell>
          <table:table-cell table:style-name="ce47" office:value-type="float" office:value="403.913302" calcext:value-type="float">
            <text:p>40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RWVYPRJAJY35179GS0JNXXX2K9K380J7F563N0</text:p>
          </table:table-cell>
          <table:table-cell table:style-name="ce51" office:value-type="float" office:value="346" calcext:value-type="float">
            <text:p>3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57810" calcext:value-type="float">
            <text:p>2,057,810</text:p>
          </table:table-cell>
          <table:table-cell table:style-name="ce47" office:value-type="float" office:value="382.416621999999" calcext:value-type="float">
            <text:p>38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CZ0CDR5EH8XYYXQ9H6P5G43N6YYCYYYX0BTMJ</text:p>
          </table:table-cell>
          <table:table-cell table:style-name="ce51" office:value-type="float" office:value="154" calcext:value-type="float">
            <text:p>1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253631" calcext:value-type="float">
            <text:p>13,253,631</text:p>
          </table:table-cell>
          <table:table-cell table:style-name="ce47" office:value-type="float" office:value="3500001" calcext:value-type="float">
            <text:p>3,500,001</text:p>
          </table:table-cell>
          <table:table-cell table:style-name="ce47" office:value-type="float" office:value="352.398414" calcext:value-type="float">
            <text:p>35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68XV8PN0QKMEV6Q0EVY67TM28ZT09EHE3TSR4Q</text:p>
          </table:table-cell>
          <table:table-cell table:style-name="ce51" office:value-type="float" office:value="286" calcext:value-type="float">
            <text:p>2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98000" calcext:value-type="float">
            <text:p>1,098,000</text:p>
          </table:table-cell>
          <table:table-cell table:style-name="ce47" office:value-type="float" office:value="342.516965" calcext:value-type="float">
            <text:p>34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85SM64XFAC89A58TBVC7QNCES9B6KT5579HQF0</text:p>
          </table:table-cell>
          <table:table-cell table:style-name="ce51" office:value-type="float" office:value="67" calcext:value-type="float">
            <text:p>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0" calcext:value-type="float">
            <text:p>800,000</text:p>
          </table:table-cell>
          <table:table-cell table:style-name="ce47" office:value-type="float" office:value="319.513547" calcext:value-type="float">
            <text:p>32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SK1TF7MCKM24N27C56RPMD34CP72Y0XJHBN70Q</text:p>
          </table:table-cell>
          <table:table-cell table:style-name="ce51" office:value-type="float" office:value="186" calcext:value-type="float">
            <text:p>1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0000" calcext:value-type="float">
            <text:p>1,010,000</text:p>
          </table:table-cell>
          <table:table-cell table:style-name="ce47" office:value-type="float" office:value="315.065696" calcext:value-type="float">
            <text:p>31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N1MV1HR1ECZYYQENGWFS57QEF0PCR2B05EJFD</text:p>
          </table:table-cell>
          <table:table-cell table:style-name="ce51" office:value-type="float" office:value="165" calcext:value-type="float">
            <text:p>1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0218" calcext:value-type="float">
            <text:p>760,218</text:p>
          </table:table-cell>
          <table:table-cell table:style-name="ce47" office:value-type="float" office:value="307.018698" calcext:value-type="float">
            <text:p>30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4B3KR2PYA980C4DFACT6K4MG6Z0DPT6X4CWH7</text:p>
          </table:table-cell>
          <table:table-cell table:style-name="ce51" office:value-type="float" office:value="173" calcext:value-type="float">
            <text:p>1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17009" calcext:value-type="float">
            <text:p>2,417,009</text:p>
          </table:table-cell>
          <table:table-cell table:style-name="ce47" office:value-type="float" office:value="304.807879" calcext:value-type="float">
            <text:p>30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B6QWYFHZK0V7HNQGPK2HPBAQG0QST173HB3XT1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77519" calcext:value-type="float">
            <text:p>877,519</text:p>
          </table:table-cell>
          <table:table-cell table:style-name="ce47" office:value-type="float" office:value="297.286422999999" calcext:value-type="float">
            <text:p>29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BVA2H9VF0CG0Q1X9FMCX73JKN8EMDCBTZ0KA7X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000000" calcext:value-type="float">
            <text:p>5,000,000</text:p>
          </table:table-cell>
          <table:table-cell table:style-name="ce47" office:value-type="float" office:value="2600000" calcext:value-type="float">
            <text:p>2,600,000</text:p>
          </table:table-cell>
          <table:table-cell table:style-name="ce47" office:value-type="float" office:value="295.170911" calcext:value-type="float">
            <text:p>29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6RNTSP1TRMNXG17DHN7S2EVQ4AVDK9Y38MK88</text:p>
          </table:table-cell>
          <table:table-cell table:style-name="ce51" office:value-type="float" office:value="125" calcext:value-type="float">
            <text:p>1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5419" calcext:value-type="float">
            <text:p>1,085,419</text:p>
          </table:table-cell>
          <table:table-cell table:style-name="ce47" office:value-type="float" office:value="283.612718999999" calcext:value-type="float">
            <text:p>28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4E544B2FY8BSKTV5V7W8NCRYX2B7NXRQ7B7NJ9</text:p>
          </table:table-cell>
          <table:table-cell table:style-name="ce51" office:value-type="float" office:value="445" calcext:value-type="float">
            <text:p>4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15653" calcext:value-type="float">
            <text:p>1,515,653</text:p>
          </table:table-cell>
          <table:table-cell table:style-name="ce47" office:value-type="float" office:value="281.663953" calcext:value-type="float">
            <text:p>28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X9696B2ZKFMBHEJF1RBWMYDQ2YGXDA11GFYTE5</text:p>
          </table:table-cell>
          <table:table-cell table:style-name="ce51" office:value-type="float" office:value="222" calcext:value-type="float">
            <text:p>2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00514" calcext:value-type="float">
            <text:p>900,514</text:p>
          </table:table-cell>
          <table:table-cell table:style-name="ce47" office:value-type="float" office:value="280.911951" calcext:value-type="float">
            <text:p>28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9XMB07QV4KN4PB6X3KHNQKWARB0F9AXY6K41E0</text:p>
          </table:table-cell>
          <table:table-cell table:style-name="ce51" office:value-type="float" office:value="418" calcext:value-type="float">
            <text:p>4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5580" calcext:value-type="float">
            <text:p>1,505,580</text:p>
          </table:table-cell>
          <table:table-cell table:style-name="ce47" office:value-type="float" office:value="279.79202" calcext:value-type="float">
            <text:p>28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J5W1FN3P80XV1YK14BKC6A912WWFGJSW9M92HA</text:p>
          </table:table-cell>
          <table:table-cell table:style-name="ce51" office:value-type="float" office:value="79" calcext:value-type="float">
            <text:p>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00000" calcext:value-type="float">
            <text:p>2,200,000</text:p>
          </table:table-cell>
          <table:table-cell table:style-name="ce47" office:value-type="float" office:value="277.440975" calcext:value-type="float">
            <text:p>27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MEFW7VH796ZQAH1JMAJT4WC4VPEZZFB6W5CAD</text:p>
          </table:table-cell>
          <table:table-cell table:style-name="ce51" office:value-type="float" office:value="409" calcext:value-type="float">
            <text:p>4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98609" calcext:value-type="float">
            <text:p>1,898,609</text:p>
          </table:table-cell>
          <table:table-cell table:style-name="ce47" office:value-type="float" office:value="271.816257" calcext:value-type="float">
            <text:p>27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HXT635AVD4MWFGNYEC79YG4TXS5QJE9NTB3T2A</text:p>
          </table:table-cell>
          <table:table-cell table:style-name="ce51" office:value-type="float" office:value="493" calcext:value-type="float">
            <text:p>4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49255" calcext:value-type="float">
            <text:p>2,649,255</text:p>
          </table:table-cell>
          <table:table-cell table:style-name="ce47" office:value-type="float" office:value="262.333807" calcext:value-type="float">
            <text:p>26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RS0YJZ2QH5VYXQ91X06B9QYR90BNGJETWP0V69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53241" calcext:value-type="float">
            <text:p>1,353,241</text:p>
          </table:table-cell>
          <table:table-cell table:style-name="ce47" office:value-type="float" office:value="251.481843" calcext:value-type="float">
            <text:p>25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MA9MYBVWRF1H7SD20DVCQ7WRD6M3D4X2FESBV</text:p>
          </table:table-cell>
          <table:table-cell table:style-name="ce51" office:value-type="float" office:value="403" calcext:value-type="float">
            <text:p>4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38690" calcext:value-type="float">
            <text:p>1,738,690</text:p>
          </table:table-cell>
          <table:table-cell table:style-name="ce47" office:value-type="float" office:value="248.921293" calcext:value-type="float">
            <text:p>24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91N2Y2TE5M937FE3R6DE0HGWD85SGCV50T95A</text:p>
          </table:table-cell>
          <table:table-cell table:style-name="ce51" office:value-type="float" office:value="438" calcext:value-type="float">
            <text:p>4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50000" calcext:value-type="float">
            <text:p>1,250,000</text:p>
          </table:table-cell>
          <table:table-cell table:style-name="ce47" office:value-type="float" office:value="232.295876" calcext:value-type="float">
            <text:p>23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GRB51J5R1GH7CRRKPYYW68Y4MM68R41NP8C4E7</text:p>
          </table:table-cell>
          <table:table-cell table:style-name="ce51" office:value-type="float" office:value="310" calcext:value-type="float">
            <text:p>3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634150" calcext:value-type="float">
            <text:p>3,634,150</text:p>
          </table:table-cell>
          <table:table-cell table:style-name="ce47" office:value-type="float" office:value="1817075" calcext:value-type="float">
            <text:p>1,817,075</text:p>
          </table:table-cell>
          <table:table-cell table:style-name="ce47" office:value-type="float" office:value="229.150482" calcext:value-type="float">
            <text:p>22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P53SWHSWPDBZ3P5DHGXWJCK16RG3FZKPQ308JX</text:p>
          </table:table-cell>
          <table:table-cell table:style-name="ce51" office:value-type="float" office:value="374" calcext:value-type="float">
            <text:p>3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9731" calcext:value-type="float">
            <text:p>1,789,731</text:p>
          </table:table-cell>
          <table:table-cell table:style-name="ce47" office:value-type="float" office:value="227.584663" calcext:value-type="float">
            <text:p>22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XKHXQFEQXZ8ZFKSRG7J393YE73ZN89THVGC9C2</text:p>
          </table:table-cell>
          <table:table-cell table:style-name="ce51" office:value-type="float" office:value="332" calcext:value-type="float">
            <text:p>3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16917" calcext:value-type="float">
            <text:p>1,216,917</text:p>
          </table:table-cell>
          <table:table-cell table:style-name="ce47" office:value-type="float" office:value="226.14784" calcext:value-type="float">
            <text:p>22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H8TX6ZB5RNJC4CHR1K65T2A63NRK17VK717B0</text:p>
          </table:table-cell>
          <table:table-cell table:style-name="ce51" office:value-type="float" office:value="341" calcext:value-type="float">
            <text:p>3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980020" calcext:value-type="float">
            <text:p>7,980,020</text:p>
          </table:table-cell>
          <table:table-cell table:style-name="ce47" office:value-type="float" office:value="3990010" calcext:value-type="float">
            <text:p>3,990,010</text:p>
          </table:table-cell>
          <table:table-cell table:style-name="ce47" office:value-type="float" office:value="224.84116" calcext:value-type="float">
            <text:p>22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FZ154ESZ8NB34RZ3RS147GD6DSEYNE8DQD0XDM</text:p>
          </table:table-cell>
          <table:table-cell table:style-name="ce51" office:value-type="float" office:value="106" calcext:value-type="float">
            <text:p>1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03212" calcext:value-type="float">
            <text:p>703,212</text:p>
          </table:table-cell>
          <table:table-cell table:style-name="ce47" office:value-type="float" office:value="219.246731" calcext:value-type="float">
            <text:p>21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M8XCTWD5RSXCXRFPJ30ZYVT81FZSE7YEKWSJHH</text:p>
          </table:table-cell>
          <table:table-cell table:style-name="ce51" office:value-type="float" office:value="320" calcext:value-type="float">
            <text:p>3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00000" calcext:value-type="float">
            <text:p>7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18.362363" calcext:value-type="float">
            <text:p>21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KMJA6XYAG6J5PT0JZQ9TDNRZQ38MHVG1CQ6A2E</text:p>
          </table:table-cell>
          <table:table-cell table:style-name="ce51" office:value-type="float" office:value="417" calcext:value-type="float">
            <text:p>4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66936" calcext:value-type="float">
            <text:p>2,466,936</text:p>
          </table:table-cell>
          <table:table-cell table:style-name="ce47" office:value-type="float" office:value="214.166984" calcext:value-type="float">
            <text:p>21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2VTBRY3M9X3HKZH1ST668METTXR452V29XF7QJ</text:p>
          </table:table-cell>
          <table:table-cell table:style-name="ce51" office:value-type="float" office:value="247" calcext:value-type="float">
            <text:p>2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85658" calcext:value-type="float">
            <text:p>685,65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13.888431" calcext:value-type="float">
            <text:p>21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QZ5T1DN61R5K9SJX5H3Y6BZYK1ZQJ8VTBA2KTH</text:p>
          </table:table-cell>
          <table:table-cell table:style-name="ce51" office:value-type="float" office:value="428" calcext:value-type="float">
            <text:p>4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09244" calcext:value-type="float">
            <text:p>1,109,244</text:p>
          </table:table-cell>
          <table:table-cell table:style-name="ce47" office:value-type="float" office:value="206.138246" calcext:value-type="float">
            <text:p>20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43DBW5TZXTD064PKWK3D90JYZQE16XRBE2ETKB</text:p>
          </table:table-cell>
          <table:table-cell table:style-name="ce51" office:value-type="float" office:value="206" calcext:value-type="float">
            <text:p>2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0000" calcext:value-type="float">
            <text:p>650,000</text:p>
          </table:table-cell>
          <table:table-cell table:style-name="ce47" office:value-type="float" office:value="202.765052" calcext:value-type="float">
            <text:p>20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QE8PT5PXRZQHTW7G9RSJMM3P3VEVJAWEQ6K9JM</text:p>
          </table:table-cell>
          <table:table-cell table:style-name="ce51" office:value-type="float" office:value="44" calcext:value-type="float">
            <text:p>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199.695967" calcext:value-type="float">
            <text:p>20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TKT08Y3NA1R6MYR4YVCQ36Q0EV0KK3Z2VH38G0</text:p>
          </table:table-cell>
          <table:table-cell table:style-name="ce51" office:value-type="float" office:value="116" calcext:value-type="float">
            <text:p>1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199.695967" calcext:value-type="float">
            <text:p>20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82CYQZSRPA664B16NVT1CP7FAE15B47PGJPT2C</text:p>
          </table:table-cell>
          <table:table-cell table:style-name="ce51" office:value-type="float" office:value="280" calcext:value-type="float">
            <text:p>2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29826" calcext:value-type="float">
            <text:p>729,826</text:p>
          </table:table-cell>
          <table:table-cell table:style-name="ce47" office:value-type="float" office:value="196.524286" calcext:value-type="float">
            <text:p>19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8NFZ9JPWVJD1FRVX4R5T9GDG6K3GBSDX05J9S</text:p>
          </table:table-cell>
          <table:table-cell table:style-name="ce51" office:value-type="float" office:value="395" calcext:value-type="float">
            <text:p>3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185.836701" calcext:value-type="float">
            <text:p>18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XV2G7H7DC97ESZGFKWADTYZWNQH1QHZWGDDVS1</text:p>
          </table:table-cell>
          <table:table-cell table:style-name="ce51" office:value-type="float" office:value="434" calcext:value-type="float">
            <text:p>4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81152" calcext:value-type="float">
            <text:p>1,281,152</text:p>
          </table:table-cell>
          <table:table-cell table:style-name="ce47" office:value-type="float" office:value="183.417407" calcext:value-type="float">
            <text:p>18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8KEHRC2V6EBRX4B56FYM1KKYSY6K3EWS3NCXJ</text:p>
          </table:table-cell>
          <table:table-cell table:style-name="ce51" office:value-type="float" office:value="166" calcext:value-type="float">
            <text:p>1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2500" calcext:value-type="float">
            <text:p>572,500</text:p>
          </table:table-cell>
          <table:table-cell table:style-name="ce47" office:value-type="float" office:value="177.387877" calcext:value-type="float">
            <text:p>17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4C4MM2NZHM3CGNA79TE5JM75YJV0R332Z627MG</text:p>
          </table:table-cell>
          <table:table-cell table:style-name="ce51" office:value-type="float" office:value="358" calcext:value-type="float">
            <text:p>3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73.629948" calcext:value-type="float">
            <text:p>17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XVKPNAKAQAWTV8396JV58NTT1YAY3K4M1PGCD9</text:p>
          </table:table-cell>
          <table:table-cell table:style-name="ce51" office:value-type="float" office:value="53" calcext:value-type="float">
            <text:p>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73994" calcext:value-type="float">
            <text:p>1,273,994</text:p>
          </table:table-cell>
          <table:table-cell table:style-name="ce47" office:value-type="float" office:value="169.217885" calcext:value-type="float">
            <text:p>16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6SYHXDNZHYT25QEHRWYH9N9NG2FXHVVK9SFF7</text:p>
          </table:table-cell>
          <table:table-cell table:style-name="ce51" office:value-type="float" office:value="136" calcext:value-type="float">
            <text:p>1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54743" calcext:value-type="float">
            <text:p>1,654,743</text:p>
          </table:table-cell>
          <table:table-cell table:style-name="ce47" office:value-type="float" office:value="163.262642" calcext:value-type="float">
            <text:p>16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PX186AERH9CD2A2R73KJYGX79EXHJP23RFGCZ4</text:p>
          </table:table-cell>
          <table:table-cell table:style-name="ce51" office:value-type="float" office:value="164" calcext:value-type="float">
            <text:p>1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50000" calcext:value-type="float">
            <text:p>1,250,000</text:p>
          </table:table-cell>
          <table:table-cell table:style-name="ce47" office:value-type="float" office:value="162.6455" calcext:value-type="float">
            <text:p>16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XA00H5YD23V7GYV7JNT804JAE5R4PKT6WEVP7</text:p>
          </table:table-cell>
          <table:table-cell table:style-name="ce51" office:value-type="float" office:value="185" calcext:value-type="float">
            <text:p>1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0000" calcext:value-type="float">
            <text:p>490,000</text:p>
          </table:table-cell>
          <table:table-cell table:style-name="ce47" office:value-type="float" office:value="152.853654" calcext:value-type="float">
            <text:p>15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CKYKND9V6770E3FFZ9SE3MV78ZZ76ANYRDNJ1</text:p>
          </table:table-cell>
          <table:table-cell table:style-name="ce51" office:value-type="float" office:value="312" calcext:value-type="float">
            <text:p>3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00000" calcext:value-type="float">
            <text:p>1,400,000</text:p>
          </table:table-cell>
          <table:table-cell table:style-name="ce47" office:value-type="float" office:value="700000" calcext:value-type="float">
            <text:p>700,000</text:p>
          </table:table-cell>
          <table:table-cell table:style-name="ce47" office:value-type="float" office:value="149.047155" calcext:value-type="float">
            <text:p>14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ADAE89F2YM9J9QZANK903SS63BY9XDK0HHHNV</text:p>
          </table:table-cell>
          <table:table-cell table:style-name="ce51" office:value-type="float" office:value="34" calcext:value-type="float">
            <text:p>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9560" calcext:value-type="float">
            <text:p>329,560</text:p>
          </table:table-cell>
          <table:table-cell table:style-name="ce47" office:value-type="float" office:value="145.68616" calcext:value-type="float">
            <text:p>14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F79WM0KA67R3KNBHJCP9A27EV9DAVSP4TGZV5Y</text:p>
          </table:table-cell>
          <table:table-cell table:style-name="ce51" office:value-type="float" office:value="77" calcext:value-type="float">
            <text:p>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4444" calcext:value-type="float">
            <text:p>454,444</text:p>
          </table:table-cell>
          <table:table-cell table:style-name="ce47" office:value-type="float" office:value="132.284529" calcext:value-type="float">
            <text:p>13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4GYHQ2B7R831M3F7ZNN22RDDHEKQ52ZN50CDE</text:p>
          </table:table-cell>
          <table:table-cell table:style-name="ce51" office:value-type="float" office:value="234" calcext:value-type="float">
            <text:p>2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2013" calcext:value-type="float">
            <text:p>422,013</text:p>
          </table:table-cell>
          <table:table-cell table:style-name="ce47" office:value-type="float" office:value="131.645364" calcext:value-type="float">
            <text:p>13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0ESHJJ1FA7KBJ26SE4Z5W4TQR2BWPDX8PX72GK</text:p>
          </table:table-cell>
          <table:table-cell table:style-name="ce51" office:value-type="float" office:value="75" calcext:value-type="float">
            <text:p>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6026" calcext:value-type="float">
            <text:p>286,026</text:p>
          </table:table-cell>
          <table:table-cell table:style-name="ce47" office:value-type="float" office:value="126.441403999999" calcext:value-type="float">
            <text:p>12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7C6HQRQ4GYP1EMEK7KW31HG7G5JNZ5ZPFQMP57</text:p>
          </table:table-cell>
          <table:table-cell table:style-name="ce51" office:value-type="float" office:value="313" calcext:value-type="float">
            <text:p>3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60000" calcext:value-type="float">
            <text:p>1,160,000</text:p>
          </table:table-cell>
          <table:table-cell table:style-name="ce47" office:value-type="float" office:value="580000" calcext:value-type="float">
            <text:p>580,000</text:p>
          </table:table-cell>
          <table:table-cell table:style-name="ce47" office:value-type="float" office:value="123.496213" calcext:value-type="float">
            <text:p>12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VSH6NQX0N9Y1JFNFN4E3AG6HTP161CRW3XXD1B</text:p>
          </table:table-cell>
          <table:table-cell table:style-name="ce51" office:value-type="float" office:value="221" calcext:value-type="float">
            <text:p>2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62440" calcext:value-type="float">
            <text:p>462,440</text:p>
          </table:table-cell>
          <table:table-cell table:style-name="ce47" office:value-type="float" office:value="116.139335" calcext:value-type="float">
            <text:p>11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WWW7CNKJG7W1QEMRFGJY09X563GANENG9JJQK</text:p>
          </table:table-cell>
          <table:table-cell table:style-name="ce51" office:value-type="float" office:value="349" calcext:value-type="float">
            <text:p>3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06865" calcext:value-type="float">
            <text:p>606,865</text:p>
          </table:table-cell>
          <table:table-cell table:style-name="ce47" office:value-type="float" office:value="112.777789" calcext:value-type="float">
            <text:p>11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GMS9Z48PRXFAG2MKBSP0PWERF07C0KV9SPJ66</text:p>
          </table:table-cell>
          <table:table-cell table:style-name="ce51" office:value-type="float" office:value="377" calcext:value-type="float">
            <text:p>3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80779" calcext:value-type="float">
            <text:p>580,779</text:p>
          </table:table-cell>
          <table:table-cell table:style-name="ce47" office:value-type="float" office:value="107.930051999999" calcext:value-type="float">
            <text:p>10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EJDX32VPD59F3WG0H5S47WZ1VXCRX6JEBJ1SCH</text:p>
          </table:table-cell>
          <table:table-cell table:style-name="ce51" office:value-type="float" office:value="379" calcext:value-type="float">
            <text:p>3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50000" calcext:value-type="float">
            <text:p>75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7.3745" calcext:value-type="float">
            <text:p>10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KVVEHEWZP7G4GYKAGA71K6NQE73ZEHMEWC5VS</text:p>
          </table:table-cell>
          <table:table-cell table:style-name="ce51" office:value-type="float" office:value="318" calcext:value-type="float">
            <text:p>3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34881" calcext:value-type="float">
            <text:p>734,881</text:p>
          </table:table-cell>
          <table:table-cell table:style-name="ce47" office:value-type="float" office:value="99.002548" calcext:value-type="float">
            <text:p>9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34QK1ZXGCEBB3MN9Y0FNR20GMDWM3Y5P5VV5</text:p>
          </table:table-cell>
          <table:table-cell table:style-name="ce51" office:value-type="float" office:value="140" calcext:value-type="float">
            <text:p>1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9842" calcext:value-type="float">
            <text:p>219,842</text:p>
          </table:table-cell>
          <table:table-cell table:style-name="ce47" office:value-type="float" office:value="97.183932" calcext:value-type="float">
            <text:p>9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48Q8E5WP4TCQ63E9TV6KF9R4HP01Z8WS3FBTG</text:p>
          </table:table-cell>
          <table:table-cell table:style-name="ce51" office:value-type="float" office:value="301" calcext:value-type="float">
            <text:p>3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9970" calcext:value-type="float">
            <text:p>359,970</text:p>
          </table:table-cell>
          <table:table-cell table:style-name="ce47" office:value-type="float" office:value="96.931114" calcext:value-type="float">
            <text:p>9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8ZADQJ7GPXBND02S2V3ZCAC8W1YMGVR7DP99P</text:p>
          </table:table-cell>
          <table:table-cell table:style-name="ce51" office:value-type="float" office:value="433" calcext:value-type="float">
            <text:p>4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1192" calcext:value-type="float">
            <text:p>1,001,192</text:p>
          </table:table-cell>
          <table:table-cell table:style-name="ce47" office:value-type="float" office:value="86.918457" calcext:value-type="float">
            <text:p>8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081R49TDSQDXFSR8ZE6TAX6T96Z3B80TXNDV7T</text:p>
          </table:table-cell>
          <table:table-cell table:style-name="ce51" office:value-type="float" office:value="387" calcext:value-type="float">
            <text:p>3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89000" calcext:value-type="float">
            <text:p>589,000</text:p>
          </table:table-cell>
          <table:table-cell table:style-name="ce47" office:value-type="float" office:value="84.324773" calcext:value-type="float">
            <text:p>8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J9190S4R1DCSPS6BVDVZF775KNQCA137N987C</text:p>
          </table:table-cell>
          <table:table-cell table:style-name="ce51" office:value-type="float" office:value="275" calcext:value-type="float">
            <text:p>2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23201" calcext:value-type="float">
            <text:p>623,201</text:p>
          </table:table-cell>
          <table:table-cell table:style-name="ce47" office:value-type="float" office:value="493418" calcext:value-type="float">
            <text:p>493,418</text:p>
          </table:table-cell>
          <table:table-cell table:style-name="ce47" office:value-type="float" office:value="83.931302" calcext:value-type="float">
            <text:p>8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90JN2DSY4PHMKG613G3163A5VEQSN2KB2FAHP</text:p>
          </table:table-cell>
          <table:table-cell table:style-name="ce51" office:value-type="float" office:value="174" calcext:value-type="float">
            <text:p>1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8000" calcext:value-type="float">
            <text:p>208,000</text:p>
          </table:table-cell>
          <table:table-cell table:style-name="ce47" office:value-type="float" office:value="83.073521" calcext:value-type="float">
            <text:p>8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BCW6AR8B582G7MCN9X8FDKJF0VZJ0QHSYFZJ8S</text:p>
          </table:table-cell>
          <table:table-cell table:style-name="ce51" office:value-type="float" office:value="366" calcext:value-type="float">
            <text:p>3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8470" calcext:value-type="float">
            <text:p>568,470</text:p>
          </table:table-cell>
          <table:table-cell table:style-name="ce47" office:value-type="float" office:value="81.385576" calcext:value-type="float">
            <text:p>8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7GMEG6WGBRDTCTGGWMRA1G77E65TRXWYKGCT7</text:p>
          </table:table-cell>
          <table:table-cell table:style-name="ce51" office:value-type="float" office:value="274" calcext:value-type="float">
            <text:p>2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5152" calcext:value-type="float">
            <text:p>935,152</text:p>
          </table:table-cell>
          <table:table-cell table:style-name="ce47" office:value-type="float" office:value="81.185196" calcext:value-type="float">
            <text:p>8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D5HNRZQDKYS3RRFSCZ33MZ0MH0FCYNMVRV3AWJ</text:p>
          </table:table-cell>
          <table:table-cell table:style-name="ce51" office:value-type="float" office:value="271" calcext:value-type="float">
            <text:p>2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1000" calcext:value-type="float">
            <text:p>371,000</text:p>
          </table:table-cell>
          <table:table-cell table:style-name="ce47" office:value-type="float" office:value="78.994992" calcext:value-type="float">
            <text:p>7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BRTH6N2Q7N3H38Z4BN69H4JEX4A1DDJ0VE2C</text:p>
          </table:table-cell>
          <table:table-cell table:style-name="ce51" office:value-type="float" office:value="506" calcext:value-type="float">
            <text:p>5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76226" calcext:value-type="float">
            <text:p>1,776,226</text:p>
          </table:table-cell>
          <table:table-cell table:style-name="ce47" office:value-type="float" office:value="75.792808" calcext:value-type="float">
            <text:p>7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TW0D20AEHC07D0NZEHZBCPZ3JGST5271KSK9SA</text:p>
          </table:table-cell>
          <table:table-cell table:style-name="ce51" office:value-type="float" office:value="68" calcext:value-type="float">
            <text:p>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61908.898" calcext:value-type="float">
            <text:p>461,909</text:p>
          </table:table-cell>
          <table:table-cell table:style-name="ce47" office:value-type="float" office:value="75.7188429999999" calcext:value-type="float">
            <text:p>7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N4MJ4TBS028C24ZCBEYTHY7J0E5WCG9W0YQVG</text:p>
          </table:table-cell>
          <table:table-cell table:style-name="ce51" office:value-type="float" office:value="195" calcext:value-type="float">
            <text:p>1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000312" calcext:value-type="float">
            <text:p>1,000,312</text:p>
          </table:table-cell>
          <table:table-cell table:style-name="ce47" office:value-type="float" office:value="500156" calcext:value-type="float">
            <text:p>500,156</text:p>
          </table:table-cell>
          <table:table-cell table:style-name="ce47" office:value-type="float" office:value="71.605334" calcext:value-type="float">
            <text:p>7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J81C2WPQHFB6XTG518JKPABWM639R2X0B331XE</text:p>
          </table:table-cell>
          <table:table-cell table:style-name="ce51" office:value-type="float" office:value="121" calcext:value-type="float">
            <text:p>1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3018" calcext:value-type="float">
            <text:p>193,018</text:p>
          </table:table-cell>
          <table:table-cell table:style-name="ce47" office:value-type="float" office:value="66.2130689999999" calcext:value-type="float">
            <text:p>6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4KJQH6AW02J40BJ626YZJK0J0GD6FP2YPQ09M1</text:p>
          </table:table-cell>
          <table:table-cell table:style-name="ce51" office:value-type="float" office:value="184" calcext:value-type="float">
            <text:p>1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87752" calcext:value-type="float">
            <text:p>487,752</text:p>
          </table:table-cell>
          <table:table-cell table:style-name="ce47" office:value-type="float" office:value="243876" calcext:value-type="float">
            <text:p>243,876</text:p>
          </table:table-cell>
          <table:table-cell table:style-name="ce47" office:value-type="float" office:value="65.669838" calcext:value-type="float">
            <text:p>6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4TH5RH19FSBNC54JA8S1V5N9G1GRNPCX39HK5P</text:p>
          </table:table-cell>
          <table:table-cell table:style-name="ce51" office:value-type="float" office:value="142" calcext:value-type="float">
            <text:p>1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4821" calcext:value-type="float">
            <text:p>334,821</text:p>
          </table:table-cell>
          <table:table-cell table:style-name="ce47" office:value-type="float" office:value="62.222029" calcext:value-type="float">
            <text:p>6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X8ZK33E8TEMSKXGA3KY9TCPXQ19ZX8D7YZDZK8</text:p>
          </table:table-cell>
          <table:table-cell table:style-name="ce51" office:value-type="float" office:value="400" calcext:value-type="float">
            <text:p>4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9257" calcext:value-type="float">
            <text:p>389,257</text:p>
          </table:table-cell>
          <table:table-cell table:style-name="ce47" office:value-type="float" office:value="60.999202" calcext:value-type="float">
            <text:p>6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F0KB3SEBMRHWMSHYWFP2PKDX7NEK6405VP4MQA</text:p>
          </table:table-cell>
          <table:table-cell table:style-name="ce51" office:value-type="float" office:value="443" calcext:value-type="float">
            <text:p>4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0000" calcext:value-type="float">
            <text:p>320,000</text:p>
          </table:table-cell>
          <table:table-cell table:style-name="ce47" office:value-type="float" office:value="59.467743" calcext:value-type="float">
            <text:p>5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8SWEY2AAP77JWEGJB8WBBXYV7CD6P9HNVD05AB</text:p>
          </table:table-cell>
          <table:table-cell table:style-name="ce51" office:value-type="float" office:value="46" calcext:value-type="float">
            <text:p>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9349" calcext:value-type="float">
            <text:p>129,349</text:p>
          </table:table-cell>
          <table:table-cell table:style-name="ce47" office:value-type="float" office:value="57.180358" calcext:value-type="float">
            <text:p>5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KY9D092ZVXYSQ2Z43XH8DGK319PWBX848XWM4P</text:p>
          </table:table-cell>
          <table:table-cell table:style-name="ce51" office:value-type="float" office:value="124" calcext:value-type="float">
            <text:p>1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7568" calcext:value-type="float">
            <text:p>147,568</text:p>
          </table:table-cell>
          <table:table-cell table:style-name="ce47" office:value-type="float" office:value="55.972352" calcext:value-type="float">
            <text:p>5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CKJCDQD1Q23ZFHQ8RH41AFVTATE96Q8S4PQC1</text:p>
          </table:table-cell>
          <table:table-cell table:style-name="ce51" office:value-type="float" office:value="289" calcext:value-type="float">
            <text:p>2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7717" calcext:value-type="float">
            <text:p>177,717</text:p>
          </table:table-cell>
          <table:table-cell table:style-name="ce47" office:value-type="float" office:value="55.438148" calcext:value-type="float">
            <text:p>5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BDTXQ9X9ZM21HXEY9E1Z6Q4GFMDJ2RZRAA2986</text:p>
          </table:table-cell>
          <table:table-cell table:style-name="ce51" office:value-type="float" office:value="432" calcext:value-type="float">
            <text:p>4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1058" calcext:value-type="float">
            <text:p>291,058</text:p>
          </table:table-cell>
          <table:table-cell table:style-name="ce47" office:value-type="float" office:value="54.0892569999999" calcext:value-type="float">
            <text:p>5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2YV12ZXH50T21Y75YER236YE88F3Q7QCCD5W8</text:p>
          </table:table-cell>
          <table:table-cell table:style-name="ce51" office:value-type="float" office:value="288" calcext:value-type="float">
            <text:p>2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1574" calcext:value-type="float">
            <text:p>181,574</text:p>
          </table:table-cell>
          <table:table-cell table:style-name="ce47" office:value-type="float" office:value="52.259973" calcext:value-type="float">
            <text:p>5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KZ1XDJT57BK81JWX1VFT3V70DYSZA8SQYQPAK</text:p>
          </table:table-cell>
          <table:table-cell table:style-name="ce51" office:value-type="float" office:value="355" calcext:value-type="float">
            <text:p>3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1484" calcext:value-type="float">
            <text:p>361,484</text:p>
          </table:table-cell>
          <table:table-cell table:style-name="ce47" office:value-type="float" office:value="51.752218" calcext:value-type="float">
            <text:p>5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RX0PSAE9XD9Z9X58QPK15WE8N56CS5CKRGX9MG</text:p>
          </table:table-cell>
          <table:table-cell table:style-name="ce51" office:value-type="float" office:value="459" calcext:value-type="float">
            <text:p>4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49.510863" calcext:value-type="float">
            <text:p>5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KK6KJPM826D0X6AMCJ63KEH2M456M4T22WAPQ</text:p>
          </table:table-cell>
          <table:table-cell table:style-name="ce51" office:value-type="float" office:value="345" calcext:value-type="float">
            <text:p>3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0082" calcext:value-type="float">
            <text:p>340,082</text:p>
          </table:table-cell>
          <table:table-cell table:style-name="ce47" office:value-type="float" office:value="44.035747" calcext:value-type="float">
            <text:p>4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0E0RC1NWFVD6A2QC8Z4CTWK7X5FKFCB6M6P6W4</text:p>
          </table:table-cell>
          <table:table-cell table:style-name="ce51" office:value-type="float" office:value="89" calcext:value-type="float">
            <text:p>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983" calcext:value-type="float">
            <text:p>93,983</text:p>
          </table:table-cell>
          <table:table-cell table:style-name="ce47" office:value-type="float" office:value="41.5463699999999" calcext:value-type="float">
            <text:p>4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FZSBX2TN9H961FH1P4C5J3NYD4GWM136VVXXTE</text:p>
          </table:table-cell>
          <table:table-cell table:style-name="ce51" office:value-type="float" office:value="316" calcext:value-type="float">
            <text:p>3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6000" calcext:value-type="float">
            <text:p>146,000</text:p>
          </table:table-cell>
          <table:table-cell table:style-name="ce47" office:value-type="float" office:value="40.499767" calcext:value-type="float">
            <text:p>4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SHDSGHHEQN1A7Z0RP0YJ6QECE8TGQTYN594PM</text:p>
          </table:table-cell>
          <table:table-cell table:style-name="ce51" office:value-type="float" office:value="204" calcext:value-type="float">
            <text:p>2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0000" calcext:value-type="float">
            <text:p>320,000</text:p>
          </table:table-cell>
          <table:table-cell table:style-name="ce47" office:value-type="float" office:value="40.355051" calcext:value-type="float">
            <text:p>4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T5CBCDYSXZVZBS87JMACSRE7DSYJGVCJB84Z</text:p>
          </table:table-cell>
          <table:table-cell table:style-name="ce51" office:value-type="float" office:value="492" calcext:value-type="float">
            <text:p>4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05532" calcext:value-type="float">
            <text:p>605,532</text:p>
          </table:table-cell>
          <table:table-cell table:style-name="ce47" office:value-type="float" office:value="39.30905" calcext:value-type="float">
            <text:p>3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Q1SZSETS27AZ9FE0BH6C6B7MVC25E4N6C2VE7D</text:p>
          </table:table-cell>
          <table:table-cell table:style-name="ce51" office:value-type="float" office:value="190" calcext:value-type="float">
            <text:p>1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2967" calcext:value-type="float">
            <text:p>252,967</text:p>
          </table:table-cell>
          <table:table-cell table:style-name="ce47" office:value-type="float" office:value="38.190287" calcext:value-type="float">
            <text:p>3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VK05GCEXC47F14DVF6MDK19RYZJJKR3AM0GCDK</text:p>
          </table:table-cell>
          <table:table-cell table:style-name="ce51" office:value-type="float" office:value="487" calcext:value-type="float">
            <text:p>4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1016" calcext:value-type="float">
            <text:p>381,016</text:p>
          </table:table-cell>
          <table:table-cell table:style-name="ce47" office:value-type="float" office:value="37.728861" calcext:value-type="float">
            <text:p>3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4XGP6DD35JMCZCQ42KTKY5FPTEB3TJHQ8FZ10F</text:p>
          </table:table-cell>
          <table:table-cell table:style-name="ce51" office:value-type="float" office:value="390" calcext:value-type="float">
            <text:p>3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" calcext:value-type="float">
            <text:p>200,000</text:p>
          </table:table-cell>
          <table:table-cell table:style-name="ce47" office:value-type="float" office:value="37.167339" calcext:value-type="float">
            <text:p>3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M6D6M2BS7FNEFV111ZF6WQYATNJZ89Q7MXSPAE</text:p>
          </table:table-cell>
          <table:table-cell table:style-name="ce51" office:value-type="float" office:value="281" calcext:value-type="float">
            <text:p>2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2000" calcext:value-type="float">
            <text:p>532,000</text:p>
          </table:table-cell>
          <table:table-cell table:style-name="ce47" office:value-type="float" office:value="29.978746" calcext:value-type="float">
            <text:p>3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3YBJX08H4QECMDBSYA53QKBX7KCFG4YDJSJ5WZ</text:p>
          </table:table-cell>
          <table:table-cell table:style-name="ce51" office:value-type="float" office:value="502" calcext:value-type="float">
            <text:p>5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9999" calcext:value-type="float">
            <text:p>499,999</text:p>
          </table:table-cell>
          <table:table-cell table:style-name="ce47" office:value-type="float" office:value="28.175457" calcext:value-type="float">
            <text:p>2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CA7QER9J9NKCKBB78K48TADDFC2GXYM3QQV3X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9741" calcext:value-type="float">
            <text:p>259,741</text:p>
          </table:table-cell>
          <table:table-cell table:style-name="ce47" office:value-type="float" office:value="25.720002" calcext:value-type="float">
            <text:p>2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6FZS4XMPT3184XXRAAYMYCQ2VEXNY1SJZKK6RC</text:p>
          </table:table-cell>
          <table:table-cell table:style-name="ce51" office:value-type="float" office:value="408" calcext:value-type="float">
            <text:p>4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2434" calcext:value-type="float">
            <text:p>132,434</text:p>
          </table:table-cell>
          <table:table-cell table:style-name="ce47" office:value-type="float" office:value="24.606801" calcext:value-type="float">
            <text:p>2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YQ5TW7PWMNKHVNG194MACDAEGA1759D5DC7YA</text:p>
          </table:table-cell>
          <table:table-cell table:style-name="ce51" office:value-type="float" office:value="62" calcext:value-type="float">
            <text:p>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4000" calcext:value-type="float">
            <text:p>184,000</text:p>
          </table:table-cell>
          <table:table-cell table:style-name="ce47" office:value-type="float" office:value="23.204154" calcext:value-type="float">
            <text:p>2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JP3ZS6YXYAQV2QS6DH3G8XJQG6W8NGP7C119R</text:p>
          </table:table-cell>
          <table:table-cell table:style-name="ce51" office:value-type="float" office:value="263" calcext:value-type="float">
            <text:p>2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7897" calcext:value-type="float">
            <text:p>117,897</text:p>
          </table:table-cell>
          <table:table-cell table:style-name="ce47" office:value-type="float" office:value="21.909588" calcext:value-type="float">
            <text:p>2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7DC4YQSP0JK0MPE7539XM06ABYEFQAB2910246</text:p>
          </table:table-cell>
          <table:table-cell table:style-name="ce51" office:value-type="float" office:value="249" calcext:value-type="float">
            <text:p>2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" calcext:value-type="float">
            <text:p>80,000</text:p>
          </table:table-cell>
          <table:table-cell table:style-name="ce47" office:value-type="float" office:value="21.172411" calcext:value-type="float">
            <text:p>2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8MATCGY5K7XPXMCF5NSJB8YDAMVYY1S79QQ2MA</text:p>
          </table:table-cell>
          <table:table-cell table:style-name="ce51" office:value-type="float" office:value="494" calcext:value-type="float">
            <text:p>4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1676" calcext:value-type="float">
            <text:p>211,676</text:p>
          </table:table-cell>
          <table:table-cell table:style-name="ce47" office:value-type="float" office:value="20.960522" calcext:value-type="float">
            <text:p>2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1K858BGKGDDYPB00GRGNFD3NXB17A49YJ7E2M</text:p>
          </table:table-cell>
          <table:table-cell table:style-name="ce51" office:value-type="float" office:value="385" calcext:value-type="float">
            <text:p>3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3827" calcext:value-type="float">
            <text:p>103,827</text:p>
          </table:table-cell>
          <table:table-cell table:style-name="ce47" office:value-type="float" office:value="19.294866" calcext:value-type="float">
            <text:p>1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VBZRZ8FRB3JA8N9PM8CDFP1QPNJF1FVB59HC8</text:p>
          </table:table-cell>
          <table:table-cell table:style-name="ce51" office:value-type="float" office:value="269" calcext:value-type="float">
            <text:p>2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6526" calcext:value-type="float">
            <text:p>156,526</text:p>
          </table:table-cell>
          <table:table-cell table:style-name="ce47" office:value-type="float" office:value="151526" calcext:value-type="float">
            <text:p>151,526</text:p>
          </table:table-cell>
          <table:table-cell table:style-name="ce47" office:value-type="float" office:value="19.108873" calcext:value-type="float">
            <text:p>1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DY2QDFZAR8VK5S9DMYW2AW0WXQ16NNRG3PJDTX</text:p>
          </table:table-cell>
          <table:table-cell table:style-name="ce51" office:value-type="float" office:value="525" calcext:value-type="float">
            <text:p>5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7790" calcext:value-type="float">
            <text:p>427,790</text:p>
          </table:table-cell>
          <table:table-cell table:style-name="ce47" office:value-type="float" office:value="18.254099" calcext:value-type="float">
            <text:p>18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S7NXBWDEK7MD2FK7BGB42YK6WGEA8S78G3R4ZW</text:p>
          </table:table-cell>
          <table:table-cell table:style-name="ce51" office:value-type="float" office:value="460" calcext:value-type="float">
            <text:p>4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1667" calcext:value-type="float">
            <text:p>201,667</text:p>
          </table:table-cell>
          <table:table-cell table:style-name="ce47" office:value-type="float" office:value="17.016407" calcext:value-type="float">
            <text:p>1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9ZK9K1035SDDYE7GN1BJSWBD73WAADXEK3EXY0</text:p>
          </table:table-cell>
          <table:table-cell table:style-name="ce51" office:value-type="float" office:value="378" calcext:value-type="float">
            <text:p>3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1026" calcext:value-type="float">
            <text:p>91,02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6.91597" calcext:value-type="float">
            <text:p>1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H2KE2C805VZJCD5N2VXKKXBRPY6XMZKJQWS42</text:p>
          </table:table-cell>
          <table:table-cell table:style-name="ce51" office:value-type="float" office:value="368" calcext:value-type="float">
            <text:p>3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9832" calcext:value-type="float">
            <text:p>79,832</text:p>
          </table:table-cell>
          <table:table-cell table:style-name="ce47" office:value-type="float" office:value="14.835715" calcext:value-type="float">
            <text:p>1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HK7J6617VBSKXQGZWMXP2R64MMDX3S54M0S1Q6</text:p>
          </table:table-cell>
          <table:table-cell table:style-name="ce51" office:value-type="float" office:value="134" calcext:value-type="float">
            <text:p>1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4085" calcext:value-type="float">
            <text:p>164,085</text:p>
          </table:table-cell>
          <table:table-cell table:style-name="ce47" office:value-type="float" office:value="14.640391" calcext:value-type="float">
            <text:p>15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76X42VR7HHGJAE1JBKJ4BYHA31T326BJ8JGYF</text:p>
          </table:table-cell>
          <table:table-cell table:style-name="ce51" office:value-type="float" office:value="478" calcext:value-type="float">
            <text:p>4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14.087756" calcext:value-type="float">
            <text:p>1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WCYXS5N2C0CWDBXFJWRXXWVGVPDBG008Q1C6D</text:p>
          </table:table-cell>
          <table:table-cell table:style-name="ce51" office:value-type="float" office:value="430" calcext:value-type="float">
            <text:p>4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4267" calcext:value-type="float">
            <text:p>134,267</text:p>
          </table:table-cell>
          <table:table-cell table:style-name="ce47" office:value-type="float" office:value="13.498456" calcext:value-type="float">
            <text:p>1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CY6Q9P9ZQP3D87KWD367DS54X8K05XG9QFTC4</text:p>
          </table:table-cell>
          <table:table-cell table:style-name="ce51" office:value-type="float" office:value="413" calcext:value-type="float">
            <text:p>4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87530" calcext:value-type="float">
            <text:p>487,530</text:p>
          </table:table-cell>
          <table:table-cell table:style-name="ce47" office:value-type="float" office:value="337530" calcext:value-type="float">
            <text:p>337,530</text:p>
          </table:table-cell>
          <table:table-cell table:style-name="ce47" office:value-type="float" office:value="12.941225" calcext:value-type="float">
            <text:p>1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ZXFAT2XCVC1R071A1NMRH1Q3BT816DH0QWSZQ</text:p>
          </table:table-cell>
          <table:table-cell table:style-name="ce51" office:value-type="float" office:value="465" calcext:value-type="float">
            <text:p>4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6256" calcext:value-type="float">
            <text:p>116,256</text:p>
          </table:table-cell>
          <table:table-cell table:style-name="ce47" office:value-type="float" office:value="11.4865199999999" calcext:value-type="float">
            <text:p>1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3E1ZQAFFASNS8XT39E8Z3J41066J7772FWMQ9M</text:p>
          </table:table-cell>
          <table:table-cell table:style-name="ce51" office:value-type="float" office:value="462" calcext:value-type="float">
            <text:p>4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3784" calcext:value-type="float">
            <text:p>113,784</text:p>
          </table:table-cell>
          <table:table-cell table:style-name="ce47" office:value-type="float" office:value="11.267088" calcext:value-type="float">
            <text:p>1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0V7ZYEGGY0WQ6EJYZ040V3VHF4234FSTHP128D</text:p>
          </table:table-cell>
          <table:table-cell table:style-name="ce51" office:value-type="float" office:value="219" calcext:value-type="float">
            <text:p>2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000" calcext:value-type="float">
            <text:p>53,000</text:p>
          </table:table-cell>
          <table:table-cell table:style-name="ce47" office:value-type="float" office:value="9.975453" calcext:value-type="float">
            <text:p>1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6BPAJBBZY61D4QV523XVEJK18798YSD6TDWVB</text:p>
          </table:table-cell>
          <table:table-cell table:style-name="ce51" office:value-type="float" office:value="485" calcext:value-type="float">
            <text:p>4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.902172" calcext:value-type="float">
            <text:p>1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Q1VN8E3DK8H5MB15GVTES95TN23MJN2FWQ3QT</text:p>
          </table:table-cell>
          <table:table-cell table:style-name="ce51" office:value-type="float" office:value="238" calcext:value-type="float">
            <text:p>2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556" calcext:value-type="float">
            <text:p>42,556</text:p>
          </table:table-cell>
          <table:table-cell table:style-name="ce47" office:value-type="float" office:value="9.061215" calcext:value-type="float">
            <text:p>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J32PB88AX1EWKCM634ND259CWQS5D5DVBZ0WT</text:p>
          </table:table-cell>
          <table:table-cell table:style-name="ce51" office:value-type="float" office:value="442" calcext:value-type="float">
            <text:p>4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000" calcext:value-type="float">
            <text:p>48,000</text:p>
          </table:table-cell>
          <table:table-cell table:style-name="ce47" office:value-type="float" office:value="8.92016" calcext:value-type="float">
            <text:p>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WZYCRBPB9DXZRAB48F4B3QBSFN55SVHRKRVBG</text:p>
          </table:table-cell>
          <table:table-cell table:style-name="ce51" office:value-type="float" office:value="338" calcext:value-type="float">
            <text:p>3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86" calcext:value-type="float">
            <text:p>100,086</text:p>
          </table:table-cell>
          <table:table-cell table:style-name="ce47" office:value-type="float" office:value="8.688963" calcext:value-type="float">
            <text:p>9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39MKXYNNHN557YXT5JXGBTFPHYYBFJCSFF481</text:p>
          </table:table-cell>
          <table:table-cell table:style-name="ce51" office:value-type="float" office:value="437" calcext:value-type="float">
            <text:p>4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0000" calcext:value-type="float">
            <text:p>4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7.433467" calcext:value-type="float">
            <text:p>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JRGSKN76086C4MXCPZRB9C9ZHKKYJ0FZNKX749</text:p>
          </table:table-cell>
          <table:table-cell table:style-name="ce51" office:value-type="float" office:value="515" calcext:value-type="float">
            <text:p>5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4060" calcext:value-type="float">
            <text:p>164,060</text:p>
          </table:table-cell>
          <table:table-cell table:style-name="ce47" office:value-type="float" office:value="7.000555" calcext:value-type="float">
            <text:p>7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A07GQ097EWHSGE5CQGAFWF49PCKV6AWXV993F</text:p>
          </table:table-cell>
          <table:table-cell table:style-name="ce51" office:value-type="float" office:value="528" calcext:value-type="float">
            <text:p>5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" calcext:value-type="float">
            <text:p>150,000</text:p>
          </table:table-cell>
          <table:table-cell table:style-name="ce47" office:value-type="float" office:value="6.400605" calcext:value-type="float">
            <text:p>6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0QWQYH99W7EBMGKET4Z6SK3Q44KCHM4YD2H6V</text:p>
          </table:table-cell>
          <table:table-cell table:style-name="ce51" office:value-type="float" office:value="488" calcext:value-type="float">
            <text:p>4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335" calcext:value-type="float">
            <text:p>42,335</text:p>
          </table:table-cell>
          <table:table-cell table:style-name="ce47" office:value-type="float" office:value="4.19208399999999" calcext:value-type="float">
            <text:p>4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VM3P7H4N82DK1WDVFT50GDHZKX3ZH7XSN8KNP1</text:p>
          </table:table-cell>
          <table:table-cell table:style-name="ce51" office:value-type="float" office:value="100" calcext:value-type="float">
            <text:p>1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990" calcext:value-type="float">
            <text:p>25,990</text:p>
          </table:table-cell>
          <table:table-cell table:style-name="ce47" office:value-type="float" office:value="20990" calcext:value-type="float">
            <text:p>20,990</text:p>
          </table:table-cell>
          <table:table-cell table:style-name="ce47" office:value-type="float" office:value="2.731143" calcext:value-type="float">
            <text:p>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4BR4SS66F6JGC178RGSH73W6NE02JHWJASJQ0E</text:p>
          </table:table-cell>
          <table:table-cell table:style-name="ce51" office:value-type="float" office:value="450" calcext:value-type="float">
            <text:p>4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5712" calcext:value-type="float">
            <text:p>35,712</text:p>
          </table:table-cell>
          <table:table-cell table:style-name="ce47" office:value-type="float" office:value="17856" calcext:value-type="float">
            <text:p>17,856</text:p>
          </table:table-cell>
          <table:table-cell table:style-name="ce47" office:value-type="float" office:value="2.556371" calcext:value-type="float">
            <text:p>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4XR5RZ0EEAT4NRYMPC8ZK3X5R8YH7N4P9QS8V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703" calcext:value-type="float">
            <text:p>17,703</text:p>
          </table:table-cell>
          <table:table-cell table:style-name="ce47" office:value-type="float" office:value="2.534467" calcext:value-type="float">
            <text:p>3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K04RKSPMH0PHVEH0WZNCMN0ZFM61ZTE1JF6SJM</text:p>
          </table:table-cell>
          <table:table-cell table:style-name="ce51" office:value-type="float" office:value="353" calcext:value-type="float">
            <text:p>3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304" calcext:value-type="float">
            <text:p>26,304</text:p>
          </table:table-cell>
          <table:table-cell table:style-name="ce47" office:value-type="float" office:value="2.301593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SYCQVVS1TE6CHYDTFE89XQ6SVBSM3V6VGBTF5</text:p>
          </table:table-cell>
          <table:table-cell table:style-name="ce51" office:value-type="float" office:value="446" calcext:value-type="float">
            <text:p>4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238" calcext:value-type="float">
            <text:p>15,238</text:p>
          </table:table-cell>
          <table:table-cell table:style-name="ce47" office:value-type="float" office:value="2.181562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H4AJER3RD1N6W2FMNEP0N6HP6T1D4FKFENHYJ</text:p>
          </table:table-cell>
          <table:table-cell table:style-name="ce51" office:value-type="float" office:value="527" calcext:value-type="float">
            <text:p>5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" calcext:value-type="float">
            <text:p>50,000</text:p>
          </table:table-cell>
          <table:table-cell table:style-name="ce47" office:value-type="float" office:value="2.133535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P5W3FWFY2ZDQXDHJEYYBW4XMQ6HKFXW850R2T6</text:p>
          </table:table-cell>
          <table:table-cell table:style-name="ce51" office:value-type="float" office:value="507" calcext:value-type="float">
            <text:p>5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149" calcext:value-type="float">
            <text:p>48,149</text:p>
          </table:table-cell>
          <table:table-cell table:style-name="ce47" office:value-type="float" office:value="2.054551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YXN2Y1P9T762KQ3TJ3FMSVANF9M19AWWYW64Y</text:p>
          </table:table-cell>
          <table:table-cell table:style-name="ce51" office:value-type="float" office:value="200" calcext:value-type="float">
            <text:p>2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094" calcext:value-type="float">
            <text:p>6,094</text:p>
          </table:table-cell>
          <table:table-cell table:style-name="ce47" office:value-type="float" office:value="1.64096399999999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7VJYT0YMS2W5HMBEKYZ5Y9ZAR47YEC3X20FBZ</text:p>
          </table:table-cell>
          <table:table-cell table:style-name="ce51" office:value-type="float" office:value="362" calcext:value-type="float">
            <text:p>3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2480" calcext:value-type="float">
            <text:p>22,480</text:p>
          </table:table-cell>
          <table:table-cell table:style-name="ce47" office:value-type="float" office:value="17675" calcext:value-type="float">
            <text:p>17,675</text:p>
          </table:table-cell>
          <table:table-cell table:style-name="ce47" office:value-type="float" office:value="1.552248" calcext:value-type="float">
            <text:p>2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8PVXFK47P55JBD1EH7N6SQ8YP7JH3RPWFNW27R</text:p>
          </table:table-cell>
          <table:table-cell table:style-name="ce51" office:value-type="float" office:value="448" calcext:value-type="float">
            <text:p>4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345" calcext:value-type="float">
            <text:p>7,34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.36496899999999" calcext:value-type="float">
            <text:p>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WXMX9PYKSH86XW29Y30PKKSEAS4MKX9XJQ4GTG</text:p>
          </table:table-cell>
          <table:table-cell table:style-name="ce51" office:value-type="float" office:value="285" calcext:value-type="float">
            <text:p>2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477" calcext:value-type="float">
            <text:p>15,477</text:p>
          </table:table-cell>
          <table:table-cell table:style-name="ce47" office:value-type="float" office:value="1.343635" calcext:value-type="float">
            <text:p>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27Y9EQTHHV5R39967B3K1SDJVQ4TNG2K8WC091</text:p>
          </table:table-cell>
          <table:table-cell table:style-name="ce51" office:value-type="float" office:value="500" calcext:value-type="float">
            <text:p>5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233" calcext:value-type="float">
            <text:p>13,23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.310354" calcext:value-type="float">
            <text:p>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9E5W4BQGJVCEDCX03YGC2388BJCWFP9X6X1HP</text:p>
          </table:table-cell>
          <table:table-cell table:style-name="ce51" office:value-type="float" office:value="513" calcext:value-type="float">
            <text:p>5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8420" calcext:value-type="float">
            <text:p>58,420</text:p>
          </table:table-cell>
          <table:table-cell table:style-name="ce47" office:value-type="float" office:value="29210" calcext:value-type="float">
            <text:p>29,210</text:p>
          </table:table-cell>
          <table:table-cell table:style-name="ce47" office:value-type="float" office:value="1.246411" calcext:value-type="float">
            <text:p>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TGDR7E7EW5PKYV2XDN5CE4WNRGKGJ6WW5AQ1NW</text:p>
          </table:table-cell>
          <table:table-cell table:style-name="ce51" office:value-type="float" office:value="169" calcext:value-type="float">
            <text:p>1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00" calcext:value-type="float">
            <text:p>2,700</text:p>
          </table:table-cell>
          <table:table-cell table:style-name="ce47" office:value-type="float" office:value="1.193566" calcext:value-type="float">
            <text:p>1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CR0AREGTXKGQWGDQE0J4D9Y3NJVQN5VX4KQJY8</text:p>
          </table:table-cell>
          <table:table-cell table:style-name="ce51" office:value-type="float" office:value="351" calcext:value-type="float">
            <text:p>3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00" calcext:value-type="float">
            <text:p>4,200</text:p>
          </table:table-cell>
          <table:table-cell table:style-name="ce47" office:value-type="float" office:value="0.41589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0A1RNF0ZEN59QEZP424J4BZRMFJ4Y2AXFVQ0T6</text:p>
          </table:table-cell>
          <table:table-cell table:style-name="ce51" office:value-type="float" office:value="161" calcext:value-type="float">
            <text:p>1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86" calcext:value-type="float">
            <text:p>1,186</text:p>
          </table:table-cell>
          <table:table-cell table:style-name="ce47" office:value-type="float" office:value="0.149565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EZE65VTTSQJF5NM6JTD1HY6XGF0D33JECGE6W</text:p>
          </table:table-cell>
          <table:table-cell table:style-name="ce51" office:value-type="float" office:value="399" calcext:value-type="float">
            <text:p>3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" calcext:value-type="float">
            <text:p>1,500</text:p>
          </table:table-cell>
          <table:table-cell table:style-name="ce47" office:value-type="float" office:value="0.130222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F7D281S1YZZYQT2H8AZETZ5XW0DXGJKBPJ0SH</text:p>
          </table:table-cell>
          <table:table-cell table:style-name="ce51" office:value-type="float" office:value="531" calcext:value-type="float">
            <text:p>5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7979" calcext:value-type="float">
            <text:p>37,979</text:p>
          </table:table-cell>
          <table:table-cell table:style-name="ce47" office:value-type="float" office:value="35153" calcext:value-type="float">
            <text:p>35,153</text:p>
          </table:table-cell>
          <table:table-cell table:style-name="ce47" office:value-type="float" office:value="0.120587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RDH91AYDKWZ6CZN2V9Q3MB3HKWMFSJS63VHQR</text:p>
          </table:table-cell>
          <table:table-cell table:style-name="ce51" office:value-type="float" office:value="337" calcext:value-type="float">
            <text:p>3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" calcext:value-type="float">
            <text:p>50</text:p>
          </table:table-cell>
          <table:table-cell table:style-name="ce47" office:value-type="float" office:value="0.007157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E7W7F568R99DKATHCB5B5ZTG690RF0KAPR9BWX</text:p>
          </table:table-cell>
          <table:table-cell table:style-name="ce51" office:value-type="float" office:value="570" calcext:value-type="float">
            <text:p>5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5041" calcext:value-type="float">
            <text:p>235,04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4VMZJNJS8BF66FRRXM32QTEVR24V0HJFMAWTZ</text:p>
          </table:table-cell>
          <table:table-cell table:style-name="ce51" office:value-type="float" office:value="344" calcext:value-type="float">
            <text:p>3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" calcext:value-type="float">
            <text:p>2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YM5DT3RG8BBD10C59V3AGVTN66GKQ1A91T85Q4</text:p>
          </table:table-cell>
          <table:table-cell table:style-name="ce51" office:value-type="float" office:value="347" calcext:value-type="float">
            <text:p>3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" calcext:value-type="float">
            <text:p>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A597JWDS0AQE2E9VJ33ZH1DPWGEWADYQHXQZM</text:p>
          </table:table-cell>
          <table:table-cell table:style-name="ce51" office:value-type="float" office:value="309" calcext:value-type="float">
            <text:p>3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3600" calcext:value-type="float">
            <text:p>203,6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MS7KGA5WESV319PV9GVKW2FFJJ1YNT9ETC6FQC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97096" calcext:value-type="float">
            <text:p>597,0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HKPJXTXJ67E195R4Q7R5XWY4AJFNGW7300F5SP</text:p>
          </table:table-cell>
          <table:table-cell table:style-name="ce51" office:value-type="float" office:value="569" calcext:value-type="float">
            <text:p>5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0000" calcext:value-type="float">
            <text:p>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YJ8Q5BRCP2ZRQFXHW4QHCTA44AQZTHPB874JM</text:p>
          </table:table-cell>
          <table:table-cell table:style-name="ce51" office:value-type="float" office:value="568" calcext:value-type="float">
            <text:p>5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30G5RDZ2TJ8Y9TQJZHJJCNFQ8AXXTYSFP6P33</text:p>
          </table:table-cell>
          <table:table-cell table:style-name="ce51" office:value-type="float" office:value="202" calcext:value-type="float">
            <text:p>2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2008" calcext:value-type="float">
            <text:p>222,00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KCN7FXPWGKN6NSBHYA2EJG8PHF451B5BMRXGP1</text:p>
          </table:table-cell>
          <table:table-cell table:style-name="ce51" office:value-type="float" office:value="208" calcext:value-type="float">
            <text:p>2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320" calcext:value-type="float">
            <text:p>19,3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9EH784WK8VYG0SXEVA0M81DGECRE25JYSZ5XSA</text:p>
          </table:table-cell>
          <table:table-cell table:style-name="ce51" office:value-type="float" office:value="567" calcext:value-type="float">
            <text:p>5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4479012" calcext:value-type="float">
            <text:p>74,479,01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3MDV8KVEZFN090W6TSKYG5WF70H8R679E8ZER</text:p>
          </table:table-cell>
          <table:table-cell table:style-name="ce51" office:value-type="float" office:value="566" calcext:value-type="float">
            <text:p>5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" calcext:value-type="float">
            <text:p>3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ARC3Z6A4TM2RV5PE1BRK39ANQNY5ZBE902RRA</text:p>
          </table:table-cell>
          <table:table-cell table:style-name="ce51" office:value-type="float" office:value="565" calcext:value-type="float">
            <text:p>5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905" calcext:value-type="float">
            <text:p>31,90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1EKX8PAC05SVNNCR6JFT13M5CT998P8AMCWRH</text:p>
          </table:table-cell>
          <table:table-cell table:style-name="ce51" office:value-type="float" office:value="564" calcext:value-type="float">
            <text:p>5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XMR7YQ671X1CEFPC2R3V5056CS5YF2YXWXPH6</text:p>
          </table:table-cell>
          <table:table-cell table:style-name="ce51" office:value-type="float" office:value="563" calcext:value-type="float">
            <text:p>5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2176" calcext:value-type="float">
            <text:p>162,17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HQYW6EKT6ZNC19RYDG4B5BCTRJZRZ1T0DVWNQG</text:p>
          </table:table-cell>
          <table:table-cell table:style-name="ce51" office:value-type="float" office:value="561" calcext:value-type="float">
            <text:p>5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9000" calcext:value-type="float">
            <text:p>29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FQND7CV3TR49PPG40J6WCRSYR02447063NH2Z</text:p>
          </table:table-cell>
          <table:table-cell table:style-name="ce51" office:value-type="float" office:value="342" calcext:value-type="float">
            <text:p>3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7476" calcext:value-type="float">
            <text:p>887,47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JEGPDXK4ENNSHD64HYTWB0Q2QX9XJFKCBDYXRP</text:p>
          </table:table-cell>
          <table:table-cell table:style-name="ce51" office:value-type="float" office:value="214" calcext:value-type="float">
            <text:p>2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200" calcext:value-type="float">
            <text:p>6,2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0ESSHCAHZ51EF69JT7C1YEZPPX56NRBNJ9Z4ZP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2000000" calcext:value-type="float">
            <text:p>7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VGH99AMHEFVSG8HWTSZJGHNK163J650QK176G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9760" calcext:value-type="float">
            <text:p>169,7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BJE1ZWTMCH54W98EFW7YD3EDWGN28J3A04KJ0A</text:p>
          </table:table-cell>
          <table:table-cell table:style-name="ce51" office:value-type="float" office:value="483" calcext:value-type="float">
            <text:p>4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897" calcext:value-type="float">
            <text:p>133,89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A84JTP4YRFWBK7PYKBA33H3YB60XP654RAR7M</text:p>
          </table:table-cell>
          <table:table-cell table:style-name="ce51" office:value-type="float" office:value="508" calcext:value-type="float">
            <text:p>5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5000" calcext:value-type="float">
            <text:p>1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0WAXJ4RWQ1KN34C0EQ08AJSQTYZF7KAS0WCM2</text:p>
          </table:table-cell>
          <table:table-cell table:style-name="ce51" office:value-type="float" office:value="559" calcext:value-type="float">
            <text:p>5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61661" calcext:value-type="float">
            <text:p>1,461,66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52XQG4SWH2TVT0TQMTKP968KJHCMMDTD035675</text:p>
          </table:table-cell>
          <table:table-cell table:style-name="ce51" office:value-type="float" office:value="396" calcext:value-type="float">
            <text:p>3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24858" calcext:value-type="float">
            <text:p>2,624,85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V2YVNVDHHYZCSZ5TM9EXSZGYS85NW12VD5V2H3</text:p>
          </table:table-cell>
          <table:table-cell table:style-name="ce51" office:value-type="float" office:value="558" calcext:value-type="float">
            <text:p>5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1182" calcext:value-type="float">
            <text:p>651,18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WPTGBEWVQ58J1RDNZQ34TMCRVF49RRFRKXC0Q</text:p>
          </table:table-cell>
          <table:table-cell table:style-name="ce51" office:value-type="float" office:value="557" calcext:value-type="float">
            <text:p>5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7PMQWPBDV1XK9HK259XZNHW8B6XZJJXMNQCV6Y</text:p>
          </table:table-cell>
          <table:table-cell table:style-name="ce51" office:value-type="float" office:value="298" calcext:value-type="float">
            <text:p>2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4310" calcext:value-type="float">
            <text:p>324,3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78TZED8SQDJMVSW173VW53B9A9E9GJZJX9WZ8W</text:p>
          </table:table-cell>
          <table:table-cell table:style-name="ce51" office:value-type="float" office:value="449" calcext:value-type="float">
            <text:p>4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7000" calcext:value-type="float">
            <text:p>307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6WQ9KTV3769S8X8YNAWBXKDG2Y65P5EEDRWR6</text:p>
          </table:table-cell>
          <table:table-cell table:style-name="ce51" office:value-type="float" office:value="162" calcext:value-type="float">
            <text:p>1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50000" calcext:value-type="float">
            <text:p>1,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NSB1FWHX4E7NK3F9KXR61PGJD02EZQ88FVJPB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000" calcext:value-type="float">
            <text:p>1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5KVXXSSBT5D3ZRBPCT33PNR9EDEN5341XGQ70</text:p>
          </table:table-cell>
          <table:table-cell table:style-name="ce51" office:value-type="float" office:value="133" calcext:value-type="float">
            <text:p>1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700" calcext:value-type="float">
            <text:p>11,7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82NE79YNR434627WPP4XPHCJQS2D0R3ADSWKTR</text:p>
          </table:table-cell>
          <table:table-cell table:style-name="ce51" office:value-type="float" office:value="517" calcext:value-type="float">
            <text:p>5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5055" calcext:value-type="float">
            <text:p>135,05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HYYF20CF09CNMY1JN4Q6GPDRT5CECEFVX3JG7G</text:p>
          </table:table-cell>
          <table:table-cell table:style-name="ce51" office:value-type="float" office:value="253" calcext:value-type="float">
            <text:p>2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50000" calcext:value-type="float">
            <text:p>1,350,000</text:p>
          </table:table-cell>
          <table:table-cell table:style-name="ce47" office:value-type="float" office:value="750000" calcext:value-type="float">
            <text:p>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4798MP7RNHPVSBM954MSS5EJNM1AC3R53DC31</text:p>
          </table:table-cell>
          <table:table-cell table:style-name="ce51" office:value-type="float" office:value="364" calcext:value-type="float">
            <text:p>3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2507" calcext:value-type="float">
            <text:p>122,50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43YHR805B8S834BWJTMZVFR1WP5FFC03WZE4BF</text:p>
          </table:table-cell>
          <table:table-cell table:style-name="ce51" office:value-type="float" office:value="425" calcext:value-type="float">
            <text:p>4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0" calcext:value-type="float">
            <text:p>5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3WAAMSF7DQQPJTB8VA8FRB30P7J3GZ32ZJQ45</text:p>
          </table:table-cell>
          <table:table-cell table:style-name="ce51" office:value-type="float" office:value="314" calcext:value-type="float">
            <text:p>3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000000" calcext:value-type="float">
            <text:p>12,0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YZSN6M4VRY65F8BA6YPM8QP92X8DBM8TACG2S1</text:p>
          </table:table-cell>
          <table:table-cell table:style-name="ce51" office:value-type="float" office:value="556" calcext:value-type="float">
            <text:p>5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2000" calcext:value-type="float">
            <text:p>20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XM4K11S8HJCEAHTTQ8531VKX5GC5YATCM1JK9</text:p>
          </table:table-cell>
          <table:table-cell table:style-name="ce51" office:value-type="float" office:value="87" calcext:value-type="float">
            <text:p>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400000" calcext:value-type="float">
            <text:p>7,4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A5TQXK1FEEV8SA0S6G2PPZCWKDQQCSRG0N5BM4</text:p>
          </table:table-cell>
          <table:table-cell table:style-name="ce51" office:value-type="float" office:value="477" calcext:value-type="float">
            <text:p>4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3250" calcext:value-type="float">
            <text:p>273,2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GDTH2XDYQ5JMJTM2AMX8P6G56JWND82TJ877GM</text:p>
          </table:table-cell>
          <table:table-cell table:style-name="ce51" office:value-type="float" office:value="84" calcext:value-type="float">
            <text:p>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9680" calcext:value-type="float">
            <text:p>299,6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FB1TG93CC5FE4E9ZVA0C28EYK44XPK1XMPKE6</text:p>
          </table:table-cell>
          <table:table-cell table:style-name="ce51" office:value-type="float" office:value="397" calcext:value-type="float">
            <text:p>3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2885" calcext:value-type="float">
            <text:p>152,88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7HVNTYFMTNQ4MSB0BJN6M90EVHHV5SEEWPB55</text:p>
          </table:table-cell>
          <table:table-cell table:style-name="ce51" office:value-type="float" office:value="555" calcext:value-type="float">
            <text:p>5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000" calcext:value-type="float">
            <text:p>16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6GRG26CNZRVWGBJHGQN3YGPMX0358WVB2XQ2Y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7127" calcext:value-type="float">
            <text:p>537,12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GT6YMNTGNZ50RBFAPR5WWJMQ2XKJCJAY6KQTFD</text:p>
          </table:table-cell>
          <table:table-cell table:style-name="ce51" office:value-type="float" office:value="103" calcext:value-type="float">
            <text:p>1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9275" calcext:value-type="float">
            <text:p>1,089,2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129P4FRMJ7TCGZ6XMN5MTAH428DWR0XJ990N1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00000" calcext:value-type="float">
            <text:p>6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K2ZCQH0Z7FXTGD0HKM1E31HW16K7VBFB87WT47</text:p>
          </table:table-cell>
          <table:table-cell table:style-name="ce51" office:value-type="float" office:value="36" calcext:value-type="float">
            <text:p>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5216" calcext:value-type="float">
            <text:p>535,2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M793WRK2Q7CKV8T93JRB942KPJGXQ0H1DA9J3</text:p>
          </table:table-cell>
          <table:table-cell table:style-name="ce51" office:value-type="float" office:value="131" calcext:value-type="float">
            <text:p>1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2AQM22D9AZ5YZKZPWYBFWKJ7YGVVWT1C5M66P</text:p>
          </table:table-cell>
          <table:table-cell table:style-name="ce51" office:value-type="float" office:value="554" calcext:value-type="float">
            <text:p>5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4333" calcext:value-type="float">
            <text:p>104,33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VT0G7W4RV036N23PQKBPDY57FAPR6JVWZMJMQ6</text:p>
          </table:table-cell>
          <table:table-cell table:style-name="ce51" office:value-type="float" office:value="255" calcext:value-type="float">
            <text:p>2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1658.854016" calcext:value-type="float">
            <text:p>241,65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TT9EGJ91PT8181N3332W2BXPD2MYZ134DMB5Z0</text:p>
          </table:table-cell>
          <table:table-cell table:style-name="ce51" office:value-type="float" office:value="283" calcext:value-type="float">
            <text:p>2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8584" calcext:value-type="float">
            <text:p>508,58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3MCFG3M1W4GCAKBNRTV9Q47X48JP39WK5NRRPZ</text:p>
          </table:table-cell>
          <table:table-cell table:style-name="ce51" office:value-type="float" office:value="461" calcext:value-type="float">
            <text:p>4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299" calcext:value-type="float">
            <text:p>25,2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G124ZWBXDWB0C7E8V3TYTAATSGH49Y2HHYXYS</text:p>
          </table:table-cell>
          <table:table-cell table:style-name="ce51" office:value-type="float" office:value="246" calcext:value-type="float">
            <text:p>2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1529" calcext:value-type="float">
            <text:p>81,52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XGFH9JTKPF2TQZJ2AH7NSMMMXJ72VMGH8PR654</text:p>
          </table:table-cell>
          <table:table-cell table:style-name="ce51" office:value-type="float" office:value="203" calcext:value-type="float">
            <text:p>2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9468.5909" calcext:value-type="float">
            <text:p>109,4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J7D2GMHQ5N9ZYSBT35AAH3TTTTXEN2CEP1QCJ</text:p>
          </table:table-cell>
          <table:table-cell table:style-name="ce51" office:value-type="float" office:value="553" calcext:value-type="float">
            <text:p>5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7596" calcext:value-type="float">
            <text:p>77,5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8WRH4SF7F1M5QZZ2BQDZZYBCJWT9VWQMDSTFY5</text:p>
          </table:table-cell>
          <table:table-cell table:style-name="ce51" office:value-type="float" office:value="552" calcext:value-type="float">
            <text:p>5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753" calcext:value-type="float">
            <text:p>14,75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3144JADX7V8JSCSJQYR2MNHDTZRPVN7A7HEXS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9209" calcext:value-type="float">
            <text:p>349,20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5GW5D95SZ61DB8G0AB671YN16G0E1SADSXFEYY</text:p>
          </table:table-cell>
          <table:table-cell table:style-name="ce51" office:value-type="float" office:value="273" calcext:value-type="float">
            <text:p>2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74889" calcext:value-type="float">
            <text:p>1,374,889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277PPJAZDPPN9MH9ZDA1AJ2GGAEY2BDW09H1Z0</text:p>
          </table:table-cell>
          <table:table-cell table:style-name="ce51" office:value-type="float" office:value="551" calcext:value-type="float">
            <text:p>5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5" calcext:value-type="float">
            <text:p>21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14GEETV73S0VF0MBZPSCXQT2SEW43PVZ1JE9B</text:p>
          </table:table-cell>
          <table:table-cell table:style-name="ce51" office:value-type="float" office:value="237" calcext:value-type="float">
            <text:p>2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45000" calcext:value-type="float">
            <text:p>1,245,000</text:p>
          </table:table-cell>
          <table:table-cell table:style-name="ce47" office:value-type="float" office:value="857000" calcext:value-type="float">
            <text:p>857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B7GRE0MZ8P2W9553VF2H8CQPBWQ49TBVQYDA3</text:p>
          </table:table-cell>
          <table:table-cell table:style-name="ce51" office:value-type="float" office:value="414" calcext:value-type="float">
            <text:p>4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317.9004" calcext:value-type="float">
            <text:p>57,31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FCFYYJGV3YR9HN9NTQ5P0THR788X260F3BS5VH</text:p>
          </table:table-cell>
          <table:table-cell table:style-name="ce51" office:value-type="float" office:value="240" calcext:value-type="float">
            <text:p>2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2660" calcext:value-type="float">
            <text:p>252,660</text:p>
          </table:table-cell>
          <table:table-cell table:style-name="ce47" office:value-type="float" office:value="192660" calcext:value-type="float">
            <text:p>192,6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N7Q0Z6C0J85ZQQZ9994J7JASEAHEQ5XJ5CYCN</text:p>
          </table:table-cell>
          <table:table-cell table:style-name="ce51" office:value-type="float" office:value="248" calcext:value-type="float">
            <text:p>2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200" calcext:value-type="float">
            <text:p>9,200</text:p>
          </table:table-cell>
          <table:table-cell table:style-name="ce47" office:value-type="float" office:value="7200" calcext:value-type="float">
            <text:p>7,2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FBQ476WP0STXEWQ6GGG533P7G00MCF8PB1D7R</text:p>
          </table:table-cell>
          <table:table-cell table:style-name="ce51" office:value-type="float" office:value="511" calcext:value-type="float">
            <text:p>5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8001" calcext:value-type="float">
            <text:p>128,00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H5R1ZDFJQ7FE3ZYZKGFD8QTGPAGVEYWQXJMS5</text:p>
          </table:table-cell>
          <table:table-cell table:style-name="ce51" office:value-type="float" office:value="171" calcext:value-type="float">
            <text:p>1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33300" calcext:value-type="float">
            <text:p>1,333,300</text:p>
          </table:table-cell>
          <table:table-cell table:style-name="ce47" office:value-type="float" office:value="730150" calcext:value-type="float">
            <text:p>730,1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B9BH7ETAW8KGEZV8J4NY8DETCN6SWNWZDSM09</text:p>
          </table:table-cell>
          <table:table-cell table:style-name="ce51" office:value-type="float" office:value="150" calcext:value-type="float">
            <text:p>1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09800" calcext:value-type="float">
            <text:p>1,409,800</text:p>
          </table:table-cell>
          <table:table-cell table:style-name="ce47" office:value-type="float" office:value="704900" calcext:value-type="float">
            <text:p>704,9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Y6WEDPPBYFK6P5ZH727R0KNKF8P4HP9S5SPA9B</text:p>
          </table:table-cell>
          <table:table-cell table:style-name="ce51" office:value-type="float" office:value="149" calcext:value-type="float">
            <text:p>1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3490" calcext:value-type="float">
            <text:p>543,4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H4HFERWC4208VW51BPGT9C2J74MT1W5JDBGZAZ</text:p>
          </table:table-cell>
          <table:table-cell table:style-name="ce51" office:value-type="float" office:value="55" calcext:value-type="float">
            <text:p>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5400" calcext:value-type="float">
            <text:p>295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WSDJWTH4CW3YG554XS5CAXJJGAN83P8CFZ4K1</text:p>
          </table:table-cell>
          <table:table-cell table:style-name="ce51" office:value-type="float" office:value="81" calcext:value-type="float">
            <text:p>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92317" calcext:value-type="float">
            <text:p>1,392,3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960JBM5TKMP32WD0S6KYC6AXY9TA7SH8Q4GZN</text:p>
          </table:table-cell>
          <table:table-cell table:style-name="ce51" office:value-type="float" office:value="218" calcext:value-type="float">
            <text:p>2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049" calcext:value-type="float">
            <text:p>26,04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NVP0R8H16QD05FFWZDA63NAVW0C2K98JV8RND</text:p>
          </table:table-cell>
          <table:table-cell table:style-name="ce51" office:value-type="float" office:value="405" calcext:value-type="float">
            <text:p>4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97334" calcext:value-type="float">
            <text:p>1,997,3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5GYXXXADFKZV4A4B4396JQTM6TT6H63C6HA3MW</text:p>
          </table:table-cell>
          <table:table-cell table:style-name="ce51" office:value-type="float" office:value="172" calcext:value-type="float">
            <text:p>1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" calcext:value-type="float">
            <text:p>1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3MVJV4MDY9GWYP6TNQN4ETS5T5D82FQ4N648Y</text:p>
          </table:table-cell>
          <table:table-cell table:style-name="ce51" office:value-type="float" office:value="205" calcext:value-type="float">
            <text:p>2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0570FCRVNHMV6BE7XSPGB5E7AX967EJ46YR5F3</text:p>
          </table:table-cell>
          <table:table-cell table:style-name="ce51" office:value-type="float" office:value="32" calcext:value-type="float">
            <text:p>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2900" calcext:value-type="float">
            <text:p>142,9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YKKE23MAQA1CSQJGWXBKYXMVGGH3G6AYHHBXHR</text:p>
          </table:table-cell>
          <table:table-cell table:style-name="ce51" office:value-type="float" office:value="436" calcext:value-type="float">
            <text:p>4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46285" calcext:value-type="float">
            <text:p>1,346,28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169Q2QN3XAF5W7C99KCMY60NPRPZR17YHE6PG</text:p>
          </table:table-cell>
          <table:table-cell table:style-name="ce51" office:value-type="float" office:value="375" calcext:value-type="float">
            <text:p>3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50000" calcext:value-type="float">
            <text:p>1,9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CNNPBW935DFQ2CVT2H97S3XZAPA41EHSKM7NQH</text:p>
          </table:table-cell>
          <table:table-cell table:style-name="ce51" office:value-type="float" office:value="521" calcext:value-type="float">
            <text:p>5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00000" calcext:value-type="float">
            <text:p>1,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PS8F8KCW6NAQZBPRXMV9MJYT90CBRMY8K38Y67</text:p>
          </table:table-cell>
          <table:table-cell table:style-name="ce51" office:value-type="float" office:value="510" calcext:value-type="float">
            <text:p>5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142.541067" calcext:value-type="float">
            <text:p>57,14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SN6K776CXQBFSVM74W4SAR8W7HCQD6844FA4XC</text:p>
          </table:table-cell>
          <table:table-cell table:style-name="ce51" office:value-type="float" office:value="49" calcext:value-type="float">
            <text:p>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2193" calcext:value-type="float">
            <text:p>1,012,19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ZW1E6R5NEYXRHXW1RS1M4Y55Y4M52T9633M45</text:p>
          </table:table-cell>
          <table:table-cell table:style-name="ce51" office:value-type="float" office:value="91" calcext:value-type="float">
            <text:p>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1320" calcext:value-type="float">
            <text:p>151,3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7NP018KZ3Z3TS11ZV9NTAE2Z2FWHE7K5NXPQQZ</text:p>
          </table:table-cell>
          <table:table-cell table:style-name="ce51" office:value-type="float" office:value="474" calcext:value-type="float">
            <text:p>4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6000" calcext:value-type="float">
            <text:p>146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386044X5N01AJAGN50NGKE87K4Q72P7DHVXF3F</text:p>
          </table:table-cell>
          <table:table-cell table:style-name="ce51" office:value-type="float" office:value="476" calcext:value-type="float">
            <text:p>4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000" calcext:value-type="float">
            <text:p>2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6JPFC1AEHS4JKEB0Z9GV0X4S3NT75Q81YPFC3</text:p>
          </table:table-cell>
          <table:table-cell table:style-name="ce51" office:value-type="float" office:value="357" calcext:value-type="float">
            <text:p>3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7464" calcext:value-type="float">
            <text:p>87,46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3ZFMA5CPFA21FW15ZYD1J0QMR96RWZQEJ2Z00</text:p>
          </table:table-cell>
          <table:table-cell table:style-name="ce51" office:value-type="float" office:value="522" calcext:value-type="float">
            <text:p>5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7958" calcext:value-type="float">
            <text:p>327,95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695ES1ZD9Q1RP0GZ6NQ17DEDYJMYVT220N4CR</text:p>
          </table:table-cell>
          <table:table-cell table:style-name="ce51" office:value-type="float" office:value="270" calcext:value-type="float">
            <text:p>2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8003.988" calcext:value-type="float">
            <text:p>158,004</text:p>
          </table:table-cell>
          <table:table-cell table:style-name="ce47" office:value-type="float" office:value="603.988" calcext:value-type="float">
            <text:p>6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B23QNR42XJ02ZYVK3QJGTMATVB6W8XWBXNFESF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70000" calcext:value-type="float">
            <text:p>270,000</text:p>
          </table:table-cell>
          <table:table-cell table:style-name="ce47" office:value-type="float" office:value="180000" calcext:value-type="float">
            <text:p>18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JDKWQ77WN7S0PRCS872HFJ21ZT78P6G1WCW2B</text:p>
          </table:table-cell>
          <table:table-cell table:style-name="ce51" office:value-type="float" office:value="329" calcext:value-type="float">
            <text:p>3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167" calcext:value-type="float">
            <text:p>30,16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J6PTDSHM17HCDQBV7FYYMM98R1Y2ZQ7GRM06W</text:p>
          </table:table-cell>
          <table:table-cell table:style-name="ce51" office:value-type="float" office:value="480" calcext:value-type="float">
            <text:p>4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4944" calcext:value-type="float">
            <text:p>274,9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09XJKH35TDW0QY3N5VAWTRTP4EQJZMAF6WMDC</text:p>
          </table:table-cell>
          <table:table-cell table:style-name="ce51" office:value-type="float" office:value="264" calcext:value-type="float">
            <text:p>2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788" calcext:value-type="float">
            <text:p>54,78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YW0HNP0BH6BBNPVSFSY8KJZCRXB5W1772WDYF2</text:p>
          </table:table-cell>
          <table:table-cell table:style-name="ce51" office:value-type="float" office:value="317" calcext:value-type="float">
            <text:p>3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83555" calcext:value-type="float">
            <text:p>2,183,55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MVA4DRZPR5BJ446XTJS2CVXVGZ04PJC37F719G</text:p>
          </table:table-cell>
          <table:table-cell table:style-name="ce51" office:value-type="float" office:value="29" calcext:value-type="float">
            <text:p>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44875.403249" calcext:value-type="float">
            <text:p>644,8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914WERKVS8B46P6BDKY1V0J1HTKH8EPWETJSE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717" calcext:value-type="float">
            <text:p>133,7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9A7QXQV1TXC7S9WT9MB7F23WKP8C5MN6VNR98</text:p>
          </table:table-cell>
          <table:table-cell table:style-name="ce51" office:value-type="float" office:value="380" calcext:value-type="float">
            <text:p>3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92355" calcext:value-type="float">
            <text:p>3,892,35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7CATRTD6NKPJYNBGEVB3Y0TTGFW6RC45WADVRK</text:p>
          </table:table-cell>
          <table:table-cell table:style-name="ce51" office:value-type="float" office:value="111" calcext:value-type="float">
            <text:p>1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107" calcext:value-type="float">
            <text:p>88,10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RVG3JVHPMAFYRCANDSFGDTXBZF1Y7W5AZ9ADH</text:p>
          </table:table-cell>
          <table:table-cell table:style-name="ce51" office:value-type="float" office:value="550" calcext:value-type="float">
            <text:p>5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DD2PYX9QCZGMKJ5Y96NRCRABX632V6FM5GW83H</text:p>
          </table:table-cell>
          <table:table-cell table:style-name="ce51" office:value-type="float" office:value="549" calcext:value-type="float">
            <text:p>5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35935" calcext:value-type="float">
            <text:p>1,135,9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T3RHW43FWZ4ACDZ99GKTG2QAAXVYDFF8EXM8D4</text:p>
          </table:table-cell>
          <table:table-cell table:style-name="ce51" office:value-type="float" office:value="306" calcext:value-type="float">
            <text:p>3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.0229799999999" calcext:value-type="float">
            <text:p>20</text:p>
          </table:table-cell>
          <table:table-cell table:style-name="ce47" office:value-type="float" office:value="5.00298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6PKFGDHNQ5322FWE631WR391K7NMZ091G3J6A</text:p>
          </table:table-cell>
          <table:table-cell table:style-name="ce51" office:value-type="float" office:value="97" calcext:value-type="float">
            <text:p>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0090" calcext:value-type="float">
            <text:p>150,090</text:p>
          </table:table-cell>
          <table:table-cell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7FH0V2EDE3PRR600N4HZ9YZ3T6RNRJZNXM3KJ</text:p>
          </table:table-cell>
          <table:table-cell table:style-name="ce51" office:value-type="float" office:value="421" calcext:value-type="float">
            <text:p>4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29600" calcext:value-type="float">
            <text:p>4,529,6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JJ58QAQGVFGCKXZ6QPV3XWATQNCNSJQC3BNWZ</text:p>
          </table:table-cell>
          <table:table-cell table:style-name="ce51" office:value-type="float" office:value="65" calcext:value-type="float">
            <text:p>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HG5M8H61ACV1JYRD9Z9TC8BKSW519YZ4WE5Z4</text:p>
          </table:table-cell>
          <table:table-cell table:style-name="ce51" office:value-type="float" office:value="391" calcext:value-type="float">
            <text:p>3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50462" calcext:value-type="float">
            <text:p>550,46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HNN0GM8XJ7651E7C5733B65VZ9CSPCW82514G</text:p>
          </table:table-cell>
          <table:table-cell table:style-name="ce51" office:value-type="float" office:value="235" calcext:value-type="float">
            <text:p>2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0428" calcext:value-type="float">
            <text:p>170,42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6PNFN0ZBE4JGATX7MZK2EMX58EP2JHRPV6A4E</text:p>
          </table:table-cell>
          <table:table-cell table:style-name="ce51" office:value-type="float" office:value="464" calcext:value-type="float">
            <text:p>4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51" calcext:value-type="float">
            <text:p>2,35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BXT36YBFK9DVW2SGYJZY85MNQB4XV5Q1KY3QNZ</text:p>
          </table:table-cell>
          <table:table-cell table:style-name="ce51" office:value-type="float" office:value="482" calcext:value-type="float">
            <text:p>4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41" calcext:value-type="float">
            <text:p>94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RDY1MGYDVB0BTWXXTQDSA11AH6AZC8FZ06Q81Z</text:p>
          </table:table-cell>
          <table:table-cell table:style-name="ce51" office:value-type="float" office:value="481" calcext:value-type="float">
            <text:p>4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7" calcext:value-type="float">
            <text:p>88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QVKGJYQFQ84EN1XQZVK36C6BFHQNA2ERRPG82</text:p>
          </table:table-cell>
          <table:table-cell table:style-name="ce51" office:value-type="float" office:value="463" calcext:value-type="float">
            <text:p>4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3" calcext:value-type="float">
            <text:p>93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2K95F5FRKY4267KP2X41P09MQT5EB0WEMDESJZ</text:p>
          </table:table-cell>
          <table:table-cell table:style-name="ce51" office:value-type="float" office:value="457" calcext:value-type="float">
            <text:p>4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3" calcext:value-type="float">
            <text:p>88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9YZ47JB8R69RNVY5W881MJAMM3PN8PV66KCPCC</text:p>
          </table:table-cell>
          <table:table-cell table:style-name="ce51" office:value-type="float" office:value="455" calcext:value-type="float">
            <text:p>4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4" calcext:value-type="float">
            <text:p>88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V0R4X6W5AJ2GMQB0PXEX8KJV1Q3AEEDC3B2BG</text:p>
          </table:table-cell>
          <table:table-cell table:style-name="ce51" office:value-type="float" office:value="456" calcext:value-type="float">
            <text:p>4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423" calcext:value-type="float">
            <text:p>10,42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FMPXETA906W9VSD674XTWBSH3X3CEK400RDQXD</text:p>
          </table:table-cell>
          <table:table-cell table:style-name="ce51" office:value-type="float" office:value="426" calcext:value-type="float">
            <text:p>4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1618" calcext:value-type="float">
            <text:p>501,61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BSWJTYBDJGDGZ54T4T0NMBGQ6BBFZCWD44VMH9</text:p>
          </table:table-cell>
          <table:table-cell table:style-name="ce51" office:value-type="float" office:value="141" calcext:value-type="float">
            <text:p>1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7W60NDTMQT2YPANWM8SJKDYZY7X54SAW1SKRMM</text:p>
          </table:table-cell>
          <table:table-cell table:style-name="ce51" office:value-type="float" office:value="163" calcext:value-type="float">
            <text:p>1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9034" calcext:value-type="float">
            <text:p>239,0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MHSG9FS73TMRJWY679GSGZ7HQ54HG73PD6VZD</text:p>
          </table:table-cell>
          <table:table-cell table:style-name="ce51" office:value-type="float" office:value="153" calcext:value-type="float">
            <text:p>1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75914" calcext:value-type="float">
            <text:p>2,675,91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NN3NGXE5TH5H1N5FRVYT6BXCHTP62TT70AMB1</text:p>
          </table:table-cell>
          <table:table-cell table:style-name="ce51" office:value-type="float" office:value="334" calcext:value-type="float">
            <text:p>3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540" calcext:value-type="float">
            <text:p>27,54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F0GZC9WG53MH7SHMFVSM54XKNNHQXJ8Q301GQ7</text:p>
          </table:table-cell>
          <table:table-cell table:style-name="ce51" office:value-type="float" office:value="64" calcext:value-type="float">
            <text:p>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326570" calcext:value-type="float">
            <text:p>13,326,570</text:p>
          </table:table-cell>
          <table:table-cell table:style-name="ce47" office:value-type="float" office:value="10007570" calcext:value-type="float">
            <text:p>10,007,5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AVCVGVVW0DJJXPRMTZVDC70YCM8HSSQ0YJ7TGV</text:p>
          </table:table-cell>
          <table:table-cell table:style-name="ce51" office:value-type="float" office:value="230" calcext:value-type="float">
            <text:p>2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252345" calcext:value-type="float">
            <text:p>4,252,345</text:p>
          </table:table-cell>
          <table:table-cell table:style-name="ce47" office:value-type="float" office:value="1232644" calcext:value-type="float">
            <text:p>1,232,6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10TAR7RZE8ZTHMTMZYN76KT4440CS1KADFCG2B</text:p>
          </table:table-cell>
          <table:table-cell table:style-name="ce51" office:value-type="float" office:value="112" calcext:value-type="float">
            <text:p>1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94154" calcext:value-type="float">
            <text:p>1,594,15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GRJ1FJT7QC7N51PQGR6PZXMXZH5SKQ8B4JRW1D</text:p>
          </table:table-cell>
          <table:table-cell table:style-name="ce51" office:value-type="float" office:value="370" calcext:value-type="float">
            <text:p>3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12197" calcext:value-type="float">
            <text:p>512,19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HN29HHPJJSJX3092D5WNPDC9J88TZN5416HJD</text:p>
          </table:table-cell>
          <table:table-cell table:style-name="ce51" office:value-type="float" office:value="82" calcext:value-type="float">
            <text:p>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43060.366999999" calcext:value-type="float">
            <text:p>443,060</text:p>
          </table:table-cell>
          <table:table-cell table:style-name="ce47" office:value-type="float" office:value="443060.367" calcext:value-type="float">
            <text:p>443,0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2D87CY84QVVCMJKNKGHC7GGXFGA0TAR9D0XJW</text:p>
          </table:table-cell>
          <table:table-cell table:style-name="ce51" office:value-type="float" office:value="447" calcext:value-type="float">
            <text:p>4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00000" calcext:value-type="float">
            <text:p>2,8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CVPBKXT69WRP8VKSK2VJ5W0M5MTBHG2HPS962</text:p>
          </table:table-cell>
          <table:table-cell table:style-name="ce51" office:value-type="float" office:value="367" calcext:value-type="float">
            <text:p>3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68203.265" calcext:value-type="float">
            <text:p>1,668,20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6E13GF86V767W9PFCC65TA43AS1VCEV52HC8RP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95025" calcext:value-type="float">
            <text:p>295,025</text:p>
          </table:table-cell>
          <table:table-cell table:style-name="ce47" office:value-type="float" office:value="40000" calcext:value-type="float">
            <text:p>4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6WNKFN209YWRF16T5KDPN12CYF9N70HV4ENFJ7</text:p>
          </table:table-cell>
          <table:table-cell table:style-name="ce51" office:value-type="float" office:value="435" calcext:value-type="float">
            <text:p>4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5000" calcext:value-type="float">
            <text:p>14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AEEF6WW5Y0NMJ1S8SBSZDAY8R5J32NBZFPKKZ</text:p>
          </table:table-cell>
          <table:table-cell table:style-name="ce51" office:value-type="float" office:value="60" calcext:value-type="float">
            <text:p>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7958" calcext:value-type="float">
            <text:p>87,958</text:p>
          </table:table-cell>
          <table:table-cell table:style-name="ce47" office:value-type="float" office:value="43979" calcext:value-type="float">
            <text:p>43,9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2ZYEZGWHHFQ5RX2WMFVDXR77C5WWQP4EK7E6HC</text:p>
          </table:table-cell>
          <table:table-cell table:style-name="ce51" office:value-type="float" office:value="83" calcext:value-type="float">
            <text:p>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7518" calcext:value-type="float">
            <text:p>117,51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QV18K6HB5NBE2RWHKH1HY2A3HKJ4NVW7KYN2SY</text:p>
          </table:table-cell>
          <table:table-cell table:style-name="ce51" office:value-type="float" office:value="143" calcext:value-type="float">
            <text:p>1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63325" calcext:value-type="float">
            <text:p>863,325</text:p>
          </table:table-cell>
          <table:table-cell table:style-name="ce47" office:value-type="float" office:value="538496" calcext:value-type="float">
            <text:p>538,4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P6TX1NNVT34BTJT275VK1VSGB6R5TZJ5V397TR</text:p>
          </table:table-cell>
          <table:table-cell table:style-name="ce51" office:value-type="float" office:value="496" calcext:value-type="float">
            <text:p>4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2000" calcext:value-type="float">
            <text:p>10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WBYAEWN0JER1VPBW8TRT1329BGP9RGC5S2519W</text:p>
          </table:table-cell>
          <table:table-cell table:style-name="ce51" office:value-type="float" office:value="59" calcext:value-type="float">
            <text:p>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45503" calcext:value-type="float">
            <text:p>245,503</text:p>
          </table:table-cell>
          <table:table-cell table:style-name="ce47" office:value-type="float" office:value="212102" calcext:value-type="float">
            <text:p>212,1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9SBSBMNAMVTVPC8CCFJNRK15J2YFJV3S6Z877T</text:p>
          </table:table-cell>
          <table:table-cell table:style-name="ce51" office:value-type="float" office:value="404" calcext:value-type="float">
            <text:p>4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240534" calcext:value-type="float">
            <text:p>3,240,534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Q4WAM99T9PRFVKXPGQZY0M9JYPRJWSG28RFBY</text:p>
          </table:table-cell>
          <table:table-cell table:style-name="ce51" office:value-type="float" office:value="191" calcext:value-type="float">
            <text:p>1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8840" calcext:value-type="float">
            <text:p>488,84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095PYRGCA1NT2AK6K1GS4AMTM8YMTSH3KCVNS7</text:p>
          </table:table-cell>
          <table:table-cell table:style-name="ce51" office:value-type="float" office:value="76" calcext:value-type="float">
            <text:p>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45994" calcext:value-type="float">
            <text:p>345,994</text:p>
          </table:table-cell>
          <table:table-cell table:style-name="ce47" office:value-type="float" office:value="262969" calcext:value-type="float">
            <text:p>262,9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C86ZXD9EQYFPMMDNAC9Z4RM46C90ZZFA5VY24</text:p>
          </table:table-cell>
          <table:table-cell table:style-name="ce51" office:value-type="float" office:value="252" calcext:value-type="float">
            <text:p>2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29010" calcext:value-type="float">
            <text:p>829,010</text:p>
          </table:table-cell>
          <table:table-cell table:style-name="ce47" office:value-type="float" office:value="414505" calcext:value-type="float">
            <text:p>414,50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2BEEDG31J0AH68DFDJJYZ36D002PKDZCP1DZQE</text:p>
          </table:table-cell>
          <table:table-cell table:style-name="ce51" office:value-type="float" office:value="119" calcext:value-type="float">
            <text:p>1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73000" calcext:value-type="float">
            <text:p>3,673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S3PA89FYVN3GJ64E1SD5ZAV79CMA3TS16AW32D</text:p>
          </table:table-cell>
          <table:table-cell table:style-name="ce51" office:value-type="float" office:value="126" calcext:value-type="float">
            <text:p>1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744550" calcext:value-type="float">
            <text:p>17,744,5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5QB32W2AQFPDJ822AM87DGYRQ6D68JDVQZKMM9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7144" calcext:value-type="float">
            <text:p>1,787,1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8NSF4WA711DG32K1N15FVV2D1Q03YVW854D77V</text:p>
          </table:table-cell>
          <table:table-cell table:style-name="ce51" office:value-type="float" office:value="386" calcext:value-type="float">
            <text:p>3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69029" calcext:value-type="float">
            <text:p>969,02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YR0VW9ZF31QHYK6C88RZ0XT3MJ8VZ75QCSJDM</text:p>
          </table:table-cell>
          <table:table-cell table:style-name="ce51" office:value-type="float" office:value="546" calcext:value-type="float">
            <text:p>5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3898.8399999999" calcext:value-type="float">
            <text:p>23,899</text:p>
          </table:table-cell>
          <table:table-cell table:style-name="ce47" office:value-type="float" office:value="4859" calcext:value-type="float">
            <text:p>4,85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DP70FRC4FFCZR5B2F6S112NK79WAFWHCWPYKQZ</text:p>
          </table:table-cell>
          <table:table-cell table:style-name="ce51" office:value-type="float" office:value="146" calcext:value-type="float">
            <text:p>1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8748" calcext:value-type="float">
            <text:p>1,088,74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YJ9487PS0JDDYBBVH0RW3JPY48V0A86PQGDA6V</text:p>
          </table:table-cell>
          <table:table-cell table:style-name="ce51" office:value-type="float" office:value="211" calcext:value-type="float">
            <text:p>2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59374" calcext:value-type="float">
            <text:p>1,259,37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XFGWSW3R4Z023QH97X0RJWCF411CZH79MH4YBH</text:p>
          </table:table-cell>
          <table:table-cell table:style-name="ce51" office:value-type="float" office:value="41" calcext:value-type="float">
            <text:p>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60063" calcext:value-type="float">
            <text:p>4,360,06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XTHZ7PHAJ8DDJB7AMVQXDZ6T68364EZ01WB20</text:p>
          </table:table-cell>
          <table:table-cell table:style-name="ce51" office:value-type="float" office:value="475" calcext:value-type="float">
            <text:p>4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44846" calcext:value-type="float">
            <text:p>244,84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03BXR2GBV4WBESM8C4WCGNC9ED3PGT03X4WXTC</text:p>
          </table:table-cell>
          <table:table-cell table:style-name="ce51" office:value-type="float" office:value="268" calcext:value-type="float">
            <text:p>2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68YRZ81XA52ZX2WGXBCZVFZVZSYX203RD2J4CY</text:p>
          </table:table-cell>
          <table:table-cell table:style-name="ce51" office:value-type="float" office:value="361" calcext:value-type="float">
            <text:p>3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4400" calcext:value-type="float">
            <text:p>1,334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N66VSF1HAH9BP36XEAT2JZWZ45TDJXWENGS7Y5</text:p>
          </table:table-cell>
          <table:table-cell table:style-name="ce51" office:value-type="float" office:value="548" calcext:value-type="float">
            <text:p>5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23428" calcext:value-type="float">
            <text:p>1,023,42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63DJQDK3BGEPDXW2QJZBRNH5PMNZMAHVDJBS67</text:p>
          </table:table-cell>
          <table:table-cell table:style-name="ce51" office:value-type="float" office:value="547" calcext:value-type="float">
            <text:p>5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72" calcext:value-type="float">
            <text:p>4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3H3JFR1VN727M9WNGNDS5S1M56GKBH6CRVNNN</text:p>
          </table:table-cell>
          <table:table-cell table:style-name="ce51" office:value-type="float" office:value="302" calcext:value-type="float">
            <text:p>3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73000" calcext:value-type="float">
            <text:p>3,673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NG93XNC2KMX9ZPR022DJMHWM5WD4E2FAM6JAY</text:p>
          </table:table-cell>
          <table:table-cell table:style-name="ce51" office:value-type="float" office:value="545" calcext:value-type="float">
            <text:p>5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9475" calcext:value-type="float">
            <text:p>319,4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3PSKPFWS3SMYHT2VCW5375WB60NS4YVJKW18X</text:p>
          </table:table-cell>
          <table:table-cell table:style-name="ce51" office:value-type="float" office:value="544" calcext:value-type="float">
            <text:p>5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0" calcext:value-type="float">
            <text:p>3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HX7247FTWB9FEM3J5CKJ3H3FKZ51C4D3XABFT</text:p>
          </table:table-cell>
          <table:table-cell table:style-name="ce51" office:value-type="float" office:value="543" calcext:value-type="float">
            <text:p>5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139" calcext:value-type="float">
            <text:p>25,13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8W0HYCX8N7BWDNJKPHTYXAE6S84SAKVG5BKGS</text:p>
          </table:table-cell>
          <table:table-cell table:style-name="ce51" office:value-type="float" office:value="542" calcext:value-type="float">
            <text:p>5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0000" calcext:value-type="float">
            <text:p>7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XGHYPAZYHGZ6DH87T0CAYH2MDYRY1CMTG3N5Y</text:p>
          </table:table-cell>
          <table:table-cell table:style-name="ce51" office:value-type="float" office:value="541" calcext:value-type="float">
            <text:p>5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6301" calcext:value-type="float">
            <text:p>156,30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8QEJE3JW9B25NTBX73PDN6KF5X0YZPV26JT43</text:p>
          </table:table-cell>
          <table:table-cell table:style-name="ce51" office:value-type="float" office:value="376" calcext:value-type="float">
            <text:p>3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5550" calcext:value-type="float">
            <text:p>185,5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GR1N66VR9E8EGT09GJDA9KGH7CQ6YBQK5S5ZV</text:p>
          </table:table-cell>
          <table:table-cell table:style-name="ce51" office:value-type="float" office:value="287" calcext:value-type="float">
            <text:p>2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439333" calcext:value-type="float">
            <text:p>13,439,33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VKBYWMCK7WSDYS0DDF8R3XT5RD5QKBPQK3SBB</text:p>
          </table:table-cell>
          <table:table-cell table:style-name="ce51" office:value-type="float" office:value="535" calcext:value-type="float">
            <text:p>5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000000" calcext:value-type="float">
            <text:p>18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KEYFP4TS99FVNMA7A6BDY9T6QK91BNPBTJFPT</text:p>
          </table:table-cell>
          <table:table-cell table:style-name="ce51" office:value-type="float" office:value="292" calcext:value-type="float">
            <text:p>2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771" calcext:value-type="float">
            <text:p>21,77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G8G17DHB8PDP611B1AQPXN0FHSB57F73HM6CDP</text:p>
          </table:table-cell>
          <table:table-cell table:style-name="ce51" office:value-type="float" office:value="138" calcext:value-type="float">
            <text:p>1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4302" calcext:value-type="float">
            <text:p>264,3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NHZDAMMEEASE4DKHYYCVAG8RF8PA7YHPPW40BX</text:p>
          </table:table-cell>
          <table:table-cell table:style-name="ce51" office:value-type="float" office:value="39" calcext:value-type="float">
            <text:p>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521" calcext:value-type="float">
            <text:p>76,52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M7K3YM8813404G1R7AXV106CPWH0Z5ZA80JVAV</text:p>
          </table:table-cell>
          <table:table-cell table:style-name="ce51" office:value-type="float" office:value="540" calcext:value-type="float">
            <text:p>5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FV4FZ8D32S7GKYRPFWK6YHRJE5BZEYKABK72Q3</text:p>
          </table:table-cell>
          <table:table-cell table:style-name="ce51" office:value-type="float" office:value="38" calcext:value-type="float">
            <text:p>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7JJS3774KPR0MMB5FH77VWBD8KD0SVNZ4QNX5X</text:p>
          </table:table-cell>
          <table:table-cell table:style-name="ce51" office:value-type="float" office:value="282" calcext:value-type="float">
            <text:p>2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28000" calcext:value-type="float">
            <text:p>728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N2C5NB2DVDC3ABQFBS98W45WXHJD9P2MBA8HDJ</text:p>
          </table:table-cell>
          <table:table-cell table:style-name="ce51" office:value-type="float" office:value="539" calcext:value-type="float">
            <text:p>5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AH2EPY4YWTR0BV3PDX9DGTCRH5488SKZGH3C8P</text:p>
          </table:table-cell>
          <table:table-cell table:style-name="ce51" office:value-type="float" office:value="538" calcext:value-type="float">
            <text:p>5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100" calcext:value-type="float">
            <text:p>50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C5MYEPEF0GT3Y7T27S3GPY70S941DQM4RJGQW</text:p>
          </table:table-cell>
          <table:table-cell table:style-name="ce51" office:value-type="float" office:value="537" calcext:value-type="float">
            <text:p>5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30" calcext:value-type="float">
            <text:p>4,33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8EH3TQZ0HDANGKCGFN6TCD6VR4R4YE7TD1YVN0</text:p>
          </table:table-cell>
          <table:table-cell table:style-name="ce51" office:value-type="float" office:value="536" calcext:value-type="float">
            <text:p>5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963" calcext:value-type="float">
            <text:p>45,96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WS9RP9S7W52485DV5T6CVVW7T433SV0K4GSF0</text:p>
          </table:table-cell>
          <table:table-cell table:style-name="ce51" office:value-type="float" office:value="323" calcext:value-type="float">
            <text:p>32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982817" calcext:value-type="float">
            <text:p>1,982,817</text:p>
          </table:table-cell>
          <table:table-cell table:style-name="ce47" office:value-type="float" office:value="1482817" calcext:value-type="float">
            <text:p>1,482,8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GXN1SX3SNR601PV8TZ6YSB22XVTVGSNN1RAE9Z</text:p>
          </table:table-cell>
          <table:table-cell table:style-name="ce51" office:value-type="float" office:value="73" calcext:value-type="float">
            <text:p>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6436" calcext:value-type="float">
            <text:p>136,4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MJSNG2DPSBPPCCBFKJF6MFFPH0M8HCVKMVGPXF</text:p>
          </table:table-cell>
          <table:table-cell table:style-name="ce51" office:value-type="float" office:value="330" calcext:value-type="float">
            <text:p>3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53032" calcext:value-type="float">
            <text:p>1,353,03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1DPYWKC3FHEFKJ9ZP4GR3NM35D8VWQ68E9GJNJ</text:p>
          </table:table-cell>
          <table:table-cell table:style-name="ce51" office:value-type="float" office:value="147" calcext:value-type="float">
            <text:p>1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34824" calcext:value-type="float">
            <text:p>8,534,8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4XQS93HKBKX3JD1CN8MRB0TGBPGQ23YR4NSEA</text:p>
          </table:table-cell>
          <table:table-cell table:style-name="ce51" office:value-type="float" office:value="183" calcext:value-type="float">
            <text:p>1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0736" calcext:value-type="float">
            <text:p>430,7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E62ZJM727VRPNWKGM58HWE0BK7JWPQCC57T16Q</text:p>
          </table:table-cell>
          <table:table-cell table:style-name="ce51" office:value-type="float" office:value="534" calcext:value-type="float">
            <text:p>5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294" calcext:value-type="float">
            <text:p>32,29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H4GPKAQHAD5MMJS34V1CFXQ1EST8MFMAP0H5B</text:p>
          </table:table-cell>
          <table:table-cell table:style-name="ce51" office:value-type="float" office:value="58" calcext:value-type="float">
            <text:p>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1283" calcext:value-type="float">
            <text:p>31,283</text:p>
          </table:table-cell>
          <table:table-cell table:style-name="ce47" office:value-type="float" office:value="26283" calcext:value-type="float">
            <text:p>26,28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ZMZ2ZEG811WM7T9XECFM0V14D0WCRYA6RRBR4W</text:p>
          </table:table-cell>
          <table:table-cell table:style-name="ce51" office:value-type="float" office:value="102" calcext:value-type="float">
            <text:p>1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362" calcext:value-type="float">
            <text:p>38,36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KXWF462SP3CEEKF5RQN1D4EQ9ZRVM0F4X61K4</text:p>
          </table:table-cell>
          <table:table-cell table:style-name="ce51" office:value-type="float" office:value="181" calcext:value-type="float">
            <text:p>1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40803" calcext:value-type="float">
            <text:p>1,040,80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9P9HZ6C1D8N6D3HEEHTZY199FS8VMAWG7XG4PT</text:p>
          </table:table-cell>
          <table:table-cell table:style-name="ce51" office:value-type="float" office:value="228" calcext:value-type="float">
            <text:p>2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31579" calcext:value-type="float">
            <text:p>831,5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ZE5BHRB8JYQP0TNWT0Y5NNX0YZPVRXGEFFHD0X</text:p>
          </table:table-cell>
          <table:table-cell table:style-name="ce51" office:value-type="float" office:value="227" calcext:value-type="float">
            <text:p>2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53857" calcext:value-type="float">
            <text:p>553,85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AACYZP8X78PK2XCYCDCVCQDVBCJXDXH1WX8VMD</text:p>
          </table:table-cell>
          <table:table-cell table:style-name="ce51" office:value-type="float" office:value="498" calcext:value-type="float">
            <text:p>4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" calcext:value-type="float">
            <text:p>3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CX8NF3XHVX4JQ0EKK1CQZGBTQWBJDWERD0HEZ</text:p>
          </table:table-cell>
          <table:table-cell table:style-name="ce51" office:value-type="float" office:value="290" calcext:value-type="float">
            <text:p>2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256" calcext:value-type="float">
            <text:p>36,25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1RZQXHW045JZ16PA6RD0BCCASPN9XMYJDGPN1</text:p>
          </table:table-cell>
          <table:table-cell table:style-name="ce51" office:value-type="float" office:value="533" calcext:value-type="float">
            <text:p>5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8671" calcext:value-type="float">
            <text:p>1,018,67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JQ6KP52NFT2RAF0JN348G8XD142GZ0PN7Q9ETK</text:p>
          </table:table-cell>
          <table:table-cell table:style-name="ce51" office:value-type="float" office:value="532" calcext:value-type="float">
            <text:p>5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4805" calcext:value-type="float">
            <text:p>354,80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5RHVD792XR9S9H0YSZTPFESKVGNA6Z9FTMS2TC</text:p>
          </table:table-cell>
          <table:table-cell table:style-name="ce51" office:value-type="float" office:value="279" calcext:value-type="float">
            <text:p>2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77272" calcext:value-type="float">
            <text:p>877,2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E74W94D7DCMBFJ1CHJF30QAWTZECJQBFPKB1SS</text:p>
          </table:table-cell>
          <table:table-cell table:style-name="ce51" office:value-type="float" office:value="530" calcext:value-type="float">
            <text:p>5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8779" calcext:value-type="float">
            <text:p>148,7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ACDPXVBGVZB9C53XPF7FRGFW8VDXX9HJ912VE7</text:p>
          </table:table-cell>
          <table:table-cell table:style-name="ce51" office:value-type="float" office:value="529" calcext:value-type="float">
            <text:p>5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06570" calcext:value-type="float">
            <text:p>1,906,5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7QCXF61ENHPSHMF5TFBWFFRFXFCD1J5W307M20</text:p>
          </table:table-cell>
          <table:table-cell table:style-name="ce51" office:value-type="float" office:value="526" calcext:value-type="float">
            <text:p>5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110" calcext:value-type="float">
            <text:p>98,1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AWNCXRSDSW59YPZRTYMXM4JD0CA2CX5V3RH6FH</text:p>
          </table:table-cell>
          <table:table-cell table:style-name="ce51" office:value-type="float" office:value="384" calcext:value-type="float">
            <text:p>3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000000" calcext:value-type="float">
            <text:p>13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Q829C0KWNEVETW09C93CCBHV3AGM60AKS66AJ</text:p>
          </table:table-cell>
          <table:table-cell table:style-name="ce51" office:value-type="float" office:value="524" calcext:value-type="float">
            <text:p>5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24" calcext:value-type="float">
            <text:p>3,9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FW4AEE2NDDQJNYBDEK9ZRS48WPJ6YNPAASZW4J</text:p>
          </table:table-cell>
          <table:table-cell table:style-name="ce51" office:value-type="float" office:value="360" calcext:value-type="float">
            <text:p>3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460" calcext:value-type="float">
            <text:p>36,4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0WW5B1BXWRBTDN3G3MR43SN04QYRKZ0Y8EEKN</text:p>
          </table:table-cell>
          <table:table-cell table:style-name="ce51" office:value-type="float" office:value="233" calcext:value-type="float">
            <text:p>2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879" calcext:value-type="float">
            <text:p>20,8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R1HAMFQXXP2EHG4NSAT162TRT8W1WN243ANPQ</text:p>
          </table:table-cell>
          <table:table-cell table:style-name="ce51" office:value-type="float" office:value="519" calcext:value-type="float">
            <text:p>5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713" calcext:value-type="float">
            <text:p>80,71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0GPK1ZE9NNHQC10TGVV9PD045R9EBBFQYB2A4</text:p>
          </table:table-cell>
          <table:table-cell table:style-name="ce51" office:value-type="float" office:value="239" calcext:value-type="float">
            <text:p>2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8000" calcext:value-type="float">
            <text:p>48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D6KFPPC7BQG39GF42S3FM0ZVK04CBZDJXH9QJ4</text:p>
          </table:table-cell>
          <table:table-cell table:style-name="ce51" office:value-type="float" office:value="518" calcext:value-type="float">
            <text:p>5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2" calcext:value-type="float">
            <text:p>36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SZ17HD2X4YJ44D6WTKHAMZ051CSSJSRR71KK1B</text:p>
          </table:table-cell>
          <table:table-cell table:style-name="ce51" office:value-type="float" office:value="514" calcext:value-type="float">
            <text:p>5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820" calcext:value-type="float">
            <text:p>31,8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R4M8E81ZCGRY8HRTXQEVB0S6Y5Y6SRAM5QPPZE</text:p>
          </table:table-cell>
          <table:table-cell table:style-name="ce51" office:value-type="float" office:value="512" calcext:value-type="float">
            <text:p>5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50615" calcext:value-type="float">
            <text:p>2,350,61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R2048BAA1F96VQEJTXRFMMCQE57RQ9CX9D9YY</text:p>
          </table:table-cell>
          <table:table-cell table:style-name="ce51" office:value-type="float" office:value="199" calcext:value-type="float">
            <text:p>1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60968" calcext:value-type="float">
            <text:p>260,96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MYY6R4A44A4TGVEZZ2GNWVNGG9G4FNE097FK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64TGWGE6QJETBQ92NDWK0SW3H151AEXXMEZSJ3</text:p>
          </table:table-cell>
          <table:table-cell table:style-name="ce51" office:value-type="float" office:value="509" calcext:value-type="float">
            <text:p>5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2500" calcext:value-type="float">
            <text:p>78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82RZBTY29P08B121NN66Q97NG4P419G7RQ1CW</text:p>
          </table:table-cell>
          <table:table-cell table:style-name="ce51" office:value-type="float" office:value="490" calcext:value-type="float">
            <text:p>4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000" calcext:value-type="float">
            <text:p>4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XQS1T1T2BKGSHH8H75PVFEY0R1X39F0B3MQWTJ</text:p>
          </table:table-cell>
          <table:table-cell table:style-name="ce51" office:value-type="float" office:value="231" calcext:value-type="float">
            <text:p>2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76052" calcext:value-type="float">
            <text:p>276,052</text:p>
          </table:table-cell>
          <table:table-cell table:style-name="ce47" office:value-type="float" office:value="138026" calcext:value-type="float">
            <text:p>138,02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TTW1HGB1DT9RDZYM8DHR6Y6EDXATK5152248Q</text:p>
          </table:table-cell>
          <table:table-cell table:style-name="ce51" office:value-type="float" office:value="303" calcext:value-type="float">
            <text:p>3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" calcext:value-type="float">
            <text:p>2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YPBEM4XNT78TSQC3CAKKK8QGNB0K30YMWXB30E</text:p>
          </table:table-cell>
          <table:table-cell table:style-name="ce51" office:value-type="float" office:value="327" calcext:value-type="float">
            <text:p>3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5896" calcext:value-type="float">
            <text:p>355,8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0B6BG1J76HWDYGXPNGSNY8H1KR98WGG4EA1A6G</text:p>
          </table:table-cell>
          <table:table-cell table:style-name="ce51" office:value-type="float" office:value="505" calcext:value-type="float">
            <text:p>5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09" calcext:value-type="float">
            <text:p>3,40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BCE6B3Q5ET0H9HNV7SZJQR3MSGB8QWGG5AXCAQ</text:p>
          </table:table-cell>
          <table:table-cell table:style-name="ce51" office:value-type="float" office:value="504" calcext:value-type="float">
            <text:p>5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90" calcext:value-type="float">
            <text:p>7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RER23BWDKEZVBA1G8WR7Q3ZY9WTJ0593VCGVG2</text:p>
          </table:table-cell>
          <table:table-cell table:style-name="ce51" office:value-type="float" office:value="96" calcext:value-type="float">
            <text:p>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" calcext:value-type="float">
            <text:p>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690V74NSKPP1TDEPK4VE0Q72TCQWS1AH2CE41</text:p>
          </table:table-cell>
          <table:table-cell table:style-name="ce51" office:value-type="float" office:value="501" calcext:value-type="float">
            <text:p>5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9892" calcext:value-type="float">
            <text:p>89,89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9J7Q9G34XWWG5DDN53SY1K6CVB7HT3T6XCFR1</text:p>
          </table:table-cell>
          <table:table-cell table:style-name="ce51" office:value-type="float" office:value="499" calcext:value-type="float">
            <text:p>4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H7HPKBSRN4GG615SAXD1QT3NWSEMSCWZAXT053</text:p>
          </table:table-cell>
          <table:table-cell table:style-name="ce51" office:value-type="float" office:value="495" calcext:value-type="float">
            <text:p>4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8949" calcext:value-type="float">
            <text:p>118,94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R4CT6FKSE76H0ZKNDHFP8XNARB53Z5JBRGQAVE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9999" calcext:value-type="float">
            <text:p>249,9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BD6GHNDTHX7X3WKEXEEMENCQ90VTWTNDRQ5X</text:p>
          </table:table-cell>
          <table:table-cell table:style-name="ce51" office:value-type="float" office:value="489" calcext:value-type="float">
            <text:p>4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" calcext:value-type="float">
            <text:p>8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Q2HN9TYF8ZYY9D3G45NGYA9GHA6QZHQ8AXF5QM</text:p>
          </table:table-cell>
          <table:table-cell table:style-name="ce51" office:value-type="float" office:value="484" calcext:value-type="float">
            <text:p>4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627" calcext:value-type="float">
            <text:p>38,62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76H8KXDV4F367JX6HK47VH8BP0JS3M8QKSZW28</text:p>
          </table:table-cell>
          <table:table-cell table:style-name="ce51" office:value-type="float" office:value="229" calcext:value-type="float">
            <text:p>2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0000" calcext:value-type="float">
            <text:p>8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T7J3VXH570NNCKRVJ7YEMBB5S7F2418RMH4KHM</text:p>
          </table:table-cell>
          <table:table-cell table:style-name="ce51" office:value-type="float" office:value="245" calcext:value-type="float">
            <text:p>2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279" calcext:value-type="float">
            <text:p>50,2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K6109610C5ZFBJ5AQAD1R6AREFV9324A87WN8</text:p>
          </table:table-cell>
          <table:table-cell table:style-name="ce51" office:value-type="float" office:value="479" calcext:value-type="float">
            <text:p>4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6057" calcext:value-type="float">
            <text:p>86,05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9XREJ91PAW4E8M7WZNKXGD8DDQDS0ZR4SSAJY6</text:p>
          </table:table-cell>
          <table:table-cell table:style-name="ce51" office:value-type="float" office:value="152" calcext:value-type="float">
            <text:p>1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848" calcext:value-type="float">
            <text:p>85,84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DAV1G8FQ0TMEWKVE0A9WS8RNDJ7K808X2MY22E</text:p>
          </table:table-cell>
          <table:table-cell table:style-name="ce51" office:value-type="float" office:value="473" calcext:value-type="float">
            <text:p>4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000" calcext:value-type="float">
            <text:p>3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MANB3ZJ6BE6QC6YK6A8ASMR5ADBSW4SWP066RZ</text:p>
          </table:table-cell>
          <table:table-cell table:style-name="ce51" office:value-type="float" office:value="472" calcext:value-type="float">
            <text:p>4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" calcext:value-type="float">
            <text:p>4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KX15M4JFDFJ2F648X1Y87GXXK1MNCZKNJ9AQK</text:p>
          </table:table-cell>
          <table:table-cell table:style-name="ce51" office:value-type="float" office:value="471" calcext:value-type="float">
            <text:p>4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N4BAJABZXCESC2AEBFNRJ1NAJXRBQPQYW9FBH</text:p>
          </table:table-cell>
          <table:table-cell table:style-name="ce51" office:value-type="float" office:value="469" calcext:value-type="float">
            <text:p>4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913" calcext:value-type="float">
            <text:p>32,91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3VQ5RY02W5496T79VM5NBHMR4CKNYX84PNRHMZ</text:p>
          </table:table-cell>
          <table:table-cell table:style-name="ce51" office:value-type="float" office:value="468" calcext:value-type="float">
            <text:p>4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" calcext:value-type="float">
            <text:p>1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6EVC36M0JCYMHGGKJJP807QS39FRJP2ZNNFAK7</text:p>
          </table:table-cell>
          <table:table-cell table:style-name="ce51" office:value-type="float" office:value="467" calcext:value-type="float">
            <text:p>4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7650" calcext:value-type="float">
            <text:p>377,6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JJHDWEX8TWDKANC2ZGR3R17P2JP07S8JPW1R5B</text:p>
          </table:table-cell>
          <table:table-cell table:style-name="ce51" office:value-type="float" office:value="37" calcext:value-type="float">
            <text:p>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2356" calcext:value-type="float">
            <text:p>142,35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WKH42P3D69KQARMEACZ71K4MVD6G4R972W8FMA</text:p>
          </table:table-cell>
          <table:table-cell table:style-name="ce51" office:value-type="float" office:value="466" calcext:value-type="float">
            <text:p>4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" calcext:value-type="float">
            <text:p>3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X5BNJCCD5TDAWY3CVRH8NND6PEZA470EGGST1</text:p>
          </table:table-cell>
          <table:table-cell table:style-name="ce51" office:value-type="float" office:value="216" calcext:value-type="float">
            <text:p>2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968" calcext:value-type="float">
            <text:p>29,96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HN9FZEQJFR26S393R3SP7B78SB0TS7K17G54Y1</text:p>
          </table:table-cell>
          <table:table-cell table:style-name="ce51" office:value-type="float" office:value="458" calcext:value-type="float">
            <text:p>4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2088" calcext:value-type="float">
            <text:p>82,08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YQZ6YDM8SRDXMBQGS9NWG41RAVGC9FGANRK7FT</text:p>
          </table:table-cell>
          <table:table-cell table:style-name="ce51" office:value-type="float" office:value="213" calcext:value-type="float">
            <text:p>2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92182" calcext:value-type="float">
            <text:p>2,592,18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KF9B5ZNNV04QMR4Z5VX1KJZYCPV4S6S1Z867NW</text:p>
          </table:table-cell>
          <table:table-cell table:style-name="ce51" office:value-type="float" office:value="453" calcext:value-type="float">
            <text:p>4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0" calcext:value-type="float">
            <text:p>4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8ZK0FCJSF8EMKTG4H8JMNV6CCE645Q824ZQF</text:p>
          </table:table-cell>
          <table:table-cell table:style-name="ce51" office:value-type="float" office:value="451" calcext:value-type="float">
            <text:p>4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40" calcext:value-type="float">
            <text:p>1,44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QE3J7XMMK0DN0BWJZHGE6B05VDYQRXRMDV734D</text:p>
          </table:table-cell>
          <table:table-cell table:style-name="ce51" office:value-type="float" office:value="123" calcext:value-type="float">
            <text:p>12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3000" calcext:value-type="float">
            <text:p>83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JKK3DB2FXCBGAJQXGAQNZY8NP4H0QSS2SDA2PF</text:p>
          </table:table-cell>
          <table:table-cell table:style-name="ce51" office:value-type="float" office:value="444" calcext:value-type="float">
            <text:p>4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1702" calcext:value-type="float">
            <text:p>51,7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KTFS7QGESCFZJ08PCDVZT66601MTFYVTT8MW05</text:p>
          </table:table-cell>
          <table:table-cell table:style-name="ce51" office:value-type="float" office:value="424" calcext:value-type="float">
            <text:p>4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00000" calcext:value-type="float">
            <text:p>2,5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KTQ7HJS2CJ5EVK8ZZTVJX4FDH9573NRK3G8QV</text:p>
          </table:table-cell>
          <table:table-cell table:style-name="ce51" office:value-type="float" office:value="422" calcext:value-type="float">
            <text:p>4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657" calcext:value-type="float">
            <text:p>8,65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3QAM0XQYRBT6KKRJM4T1KMY96Y2M80T1RQTSW3</text:p>
          </table:table-cell>
          <table:table-cell table:style-name="ce51" office:value-type="float" office:value="419" calcext:value-type="float">
            <text:p>4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43559" calcext:value-type="float">
            <text:p>443,55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K058MGP8NFKG3N258A2XDVXNGPM8ZWGE82D3XS</text:p>
          </table:table-cell>
          <table:table-cell table:style-name="ce51" office:value-type="float" office:value="415" calcext:value-type="float">
            <text:p>4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182" calcext:value-type="float">
            <text:p>78,18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GN61Z0P4E3BJVX01CYTWZHX0XVSX7BYSSPCBEQ</text:p>
          </table:table-cell>
          <table:table-cell table:style-name="ce51" office:value-type="float" office:value="407" calcext:value-type="float">
            <text:p>4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5000" calcext:value-type="float">
            <text:p>85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3P0R5P0JWA3HM72M0C4H5T0MR0MKQP6NFAZ3FX</text:p>
          </table:table-cell>
          <table:table-cell table:style-name="ce51" office:value-type="float" office:value="412" calcext:value-type="float">
            <text:p>4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SXPB878WE2M3RX76QRXZVPGKN3QQMRBT74665X</text:p>
          </table:table-cell>
          <table:table-cell table:style-name="ce51" office:value-type="float" office:value="411" calcext:value-type="float">
            <text:p>4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0000" calcext:value-type="float">
            <text:p>4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QACSA2ZMGPH48WS3A2Z219P0D2J7J770KFQBPD</text:p>
          </table:table-cell>
          <table:table-cell table:style-name="ce51" office:value-type="float" office:value="406" calcext:value-type="float">
            <text:p>4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66RFJWRYFRW24X3H2Q7G8G254SK4554GS6J76A</text:p>
          </table:table-cell>
          <table:table-cell table:style-name="ce51" office:value-type="float" office:value="398" calcext:value-type="float">
            <text:p>3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492" calcext:value-type="float">
            <text:p>16,49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WKE1TR6T90G36YA3HHZXEQ1EA0MQQVQTQTE4K</text:p>
          </table:table-cell>
          <table:table-cell table:style-name="ce51" office:value-type="float" office:value="394" calcext:value-type="float">
            <text:p>3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" calcext:value-type="float">
            <text:p>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Y014MVTJ7SHPD52DWAXYNXWVRS39X6JA1R83J</text:p>
          </table:table-cell>
          <table:table-cell table:style-name="ce51" office:value-type="float" office:value="393" calcext:value-type="float">
            <text:p>3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" calcext:value-type="float">
            <text:p>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VCN2ARJSMP00EBJPPHX0629B8H9WWQ5R5R8WM</text:p>
          </table:table-cell>
          <table:table-cell table:style-name="ce51" office:value-type="float" office:value="388" calcext:value-type="float">
            <text:p>3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70132" calcext:value-type="float">
            <text:p>970,13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N5HJN2H6H2SH0VPSVFAEB41KQT0E7Q3EPWDDJ1</text:p>
          </table:table-cell>
          <table:table-cell table:style-name="ce51" office:value-type="float" office:value="381" calcext:value-type="float">
            <text:p>3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3069" calcext:value-type="float">
            <text:p>193,0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MS6Z9NPS4V3KFQ7BXJBCH4BSKTM637M5Z6K6CE</text:p>
          </table:table-cell>
          <table:table-cell table:style-name="ce51" office:value-type="float" office:value="373" calcext:value-type="float">
            <text:p>3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0" calcext:value-type="float">
            <text:p>3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VH4R8R3ASSW377GRRB8DK71416ZC3EEEPY140R</text:p>
          </table:table-cell>
          <table:table-cell table:style-name="ce51" office:value-type="float" office:value="369" calcext:value-type="float">
            <text:p>3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7951" calcext:value-type="float">
            <text:p>27,95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8PBAS0WZCBFKA1D5T846JYJYR0GPM2KFPZ42MF</text:p>
          </table:table-cell>
          <table:table-cell table:style-name="ce51" office:value-type="float" office:value="363" calcext:value-type="float">
            <text:p>3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594" calcext:value-type="float">
            <text:p>5,594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N6EZPTSX8ZV2RGPY9NR9A8CA0QET39CY978H5E</text:p>
          </table:table-cell>
          <table:table-cell table:style-name="ce51" office:value-type="float" office:value="340" calcext:value-type="float">
            <text:p>3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390" calcext:value-type="float">
            <text:p>56,3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AS8KAFHQ3Z19GTE0D9A2KHGF9JRK09JRR2TW68</text:p>
          </table:table-cell>
          <table:table-cell table:style-name="ce51" office:value-type="float" office:value="333" calcext:value-type="float">
            <text:p>3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" calcext:value-type="float">
            <text:p>1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C3G2Z661SY25WFPZB8ZERHVMEAVMC4W3XXECM2</text:p>
          </table:table-cell>
          <table:table-cell table:style-name="ce51" office:value-type="float" office:value="139" calcext:value-type="float">
            <text:p>1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99120" calcext:value-type="float">
            <text:p>499,12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MSB4TNSZW3V957KTZVYRRJ8PAFSVTFM3AYZ2W</text:p>
          </table:table-cell>
          <table:table-cell table:style-name="ce51" office:value-type="float" office:value="331" calcext:value-type="float">
            <text:p>3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92615" calcext:value-type="float">
            <text:p>892,61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ZGAS0KTR8VS1WP90DXC4EHWB685DQXWGHVC4JH</text:p>
          </table:table-cell>
          <table:table-cell table:style-name="ce51" office:value-type="float" office:value="326" calcext:value-type="float">
            <text:p>3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60000" calcext:value-type="float">
            <text:p>1,66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6T5ANHZ4JKA58C9WY53CPJDVGW1VVQRAKPA36</text:p>
          </table:table-cell>
          <table:table-cell table:style-name="ce51" office:value-type="float" office:value="324" calcext:value-type="float">
            <text:p>3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3817" calcext:value-type="float">
            <text:p>483,8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8R5YT697P3SH4BXKJKJJ9JE5ZTTH0AARF5DZSZ</text:p>
          </table:table-cell>
          <table:table-cell table:style-name="ce51" office:value-type="float" office:value="315" calcext:value-type="float">
            <text:p>3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7000" calcext:value-type="float">
            <text:p>457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EBGJ8XT1VN6R8G3SMBYRJHD7BQ5946K3NS8ZY1</text:p>
          </table:table-cell>
          <table:table-cell table:style-name="ce51" office:value-type="float" office:value="308" calcext:value-type="float">
            <text:p>3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S2SEP2MCCJZ0N07FWWS8NKK43YNDZ0WB4QB9RK</text:p>
          </table:table-cell>
          <table:table-cell table:style-name="ce51" office:value-type="float" office:value="307" calcext:value-type="float">
            <text:p>3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0034" calcext:value-type="float">
            <text:p>130,0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PDHFQ70WMFABQ78NXPM5T7ZKMGCE0WE6YXV1P3</text:p>
          </table:table-cell>
          <table:table-cell table:style-name="ce51" office:value-type="float" office:value="305" calcext:value-type="float">
            <text:p>3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1702" calcext:value-type="float">
            <text:p>111,7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55T3ZXY0HCG6D5RD3CB6RFAF06B2EK0W264XG3</text:p>
          </table:table-cell>
          <table:table-cell table:style-name="ce51" office:value-type="float" office:value="299" calcext:value-type="float">
            <text:p>2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85490" calcext:value-type="float">
            <text:p>585,490</text:p>
          </table:table-cell>
          <table:table-cell table:style-name="ce47" office:value-type="float" office:value="400000" calcext:value-type="float">
            <text:p>4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6NP5N4Q9J3N5AZY91XAW2XNE11E9CNMQPA7MR8</text:p>
          </table:table-cell>
          <table:table-cell table:style-name="ce51" office:value-type="float" office:value="296" calcext:value-type="float">
            <text:p>2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000" calcext:value-type="float">
            <text:p>17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XYBM8MD5T50WAMQ86E8HKR85BAEKBECNE1HHVY</text:p>
          </table:table-cell>
          <table:table-cell table:style-name="ce51" office:value-type="float" office:value="284" calcext:value-type="float">
            <text:p>2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.90004" calcext:value-type="float">
            <text:p>8</text:p>
          </table:table-cell>
          <table:table-cell table:style-name="ce47" office:value-type="float" office:value="4.90004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1VA2FF8N76GPPS1TNVK2FM1BF8DWNNA4G35W0M</text:p>
          </table:table-cell>
          <table:table-cell table:style-name="ce51" office:value-type="float" office:value="291" calcext:value-type="float">
            <text:p>2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0000" calcext:value-type="float">
            <text:p>25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Y11X2CFKJ9JG213HJP1Z4JFT2H88079MQFW2MS</text:p>
          </table:table-cell>
          <table:table-cell table:style-name="ce51" office:value-type="float" office:value="265" calcext:value-type="float">
            <text:p>2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9A3AF7H3FFMYBXCYQFX1SRVHB2MBKYVYEP6SF</text:p>
          </table:table-cell>
          <table:table-cell table:style-name="ce51" office:value-type="float" office:value="262" calcext:value-type="float">
            <text:p>2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00000" calcext:value-type="float">
            <text:p>5,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F2NDJY2D588PZRW96B5QT7V0PKHHR0JRCXZ0M0</text:p>
          </table:table-cell>
          <table:table-cell table:style-name="ce51" office:value-type="float" office:value="261" calcext:value-type="float">
            <text:p>2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8" calcext:value-type="float">
            <text:p>5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NKTA9168H1VM1DCFEM7BE7P43XMS9M5HFJJ7EB</text:p>
          </table:table-cell>
          <table:table-cell table:style-name="ce51" office:value-type="float" office:value="259" calcext:value-type="float">
            <text:p>2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30" calcext:value-type="float">
            <text:p>1,130</text:p>
          </table:table-cell>
          <table:table-cell table:style-name="ce47" office:value-type="float" office:value="544" calcext:value-type="float">
            <text:p>5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T8CKX1ZZC36ZZ8XDG44STFPS9W5S3DASRZYES1</text:p>
          </table:table-cell>
          <table:table-cell table:style-name="ce51" office:value-type="float" office:value="260" calcext:value-type="float">
            <text:p>2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94M9B6BZ6KGVJSMBFGQ5YW64RJSAVAECHF5Q01</text:p>
          </table:table-cell>
          <table:table-cell table:style-name="ce51" office:value-type="float" office:value="258" calcext:value-type="float">
            <text:p>2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6" calcext:value-type="float">
            <text:p>98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95KYJ831A19CD99FFFC11ZWJD86AJMC98ZHD5D</text:p>
          </table:table-cell>
          <table:table-cell table:style-name="ce51" office:value-type="float" office:value="244" calcext:value-type="float">
            <text:p>2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DYA3DX9MMJEC2VD13VDDYS5DN7BXFW57GSMWA0</text:p>
          </table:table-cell>
          <table:table-cell table:style-name="ce51" office:value-type="float" office:value="242" calcext:value-type="float">
            <text:p>2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386" calcext:value-type="float">
            <text:p>57,38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EXAF3YRNCR01Z4DFZ567Z0FB4RKPHM88DMKJSQ</text:p>
          </table:table-cell>
          <table:table-cell table:style-name="ce51" office:value-type="float" office:value="241" calcext:value-type="float">
            <text:p>2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" calcext:value-type="float">
            <text:p>4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JXAXGZA5JJJ4YHTEW6Q46PKX3VMT0Q0F7JDYF7</text:p>
          </table:table-cell>
          <table:table-cell table:style-name="ce51" office:value-type="float" office:value="225" calcext:value-type="float">
            <text:p>2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536" calcext:value-type="float">
            <text:p>300,5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GZ3E6APM2EH2120SD6A6C36XPNBY964QWJF330</text:p>
          </table:table-cell>
          <table:table-cell table:style-name="ce51" office:value-type="float" office:value="217" calcext:value-type="float">
            <text:p>2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" calcext:value-type="float">
            <text:p>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JYTEYFKCY12WTY7TNRCQ392D1WF0YTPV71P0EM</text:p>
          </table:table-cell>
          <table:table-cell table:style-name="ce51" office:value-type="float" office:value="196" calcext:value-type="float">
            <text:p>1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BA7BPCQTPVJATE06PPRJZ5ND1QK5V6ZAAQN9B7</text:p>
          </table:table-cell>
          <table:table-cell table:style-name="ce51" office:value-type="float" office:value="187" calcext:value-type="float">
            <text:p>1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3304" calcext:value-type="float">
            <text:p>313,3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TPQMAKFM228K5QYZ56QK40GQ0JDK2KWD9KCECZ</text:p>
          </table:table-cell>
          <table:table-cell table:style-name="ce51" office:value-type="float" office:value="182" calcext:value-type="float">
            <text:p>1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9420" calcext:value-type="float">
            <text:p>319,4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CFWSJVV547JXWV5JW7A7MRYEZKP13DPEGBXZK7</text:p>
          </table:table-cell>
          <table:table-cell table:style-name="ce51" office:value-type="float" office:value="180" calcext:value-type="float">
            <text:p>1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403" calcext:value-type="float">
            <text:p>8,40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DPETH41T74Y2M1H396C28R2YPW255YEDZ6JEH</text:p>
          </table:table-cell>
          <table:table-cell table:style-name="ce51" office:value-type="float" office:value="137" calcext:value-type="float">
            <text:p>1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8047" calcext:value-type="float">
            <text:p>48,047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NC0S6RBEMN8X84BHGCJGQJ1KSV75VS28EG2JPE</text:p>
          </table:table-cell>
          <table:table-cell table:style-name="ce51" office:value-type="float" office:value="132" calcext:value-type="float">
            <text:p>1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R9E1PDW89RH1C5BZ4R5GA2ZZBFVASQRTFN269V</text:p>
          </table:table-cell>
          <table:table-cell table:style-name="ce51" office:value-type="float" office:value="93" calcext:value-type="float">
            <text:p>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1DFRJ0QZ07AK7JHH5P47KNRETMV0W564Y8VB2C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6031" calcext:value-type="float">
            <text:p>36,03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AKNQHVPSX5HT5KG8ZVG4KHGWXDFCTKJDBH5QHZ</text:p>
          </table:table-cell>
          <table:table-cell table:style-name="ce51" office:value-type="float" office:value="86" calcext:value-type="float">
            <text:p>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000" calcext:value-type="float">
            <text:p>2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C3MPC2WEQ1Y4RVAF4D1AGH40VGH0BHFVDJFYKA</text:p>
          </table:table-cell>
          <table:table-cell table:style-name="ce51" office:value-type="float" office:value="66" calcext:value-type="float">
            <text:p>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188" calcext:value-type="float">
            <text:p>35,18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06Z1797GVM0ZK3AZ4Z0X46WTAB7TSEHTDPRY0Q</text:p>
          </table:table-cell>
          <table:table-cell table:style-name="ce51" office:value-type="float" office:value="43" calcext:value-type="float">
            <text:p>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8268" calcext:value-type="float">
            <text:p>128,26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75NVG8E1AQT9C5N4HZZP7V89QSZVSRMN5C3N8Q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V9R0EZZG43X3X0HZ3NTHVAQD6690WN0BBBH0D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VCH23N0QWQQZ3NJFB2YCBGPKTW7GBFXBEF4G19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346THYXG0BBG36014Z13MBRAB3FCXV6DFNFWYXT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2W3Z6G19GE5D9FX8KT473V4TFHZ2MW44DNTJA7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>
          <table:table-cell table:style-name="ce48" office:value-type="string" calcext:value-type="string">
            <text:p>SP1H1733V5MZ3SZ9XRW9FKYGEZT0JDGEB8Y634C7R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55"/>
          <table:table-cell table:number-columns-repeated="19"/>
        </table:table-row>
        <table:table-row table:style-name="ro2" table:number-rows-repeated="427">
          <table:table-cell table:style-name="ce50"/>
          <table:table-cell table:style-name="ce51" table:number-columns-repeated="7"/>
          <table:table-cell table:style-name="ce12"/>
          <table:table-cell table:style-name="ce55"/>
          <table:table-cell table:number-columns-repeated="19"/>
        </table:table-row>
        <table:table-row table:style-name="ro3" table:number-rows-repeated="1047576">
          <table:table-cell table:number-columns-repeated="29"/>
        </table:table-row>
        <table:table-row table:style-name="ro3">
          <table:table-cell table:number-columns-repeated="29"/>
        </table:table-row>
        <calcext:conditional-formats>
          <calcext:conditional-format calcext:target-range-address="'V2 Analysis - MIA'.J1:'V2 Analysis - MIA'.J999">
            <calcext:color-scale>
              <calcext:color-scale-entry calcext:value="0" calcext:type="percentile" calcext:color="#ffffff"/>
              <calcext:color-scale-entry calcext:value="60" calcext:type="percent" calcext:color="#ffffff"/>
              <calcext:color-scale-entry calcext:value="100" calcext:type="percentile" calcext:color="#e67c73"/>
            </calcext:color-scale>
          </calcext:conditional-format>
        </calcext:conditional-formats>
      </table:table>
      <table:table table:name="V2 Analysis - NYC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41" office:value-type="string" calcext:value-type="string">
            <text:p>Address</text:p>
          </table:table-cell>
          <table:table-cell table:style-name="ce46" office:value-type="string" calcext:value-type="string">
            <text:p>NYC User ID</text:p>
          </table:table-cell>
          <table:table-cell table:style-name="ce46" office:value-type="string" calcext:value-type="string">
            <text:p>Total Blocks Mined</text:p>
          </table:table-cell>
          <table:table-cell table:style-name="ce46" office:value-type="string" calcext:value-type="string">
            <text:p>Total STX Committed</text:p>
          </table:table-cell>
          <table:table-cell table:style-name="ce46" office:value-type="string" calcext:value-type="string">
            <text:p>Total NYC Claimed</text:p>
          </table:table-cell>
          <table:table-cell table:style-name="ce46" office:value-type="string" calcext:value-type="string">
            <text:p>Total Stacked All Time</text:p>
          </table:table-cell>
          <table:table-cell table:style-name="ce46" office:value-type="string" calcext:value-type="string">
            <text:p>Total Stacked This Cycle</text:p>
          </table:table-cell>
          <table:table-cell table:style-name="ce46" office:value-type="string" calcext:value-type="string">
            <text:p>Total Stacking Rewards</text:p>
          </table:table-cell>
          <table:table-cell table:style-name="ce46" office:value-type="string" calcext:value-type="string">
            <text:p>Total Sent to Okcoin</text:p>
          </table:table-cell>
          <table:table-cell table:style-name="ce61" office:value-type="string" calcext:value-type="string">
            <text:p>% of NYC Claimed</text:p>
          </table:table-cell>
          <table:table-cell table:style-name="ce41" office:value-type="string" calcext:value-type="string">
            <text:p>Notes</text:p>
          </table:table-cell>
          <table:table-cell table:style-name="ce57" office:value-type="date" office:date-value="2022-08-23" calcext:value-type="date">
            <text:p>2022/08/23</text:p>
          </table:table-cell>
        </table:table-row>
        <table:table-row table:style-name="ro2">
          <table:table-cell table:style-name="ce58" office:value-type="string" calcext:value-type="string">
            <text:p>SP1FJ0MY8M18KZF43E85WJN48SDXYS1EC4BCQW02S</text:p>
          </table:table-cell>
          <table:table-cell table:style-name="ce51" office:value-type="float" office:value="9" calcext:value-type="float">
            <text:p>9</text:p>
          </table:table-cell>
          <table:table-cell table:style-name="ce47" office:value-type="float" office:value="13707" calcext:value-type="float">
            <text:p>13,707</text:p>
          </table:table-cell>
          <table:table-cell table:style-name="ce47" office:value-type="float" office:value="248675" calcext:value-type="float">
            <text:p>248,675</text:p>
          </table:table-cell>
          <table:table-cell table:style-name="ce47" office:value-type="float" office:value="322800000" calcext:value-type="float">
            <text:p>322,800,000</text:p>
          </table:table-cell>
          <table:table-cell table:style-name="ce47" office:value-type="float" office:value="545000000" calcext:value-type="float">
            <text:p>545,000,000</text:p>
          </table:table-cell>
          <table:table-cell table:style-name="ce47" office:value-type="float" office:value="375000000" calcext:value-type="float">
            <text:p>375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1">
          <table:table-cell table:style-name="ce59" office:value-type="string" calcext:value-type="string">
            <text:p>SP1V7G6C01RA4AJJFVPCDKJJ4ATQPR8VEH91QZYXY</text:p>
          </table:table-cell>
          <table:table-cell table:style-name="ce52" office:value-type="float" office:value="359" calcext:value-type="float">
            <text:p>359</text:p>
          </table:table-cell>
          <table:table-cell table:style-name="ce53" office:value-type="float" office:value="10567" calcext:value-type="float">
            <text:p>10,567</text:p>
          </table:table-cell>
          <table:table-cell table:style-name="ce53" office:value-type="float" office:value="156894.557019999" calcext:value-type="float">
            <text:p>156,895</text:p>
          </table:table-cell>
          <table:table-cell table:style-name="ce53" office:value-type="float" office:value="187850000" calcext:value-type="float">
            <text:p>187,8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76390248.995079" calcext:value-type="float">
            <text:p>76,390,249</text:p>
          </table:table-cell>
          <table:table-cell table:style-name="ce62" table:formula="of:=[.I3]/[.E3]" office:value-type="percentage" office:value="0.40665557090806" calcext:value-type="percentage">
            <text:p>40.67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3C9JPPGYZV04QF3J0N3ME7KN5NDVF79AZ96HR1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7498" calcext:value-type="float">
            <text:p>7,498</text:p>
          </table:table-cell>
          <table:table-cell table:style-name="ce53" office:value-type="float" office:value="119289" calcext:value-type="float">
            <text:p>119,289</text:p>
          </table:table-cell>
          <table:table-cell table:style-name="ce53" office:value-type="float" office:value="135600000" calcext:value-type="float">
            <text:p>135,6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89184186" calcext:value-type="float">
            <text:p>89,184,186</text:p>
          </table:table-cell>
          <table:table-cell table:style-name="ce62" table:formula="of:=[.I4]/[.E4]" office:value-type="percentage" office:value="0.657700486725664" calcext:value-type="percentage">
            <text:p>65.77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QR489BFKKAQPNF3KRTAVVBJ404DWY42KRPHQQ0</text:p>
          </table:table-cell>
          <table:table-cell table:style-name="ce52" office:value-type="float" office:value="24" calcext:value-type="float">
            <text:p>24</text:p>
          </table:table-cell>
          <table:table-cell table:style-name="ce53" office:value-type="float" office:value="4981" calcext:value-type="float">
            <text:p>4,981</text:p>
          </table:table-cell>
          <table:table-cell table:style-name="ce53" office:value-type="float" office:value="86564.766251" calcext:value-type="float">
            <text:p>86,565</text:p>
          </table:table-cell>
          <table:table-cell table:style-name="ce53" office:value-type="float" office:value="105000000" calcext:value-type="float">
            <text:p>105,0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89300000" calcext:value-type="float">
            <text:p>89,300,000</text:p>
          </table:table-cell>
          <table:table-cell table:style-name="ce62" table:formula="of:=[.I5]/[.E5]" office:value-type="percentage" office:value="0.850476190476191" calcext:value-type="percentage">
            <text:p>85.05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2215FJ1C6ESQDBYFR08P0YX71FWCW79Q1FSYD7V</text:p>
          </table:table-cell>
          <table:table-cell table:style-name="ce52" office:value-type="float" office:value="13" calcext:value-type="float">
            <text:p>13</text:p>
          </table:table-cell>
          <table:table-cell table:style-name="ce53" office:value-type="float" office:value="4772" calcext:value-type="float">
            <text:p>4,772</text:p>
          </table:table-cell>
          <table:table-cell table:style-name="ce53" office:value-type="float" office:value="82237.2968449999" calcext:value-type="float">
            <text:p>82,237</text:p>
          </table:table-cell>
          <table:table-cell table:style-name="ce53" office:value-type="float" office:value="93850000" calcext:value-type="float">
            <text:p>93,85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88348132.341802" calcext:value-type="float">
            <text:p>88,348,132</text:p>
          </table:table-cell>
          <table:table-cell table:style-name="ce62" table:formula="of:=[.I6]/[.E6]" office:value-type="percentage" office:value="0.941375943972317" calcext:value-type="percentage">
            <text:p>94.14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12E5REG9ZPB91V61A8V4P8XJ63EK3VT058YWZAS</text:p>
          </table:table-cell>
          <table:table-cell table:style-name="ce52" office:value-type="float" office:value="457" calcext:value-type="float">
            <text:p>457</text:p>
          </table:table-cell>
          <table:table-cell table:style-name="ce53" office:value-type="float" office:value="4531" calcext:value-type="float">
            <text:p>4,531</text:p>
          </table:table-cell>
          <table:table-cell table:style-name="ce53" office:value-type="float" office:value="72750" calcext:value-type="float">
            <text:p>72,750</text:p>
          </table:table-cell>
          <table:table-cell table:style-name="ce53" office:value-type="float" office:value="105800000" calcext:value-type="float">
            <text:p>105,8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89730004" calcext:value-type="float">
            <text:p>89,730,004</text:p>
          </table:table-cell>
          <table:table-cell table:style-name="ce62" table:formula="of:=[.I7]/[.E7]" office:value-type="percentage" office:value="0.848109678638941" calcext:value-type="percentage">
            <text:p>84.81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12G8K8PHHYQ1P1HGW4WA2BCZ9NGB6NWW7D9H3P</text:p>
          </table:table-cell>
          <table:table-cell table:style-name="ce52" office:value-type="float" office:value="362" calcext:value-type="float">
            <text:p>362</text:p>
          </table:table-cell>
          <table:table-cell table:style-name="ce53" office:value-type="float" office:value="3000" calcext:value-type="float">
            <text:p>3,000</text:p>
          </table:table-cell>
          <table:table-cell table:style-name="ce53" office:value-type="float" office:value="63077" calcext:value-type="float">
            <text:p>63,077</text:p>
          </table:table-cell>
          <table:table-cell table:style-name="ce53" office:value-type="float" office:value="78100000" calcext:value-type="float">
            <text:p>78,100,00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62" table:formula="of:=[.I8]/[.E8]" office:value-type="percentage" office:value="0" calcext:value-type="percentage">
            <text:p>0.00%</text:p>
          </table:table-cell>
          <table:table-cell table:style-name="ce34" office:value-type="string" calcext:value-type="string">
            <text:p>Lots of small transfers! Pool?</text:p>
          </table:table-cell>
          <table:table-cell/>
        </table:table-row>
        <table:table-row table:style-name="ro1">
          <table:table-cell table:style-name="ce59" office:value-type="string" calcext:value-type="string">
            <text:p>SP1Z5RQEH2TQEH8YTFRQGF9FZ59BCG3SVMVGENYPC</text:p>
          </table:table-cell>
          <table:table-cell table:style-name="ce52" office:value-type="float" office:value="517" calcext:value-type="float">
            <text:p>517</text:p>
          </table:table-cell>
          <table:table-cell table:style-name="ce53" office:value-type="float" office:value="2531" calcext:value-type="float">
            <text:p>2,531</text:p>
          </table:table-cell>
          <table:table-cell table:style-name="ce53" office:value-type="float" office:value="1657.03971" calcext:value-type="float">
            <text:p>1,657</text:p>
          </table:table-cell>
          <table:table-cell table:style-name="ce53" office:value-type="float" office:value="1400000" calcext:value-type="float">
            <text:p>1,4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800000" calcext:value-type="float">
            <text:p>800,000</text:p>
          </table:table-cell>
          <table:table-cell table:style-name="ce62" table:formula="of:=[.I9]/[.E9]" office:value-type="percentage" office:value="0.571428571428571" calcext:value-type="percentage">
            <text:p>57.14%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P3K41AAC4AYANW1F3MMSMBCE3ZVFRAZ2PASDV7A7</text:p>
          </table:table-cell>
          <table:table-cell table:style-name="ce51" office:value-type="float" office:value="422" calcext:value-type="float">
            <text:p>422</text:p>
          </table:table-cell>
          <table:table-cell table:style-name="ce47" office:value-type="float" office:value="2093" calcext:value-type="float">
            <text:p>2,093</text:p>
          </table:table-cell>
          <table:table-cell table:style-name="ce47" office:value-type="float" office:value="3909" calcext:value-type="float">
            <text:p>3,909</text:p>
          </table:table-cell>
          <table:table-cell table:style-name="ce47" office:value-type="float" office:value="3000000" calcext:value-type="float">
            <text:p>3,000,000</text:p>
          </table:table-cell>
          <table:table-cell table:number-columns-repeated="2" table:style-name="ce47" office:value-type="float" office:value="3382640" calcext:value-type="float">
            <text:p>3,382,64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ZPGQF0272660TH9RKZSEDG0Q0SK8KCW93GQTH</text:p>
          </table:table-cell>
          <table:table-cell table:style-name="ce51" office:value-type="float" office:value="233" calcext:value-type="float">
            <text:p>233</text:p>
          </table:table-cell>
          <table:table-cell table:style-name="ce47" office:value-type="float" office:value="1845" calcext:value-type="float">
            <text:p>1,845</text:p>
          </table:table-cell>
          <table:table-cell table:style-name="ce47" office:value-type="float" office:value="10655" calcext:value-type="float">
            <text:p>10,655</text:p>
          </table:table-cell>
          <table:table-cell table:style-name="ce47" office:value-type="float" office:value="17200000" calcext:value-type="float">
            <text:p>17,200,000</text:p>
          </table:table-cell>
          <table:table-cell table:style-name="ce47" office:value-type="float" office:value="45051566" calcext:value-type="float">
            <text:p>45,051,566</text:p>
          </table:table-cell>
          <table:table-cell table:style-name="ce47" office:value-type="float" office:value="13360534" calcext:value-type="float">
            <text:p>13,360,5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1">
          <table:table-cell table:style-name="ce59" office:value-type="string" calcext:value-type="string">
            <text:p>SP1P9BFR12MB5BE3KDZSC97XHHPQ3SP76Q1K4BQ82</text:p>
          </table:table-cell>
          <table:table-cell table:style-name="ce52" office:value-type="float" office:value="310" calcext:value-type="float">
            <text:p>310</text:p>
          </table:table-cell>
          <table:table-cell table:style-name="ce53" office:value-type="float" office:value="1510" calcext:value-type="float">
            <text:p>1,510</text:p>
          </table:table-cell>
          <table:table-cell table:style-name="ce53" office:value-type="float" office:value="9895" calcext:value-type="float">
            <text:p>9,895</text:p>
          </table:table-cell>
          <table:table-cell table:style-name="ce53" office:value-type="float" office:value="17100000" calcext:value-type="float">
            <text:p>17,1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3134950" calcext:value-type="float">
            <text:p>3,134,950</text:p>
          </table:table-cell>
          <table:table-cell table:style-name="ce62" table:formula="of:=[.I12]/[.E12]" office:value-type="percentage" office:value="0.183330409356725" calcext:value-type="percentage">
            <text:p>18.33%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SP1FXCKY6E03H7HYKWX8Z0DGJ54YDK5CQH1EDSAJM</text:p>
          </table:table-cell>
          <table:table-cell table:style-name="ce52" office:value-type="float" office:value="63" calcext:value-type="float">
            <text:p>63</text:p>
          </table:table-cell>
          <table:table-cell table:style-name="ce53" office:value-type="float" office:value="1350" calcext:value-type="float">
            <text:p>1,350</text:p>
          </table:table-cell>
          <table:table-cell table:style-name="ce53" office:value-type="float" office:value="22050" calcext:value-type="float">
            <text:p>22,050</text:p>
          </table:table-cell>
          <table:table-cell table:style-name="ce53" office:value-type="float" office:value="29200000" calcext:value-type="float">
            <text:p>29,2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29200000" calcext:value-type="float">
            <text:p>29,200,000</text:p>
          </table:table-cell>
          <table:table-cell table:style-name="ce62" table:formula="of:=[.I13]/[.E13]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P34N5WWPHWTVJVYPE368HYDEXMZWKPVF639B3P5T</text:p>
          </table:table-cell>
          <table:table-cell table:style-name="ce51" office:value-type="float" office:value="149" calcext:value-type="float">
            <text:p>149</text:p>
          </table:table-cell>
          <table:table-cell table:style-name="ce47" office:value-type="float" office:value="1159" calcext:value-type="float">
            <text:p>1,159</text:p>
          </table:table-cell>
          <table:table-cell table:style-name="ce47" office:value-type="float" office:value="7177.23" calcext:value-type="float">
            <text:p>7,177</text:p>
          </table:table-cell>
          <table:table-cell table:style-name="ce47" office:value-type="float" office:value="6900000" calcext:value-type="float">
            <text:p>6,900,000</text:p>
          </table:table-cell>
          <table:table-cell table:style-name="ce47" office:value-type="float" office:value="11531545" calcext:value-type="float">
            <text:p>11,531,545</text:p>
          </table:table-cell>
          <table:table-cell table:style-name="ce47" office:value-type="float" office:value="9755545" calcext:value-type="float">
            <text:p>9,755,545</text:p>
          </table:table-cell>
          <table:table-cell table:style-name="ce47" office:value-type="float" office:value="816.403886" calcext:value-type="float">
            <text:p>81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00QHST52GD7D0SEWV3R5N04RD4Q1PMA3TE2MP</text:p>
          </table:table-cell>
          <table:table-cell table:style-name="ce51" office:value-type="float" office:value="109" calcext:value-type="float">
            <text:p>109</text:p>
          </table:table-cell>
          <table:table-cell table:style-name="ce47" office:value-type="float" office:value="1081" calcext:value-type="float">
            <text:p>1,081</text:p>
          </table:table-cell>
          <table:table-cell table:style-name="ce47" office:value-type="float" office:value="11360.2761" calcext:value-type="float">
            <text:p>11,360</text:p>
          </table:table-cell>
          <table:table-cell table:style-name="ce47" office:value-type="float" office:value="13500000" calcext:value-type="float">
            <text:p>13,500,000</text:p>
          </table:table-cell>
          <table:table-cell table:number-columns-repeated="2" table:style-name="ce47" office:value-type="float" office:value="4920000" calcext:value-type="float">
            <text:p>4,92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R593JKNFH8PTWNECR84A83EESKC3CC5P826R5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float" office:value="1055" calcext:value-type="float">
            <text:p>1,055</text:p>
          </table:table-cell>
          <table:table-cell table:style-name="ce47" office:value-type="float" office:value="11540" calcext:value-type="float">
            <text:p>11,540</text:p>
          </table:table-cell>
          <table:table-cell table:style-name="ce47" office:value-type="float" office:value="16400000" calcext:value-type="float">
            <text:p>16,400,000</text:p>
          </table:table-cell>
          <table:table-cell table:style-name="ce47" office:value-type="float" office:value="400000" calcext:value-type="float">
            <text:p>4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8.731562" calcext:value-type="float">
            <text:p>5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1">
          <table:table-cell table:style-name="ce59" office:value-type="string" calcext:value-type="string">
            <text:p>SP1RQ48D3Q6T6144HHZBDFZEDYAMRXZ9YANWWXATY</text:p>
          </table:table-cell>
          <table:table-cell table:style-name="ce52" office:value-type="float" office:value="14" calcext:value-type="float">
            <text:p>14</text:p>
          </table:table-cell>
          <table:table-cell table:style-name="ce53" office:value-type="float" office:value="952" calcext:value-type="float">
            <text:p>952</text:p>
          </table:table-cell>
          <table:table-cell table:style-name="ce53" office:value-type="float" office:value="4730.001951" calcext:value-type="float">
            <text:p>4,730</text:p>
          </table:table-cell>
          <table:table-cell table:style-name="ce53" office:value-type="float" office:value="4500000" calcext:value-type="float">
            <text:p>4,500,00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6277418.417972" calcext:value-type="float">
            <text:p>6,277,418</text:p>
          </table:table-cell>
          <table:table-cell table:style-name="ce62" table:formula="of:=IF([.I17]/[.E17]&gt;1;1;[.I17]/[.E17])" office:value-type="percentage" office:value="1" calcext:value-type="percentage">
            <text:p>100.00%</text:p>
          </table:table-cell>
          <table:table-cell table:style-name="ce34" office:value-type="string" calcext:value-type="string">
            <text:p>Time difference in data capture</text:p>
          </table:table-cell>
          <table:table-cell/>
        </table:table-row>
        <table:table-row table:style-name="ro2">
          <table:table-cell table:style-name="ce58" office:value-type="string" calcext:value-type="string">
            <text:p>SP59S3H7BRN23JR7BHHGK64CB8393BP1W2KCBZQW</text:p>
          </table:table-cell>
          <table:table-cell table:style-name="ce51" office:value-type="float" office:value="637" calcext:value-type="float">
            <text:p>637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16936.6" calcext:value-type="float">
            <text:p>16,937</text:p>
          </table:table-cell>
          <table:table-cell table:style-name="ce47" office:value-type="float" office:value="20300000" calcext:value-type="float">
            <text:p>20,300,000</text:p>
          </table:table-cell>
          <table:table-cell table:number-columns-repeated="2" table:style-name="ce47" office:value-type="float" office:value="19800000" calcext:value-type="float">
            <text:p>19,800,000</text:p>
          </table:table-cell>
          <table:table-cell table:style-name="ce47" office:value-type="float" office:value="664.538197" calcext:value-type="float">
            <text:p>66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49AVXAABB31ZKDEDSF4S22DD6X2208PXYC6GPP</text:p>
          </table:table-cell>
          <table:table-cell table:style-name="ce51" office:value-type="float" office:value="345" calcext:value-type="float">
            <text:p>345</text:p>
          </table:table-cell>
          <table:table-cell table:style-name="ce47" office:value-type="float" office:value="811" calcext:value-type="float">
            <text:p>811</text:p>
          </table:table-cell>
          <table:table-cell table:style-name="ce47" office:value-type="float" office:value="13056.5" calcext:value-type="float">
            <text:p>13,057</text:p>
          </table:table-cell>
          <table:table-cell table:style-name="ce47" office:value-type="float" office:value="18600000" calcext:value-type="float">
            <text:p>18,600,000</text:p>
          </table:table-cell>
          <table:table-cell table:style-name="ce47" office:value-type="float" office:value="22342597" calcext:value-type="float">
            <text:p>22,342,597</text:p>
          </table:table-cell>
          <table:table-cell table:style-name="ce47" office:value-type="float" office:value="21242597" calcext:value-type="float">
            <text:p>21,242,597</text:p>
          </table:table-cell>
          <table:table-cell table:style-name="ce47" office:value-type="float" office:value="4069.88210899999" calcext:value-type="float">
            <text:p>4,07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79SC9CDWQVMTRXT0HZCEHSDBXCHNGG7BC1H9B</text:p>
          </table:table-cell>
          <table:table-cell table:style-name="ce51" office:value-type="float" office:value="21" calcext:value-type="float">
            <text:p>21</text:p>
          </table:table-cell>
          <table:table-cell table:style-name="ce47" office:value-type="float" office:value="800" calcext:value-type="float">
            <text:p>800</text:p>
          </table:table-cell>
          <table:table-cell table:style-name="ce47" office:value-type="float" office:value="2000.6" calcext:value-type="float">
            <text:p>2,001</text:p>
          </table:table-cell>
          <table:table-cell table:style-name="ce47" office:value-type="float" office:value="3200000" calcext:value-type="float">
            <text:p>3,200,000</text:p>
          </table:table-cell>
          <table:table-cell table:number-columns-repeated="2" table:style-name="ce47" office:value-type="float" office:value="178188" calcext:value-type="float">
            <text:p>178,188</text:p>
          </table:table-cell>
          <table:table-cell table:style-name="ce47" office:value-type="float" office:value="54.861959" calcext:value-type="float">
            <text:p>5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9P9045DXY5TKD773HCHG7GTPDYTRR7Z8KFGQR</text:p>
          </table:table-cell>
          <table:table-cell table:style-name="ce51" office:value-type="float" office:value="479" calcext:value-type="float">
            <text:p>479</text:p>
          </table:table-cell>
          <table:table-cell table:style-name="ce47" office:value-type="float" office:value="753" calcext:value-type="float">
            <text:p>753</text:p>
          </table:table-cell>
          <table:table-cell table:style-name="ce47" office:value-type="float" office:value="2963.87" calcext:value-type="float">
            <text:p>2,964</text:p>
          </table:table-cell>
          <table:table-cell table:style-name="ce47" office:value-type="float" office:value="3100000" calcext:value-type="float">
            <text:p>3,100,000</text:p>
          </table:table-cell>
          <table:table-cell table:style-name="ce47" office:value-type="float" office:value="445000" calcext:value-type="float">
            <text:p>445,000</text:p>
          </table:table-cell>
          <table:table-cell table:style-name="ce47" office:value-type="float" office:value="30000" calcext:value-type="float">
            <text:p>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Q292S3VBP8S8Y8780TT4X1V52J74TNH5TNXM7</text:p>
          </table:table-cell>
          <table:table-cell table:style-name="ce51" office:value-type="float" office:value="65" calcext:value-type="float">
            <text:p>65</text:p>
          </table:table-cell>
          <table:table-cell table:style-name="ce47" office:value-type="float" office:value="741" calcext:value-type="float">
            <text:p>741</text:p>
          </table:table-cell>
          <table:table-cell table:style-name="ce47" office:value-type="float" office:value="10138" calcext:value-type="float">
            <text:p>10,138</text:p>
          </table:table-cell>
          <table:table-cell table:style-name="ce47" office:value-type="float" office:value="14900000" calcext:value-type="float">
            <text:p>14,900,000</text:p>
          </table:table-cell>
          <table:table-cell table:number-columns-repeated="2" table:style-name="ce47" office:value-type="float" office:value="12395375" calcext:value-type="float">
            <text:p>12,395,375</text:p>
          </table:table-cell>
          <table:table-cell table:style-name="ce47" office:value-type="float" office:value="1021.762033" calcext:value-type="float">
            <text:p>1,02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F4JJ29Z6SD6VAWM5NQWZ3XDRHP2CSZQQ4SVXNJ</text:p>
          </table:table-cell>
          <table:table-cell table:style-name="ce51" office:value-type="float" office:value="92" calcext:value-type="float">
            <text:p>92</text:p>
          </table:table-cell>
          <table:table-cell table:style-name="ce47" office:value-type="float" office:value="697" calcext:value-type="float">
            <text:p>697</text:p>
          </table:table-cell>
          <table:table-cell table:style-name="ce47" office:value-type="float" office:value="9075.76" calcext:value-type="float">
            <text:p>9,076</text:p>
          </table:table-cell>
          <table:table-cell table:style-name="ce47" office:value-type="float" office:value="12000000" calcext:value-type="float">
            <text:p>12,000,000</text:p>
          </table:table-cell>
          <table:table-cell table:style-name="ce47" office:value-type="float" office:value="10286859" calcext:value-type="float">
            <text:p>10,286,859</text:p>
          </table:table-cell>
          <table:table-cell table:style-name="ce47" office:value-type="float" office:value="2691137" calcext:value-type="float">
            <text:p>2,691,137</text:p>
          </table:table-cell>
          <table:table-cell table:style-name="ce47" office:value-type="float" office:value="1454.691279" calcext:value-type="float">
            <text:p>1,45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CNY3NC4C4961K7QNDHQJK18YJ48XA05WHJ5T96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694" calcext:value-type="float">
            <text:p>694</text:p>
          </table:table-cell>
          <table:table-cell table:style-name="ce47" office:value-type="float" office:value="15824.432628" calcext:value-type="float">
            <text:p>15,824</text:p>
          </table:table-cell>
          <table:table-cell table:style-name="ce47" office:value-type="float" office:value="12600000" calcext:value-type="float">
            <text:p>12,600,000</text:p>
          </table:table-cell>
          <table:table-cell table:style-name="ce47" office:value-type="float" office:value="54743050" calcext:value-type="float">
            <text:p>54,743,050</text:p>
          </table:table-cell>
          <table:table-cell table:style-name="ce47" office:value-type="float" office:value="42143050" calcext:value-type="float">
            <text:p>42,143,050</text:p>
          </table:table-cell>
          <table:table-cell table:style-name="ce47" office:value-type="float" office:value="12975.342834" calcext:value-type="float">
            <text:p>12,97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RJKBT43P9G31R8FVNMCTTY1E3520YG8ZWD9BR</text:p>
          </table:table-cell>
          <table:table-cell table:style-name="ce51" office:value-type="float" office:value="337" calcext:value-type="float">
            <text:p>337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2" table:style-name="ce47" office:value-type="float" office:value="200000" calcext:value-type="float">
            <text:p>200,000</text:p>
          </table:table-cell>
          <table:table-cell table:style-name="ce47" office:value-type="float" office:value="33.573723" calcext:value-type="float">
            <text:p>3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4M9B6BZ6KGVJSMBFGQ5YW64RJSAVAECHF5Q01</text:p>
          </table:table-cell>
          <table:table-cell table:style-name="ce51" office:value-type="float" office:value="321" calcext:value-type="float">
            <text:p>321</text:p>
          </table:table-cell>
          <table:table-cell table:number-columns-repeated="2" table:style-name="ce47" office:value-type="float" office:value="600" calcext:value-type="float">
            <text:p>600</text:p>
          </table:table-cell>
          <table:table-cell table:style-name="ce47" office:value-type="float" office:value="700000" calcext:value-type="float">
            <text:p>7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5CK16H6C824Z2C58TH9DP69R5GFS94FPN488K</text:p>
          </table:table-cell>
          <table:table-cell table:style-name="ce51" office:value-type="float" office:value="23" calcext:value-type="float">
            <text:p>23</text:p>
          </table:table-cell>
          <table:table-cell table:style-name="ce47" office:value-type="float" office:value="496" calcext:value-type="float">
            <text:p>496</text:p>
          </table:table-cell>
          <table:table-cell table:style-name="ce47" office:value-type="float" office:value="1612.7" calcext:value-type="float">
            <text:p>1,613</text:p>
          </table:table-cell>
          <table:table-cell table:style-name="ce47" office:value-type="float" office:value="2600000" calcext:value-type="float">
            <text:p>2,600,000</text:p>
          </table:table-cell>
          <table:table-cell table:style-name="ce47" office:value-type="float" office:value="51313070" calcext:value-type="float">
            <text:p>51,313,070</text:p>
          </table:table-cell>
          <table:table-cell table:style-name="ce47" office:value-type="float" office:value="39867979" calcext:value-type="float">
            <text:p>39,867,979</text:p>
          </table:table-cell>
          <table:table-cell table:style-name="ce47" office:value-type="float" office:value="5281.508411" calcext:value-type="float">
            <text:p>5,2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GX52C2WFVSYXHAATWDCJXEWE7F2HEXM697881</text:p>
          </table:table-cell>
          <table:table-cell table:style-name="ce51" office:value-type="float" office:value="80" calcext:value-type="float">
            <text:p>80</text:p>
          </table:table-cell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4495" calcext:value-type="float">
            <text:p>4,495</text:p>
          </table:table-cell>
          <table:table-cell table:style-name="ce47" office:value-type="float" office:value="5200000" calcext:value-type="float">
            <text:p>5,200,000</text:p>
          </table:table-cell>
          <table:table-cell table:style-name="ce47" office:value-type="float" office:value="15260000" calcext:value-type="float">
            <text:p>15,260,000</text:p>
          </table:table-cell>
          <table:table-cell table:style-name="ce47" office:value-type="float" office:value="14000000" calcext:value-type="float">
            <text:p>14,000,000</text:p>
          </table:table-cell>
          <table:table-cell table:style-name="ce47" office:value-type="float" office:value="3335.706291" calcext:value-type="float">
            <text:p>3,33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GPT0D74CR0JX34ZVRCV2J4TDH413Y5Q97X76Z</text:p>
          </table:table-cell>
          <table:table-cell table:style-name="ce51" office:value-type="float" office:value="164" calcext:value-type="float">
            <text:p>164</text:p>
          </table:table-cell>
          <table:table-cell table:style-name="ce47" office:value-type="float" office:value="461" calcext:value-type="float">
            <text:p>461</text:p>
          </table:table-cell>
          <table:table-cell table:style-name="ce47" office:value-type="float" office:value="5915" calcext:value-type="float">
            <text:p>5,915</text:p>
          </table:table-cell>
          <table:table-cell table:style-name="ce47" office:value-type="float" office:value="8200000" calcext:value-type="float">
            <text:p>8,200,000</text:p>
          </table:table-cell>
          <table:table-cell table:number-columns-repeated="2" table:style-name="ce47" office:value-type="float" office:value="11719444" calcext:value-type="float">
            <text:p>11,719,4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Z92ZT0GAB2JHD21CZ3KS1WPGNDJCYZS7CV3MD</text:p>
          </table:table-cell>
          <table:table-cell table:style-name="ce51" office:value-type="float" office:value="3" calcext:value-type="float">
            <text:p>3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6484.9902" calcext:value-type="float">
            <text:p>6,485</text:p>
          </table:table-cell>
          <table:table-cell table:style-name="ce47" office:value-type="float" office:value="7800000" calcext:value-type="float">
            <text:p>7,800,000</text:p>
          </table:table-cell>
          <table:table-cell table:number-columns-repeated="2" table:style-name="ce47" office:value-type="float" office:value="76749000" calcext:value-type="float">
            <text:p>76,749,000</text:p>
          </table:table-cell>
          <table:table-cell table:style-name="ce47" office:value-type="float" office:value="21054.211393" calcext:value-type="float">
            <text:p>21,05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S182FP3J5HFFX6AG7FP9WXNP1C4536AX003JK</text:p>
          </table:table-cell>
          <table:table-cell table:style-name="ce51" office:value-type="float" office:value="118" calcext:value-type="float">
            <text:p>118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VPC7RC7SHATT5KDQZ8G6F60KC57NFXRJ7S6B2W</text:p>
          </table:table-cell>
          <table:table-cell table:style-name="ce51" office:value-type="float" office:value="385" calcext:value-type="float">
            <text:p>385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2200" calcext:value-type="float">
            <text:p>2,200</text:p>
          </table:table-cell>
          <table:table-cell table:style-name="ce47" office:value-type="float" office:value="2850000" calcext:value-type="float">
            <text:p>2,85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D92QTZAZK21RJY56K9PAS2HNPA0X12EEW83RFD</text:p>
          </table:table-cell>
          <table:table-cell table:style-name="ce51" office:value-type="float" office:value="605" calcext:value-type="float">
            <text:p>605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5020" calcext:value-type="float">
            <text:p>5,020</text:p>
          </table:table-cell>
          <table:table-cell table:style-name="ce47" office:value-type="float" office:value="6400000" calcext:value-type="float">
            <text:p>6,4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7HA42FBVPE9QYP77XYY90C0NR6Y09KTPACQ3Y</text:p>
          </table:table-cell>
          <table:table-cell table:style-name="ce51" office:value-type="float" office:value="146" calcext:value-type="float">
            <text:p>146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1325" calcext:value-type="float">
            <text:p>1,325</text:p>
          </table:table-cell>
          <table:table-cell table:style-name="ce47" office:value-type="float" office:value="1700000" calcext:value-type="float">
            <text:p>1,700,000</text:p>
          </table:table-cell>
          <table:table-cell table:style-name="ce47" office:value-type="float" office:value="9900000" calcext:value-type="float">
            <text:p>9,900,000</text:p>
          </table:table-cell>
          <table:table-cell table:style-name="ce47" office:value-type="float" office:value="8650000" calcext:value-type="float">
            <text:p>8,650,000</text:p>
          </table:table-cell>
          <table:table-cell table:style-name="ce47" office:value-type="float" office:value="2409.810478" calcext:value-type="float">
            <text:p>2,41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G1EH52P73RMPNW7SKTMT925ZKG2A9P7K6S88M3</text:p>
          </table:table-cell>
          <table:table-cell table:style-name="ce51" office:value-type="float" office:value="555" calcext:value-type="float">
            <text:p>555</text:p>
          </table:table-cell>
          <table:table-cell table:style-name="ce47" office:value-type="float" office:value="319" calcext:value-type="float">
            <text:p>319</text:p>
          </table:table-cell>
          <table:table-cell table:style-name="ce47" office:value-type="float" office:value="2602.475" calcext:value-type="float">
            <text:p>2,602</text:p>
          </table:table-cell>
          <table:table-cell table:style-name="ce47" office:value-type="float" office:value="2700000" calcext:value-type="float">
            <text:p>2,7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YF67GVR3Y49FKPYDSBKX5P2T0D0X6P5FVSA04D</text:p>
          </table:table-cell>
          <table:table-cell table:style-name="ce51" office:value-type="float" office:value="67" calcext:value-type="float">
            <text:p>67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43750" calcext:value-type="float">
            <text:p>4,843,7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TYAQVV9378DDA1HF118CH6521NRCY7YBCWAX6G</text:p>
          </table:table-cell>
          <table:table-cell table:style-name="ce51" office:value-type="float" office:value="199" calcext:value-type="float">
            <text:p>199</text:p>
          </table:table-cell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860" calcext:value-type="float">
            <text:p>860</text:p>
          </table:table-cell>
          <table:table-cell table:number-columns-repeated="3" table:style-name="ce47" office:value-type="float" office:value="1600000" calcext:value-type="float">
            <text:p>1,6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AJ28GP1Q3E40QD8K3WA7JR315794Y29YWKAP1</text:p>
          </table:table-cell>
          <table:table-cell table:style-name="ce51" office:value-type="float" office:value="4" calcext:value-type="float">
            <text:p>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47" office:value-type="float" office:value="3900000" calcext:value-type="float">
            <text:p>3,900,000</text:p>
          </table:table-cell>
          <table:table-cell table:number-columns-repeated="2" table:style-name="ce47" office:value-type="float" office:value="20000000" calcext:value-type="float">
            <text:p>20,000,000</text:p>
          </table:table-cell>
          <table:table-cell table:style-name="ce47" office:value-type="float" office:value="4585.196311" calcext:value-type="float">
            <text:p>4,58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2V6BV5JTRQJM41574JR392CTFDQGARTKE4WCPH</text:p>
          </table:table-cell>
          <table:table-cell table:style-name="ce51" office:value-type="float" office:value="326" calcext:value-type="float">
            <text:p>326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47" office:value-type="float" office:value="4900000" calcext:value-type="float">
            <text:p>4,900,000</text:p>
          </table:table-cell>
          <table:table-cell table:number-columns-repeated="2" table:style-name="ce47" office:value-type="float" office:value="4500000" calcext:value-type="float">
            <text:p>4,500,000</text:p>
          </table:table-cell>
          <table:table-cell table:style-name="ce47" office:value-type="float" office:value="1031.669169" calcext:value-type="float">
            <text:p>1,03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XE2VQVDC7TV8GJC3FYGWPYNB8NPSKY3374NK8Z</text:p>
          </table:table-cell>
          <table:table-cell table:style-name="ce51" office:value-type="float" office:value="141" calcext:value-type="float">
            <text:p>141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65263" calcext:value-type="float">
            <text:p>865,263</text:p>
          </table:table-cell>
          <table:table-cell table:style-name="ce47" office:value-type="float" office:value="127.045617999999" calcext:value-type="float">
            <text:p>12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78K38MCKZG3EEKRDZ2JWS7FBCWE13V1NG7VFBC</text:p>
          </table:table-cell>
          <table:table-cell table:style-name="ce51" office:value-type="float" office:value="290" calcext:value-type="float">
            <text:p>290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760.524" calcext:value-type="float">
            <text:p>761</text:p>
          </table:table-cell>
          <table:table-cell table:style-name="ce47" office:value-type="float" office:value="1000000" calcext:value-type="float">
            <text:p>1,000,000</text:p>
          </table:table-cell>
          <table:table-cell table:style-name="ce47" office:value-type="float" office:value="150000" calcext:value-type="float">
            <text:p>150,000</text:p>
          </table:table-cell>
          <table:table-cell table:style-name="ce47" office:value-type="float" office:value="50000" calcext:value-type="float">
            <text:p>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S3WQS66S6BG6S7W8T97VS47NM0C2WYSRA971K3</text:p>
          </table:table-cell>
          <table:table-cell table:style-name="ce51" office:value-type="float" office:value="10" calcext:value-type="float">
            <text:p>10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100" calcext:value-type="float">
            <text:p>2,100</text:p>
          </table:table-cell>
          <table:table-cell table:style-name="ce47" office:value-type="float" office:value="3600000" calcext:value-type="float">
            <text:p>3,600,000</text:p>
          </table:table-cell>
          <table:table-cell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64.861818" calcext:value-type="float">
            <text:p>16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YNBVHSJDZ4EHMKJC9W44W9T5GC2S37Z800FYS</text:p>
          </table:table-cell>
          <table:table-cell table:style-name="ce51" office:value-type="float" office:value="332" calcext:value-type="float">
            <text:p>332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NX54B0VA0G002FBJE44C1ZJTV7F34VTPS7NB4J</text:p>
          </table:table-cell>
          <table:table-cell table:style-name="ce51" office:value-type="float" office:value="218" calcext:value-type="float">
            <text:p>218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48.5" calcext:value-type="float">
            <text:p>49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SNC4X5NJ3CX7HEAZXMBPTTTTFCP1EP21QTYGR0</text:p>
          </table:table-cell>
          <table:table-cell table:style-name="ce51" office:value-type="float" office:value="214" calcext:value-type="float">
            <text:p>214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2821" calcext:value-type="float">
            <text:p>2,821</text:p>
          </table:table-cell>
          <table:table-cell table:style-name="ce47" office:value-type="float" office:value="4400000" calcext:value-type="float">
            <text:p>4,400,000</text:p>
          </table:table-cell>
          <table:table-cell table:style-name="ce47" office:value-type="float" office:value="1000000" calcext:value-type="float">
            <text:p>1,0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T04RQY3SP5V24233ABVX9G5CV14NMSB1ZF83NQ</text:p>
          </table:table-cell>
          <table:table-cell table:style-name="ce51" office:value-type="float" office:value="25" calcext:value-type="float">
            <text:p>25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CA7QER9J9NKCKBB78K48TADDFC2GXYM3QQV3X</text:p>
          </table:table-cell>
          <table:table-cell table:style-name="ce51" office:value-type="float" office:value="223" calcext:value-type="float">
            <text:p>223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00000" calcext:value-type="float">
            <text:p>200,000</text:p>
          </table:table-cell>
          <table:table-cell table:number-columns-repeated="2" table:style-name="ce47" office:value-type="float" office:value="965967" calcext:value-type="float">
            <text:p>965,967</text:p>
          </table:table-cell>
          <table:table-cell table:style-name="ce47" office:value-type="float" office:value="162.155546" calcext:value-type="float">
            <text:p>16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6SRQ0AEK2X6P7J0C1FWEC7A7Y1QH01SY407BB</text:p>
          </table:table-cell>
          <table:table-cell table:style-name="ce51" office:value-type="float" office:value="674" calcext:value-type="float">
            <text:p>67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3393.8" calcext:value-type="float">
            <text:p>3,394</text:p>
          </table:table-cell>
          <table:table-cell table:number-columns-repeated="3" table:style-name="ce47" office:value-type="float" office:value="3700000" calcext:value-type="float">
            <text:p>3,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JFF8H2TRX7Z6FJCXYZSD2A403J45T0HP95K8QF</text:p>
          </table:table-cell>
          <table:table-cell table:style-name="ce51" office:value-type="float" office:value="664" calcext:value-type="float">
            <text:p>66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00000" calcext:value-type="float">
            <text:p>1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JHNX03F22FJ9A8SZ00MRTPEWZQDRAFRY61P2W5</text:p>
          </table:table-cell>
          <table:table-cell table:style-name="ce51" office:value-type="float" office:value="511" calcext:value-type="float">
            <text:p>511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400" calcext:value-type="float">
            <text:p>1,400</text:p>
          </table:table-cell>
          <table:table-cell table:style-name="ce47" office:value-type="float" office:value="1600000" calcext:value-type="float">
            <text:p>1,6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VHK6PSS9YW20SA3J5J3J1S8DZXVM3XWA9NNVG</text:p>
          </table:table-cell>
          <table:table-cell table:style-name="ce51" office:value-type="float" office:value="325" calcext:value-type="float">
            <text:p>325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4000" calcext:value-type="float">
            <text:p>4,000</text:p>
          </table:table-cell>
          <table:table-cell table:style-name="ce47" office:value-type="float" office:value="5900000" calcext:value-type="float">
            <text:p>5,9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9SWNSPDX6K6TFCFWTX3B3V4K3GB7KXB669GT4</text:p>
          </table:table-cell>
          <table:table-cell table:style-name="ce51" office:value-type="float" office:value="122" calcext:value-type="float">
            <text:p>122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600000" calcext:value-type="float">
            <text:p>6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RVRR6R5T15Z46KJ1KFYKVDDQKM5YC2T3A8NEP</text:p>
          </table:table-cell>
          <table:table-cell table:style-name="ce51" office:value-type="float" office:value="106" calcext:value-type="float">
            <text:p>106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25000" calcext:value-type="float">
            <text:p>525,000</text:p>
          </table:table-cell>
          <table:table-cell table:style-name="ce47" office:value-type="float" office:value="41.279839" calcext:value-type="float">
            <text:p>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GWW7TZQHB0C6WYXH36MB6GTYWNTAXPWW96NW7</text:p>
          </table:table-cell>
          <table:table-cell table:style-name="ce51" office:value-type="float" office:value="253" calcext:value-type="float">
            <text:p>253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500" calcext:value-type="float">
            <text:p>1,500</text:p>
          </table:table-cell>
          <table:table-cell table:style-name="ce47" office:value-type="float" office:value="2400000" calcext:value-type="float">
            <text:p>2,400,000</text:p>
          </table:table-cell>
          <table:table-cell table:number-columns-repeated="2" table:style-name="ce47" office:value-type="float" office:value="9971669" calcext:value-type="float">
            <text:p>9,971,669</text:p>
          </table:table-cell>
          <table:table-cell table:style-name="ce47" office:value-type="float" office:value="1464.129252" calcext:value-type="float">
            <text:p>1,46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AG244B32NQ90AQT99P82PRKM4GWD0JYBMCCP0</text:p>
          </table:table-cell>
          <table:table-cell table:style-name="ce51" office:value-type="float" office:value="375" calcext:value-type="float">
            <text:p>37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500" calcext:value-type="float">
            <text:p>1,500</text:p>
          </table:table-cell>
          <table:table-cell table:style-name="ce47" office:value-type="float" office:value="2600000" calcext:value-type="float">
            <text:p>2,6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GRB51J5R1GH7CRRKPYYW68Y4MM68R41NP8C4E7</text:p>
          </table:table-cell>
          <table:table-cell table:style-name="ce51" office:value-type="float" office:value="137" calcext:value-type="float">
            <text:p>137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725" calcext:value-type="float">
            <text:p>72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7283100" calcext:value-type="float">
            <text:p>7,283,100</text:p>
          </table:table-cell>
          <table:table-cell table:style-name="ce47" office:value-type="float" office:value="3641550" calcext:value-type="float">
            <text:p>3,641,550</text:p>
          </table:table-cell>
          <table:table-cell table:style-name="ce47" office:value-type="float" office:value="300.176278" calcext:value-type="float">
            <text:p>30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H45JS07GWQWMT57JE20X17AQCNVYAS7NHW2HVR</text:p>
          </table:table-cell>
          <table:table-cell table:style-name="ce51" office:value-type="float" office:value="309" calcext:value-type="float">
            <text:p>309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820" calcext:value-type="float">
            <text:p>1,820</text:p>
          </table:table-cell>
          <table:table-cell table:style-name="ce47" office:value-type="float" office:value="1500000" calcext:value-type="float">
            <text:p>1,5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QTYYGG6SWTP198FST4SPM85J0A3JPNB9S2BEA</text:p>
          </table:table-cell>
          <table:table-cell table:style-name="ce51" office:value-type="float" office:value="286" calcext:value-type="float">
            <text:p>286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1800" calcext:value-type="float">
            <text:p>1,800</text:p>
          </table:table-cell>
          <table:table-cell table:style-name="ce47" office:value-type="float" office:value="1700000" calcext:value-type="float">
            <text:p>1,7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W7JEHSC7H7T88VR5ER5M6XPX0GYPK8C8SR15R</text:p>
          </table:table-cell>
          <table:table-cell table:style-name="ce51" office:value-type="float" office:value="178" calcext:value-type="float">
            <text:p>178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456.5" calcext:value-type="float">
            <text:p>457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1477798" calcext:value-type="float">
            <text:p>1,477,798</text:p>
          </table:table-cell>
          <table:table-cell table:style-name="ce47" office:value-type="float" office:value="689617" calcext:value-type="float">
            <text:p>689,6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F4K0B9M86P5JKX8444369BYQ0YHCA1X8R9QYC8</text:p>
          </table:table-cell>
          <table:table-cell table:style-name="ce51" office:value-type="float" office:value="86" calcext:value-type="float">
            <text:p>86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47" office:value-type="float" office:value="2200000" calcext:value-type="float">
            <text:p>2,200,000</text:p>
          </table:table-cell>
          <table:table-cell table:number-columns-repeated="2" table:style-name="ce47" office:value-type="float" office:value="9428804" calcext:value-type="float">
            <text:p>9,428,804</text:p>
          </table:table-cell>
          <table:table-cell table:style-name="ce47" office:value-type="float" office:value="2903.016377" calcext:value-type="float">
            <text:p>2,90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FJV4RV0EFSB9FXT4BZ337FYDGVKA9H091WZMS</text:p>
          </table:table-cell>
          <table:table-cell table:style-name="ce51" office:value-type="float" office:value="211" calcext:value-type="float">
            <text:p>211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660" calcext:value-type="float">
            <text:p>660</text:p>
          </table:table-cell>
          <table:table-cell table:number-columns-repeated="3" table:style-name="ce47" office:value-type="float" office:value="1400000" calcext:value-type="float">
            <text:p>1,400,000</text:p>
          </table:table-cell>
          <table:table-cell table:style-name="ce47" office:value-type="float" office:value="320.963741" calcext:value-type="float">
            <text:p>3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6RNTSP1TRMNXG17DHN7S2EVQ4AVDK9Y38MK88</text:p>
          </table:table-cell>
          <table:table-cell table:style-name="ce51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700" calcext:value-type="float">
            <text:p>1,700</text:p>
          </table:table-cell>
          <table:table-cell table:style-name="ce47" office:value-type="float" office:value="1700000" calcext:value-type="float">
            <text:p>1,700,000</text:p>
          </table:table-cell>
          <table:table-cell table:number-columns-repeated="2" table:style-name="ce47" office:value-type="float" office:value="20659017" calcext:value-type="float">
            <text:p>20,659,017</text:p>
          </table:table-cell>
          <table:table-cell table:style-name="ce47" office:value-type="float" office:value="5340.519305" calcext:value-type="float">
            <text:p>5,3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5VMQ9FT1MFGES0ZD3X8BS4CQ0WEK33PD3SJ2E0</text:p>
          </table:table-cell>
          <table:table-cell table:style-name="ce51" office:value-type="float" office:value="402" calcext:value-type="float">
            <text:p>402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3" table:style-name="ce47" office:value-type="float" office:value="700000" calcext:value-type="float">
            <text:p>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DEN0AZXRZV9ZBMQ7NB65V9NV4Y9TMF87NNP4RF</text:p>
          </table:table-cell>
          <table:table-cell table:style-name="ce51" office:value-type="float" office:value="426" calcext:value-type="float">
            <text:p>426</text:p>
          </table:table-cell>
          <table:table-cell table:number-columns-repeated="2" table:style-name="ce47" office:value-type="float" office:value="100" calcext:value-type="float">
            <text:p>10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FKRSMJADD20VRAZ0FC8EMFZ128GZSF08BEYV86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2" table:style-name="ce47" office:value-type="float" office:value="100" calcext:value-type="float">
            <text:p>10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3KBET6JXHCHGQSE8ZMTXE4ZNJ4QF5TQWHWYSE</text:p>
          </table:table-cell>
          <table:table-cell table:style-name="ce51" office:value-type="float" office:value="114" calcext:value-type="float">
            <text:p>114</text:p>
          </table:table-cell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1069" calcext:value-type="float">
            <text:p>1,069</text:p>
          </table:table-cell>
          <table:table-cell table:style-name="ce47" office:value-type="float" office:value="1300000" calcext:value-type="float">
            <text:p>1,300,000</text:p>
          </table:table-cell>
          <table:table-cell table:number-columns-repeated="2" table:style-name="ce47" office:value-type="float" office:value="12941362" calcext:value-type="float">
            <text:p>12,941,362</text:p>
          </table:table-cell>
          <table:table-cell table:style-name="ce47" office:value-type="float" office:value="3984.491122" calcext:value-type="float">
            <text:p>3,98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C8YR1SV8VT1H3RBZJFBD2V8HA36S9C7JZKP2B</text:p>
          </table:table-cell>
          <table:table-cell table:style-name="ce51" office:value-type="float" office:value="391" calcext:value-type="float">
            <text:p>391</text:p>
          </table:table-cell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900000" calcext:value-type="float">
            <text:p>9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ZD3EE1M7YMH3RCKNQE1CGPA4VDTGMDCT2QWGQN</text:p>
          </table:table-cell>
          <table:table-cell table:style-name="ce51" office:value-type="float" office:value="200" calcext:value-type="float">
            <text:p>200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1000000" calcext:value-type="float">
            <text:p>1,000,000</text:p>
          </table:table-cell>
          <table:table-cell table:number-columns-repeated="2" table:style-name="ce47" office:value-type="float" office:value="1700000" calcext:value-type="float">
            <text:p>1,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971F7F56F33GT4FVR1GZPS7JFHY87G0K6HY5C</text:p>
          </table:table-cell>
          <table:table-cell table:style-name="ce51" office:value-type="float" office:value="222" calcext:value-type="float">
            <text:p>222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1500000" calcext:value-type="float">
            <text:p>1,5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YSTAQBK2YGPTSHEF9NFPXCQCG5BB4RX6VNFGPE</text:p>
          </table:table-cell>
          <table:table-cell table:style-name="ce51" office:value-type="float" office:value="75" calcext:value-type="float">
            <text:p>75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955" calcext:value-type="float">
            <text:p>955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2" table:style-name="ce47" office:value-type="float" office:value="9810613" calcext:value-type="float">
            <text:p>9,810,613</text:p>
          </table:table-cell>
          <table:table-cell table:style-name="ce47" office:value-type="float" office:value="2089.016511" calcext:value-type="float">
            <text:p>2,08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M3GE47QTMMVBT6DH0XFBXYS1AJHSSAQMYSB4J8</text:p>
          </table:table-cell>
          <table:table-cell table:style-name="ce51" office:value-type="float" office:value="78" calcext:value-type="float">
            <text:p>78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1300" calcext:value-type="float">
            <text:p>1,300</text:p>
          </table:table-cell>
          <table:table-cell table:style-name="ce47" office:value-type="float" office:value="800000" calcext:value-type="float">
            <text:p>800,000</text:p>
          </table:table-cell>
          <table:table-cell table:number-columns-repeated="2" table:style-name="ce47" office:value-type="float" office:value="7752628" calcext:value-type="float">
            <text:p>7,752,628</text:p>
          </table:table-cell>
          <table:table-cell table:style-name="ce47" office:value-type="float" office:value="1211.539963" calcext:value-type="float">
            <text:p>1,2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MEYFER5RQE71ZPQ0K23DWN7NEK9DJK744MRNM</text:p>
          </table:table-cell>
          <table:table-cell table:style-name="ce51" office:value-type="float" office:value="123" calcext:value-type="float">
            <text:p>123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1300" calcext:value-type="float">
            <text:p>1,300</text:p>
          </table:table-cell>
          <table:table-cell table:style-name="ce47" office:value-type="float" office:value="1200000" calcext:value-type="float">
            <text:p>1,200,000</text:p>
          </table:table-cell>
          <table:table-cell table:style-name="ce47" office:value-type="float" office:value="1210150" calcext:value-type="float">
            <text:p>1,210,1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5.151996" calcext:value-type="float">
            <text:p>9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SVSGZF6FQY0PG6NH8MGRFV43460GEGHB47CZK</text:p>
          </table:table-cell>
          <table:table-cell table:style-name="ce51" office:value-type="float" office:value="437" calcext:value-type="float">
            <text:p>437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1500000" calcext:value-type="float">
            <text:p>1,500,000</text:p>
          </table:table-cell>
          <table:table-cell table:number-columns-repeated="2" table:style-name="ce47" office:value-type="float" office:value="6511926" calcext:value-type="float">
            <text:p>6,511,926</text:p>
          </table:table-cell>
          <table:table-cell table:style-name="ce47" office:value-type="float" office:value="1451.707498" calcext:value-type="float">
            <text:p>1,45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QTJ8WPPWGH10N1ADRM69Z905H7QCS35X0T2A1Y</text:p>
          </table:table-cell>
          <table:table-cell table:style-name="ce51" office:value-type="float" office:value="179" calcext:value-type="float">
            <text:p>179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1213126" calcext:value-type="float">
            <text:p>1,213,126</text:p>
          </table:table-cell>
          <table:table-cell table:style-name="ce47" office:value-type="float" office:value="230.536287" calcext:value-type="float">
            <text:p>2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WEPDJC0CBBFKZ8S3RZAR1P47DRGJKGPHZYZW6</text:p>
          </table:table-cell>
          <table:table-cell table:style-name="ce51" office:value-type="float" office:value="129" calcext:value-type="float">
            <text:p>129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453" calcext:value-type="float">
            <text:p>24,45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NTSJV76B8PZP97FY30HJGC37JAZVA5B39WJJKX</text:p>
          </table:table-cell>
          <table:table-cell table:style-name="ce51" office:value-type="float" office:value="240" calcext:value-type="float">
            <text:p>240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760" calcext:value-type="float">
            <text:p>760</text:p>
          </table:table-cell>
          <table:table-cell table:style-name="ce47" office:value-type="float" office:value="900000" calcext:value-type="float">
            <text:p>9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SYSMJ89JAC7RMR9AMK9YXAA683KKSMHKYNFVG</text:p>
          </table:table-cell>
          <table:table-cell table:style-name="ce51" office:value-type="float" office:value="28" calcext:value-type="float">
            <text:p>28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745" calcext:value-type="float">
            <text:p>745</text:p>
          </table:table-cell>
          <table:table-cell table:style-name="ce47" office:value-type="float" office:value="1800000" calcext:value-type="float">
            <text:p>1,800,000</text:p>
          </table:table-cell>
          <table:table-cell table:number-columns-repeated="2" table:style-name="ce47" office:value-type="float" office:value="14111285" calcext:value-type="float">
            <text:p>14,111,285</text:p>
          </table:table-cell>
          <table:table-cell table:style-name="ce47" office:value-type="float" office:value="3460.781078" calcext:value-type="float">
            <text:p>3,46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PQSPBEGJTNJV99XHSS82QXWWHSRFN0AEVZBVH</text:p>
          </table:table-cell>
          <table:table-cell table:style-name="ce51" office:value-type="float" office:value="194" calcext:value-type="float">
            <text:p>194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10000" calcext:value-type="float">
            <text:p>6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7511VWR5WG9J3MAKER3NRZYKWT83K2XTP36EV</text:p>
          </table:table-cell>
          <table:table-cell table:style-name="ce51" office:value-type="float" office:value="56" calcext:value-type="float">
            <text:p>56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1690" calcext:value-type="float">
            <text:p>1,690</text:p>
          </table:table-cell>
          <table:table-cell table:style-name="ce47" office:value-type="float" office:value="1500000" calcext:value-type="float">
            <text:p>1,500,000</text:p>
          </table:table-cell>
          <table:table-cell table:style-name="ce47" office:value-type="float" office:value="4400000" calcext:value-type="float">
            <text:p>4,4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P9TWQ1KM7W1NDG11QETMGTE57C713YEQD0RRY</text:p>
          </table:table-cell>
          <table:table-cell table:style-name="ce51" office:value-type="float" office:value="513" calcext:value-type="float">
            <text:p>513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1250" calcext:value-type="float">
            <text:p>1,25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0TPF80HB5E2FH70GYWPHAVJHP8NQ49P7M5PH2</text:p>
          </table:table-cell>
          <table:table-cell table:style-name="ce51" office:value-type="float" office:value="355" calcext:value-type="float">
            <text:p>355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840" calcext:value-type="float">
            <text:p>840</text:p>
          </table:table-cell>
          <table:table-cell table:style-name="ce47" office:value-type="float" office:value="800000" calcext:value-type="float">
            <text:p>800,000</text:p>
          </table:table-cell>
          <table:table-cell table:style-name="ce47" office:value-type="float" office:value="1100000" calcext:value-type="float">
            <text:p>1,100,000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112.826615" calcext:value-type="float">
            <text:p>11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06ZT6ZRN3H2GY8QSDAJJY91CQFTP24Z16ZVPY</text:p>
          </table:table-cell>
          <table:table-cell table:style-name="ce51" office:value-type="float" office:value="59" calcext:value-type="float">
            <text:p>5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00000" calcext:value-type="float">
            <text:p>200,000</text:p>
          </table:table-cell>
          <table:table-cell table:style-name="ce47" office:value-type="float" office:value="1173935" calcext:value-type="float">
            <text:p>1,173,93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6.768529" calcext:value-type="float">
            <text:p>9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9QXM38XZX8744Z9DFWX1EG92ENF0NKPNMF24TH</text:p>
          </table:table-cell>
          <table:table-cell table:style-name="ce51" office:value-type="float" office:value="113" calcext:value-type="float">
            <text:p>113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13832377" calcext:value-type="float">
            <text:p>13,832,377</text:p>
          </table:table-cell>
          <table:table-cell table:style-name="ce47" office:value-type="float" office:value="3978.435197" calcext:value-type="float">
            <text:p>3,97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J9487PS0JDDYBBVH0RW3JPY48V0A86PQGDA6V</text:p>
          </table:table-cell>
          <table:table-cell table:style-name="ce51" office:value-type="float" office:value="272" calcext:value-type="float">
            <text:p>272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500000" calcext:value-type="float">
            <text:p>500,000</text:p>
          </table:table-cell>
          <table:table-cell table:number-columns-repeated="2" table:style-name="ce47" office:value-type="float" office:value="1144000" calcext:value-type="float">
            <text:p>1,144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BXXX2YN2BTZZM93SNTYZHFPARMDHXN13QHES6M</text:p>
          </table:table-cell>
          <table:table-cell table:style-name="ce51" office:value-type="float" office:value="702" calcext:value-type="float">
            <text:p>702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10" calcext:value-type="float">
            <text:p>21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5W3PAFVVK93P4V6SNRDNE6VT2G1J8RECQJ336</text:p>
          </table:table-cell>
          <table:table-cell table:style-name="ce51" office:value-type="float" office:value="158" calcext:value-type="float">
            <text:p>158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685711" calcext:value-type="float">
            <text:p>685,71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YSEY3KF1RYP9TW739XX0P3C8D58VAPY7KHVWHD</text:p>
          </table:table-cell>
          <table:table-cell table:style-name="ce51" office:value-type="float" office:value="493" calcext:value-type="float">
            <text:p>49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2" table:style-name="ce47" office:value-type="float" office:value="2421799" calcext:value-type="float">
            <text:p>2,421,7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PZ498XTGKQ7YYMPW3X7J3DD9F45Y8E0BP57NG</text:p>
          </table:table-cell>
          <table:table-cell table:style-name="ce51" office:value-type="float" office:value="399" calcext:value-type="float">
            <text:p>39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50" calcext:value-type="float">
            <text:p>45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MYZ91SFK6354WSH8N6JDD4X8CZR4G9MHHHMDB</text:p>
          </table:table-cell>
          <table:table-cell table:style-name="ce51" office:value-type="float" office:value="352" calcext:value-type="float">
            <text:p>35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50" calcext:value-type="float">
            <text:p>450</text:p>
          </table:table-cell>
          <table:table-cell table:style-name="ce47" office:value-type="float" office:value="1000000" calcext:value-type="float">
            <text:p>1,0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AEEF6WW5Y0NMJ1S8SBSZDAY8R5J32NBZFPKKZ</text:p>
          </table:table-cell>
          <table:table-cell table:style-name="ce51" office:value-type="float" office:value="76" calcext:value-type="float">
            <text:p>76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3399999.5" calcext:value-type="float">
            <text:p>3,400,000</text:p>
          </table:table-cell>
          <table:table-cell table:style-name="ce47" office:value-type="float" office:value="1900000" calcext:value-type="float">
            <text:p>1,9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Q6PC0RBC4E4YQEDGS0F815GZ98J4R1YJDPZWE</text:p>
          </table:table-cell>
          <table:table-cell table:style-name="ce51" office:value-type="float" office:value="510" calcext:value-type="float">
            <text:p>51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451" calcext:value-type="float">
            <text:p>451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4MRYJSPBPDK5CT6QDNQ73G4AHNK7G6PNK96NK</text:p>
          </table:table-cell>
          <table:table-cell table:style-name="ce51" office:value-type="float" office:value="95" calcext:value-type="float">
            <text:p>95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467.5" calcext:value-type="float">
            <text:p>468</text:p>
          </table:table-cell>
          <table:table-cell table:style-name="ce47" office:value-type="float" office:value="500000" calcext:value-type="float">
            <text:p>500,000</text:p>
          </table:table-cell>
          <table:table-cell table:style-name="ce47" office:value-type="float" office:value="1920183" calcext:value-type="float">
            <text:p>1,920,183</text:p>
          </table:table-cell>
          <table:table-cell table:style-name="ce47" office:value-type="float" office:value="1843656" calcext:value-type="float">
            <text:p>1,843,656</text:p>
          </table:table-cell>
          <table:table-cell table:style-name="ce47" office:value-type="float" office:value="266.825817" calcext:value-type="float">
            <text:p>26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PRQP5V7SFGV7DV2PSKDQE8W1YXD8A1NV8ZKPQR</text:p>
          </table:table-cell>
          <table:table-cell table:style-name="ce51" office:value-type="float" office:value="366" calcext:value-type="float">
            <text:p>366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2" table:style-name="ce47" office:value-type="float" office:value="650000" calcext:value-type="float">
            <text:p>6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9RW3R798D2E4EN4WH1RJNCYNZNCFCPJQN1YBW</text:p>
          </table:table-cell>
          <table:table-cell table:style-name="ce51" office:value-type="float" office:value="621" calcext:value-type="float">
            <text:p>621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305.2" calcext:value-type="float">
            <text:p>305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MPGSAE19QJ21WK5G578HVBRHBQ15M20XFXES</text:p>
          </table:table-cell>
          <table:table-cell table:style-name="ce51" office:value-type="float" office:value="163" calcext:value-type="float">
            <text:p>16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400000" calcext:value-type="float">
            <text:p>400,000</text:p>
          </table:table-cell>
          <table:table-cell table:number-columns-repeated="2" table:style-name="ce47" office:value-type="float" office:value="2197252" calcext:value-type="float">
            <text:p>2,197,252</text:p>
          </table:table-cell>
          <table:table-cell table:style-name="ce47" office:value-type="float" office:value="181.12148" calcext:value-type="float">
            <text:p>18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KT2CYP1QG72RDQY64SJKQVNE3X33AAXMJCPZY</text:p>
          </table:table-cell>
          <table:table-cell table:style-name="ce51" office:value-type="float" office:value="617" calcext:value-type="float">
            <text:p>61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90" calcext:value-type="float">
            <text:p>490</text:p>
          </table:table-cell>
          <table:table-cell table:style-name="ce47" office:value-type="float" office:value="300000" calcext:value-type="float">
            <text:p>300,0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V4GKQ28G0J1640870FNJWQ5F7WCJMFKT16X1TQ</text:p>
          </table:table-cell>
          <table:table-cell table:style-name="ce51" office:value-type="float" office:value="401" calcext:value-type="float">
            <text:p>40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5W1FN3P80XV1YK14BKC6A912WWFGJSW9M92HA</text:p>
          </table:table-cell>
          <table:table-cell table:style-name="ce51" office:value-type="float" office:value="142" calcext:value-type="float">
            <text:p>14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50000" calcext:value-type="float">
            <text:p>950,000</text:p>
          </table:table-cell>
          <table:table-cell table:style-name="ce47" office:value-type="float" office:value="200000" calcext:value-type="float">
            <text:p>200,000</text:p>
          </table:table-cell>
          <table:table-cell table:style-name="ce47" office:value-type="float" office:value="32.2118339999999" calcext:value-type="float">
            <text:p>3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GSEC1W1P101YMCJG2S9P2J2VHQ8Q384H7VK0V</text:p>
          </table:table-cell>
          <table:table-cell table:style-name="ce51" office:value-type="float" office:value="55" calcext:value-type="float">
            <text:p>5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600000" calcext:value-type="float">
            <text:p>600,000</text:p>
          </table:table-cell>
          <table:table-cell table:style-name="ce47" office:value-type="float" office:value="390000" calcext:value-type="float">
            <text:p>39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WVYPRJAJY35179GS0JNXXX2K9K380J7F563N0</text:p>
          </table:table-cell>
          <table:table-cell table:style-name="ce51" office:value-type="float" office:value="323" calcext:value-type="float">
            <text:p>32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36994" calcext:value-type="float">
            <text:p>3,536,994</text:p>
          </table:table-cell>
          <table:table-cell table:style-name="ce47" office:value-type="float" office:value="537.042168" calcext:value-type="float">
            <text:p>53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W83KG17KJZZXPDZQDTRQKQRGHNFZN410R9P02E</text:p>
          </table:table-cell>
          <table:table-cell table:style-name="ce51" office:value-type="float" office:value="38" calcext:value-type="float">
            <text:p>38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43000" calcext:value-type="float">
            <text:p>243,000</text:p>
          </table:table-cell>
          <table:table-cell table:style-name="ce47" office:value-type="float" office:value="213000" calcext:value-type="float">
            <text:p>213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179QV23KM5J4C3CQXJPYMQ0JCY9YXGSE9QHH5D</text:p>
          </table:table-cell>
          <table:table-cell table:style-name="ce51" office:value-type="float" office:value="280" calcext:value-type="float">
            <text:p>280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11.326636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EYJ41W1AB9WHSC1PGW8TR5HR2HRK5SVM9G3B5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19658.370938999" calcext:value-type="float">
            <text:p>119,658</text:p>
          </table:table-cell>
          <table:table-cell table:style-name="ce47" office:value-type="float" office:value="119658.370939" calcext:value-type="float">
            <text:p>119,65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DR6RT5P31943C87EK8JJ3GE8YQJ4G71CTXRTR</text:p>
          </table:table-cell>
          <table:table-cell table:style-name="ce51" office:value-type="float" office:value="173" calcext:value-type="float">
            <text:p>17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200000" calcext:value-type="float">
            <text:p>200,000</text:p>
          </table:table-cell>
          <table:table-cell table:style-name="ce47" office:value-type="float" office:value="25000000" calcext:value-type="float">
            <text:p>25,000,000</text:p>
          </table:table-cell>
          <table:table-cell table:style-name="ce47" office:value-type="float" office:value="20000000" calcext:value-type="float">
            <text:p>20,000,000</text:p>
          </table:table-cell>
          <table:table-cell table:style-name="ce47" office:value-type="float" office:value="7500.631382" calcext:value-type="float">
            <text:p>7,50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MSVS98XCX87NS59R38V70THGWQ21CG8M2FMAM</text:p>
          </table:table-cell>
          <table:table-cell table:style-name="ce51" office:value-type="float" office:value="626" calcext:value-type="float">
            <text:p>62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2922" calcext:value-type="float">
            <text:p>72,92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2YMFBE5CN1KGCHQDGZ06FF7B3HYFVN92P6Y5X9</text:p>
          </table:table-cell>
          <table:table-cell table:style-name="ce51" office:value-type="float" office:value="692" calcext:value-type="float">
            <text:p>6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9.5" calcext:value-type="float">
            <text:p>2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45RKH32CE9JPM26XKM4S0EVX3J17ANA595GA2Y</text:p>
          </table:table-cell>
          <table:table-cell table:style-name="ce51" office:value-type="float" office:value="83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1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6802" calcext:value-type="float">
            <text:p>396,8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1R5PCZQQQSNZ90VWWE0ND1PD1K0Z56YHG27CSB</text:p>
          </table:table-cell>
          <table:table-cell table:style-name="ce51" office:value-type="float" office:value="131" calcext:value-type="float">
            <text:p>13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.2" calcext:value-type="float">
            <text:p>17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0000" calcext:value-type="float">
            <text:p>2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Q9ANF6267QF6YQXZ88X7SQF2HE7A1K30VP0D1J</text:p>
          </table:table-cell>
          <table:table-cell table:style-name="ce51" office:value-type="float" office:value="508" calcext:value-type="float">
            <text:p>508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H57XYRX5Q93855TE0GA6ZQSQRRFMNCSKSR3S2C</text:p>
          </table:table-cell>
          <table:table-cell table:style-name="ce51" office:value-type="float" office:value="217" calcext:value-type="float">
            <text:p>21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14NF02C9SZRF1A5HDGD5KYC9JCFBGF54B6RE04</text:p>
          </table:table-cell>
          <table:table-cell table:style-name="ce51" office:value-type="float" office:value="571" calcext:value-type="float">
            <text:p>5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8547935" calcext:value-type="float">
            <text:p>858,547,935</text:p>
          </table:table-cell>
          <table:table-cell table:style-name="ce47" office:value-type="float" office:value="88974.352943" calcext:value-type="float">
            <text:p>88,97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B5WFJYSC3HQJSBC5988EFH1W4FY1BGXASK9K1K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9800000" calcext:value-type="float">
            <text:p>129,800,000</text:p>
          </table:table-cell>
          <table:table-cell table:style-name="ce47" office:value-type="float" office:value="35607.455978" calcext:value-type="float">
            <text:p>35,60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J66Q7H29W1PXWR81538G32K4HZMZKJKGHYBM22</text:p>
          </table:table-cell>
          <table:table-cell table:style-name="ce51" office:value-type="float" office:value="226" calcext:value-type="float">
            <text:p>2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1734222" calcext:value-type="float">
            <text:p>81,734,222</text:p>
          </table:table-cell>
          <table:table-cell table:style-name="ce47" office:value-type="float" office:value="25164.992849" calcext:value-type="float">
            <text:p>25,16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VKBYWMCK7WSDYS0DDF8R3XT5RD5QKBPQK3SBB</text:p>
          </table:table-cell>
          <table:table-cell table:style-name="ce51" office:value-type="float" office:value="126" calcext:value-type="float">
            <text:p>1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2000000" calcext:value-type="float">
            <text:p>82,000,000</text:p>
          </table:table-cell>
          <table:table-cell table:style-name="ce47" office:value-type="float" office:value="23707.382316" calcext:value-type="float">
            <text:p>23,70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70WH3K24JHMSTCHN2TB1W0GZA7QRX345FZZS5Z</text:p>
          </table:table-cell>
          <table:table-cell table:style-name="ce51" office:value-type="float" office:value="570" calcext:value-type="float">
            <text:p>5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77033719" calcext:value-type="float">
            <text:p>477,033,719</text:p>
          </table:table-cell>
          <table:table-cell table:style-name="ce47" office:value-type="float" office:value="56536214" calcext:value-type="float">
            <text:p>56,536,214</text:p>
          </table:table-cell>
          <table:table-cell table:style-name="ce47" office:value-type="float" office:value="20401.2770289999" calcext:value-type="float">
            <text:p>20,40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QC7JRA1ZAV53A6DVN7FN9DC318KCWCRSZDJXS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1200000" calcext:value-type="float">
            <text:p>41,200,000</text:p>
          </table:table-cell>
          <table:table-cell table:style-name="ce47" office:value-type="float" office:value="11302.212529" calcext:value-type="float">
            <text:p>11,30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8DYBHD10DGX1AQWM5PCHW6NYMTAZWHHN5YE25</text:p>
          </table:table-cell>
          <table:table-cell table:style-name="ce51" office:value-type="float" office:value="246" calcext:value-type="float">
            <text:p>2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278455" calcext:value-type="float">
            <text:p>28,278,455</text:p>
          </table:table-cell>
          <table:table-cell table:style-name="ce47" office:value-type="float" office:value="7951.739384" calcext:value-type="float">
            <text:p>7,95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ZXRC9BRX5V4Y02SN66X9GMEXJWC8HRK6H27EK</text:p>
          </table:table-cell>
          <table:table-cell table:style-name="ce51" office:value-type="float" office:value="429" calcext:value-type="float">
            <text:p>4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9623824" calcext:value-type="float">
            <text:p>39,623,824</text:p>
          </table:table-cell>
          <table:table-cell table:style-name="ce47" office:value-type="float" office:value="38277452" calcext:value-type="float">
            <text:p>38,277,452</text:p>
          </table:table-cell>
          <table:table-cell table:style-name="ce47" office:value-type="float" office:value="6310.500727" calcext:value-type="float">
            <text:p>6,3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B38EQX71N9PR3RY6NA03HHCDAYSA8W151QQAY0</text:p>
          </table:table-cell>
          <table:table-cell table:style-name="ce51" office:value-type="float" office:value="285" calcext:value-type="float">
            <text:p>2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583333" calcext:value-type="float">
            <text:p>25,583,333</text:p>
          </table:table-cell>
          <table:table-cell table:style-name="ce47" office:value-type="float" office:value="5865.230206" calcext:value-type="float">
            <text:p>5,86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9360AWXFB4AR3J2D6AQ19D3CQQSC4R6QB0THQQ</text:p>
          </table:table-cell>
          <table:table-cell table:style-name="ce51" office:value-type="float" office:value="255" calcext:value-type="float">
            <text:p>2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829137" calcext:value-type="float">
            <text:p>21,829,137</text:p>
          </table:table-cell>
          <table:table-cell table:style-name="ce47" office:value-type="float" office:value="5790.826586" calcext:value-type="float">
            <text:p>5,79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G01K04TVDFY635HSTHNWNQSEWSR5CZF12KAXG4</text:p>
          </table:table-cell>
          <table:table-cell table:style-name="ce51" office:value-type="float" office:value="440" calcext:value-type="float">
            <text:p>4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1148697" calcext:value-type="float">
            <text:p>61,148,697</text:p>
          </table:table-cell>
          <table:table-cell table:style-name="ce47" office:value-type="float" office:value="5040.542702" calcext:value-type="float">
            <text:p>5,0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HKXYPYR63QE2ZCGB8SPMZ8DTD0Y5KBG1VWFBH</text:p>
          </table:table-cell>
          <table:table-cell table:style-name="ce51" office:value-type="float" office:value="256" calcext:value-type="float">
            <text:p>2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4034994" calcext:value-type="float">
            <text:p>44,034,994</text:p>
          </table:table-cell>
          <table:table-cell table:style-name="ce47" office:value-type="float" office:value="21900000" calcext:value-type="float">
            <text:p>21,900,000</text:p>
          </table:table-cell>
          <table:table-cell table:style-name="ce47" office:value-type="float" office:value="4955.98925" calcext:value-type="float">
            <text:p>4,95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GGDWH3QHWZ4PBQS332MT5C9V9ZER8W9FFKVHQA</text:p>
          </table:table-cell>
          <table:table-cell table:style-name="ce51" office:value-type="float" office:value="71" calcext:value-type="float">
            <text:p>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755785" calcext:value-type="float">
            <text:p>16,755,785</text:p>
          </table:table-cell>
          <table:table-cell table:style-name="ce47" office:value-type="float" office:value="4423.62038" calcext:value-type="float">
            <text:p>4,42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EQAN5D3294RND0TCH6F0K147MNY4ZHP7E3Y78</text:p>
          </table:table-cell>
          <table:table-cell table:style-name="ce51" office:value-type="float" office:value="263" calcext:value-type="float">
            <text:p>2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5800000" calcext:value-type="float">
            <text:p>35,80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412.29426199999" calcext:value-type="float">
            <text:p>4,4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MATCGY5K7XPXMCF5NSJB8YDAMVYY1S79QQ2MA</text:p>
          </table:table-cell>
          <table:table-cell table:style-name="ce51" office:value-type="float" office:value="213" calcext:value-type="float">
            <text:p>2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581503" calcext:value-type="float">
            <text:p>13,581,503</text:p>
          </table:table-cell>
          <table:table-cell table:style-name="ce47" office:value-type="float" office:value="3751.240769" calcext:value-type="float">
            <text:p>3,75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DZYCWHP4HNASZAW7N7YP1F27H1KQ4HP7J6YYEN</text:p>
          </table:table-cell>
          <table:table-cell table:style-name="ce51" office:value-type="float" office:value="266" calcext:value-type="float">
            <text:p>2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067416" calcext:value-type="float">
            <text:p>15,067,416</text:p>
          </table:table-cell>
          <table:table-cell table:style-name="ce47" office:value-type="float" office:value="12069956" calcext:value-type="float">
            <text:p>12,069,956</text:p>
          </table:table-cell>
          <table:table-cell table:style-name="ce47" office:value-type="float" office:value="3296.492864" calcext:value-type="float">
            <text:p>3,29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DG03SMAV8Q8JTDHF9F32Y7B3523ZJYM0Q3MK3Y</text:p>
          </table:table-cell>
          <table:table-cell table:style-name="ce51" office:value-type="float" office:value="298" calcext:value-type="float">
            <text:p>2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1218212" calcext:value-type="float">
            <text:p>21,218,212</text:p>
          </table:table-cell>
          <table:table-cell table:style-name="ce47" office:value-type="float" office:value="20173429" calcext:value-type="float">
            <text:p>20,173,429</text:p>
          </table:table-cell>
          <table:table-cell table:style-name="ce47" office:value-type="float" office:value="3094.684773" calcext:value-type="float">
            <text:p>3,09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K58X448QCXYW75SFT2RQD5E97QSV7TW5Y6M45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478514" calcext:value-type="float">
            <text:p>9,478,514</text:p>
          </table:table-cell>
          <table:table-cell table:style-name="ce47" office:value-type="float" office:value="2918.321493" calcext:value-type="float">
            <text:p>2,91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2XGDSVYHXZ6GQAM4N7CX89GTZKBRP2BQF0G15</text:p>
          </table:table-cell>
          <table:table-cell table:style-name="ce51" office:value-type="float" office:value="79" calcext:value-type="float">
            <text:p>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21295" calcext:value-type="float">
            <text:p>7,621,295</text:p>
          </table:table-cell>
          <table:table-cell table:style-name="ce47" office:value-type="float" office:value="2346.505897" calcext:value-type="float">
            <text:p>2,34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938YPHKA62FGDQ2AE7A37PTCS4DFC9WD7RYAH4</text:p>
          </table:table-cell>
          <table:table-cell table:style-name="ce51" office:value-type="float" office:value="268" calcext:value-type="float">
            <text:p>2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300000" calcext:value-type="float">
            <text:p>25,300,000</text:p>
          </table:table-cell>
          <table:table-cell table:style-name="ce47" office:value-type="float" office:value="8450000" calcext:value-type="float">
            <text:p>8,450,000</text:p>
          </table:table-cell>
          <table:table-cell table:style-name="ce47" office:value-type="float" office:value="2312.38755" calcext:value-type="float">
            <text:p>2,3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CFPJA53W1VHVZ6WJ00G1M4CAX904PZ8EAAY03</text:p>
          </table:table-cell>
          <table:table-cell table:style-name="ce51" office:value-type="float" office:value="188" calcext:value-type="float">
            <text:p>1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45132" calcext:value-type="float">
            <text:p>8,045,132</text:p>
          </table:table-cell>
          <table:table-cell table:style-name="ce47" office:value-type="float" office:value="2206.985234" calcext:value-type="float">
            <text:p>2,20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Y4100KMZRETXGYPJQC59FC0F7JNN7CBP0B5C7J</text:p>
          </table:table-cell>
          <table:table-cell table:style-name="ce51" office:value-type="float" office:value="254" calcext:value-type="float">
            <text:p>2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6944533" calcext:value-type="float">
            <text:p>16,944,533</text:p>
          </table:table-cell>
          <table:table-cell table:style-name="ce47" office:value-type="float" office:value="9944533" calcext:value-type="float">
            <text:p>9,944,533</text:p>
          </table:table-cell>
          <table:table-cell table:style-name="ce47" office:value-type="float" office:value="2171.852982" calcext:value-type="float">
            <text:p>2,17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8KEHRC2V6EBRX4B56FYM1KKYSY6K3EWS3NCXJ</text:p>
          </table:table-cell>
          <table:table-cell table:style-name="ce51" office:value-type="float" office:value="187" calcext:value-type="float">
            <text:p>1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36376" calcext:value-type="float">
            <text:p>7,536,376</text:p>
          </table:table-cell>
          <table:table-cell table:style-name="ce47" office:value-type="float" office:value="1861.28930299999" calcext:value-type="float">
            <text:p>1,86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G7BJXHPWWN116NJB6M4YBG1WR55QN2ZJQVYSM</text:p>
          </table:table-cell>
          <table:table-cell table:style-name="ce51" office:value-type="float" office:value="455" calcext:value-type="float">
            <text:p>4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751765" calcext:value-type="float">
            <text:p>11,751,765</text:p>
          </table:table-cell>
          <table:table-cell table:style-name="ce47" office:value-type="float" office:value="11361317" calcext:value-type="float">
            <text:p>11,361,317</text:p>
          </table:table-cell>
          <table:table-cell table:style-name="ce47" office:value-type="float" office:value="1821.416059" calcext:value-type="float">
            <text:p>1,8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4C7Y072A6VZEWKR187K27X8B92X8K91KK70X0</text:p>
          </table:table-cell>
          <table:table-cell table:style-name="ce51" office:value-type="float" office:value="248" calcext:value-type="float">
            <text:p>2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73751" calcext:value-type="float">
            <text:p>5,673,751</text:p>
          </table:table-cell>
          <table:table-cell table:style-name="ce47" office:value-type="float" office:value="1746.880311" calcext:value-type="float">
            <text:p>1,74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Z7YBW5J8Z43T6VKR4JSY4GV222RM5QXETBWA6Z</text:p>
          </table:table-cell>
          <table:table-cell table:style-name="ce51" office:value-type="float" office:value="170" calcext:value-type="float">
            <text:p>1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404612" calcext:value-type="float">
            <text:p>12,404,612</text:p>
          </table:table-cell>
          <table:table-cell table:style-name="ce47" office:value-type="float" office:value="6202306" calcext:value-type="float">
            <text:p>6,202,306</text:p>
          </table:table-cell>
          <table:table-cell table:style-name="ce47" office:value-type="float" office:value="1701.450983" calcext:value-type="float">
            <text:p>1,70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8ZXS98BWAYZX1B5B6H0F2N8C2KJT7J85TE5NT</text:p>
          </table:table-cell>
          <table:table-cell table:style-name="ce51" office:value-type="float" office:value="553" calcext:value-type="float">
            <text:p>5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757971" calcext:value-type="float">
            <text:p>20,757,971</text:p>
          </table:table-cell>
          <table:table-cell table:style-name="ce47" office:value-type="float" office:value="8543748" calcext:value-type="float">
            <text:p>8,543,748</text:p>
          </table:table-cell>
          <table:table-cell table:style-name="ce47" office:value-type="float" office:value="1670.21055699999" calcext:value-type="float">
            <text:p>1,67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D2BH8QBMBR6MQJW7XNP9C0BCM1WGKV1EKFCG7</text:p>
          </table:table-cell>
          <table:table-cell table:style-name="ce51" office:value-type="float" office:value="29" calcext:value-type="float">
            <text:p>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243373.2202" calcext:value-type="float">
            <text:p>14,243,373</text:p>
          </table:table-cell>
          <table:table-cell table:style-name="ce47" office:value-type="float" office:value="6832408.2202" calcext:value-type="float">
            <text:p>6,832,408</text:p>
          </table:table-cell>
          <table:table-cell table:style-name="ce47" office:value-type="float" office:value="1607.237123" calcext:value-type="float">
            <text:p>1,60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2CYQZSRPA664B16NVT1CP7FAE15B47PGJPT2C</text:p>
          </table:table-cell>
          <table:table-cell table:style-name="ce51" office:value-type="float" office:value="358" calcext:value-type="float">
            <text:p>3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463822" calcext:value-type="float">
            <text:p>9,463,822</text:p>
          </table:table-cell>
          <table:table-cell table:style-name="ce47" office:value-type="float" office:value="1588.678736" calcext:value-type="float">
            <text:p>1,58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TCFW5C4MPFEBB9XG5SK8PS2QFN6ZJJ3S57RDQK</text:p>
          </table:table-cell>
          <table:table-cell table:style-name="ce51" office:value-type="float" office:value="50" calcext:value-type="float">
            <text:p>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16534" calcext:value-type="float">
            <text:p>5,016,534</text:p>
          </table:table-cell>
          <table:table-cell table:style-name="ce47" office:value-type="float" office:value="1544.53103" calcext:value-type="float">
            <text:p>1,54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FPMC99PMNBJT5VV9X5S134GJFG421XXYB4JS9H</text:p>
          </table:table-cell>
          <table:table-cell table:style-name="ce51" office:value-type="float" office:value="258" calcext:value-type="float">
            <text:p>2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0" calcext:value-type="float">
            <text:p>5,000,000</text:p>
          </table:table-cell>
          <table:table-cell table:style-name="ce47" office:value-type="float" office:value="1539.440408" calcext:value-type="float">
            <text:p>1,53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JN8DJ2MS5K5QESFTQWSTDP79QYYYH2YSZDYVA9</text:p>
          </table:table-cell>
          <table:table-cell table:style-name="ce51" office:value-type="float" office:value="185" calcext:value-type="float">
            <text:p>1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754609" calcext:value-type="float">
            <text:p>4,754,609</text:p>
          </table:table-cell>
          <table:table-cell table:style-name="ce47" office:value-type="float" office:value="1381.656715" calcext:value-type="float">
            <text:p>1,3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KT116B0A99C1FZB0M10NX3T1AWCPG0ZKYXSN</text:p>
          </table:table-cell>
          <table:table-cell table:style-name="ce51" office:value-type="float" office:value="270" calcext:value-type="float">
            <text:p>2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544748" calcext:value-type="float">
            <text:p>8,544,74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376.210069" calcext:value-type="float">
            <text:p>1,37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WSQ728WJ3FFY4VVNXW3KTGANGXX9YR752Y6AQ</text:p>
          </table:table-cell>
          <table:table-cell table:style-name="ce51" office:value-type="float" office:value="264" calcext:value-type="float">
            <text:p>2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0592576" calcext:value-type="float">
            <text:p>10,592,576</text:p>
          </table:table-cell>
          <table:table-cell table:style-name="ce47" office:value-type="float" office:value="5296288" calcext:value-type="float">
            <text:p>5,296,288</text:p>
          </table:table-cell>
          <table:table-cell table:style-name="ce47" office:value-type="float" office:value="1305.51849899999" calcext:value-type="float">
            <text:p>1,30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K05GCEXC47F14DVF6MDK19RYZJJKR3AM0GCDK</text:p>
          </table:table-cell>
          <table:table-cell table:style-name="ce51" office:value-type="float" office:value="175" calcext:value-type="float">
            <text:p>1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180000" calcext:value-type="float">
            <text:p>4,180,000</text:p>
          </table:table-cell>
          <table:table-cell table:style-name="ce47" office:value-type="float" office:value="1286.972181" calcext:value-type="float">
            <text:p>1,28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XM59SGN55QFP68NX4VXJS24P1ER5QGJ12HBXAX</text:p>
          </table:table-cell>
          <table:table-cell table:style-name="ce51" office:value-type="float" office:value="196" calcext:value-type="float">
            <text:p>1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42270" calcext:value-type="float">
            <text:p>7,842,270</text:p>
          </table:table-cell>
          <table:table-cell table:style-name="ce47" office:value-type="float" office:value="1221.194156" calcext:value-type="float">
            <text:p>1,2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1YB8MT9AW8P7RJ2GFN2BXVDHRJYJXTT5905SW</text:p>
          </table:table-cell>
          <table:table-cell table:style-name="ce51" office:value-type="float" office:value="232" calcext:value-type="float">
            <text:p>2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516723" calcext:value-type="float">
            <text:p>9,516,723</text:p>
          </table:table-cell>
          <table:table-cell table:style-name="ce47" office:value-type="float" office:value="4874415" calcext:value-type="float">
            <text:p>4,874,415</text:p>
          </table:table-cell>
          <table:table-cell table:style-name="ce47" office:value-type="float" office:value="1138.725217" calcext:value-type="float">
            <text:p>1,13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YTTXCKEVQJX5VC0STK8CDHR9TF4TQ3CYAXHH5</text:p>
          </table:table-cell>
          <table:table-cell table:style-name="ce51" office:value-type="float" office:value="462" calcext:value-type="float">
            <text:p>4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748554" calcext:value-type="float">
            <text:p>7,748,554</text:p>
          </table:table-cell>
          <table:table-cell table:style-name="ce47" office:value-type="float" office:value="1137.711708" calcext:value-type="float">
            <text:p>1,13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CNZGZ20Y85GMWG01A9GYJ3ZHN4XFQJMSTEG8</text:p>
          </table:table-cell>
          <table:table-cell table:style-name="ce51" office:value-type="float" office:value="169" calcext:value-type="float">
            <text:p>1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538520" calcext:value-type="float">
            <text:p>4,538,520</text:p>
          </table:table-cell>
          <table:table-cell table:style-name="ce47" office:value-type="float" office:value="3038520" calcext:value-type="float">
            <text:p>3,038,520</text:p>
          </table:table-cell>
          <table:table-cell table:style-name="ce47" office:value-type="float" office:value="1130.093933" calcext:value-type="float">
            <text:p>1,13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DYSHEM6V6SA209E2EMZGG2R6445KEV2PSTD2RN</text:p>
          </table:table-cell>
          <table:table-cell table:style-name="ce51" office:value-type="float" office:value="82" calcext:value-type="float">
            <text:p>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61327" calcext:value-type="float">
            <text:p>3,561,327</text:p>
          </table:table-cell>
          <table:table-cell table:style-name="ce47" office:value-type="float" office:value="1096.490138" calcext:value-type="float">
            <text:p>1,09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60EC74B4J7E894CXCSCRHXX0EKSX6P0BSWN1R7</text:p>
          </table:table-cell>
          <table:table-cell table:style-name="ce51" office:value-type="float" office:value="108" calcext:value-type="float">
            <text:p>1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107503" calcext:value-type="float">
            <text:p>5,107,503</text:p>
          </table:table-cell>
          <table:table-cell table:style-name="ce47" office:value-type="float" office:value="1096.341143" calcext:value-type="float">
            <text:p>1,09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N944TZY06602036V2MQM1WEDX9JPMPN521TEE</text:p>
          </table:table-cell>
          <table:table-cell table:style-name="ce51" office:value-type="float" office:value="533" calcext:value-type="float">
            <text:p>5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069213" calcext:value-type="float">
            <text:p>8,069,213</text:p>
          </table:table-cell>
          <table:table-cell table:style-name="ce47" office:value-type="float" office:value="7391643" calcext:value-type="float">
            <text:p>7,391,643</text:p>
          </table:table-cell>
          <table:table-cell table:style-name="ce47" office:value-type="float" office:value="1085.306855" calcext:value-type="float">
            <text:p>1,08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GJPYDPWJ9ZVMJT94Q9SKCW68Y6395M00CQD0YM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44151" calcext:value-type="float">
            <text:p>5,444,151</text:p>
          </table:table-cell>
          <table:table-cell table:style-name="ce47" office:value-type="float" office:value="1063.318623" calcext:value-type="float">
            <text:p>1,06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E1XPT0QE75DT3BMTSGGAR6NA4Q1A5TBBYMCKF</text:p>
          </table:table-cell>
          <table:table-cell table:style-name="ce51" office:value-type="float" office:value="74" calcext:value-type="float">
            <text:p>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477213" calcext:value-type="float">
            <text:p>6,477,213</text:p>
          </table:table-cell>
          <table:table-cell table:style-name="ce47" office:value-type="float" office:value="6253233" calcext:value-type="float">
            <text:p>6,253,233</text:p>
          </table:table-cell>
          <table:table-cell table:style-name="ce47" office:value-type="float" office:value="1047.076485" calcext:value-type="float">
            <text:p>1,04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9XMB07QV4KN4PB6X3KHNQKWARB0F9AXY6K41E0</text:p>
          </table:table-cell>
          <table:table-cell table:style-name="ce51" office:value-type="float" office:value="227" calcext:value-type="float">
            <text:p>2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604458" calcext:value-type="float">
            <text:p>6,604,458</text:p>
          </table:table-cell>
          <table:table-cell table:style-name="ce47" office:value-type="float" office:value="1043.240482" calcext:value-type="float">
            <text:p>1,04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GXNR8809498XVXNYRSF8JR9GRAA8TKYNHVAP9C</text:p>
          </table:table-cell>
          <table:table-cell table:style-name="ce51" office:value-type="float" office:value="100" calcext:value-type="float">
            <text:p>1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22992" calcext:value-type="float">
            <text:p>3,022,992</text:p>
          </table:table-cell>
          <table:table-cell table:style-name="ce47" office:value-type="float" office:value="930.743206" calcext:value-type="float">
            <text:p>9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QAHRV4H9X0QTBD4SDF2XTQQZXQG6SQ7XVTE0K8</text:p>
          </table:table-cell>
          <table:table-cell table:style-name="ce51" office:value-type="float" office:value="32" calcext:value-type="float">
            <text:p>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38178.038179" calcext:value-type="float">
            <text:p>4,038,178</text:p>
          </table:table-cell>
          <table:table-cell table:style-name="ce47" office:value-type="float" office:value="925.791949999999" calcext:value-type="float">
            <text:p>92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S7Y7BMX7Y73FHV3SV9W1EE63EQ98BE95PZ4C4E</text:p>
          </table:table-cell>
          <table:table-cell table:style-name="ce51" office:value-type="float" office:value="456" calcext:value-type="float">
            <text:p>4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256174" calcext:value-type="float">
            <text:p>7,256,174</text:p>
          </table:table-cell>
          <table:table-cell table:style-name="ce47" office:value-type="float" office:value="5256174" calcext:value-type="float">
            <text:p>5,256,174</text:p>
          </table:table-cell>
          <table:table-cell table:style-name="ce47" office:value-type="float" office:value="877.167582" calcext:value-type="float">
            <text:p>87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0A96K24B7NF2ZRZHPDDSNPNVRYHA78E119H6R</text:p>
          </table:table-cell>
          <table:table-cell table:style-name="ce51" office:value-type="float" office:value="172" calcext:value-type="float">
            <text:p>1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59376" calcext:value-type="float">
            <text:p>2,759,376</text:p>
          </table:table-cell>
          <table:table-cell table:style-name="ce47" office:value-type="float" office:value="849.578983" calcext:value-type="float">
            <text:p>85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DW5P0EPZX7KB4N381QTWGDYTJN98M80PFR0X62</text:p>
          </table:table-cell>
          <table:table-cell table:style-name="ce51" office:value-type="float" office:value="545" calcext:value-type="float">
            <text:p>5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82165" calcext:value-type="float">
            <text:p>5,782,165</text:p>
          </table:table-cell>
          <table:table-cell table:style-name="ce47" office:value-type="float" office:value="848.988961" calcext:value-type="float">
            <text:p>84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KVVEHEWZP7G4GYKAGA71K6NQE73ZEHMEWC5VS</text:p>
          </table:table-cell>
          <table:table-cell table:style-name="ce51" office:value-type="float" office:value="180" calcext:value-type="float">
            <text:p>1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26610" calcext:value-type="float">
            <text:p>4,326,610</text:p>
          </table:table-cell>
          <table:table-cell table:style-name="ce47" office:value-type="float" office:value="815.133536999999" calcext:value-type="float">
            <text:p>81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79WM0KA67R3KNBHJCP9A27EV9DAVSP4TGZV5Y</text:p>
          </table:table-cell>
          <table:table-cell table:style-name="ce51" office:value-type="float" office:value="398" calcext:value-type="float">
            <text:p>3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37155" calcext:value-type="float">
            <text:p>3,937,155</text:p>
          </table:table-cell>
          <table:table-cell table:style-name="ce47" office:value-type="float" office:value="806.566958" calcext:value-type="float">
            <text:p>80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3PXPDP7GYC2T70MGP8CNM88B1ZAT8QN0MST1Y</text:p>
          </table:table-cell>
          <table:table-cell table:style-name="ce51" office:value-type="float" office:value="224" calcext:value-type="float">
            <text:p>2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702668" calcext:value-type="float">
            <text:p>5,702,668</text:p>
          </table:table-cell>
          <table:table-cell table:style-name="ce47" office:value-type="float" office:value="2851334" calcext:value-type="float">
            <text:p>2,851,334</text:p>
          </table:table-cell>
          <table:table-cell table:style-name="ce47" office:value-type="float" office:value="782.193756" calcext:value-type="float">
            <text:p>7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6QWYFHZK0V7HNQGPK2HPBAQG0QST173HB3XT1</text:p>
          </table:table-cell>
          <table:table-cell table:style-name="ce51" office:value-type="float" office:value="147" calcext:value-type="float">
            <text:p>1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12875" calcext:value-type="float">
            <text:p>3,412,875</text:p>
          </table:table-cell>
          <table:table-cell table:style-name="ce47" office:value-type="float" office:value="738.697176" calcext:value-type="float">
            <text:p>73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6D6M2BS7FNEFV111ZF6WQYATNJZ89Q7MXSPAE</text:p>
          </table:table-cell>
          <table:table-cell table:style-name="ce51" office:value-type="float" office:value="230" calcext:value-type="float">
            <text:p>2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784659" calcext:value-type="float">
            <text:p>6,784,659</text:p>
          </table:table-cell>
          <table:table-cell table:style-name="ce47" office:value-type="float" office:value="4784659" calcext:value-type="float">
            <text:p>4,784,659</text:p>
          </table:table-cell>
          <table:table-cell table:style-name="ce47" office:value-type="float" office:value="736.069031" calcext:value-type="float">
            <text:p>73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2CK3VPG6PDF4S96TTXFBVV9Y9Z75F51A6G83N</text:p>
          </table:table-cell>
          <table:table-cell table:style-name="ce51" office:value-type="float" office:value="483" calcext:value-type="float">
            <text:p>4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27824" calcext:value-type="float">
            <text:p>4,527,824</text:p>
          </table:table-cell>
          <table:table-cell table:style-name="ce47" office:value-type="float" office:value="664.815444" calcext:value-type="float">
            <text:p>66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AYMX7H968W3WMCVXKN3KKQZM6EA7V074VWMC2M</text:p>
          </table:table-cell>
          <table:table-cell table:style-name="ce51" office:value-type="float" office:value="601" calcext:value-type="float">
            <text:p>6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970000" calcext:value-type="float">
            <text:p>20,970,000</text:p>
          </table:table-cell>
          <table:table-cell table:style-name="ce47" office:value-type="float" office:value="7300000" calcext:value-type="float">
            <text:p>7,300,000</text:p>
          </table:table-cell>
          <table:table-cell table:style-name="ce47" office:value-type="float" office:value="623.695286" calcext:value-type="float">
            <text:p>62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QZBHD8QZKS9NGV9FQ76KQ6AD98SGQKXYQ2ZPG</text:p>
          </table:table-cell>
          <table:table-cell table:style-name="ce51" office:value-type="float" office:value="336" calcext:value-type="float">
            <text:p>3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62145" calcext:value-type="float">
            <text:p>3,062,145</text:p>
          </table:table-cell>
          <table:table-cell table:style-name="ce47" office:value-type="float" office:value="599.253448" calcext:value-type="float">
            <text:p>59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XVKPNAKAQAWTV8396JV58NTT1YAY3K4M1PGCD9</text:p>
          </table:table-cell>
          <table:table-cell table:style-name="ce51" office:value-type="float" office:value="61" calcext:value-type="float">
            <text:p>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79301" calcext:value-type="float">
            <text:p>3,379,301</text:p>
          </table:table-cell>
          <table:table-cell table:style-name="ce47" office:value-type="float" office:value="594.442464" calcext:value-type="float">
            <text:p>59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8T4FT1C456S586BMZFHEPDXMDZM8KM9SX2P1T</text:p>
          </table:table-cell>
          <table:table-cell table:style-name="ce51" office:value-type="float" office:value="138" calcext:value-type="float">
            <text:p>1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441854" calcext:value-type="float">
            <text:p>3,441,854</text:p>
          </table:table-cell>
          <table:table-cell table:style-name="ce47" office:value-type="float" office:value="3404241" calcext:value-type="float">
            <text:p>3,404,241</text:p>
          </table:table-cell>
          <table:table-cell table:style-name="ce47" office:value-type="float" office:value="545.678141" calcext:value-type="float">
            <text:p>54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96Q2KYDJ24HFGBKM8HEW4BDYCX919GWFK8J3T</text:p>
          </table:table-cell>
          <table:table-cell table:style-name="ce51" office:value-type="float" office:value="247" calcext:value-type="float">
            <text:p>2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63415" calcext:value-type="float">
            <text:p>1,963,415</text:p>
          </table:table-cell>
          <table:table-cell table:style-name="ce47" office:value-type="float" office:value="538.614891" calcext:value-type="float">
            <text:p>53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KHXQFEQXZ8ZFKSRG7J393YE73ZN89THVGC9C2</text:p>
          </table:table-cell>
          <table:table-cell table:style-name="ce51" office:value-type="float" office:value="432" calcext:value-type="float">
            <text:p>4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16065" calcext:value-type="float">
            <text:p>2,316,065</text:p>
          </table:table-cell>
          <table:table-cell table:style-name="ce47" office:value-type="float" office:value="530.980633" calcext:value-type="float">
            <text:p>5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WWW7CNKJG7W1QEMRFGJY09X563GANENG9JJQK</text:p>
          </table:table-cell>
          <table:table-cell table:style-name="ce51" office:value-type="float" office:value="373" calcext:value-type="float">
            <text:p>3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00340" calcext:value-type="float">
            <text:p>2,200,340</text:p>
          </table:table-cell>
          <table:table-cell table:style-name="ce47" office:value-type="float" office:value="504.449540999999" calcext:value-type="float">
            <text:p>50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VRTRWFGSQJHNY743DE6VW66PF9DS77063ZJAM</text:p>
          </table:table-cell>
          <table:table-cell table:style-name="ce51" office:value-type="float" office:value="51" calcext:value-type="float">
            <text:p>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0966" calcext:value-type="float">
            <text:p>1,780,966</text:p>
          </table:table-cell>
          <table:table-cell table:style-name="ce47" office:value-type="float" office:value="488.56447" calcext:value-type="float">
            <text:p>48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FWJ8PAEG0NM3G0QSFQYF4D2F2NWAXT6AJQ61TC</text:p>
          </table:table-cell>
          <table:table-cell table:style-name="ce51" office:value-type="float" office:value="361" calcext:value-type="float">
            <text:p>3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356668" calcext:value-type="float">
            <text:p>2,356,668</text:p>
          </table:table-cell>
          <table:table-cell table:style-name="ce47" office:value-type="float" office:value="2042880" calcext:value-type="float">
            <text:p>2,042,880</text:p>
          </table:table-cell>
          <table:table-cell table:style-name="ce47" office:value-type="float" office:value="468.35029" calcext:value-type="float">
            <text:p>46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TP159Z6V3MN5YGXYV6D5KRDH7D28TYVNJ2QHR</text:p>
          </table:table-cell>
          <table:table-cell table:style-name="ce51" office:value-type="float" office:value="655" calcext:value-type="float">
            <text:p>6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357113" calcext:value-type="float">
            <text:p>13,357,11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48.298575" calcext:value-type="float">
            <text:p>44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VS25W8YJM9DPCGQ13KWK2B6CVKE00HARQY80AR</text:p>
          </table:table-cell>
          <table:table-cell table:style-name="ce51" office:value-type="float" office:value="177" calcext:value-type="float">
            <text:p>1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47525" calcext:value-type="float">
            <text:p>2,147,525</text:p>
          </table:table-cell>
          <table:table-cell table:style-name="ce47" office:value-type="float" office:value="434.989636" calcext:value-type="float">
            <text:p>43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V7ZYEGGY0WQ6EJYZ040V3VHF4234FSTHP128D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45393" calcext:value-type="float">
            <text:p>1,645,393</text:p>
          </table:table-cell>
          <table:table-cell table:style-name="ce47" office:value-type="float" office:value="420.929034" calcext:value-type="float">
            <text:p>4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0150G7DRPETGFXZQWQ0WRCJ6XQV1MEMZP6BVNH</text:p>
          </table:table-cell>
          <table:table-cell table:style-name="ce51" office:value-type="float" office:value="320" calcext:value-type="float">
            <text:p>3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01820" calcext:value-type="float">
            <text:p>1,701,820</text:p>
          </table:table-cell>
          <table:table-cell table:style-name="ce47" office:value-type="float" office:value="390.158937" calcext:value-type="float">
            <text:p>39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K1FYY3AJY0N642C7KFDAX3WSN7QQ41YRCTEAHD</text:p>
          </table:table-cell>
          <table:table-cell table:style-name="ce51" office:value-type="float" office:value="277" calcext:value-type="float">
            <text:p>2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39424" calcext:value-type="float">
            <text:p>1,239,424</text:p>
          </table:table-cell>
          <table:table-cell table:style-name="ce47" office:value-type="float" office:value="381.603876" calcext:value-type="float">
            <text:p>3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AC1JF3RVH4PMB3CDM8Y6AK9K24XRY20XYCRZT</text:p>
          </table:table-cell>
          <table:table-cell table:style-name="ce51" office:value-type="float" office:value="608" calcext:value-type="float">
            <text:p>6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425046" calcext:value-type="float">
            <text:p>4,425,046</text:p>
          </table:table-cell>
          <table:table-cell table:style-name="ce47" office:value-type="float" office:value="378.065798" calcext:value-type="float">
            <text:p>37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BRTH6N2Q7N3H38Z4BN69H4JEX4A1DDJ0VE2C</text:p>
          </table:table-cell>
          <table:table-cell table:style-name="ce51" office:value-type="float" office:value="563" calcext:value-type="float">
            <text:p>5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55689" calcext:value-type="float">
            <text:p>2,455,689</text:p>
          </table:table-cell>
          <table:table-cell table:style-name="ce47" office:value-type="float" office:value="360.566129" calcext:value-type="float">
            <text:p>36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MH8TX6ZB5RNJC4CHR1K65T2A63NRK17VK717B0</text:p>
          </table:table-cell>
          <table:table-cell table:style-name="ce51" office:value-type="float" office:value="468" calcext:value-type="float">
            <text:p>4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150000" calcext:value-type="float">
            <text:p>13,15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41.079277" calcext:value-type="float">
            <text:p>3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M8XCTWD5RSXCXRFPJ30ZYVT81FZSE7YEKWSJHH</text:p>
          </table:table-cell>
          <table:table-cell table:style-name="ce51" office:value-type="float" office:value="578" calcext:value-type="float">
            <text:p>5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00000" calcext:value-type="float">
            <text:p>7,500,000</text:p>
          </table:table-cell>
          <table:table-cell table:style-name="ce47" office:value-type="float" office:value="331.063149" calcext:value-type="float">
            <text:p>3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34QK1ZXGCEBB3MN9Y0FNR20GMDWM3Y5P5VV5</text:p>
          </table:table-cell>
          <table:table-cell table:style-name="ce51" office:value-type="float" office:value="156" calcext:value-type="float">
            <text:p>1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14546" calcext:value-type="float">
            <text:p>1,514,546</text:p>
          </table:table-cell>
          <table:table-cell table:style-name="ce47" office:value-type="float" office:value="328.902092" calcext:value-type="float">
            <text:p>32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JA3XSEQ77J2S1B1N4XQG5VGA5XNBBRJNNHY10</text:p>
          </table:table-cell>
          <table:table-cell table:style-name="ce51" office:value-type="float" office:value="550" calcext:value-type="float">
            <text:p>5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67768" calcext:value-type="float">
            <text:p>2,867,768</text:p>
          </table:table-cell>
          <table:table-cell table:style-name="ce47" office:value-type="float" office:value="324.821673" calcext:value-type="float">
            <text:p>32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F0KB3SEBMRHWMSHYWFP2PKDX7NEK6405VP4MQA</text:p>
          </table:table-cell>
          <table:table-cell table:style-name="ce51" office:value-type="float" office:value="265" calcext:value-type="float">
            <text:p>2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40524" calcext:value-type="float">
            <text:p>1,240,524</text:p>
          </table:table-cell>
          <table:table-cell table:style-name="ce47" office:value-type="float" office:value="878159" calcext:value-type="float">
            <text:p>878,159</text:p>
          </table:table-cell>
          <table:table-cell table:style-name="ce47" office:value-type="float" office:value="324.3659" calcext:value-type="float">
            <text:p>32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643E2Z21Z638ZFGHPR8VDVNRSSF990MBYFZJR</text:p>
          </table:table-cell>
          <table:table-cell table:style-name="ce51" office:value-type="float" office:value="306" calcext:value-type="float">
            <text:p>3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72459" calcext:value-type="float">
            <text:p>1,372,459</text:p>
          </table:table-cell>
          <table:table-cell table:style-name="ce47" office:value-type="float" office:value="314.649696" calcext:value-type="float">
            <text:p>31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YN2VA90SV937BAWTVN0VZCM3Z4HY2KNYNQM07</text:p>
          </table:table-cell>
          <table:table-cell table:style-name="ce51" office:value-type="float" office:value="186" calcext:value-type="float">
            <text:p>1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2" calcext:value-type="float">
            <text:p>1,000,002</text:p>
          </table:table-cell>
          <table:table-cell table:style-name="ce47" office:value-type="float" office:value="307.888695" calcext:value-type="float">
            <text:p>30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P9XJQWE7TAAFKGDEHS7MBFFGXR7FVK0H5QN0</text:p>
          </table:table-cell>
          <table:table-cell table:style-name="ce51" office:value-type="float" office:value="161" calcext:value-type="float">
            <text:p>1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29942" calcext:value-type="float">
            <text:p>3,529,942</text:p>
          </table:table-cell>
          <table:table-cell table:style-name="ce47" office:value-type="float" office:value="301.590160999999" calcext:value-type="float">
            <text:p>30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WX18HHFNMR5P1JSQ0K6M8A1ZFADN9KDWP8DEJ</text:p>
          </table:table-cell>
          <table:table-cell table:style-name="ce51" office:value-type="float" office:value="262" calcext:value-type="float">
            <text:p>2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151990" calcext:value-type="float">
            <text:p>5,151,990</text:p>
          </table:table-cell>
          <table:table-cell table:style-name="ce47" office:value-type="float" office:value="1717330" calcext:value-type="float">
            <text:p>1,717,330</text:p>
          </table:table-cell>
          <table:table-cell table:style-name="ce47" office:value-type="float" office:value="298.09757" calcext:value-type="float">
            <text:p>29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0ESHJJ1FA7KBJ26SE4Z5W4TQR2BWPDX8PX72GK</text:p>
          </table:table-cell>
          <table:table-cell table:style-name="ce51" office:value-type="float" office:value="87" calcext:value-type="float">
            <text:p>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01071" calcext:value-type="float">
            <text:p>1,701,071</text:p>
          </table:table-cell>
          <table:table-cell table:style-name="ce47" office:value-type="float" office:value="295.2753" calcext:value-type="float">
            <text:p>29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JBE48HC13J68PCRK2KF3PCNZMCQGYTN955EEFT</text:p>
          </table:table-cell>
          <table:table-cell table:style-name="ce51" office:value-type="float" office:value="331" calcext:value-type="float">
            <text:p>3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86202" calcext:value-type="float">
            <text:p>1,286,202</text:p>
          </table:table-cell>
          <table:table-cell table:style-name="ce47" office:value-type="float" office:value="294.874431" calcext:value-type="float">
            <text:p>29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SY4BPMHRARB9YZ6FK9B9JFF4QJTH1BMMF1Z8SK</text:p>
          </table:table-cell>
          <table:table-cell table:style-name="ce51" office:value-type="float" office:value="294" calcext:value-type="float">
            <text:p>2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84183" calcext:value-type="float">
            <text:p>1,284,183</text:p>
          </table:table-cell>
          <table:table-cell table:style-name="ce47" office:value-type="float" office:value="294.411557" calcext:value-type="float">
            <text:p>29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WHK0Z53Y4K300KPJ9A6SNCG5KKGBNQGANATJ3F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53318" calcext:value-type="float">
            <text:p>953,318</text:p>
          </table:table-cell>
          <table:table-cell table:style-name="ce47" office:value-type="float" office:value="293.515248" calcext:value-type="float">
            <text:p>29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J9190S4R1DCSPS6BVDVZF775KNQCA137N987C</text:p>
          </table:table-cell>
          <table:table-cell table:style-name="ce51" office:value-type="float" office:value="410" calcext:value-type="float">
            <text:p>4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39687" calcext:value-type="float">
            <text:p>1,539,687</text:p>
          </table:table-cell>
          <table:table-cell table:style-name="ce47" office:value-type="float" office:value="292.591036" calcext:value-type="float">
            <text:p>29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HGEFBJH44HM82K6PNKZCXMK766A1JQJTYZCQP9</text:p>
          </table:table-cell>
          <table:table-cell table:style-name="ce51" office:value-type="float" office:value="281" calcext:value-type="float">
            <text:p>2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824846" calcext:value-type="float">
            <text:p>7,824,846</text:p>
          </table:table-cell>
          <table:table-cell table:style-name="ce47" office:value-type="float" office:value="1608149" calcext:value-type="float">
            <text:p>1,608,149</text:p>
          </table:table-cell>
          <table:table-cell table:style-name="ce47" office:value-type="float" office:value="287.199491999999" calcext:value-type="float">
            <text:p>28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4KJQH6AW02J40BJ626YZJK0J0GD6FP2YPQ09M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36372" calcext:value-type="float">
            <text:p>1,436,372</text:p>
          </table:table-cell>
          <table:table-cell table:style-name="ce47" office:value-type="float" office:value="750000" calcext:value-type="float">
            <text:p>750,000</text:p>
          </table:table-cell>
          <table:table-cell table:style-name="ce47" office:value-type="float" office:value="279.907109" calcext:value-type="float">
            <text:p>28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2VTBRY3M9X3HKZH1ST668METTXR452V29XF7QJ</text:p>
          </table:table-cell>
          <table:table-cell table:style-name="ce51" office:value-type="float" office:value="182" calcext:value-type="float">
            <text:p>1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59146" calcext:value-type="float">
            <text:p>1,359,146</text:p>
          </table:table-cell>
          <table:table-cell table:style-name="ce47" office:value-type="float" office:value="1116654" calcext:value-type="float">
            <text:p>1,116,654</text:p>
          </table:table-cell>
          <table:table-cell table:style-name="ce47" office:value-type="float" office:value="275.992724" calcext:value-type="float">
            <text:p>27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VS9AZSNJ3ECRJ40WDYHJQ19RGMAMR4KD4WPXR</text:p>
          </table:table-cell>
          <table:table-cell table:style-name="ce51" office:value-type="float" office:value="618" calcext:value-type="float">
            <text:p>6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31146" calcext:value-type="float">
            <text:p>3,931,146</text:p>
          </table:table-cell>
          <table:table-cell table:style-name="ce47" office:value-type="float" office:value="273.668429" calcext:value-type="float">
            <text:p>27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XKKD4MAN04MC0AYJ7WKAKXYJ8RC1S60D6CVPX</text:p>
          </table:table-cell>
          <table:table-cell table:style-name="ce51" office:value-type="float" office:value="562" calcext:value-type="float">
            <text:p>5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00" calcext:value-type="float">
            <text:p>4,000,000</text:p>
          </table:table-cell>
          <table:table-cell table:style-name="ce47" office:value-type="float" office:value="265.829149999999" calcext:value-type="float">
            <text:p>26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6YAN6MV4SS2YJRMA3HQ2PYVQGVHV4W08D8HZ3V</text:p>
          </table:table-cell>
          <table:table-cell table:style-name="ce51" office:value-type="float" office:value="371" calcext:value-type="float">
            <text:p>3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96558" calcext:value-type="float">
            <text:p>1,396,558</text:p>
          </table:table-cell>
          <table:table-cell table:style-name="ce47" office:value-type="float" office:value="198279" calcext:value-type="float">
            <text:p>198,279</text:p>
          </table:table-cell>
          <table:table-cell table:style-name="ce47" office:value-type="float" office:value="264.431463" calcext:value-type="float">
            <text:p>26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2KYSKAMT47ZGC4J1R2WB8E0GBF9GG088NJ66X</text:p>
          </table:table-cell>
          <table:table-cell table:style-name="ce51" office:value-type="float" office:value="242" calcext:value-type="float">
            <text:p>2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14" calcext:value-type="float">
            <text:p>1,000,014</text:p>
          </table:table-cell>
          <table:table-cell table:style-name="ce47" office:value-type="float" office:value="262.694014" calcext:value-type="float">
            <text:p>26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91N2Y2TE5M937FE3R6DE0HGWD85SGCV50T95A</text:p>
          </table:table-cell>
          <table:table-cell table:style-name="ce51" office:value-type="float" office:value="543" calcext:value-type="float">
            <text:p>5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28969" calcext:value-type="float">
            <text:p>2,228,969</text:p>
          </table:table-cell>
          <table:table-cell table:style-name="ce47" office:value-type="float" office:value="252.467228999999" calcext:value-type="float">
            <text:p>25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WDN9Y2T2JK43X6B04NJ472AY5EYG63WF7B0N2E</text:p>
          </table:table-cell>
          <table:table-cell table:style-name="ce51" office:value-type="float" office:value="46" calcext:value-type="float">
            <text:p>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0000" calcext:value-type="float">
            <text:p>1,080,000</text:p>
          </table:table-cell>
          <table:table-cell table:style-name="ce47" office:value-type="float" office:value="243.493745" calcext:value-type="float">
            <text:p>24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E544B2FY8BSKTV5V7W8NCRYX2B7NXRQ7B7NJ9</text:p>
          </table:table-cell>
          <table:table-cell table:style-name="ce51" office:value-type="float" office:value="297" calcext:value-type="float">
            <text:p>2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515285" calcext:value-type="float">
            <text:p>2,515,285</text:p>
          </table:table-cell>
          <table:table-cell table:style-name="ce47" office:value-type="float" office:value="2278392" calcext:value-type="float">
            <text:p>2,278,392</text:p>
          </table:table-cell>
          <table:table-cell table:style-name="ce47" office:value-type="float" office:value="240.527653999999" calcext:value-type="float">
            <text:p>2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4GYHQ2B7R831M3F7ZNN22RDDHEKQ52ZN50CDE</text:p>
          </table:table-cell>
          <table:table-cell table:style-name="ce51" office:value-type="float" office:value="465" calcext:value-type="float">
            <text:p>4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47118" calcext:value-type="float">
            <text:p>1,547,118</text:p>
          </table:table-cell>
          <table:table-cell table:style-name="ce47" office:value-type="float" office:value="227.161643" calcext:value-type="float">
            <text:p>22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W6MTS8JPN6TJRBJFB5SR5SY4GW7YHXAJ5VZAM</text:p>
          </table:table-cell>
          <table:table-cell table:style-name="ce51" office:value-type="float" office:value="184" calcext:value-type="float">
            <text:p>1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687811" calcext:value-type="float">
            <text:p>1,687,811</text:p>
          </table:table-cell>
          <table:table-cell table:style-name="ce47" office:value-type="float" office:value="1123905" calcext:value-type="float">
            <text:p>1,123,905</text:p>
          </table:table-cell>
          <table:table-cell table:style-name="ce47" office:value-type="float" office:value="224.417653" calcext:value-type="float">
            <text:p>22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J6YQD4H56Q5DCKTRAH1DGB1968T8TQG7YHHNV</text:p>
          </table:table-cell>
          <table:table-cell table:style-name="ce51" office:value-type="float" office:value="400" calcext:value-type="float">
            <text:p>4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240996" calcext:value-type="float">
            <text:p>5,240,996</text:p>
          </table:table-cell>
          <table:table-cell table:style-name="ce47" office:value-type="float" office:value="2620498" calcext:value-type="float">
            <text:p>2,620,498</text:p>
          </table:table-cell>
          <table:table-cell table:style-name="ce47" office:value-type="float" office:value="216.010033" calcext:value-type="float">
            <text:p>21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Z154ESZ8NB34RZ3RS147GD6DSEYNE8DQD0XDM</text:p>
          </table:table-cell>
          <table:table-cell table:style-name="ce51" office:value-type="float" office:value="121" calcext:value-type="float">
            <text:p>1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211.31417" calcext:value-type="float">
            <text:p>2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68NKG26CD26X2A724C0QSH4WMT4FAVYQPHZSW</text:p>
          </table:table-cell>
          <table:table-cell table:style-name="ce51" office:value-type="float" office:value="444" calcext:value-type="float">
            <text:p>4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080712" calcext:value-type="float">
            <text:p>8,080,712</text:p>
          </table:table-cell>
          <table:table-cell table:style-name="ce47" office:value-type="float" office:value="4040356" calcext:value-type="float">
            <text:p>4,040,356</text:p>
          </table:table-cell>
          <table:table-cell table:style-name="ce47" office:value-type="float" office:value="209.594175" calcext:value-type="float">
            <text:p>21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XSJ91XTY6ARN2W58AKKPBJAJ0AM02W1QJ497F</text:p>
          </table:table-cell>
          <table:table-cell table:style-name="ce51" office:value-type="float" office:value="318" calcext:value-type="float">
            <text:p>3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37010" calcext:value-type="float">
            <text:p>2,537,010</text:p>
          </table:table-cell>
          <table:table-cell table:style-name="ce47" office:value-type="float" office:value="209.128041" calcext:value-type="float">
            <text:p>20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FZSBX2TN9H961FH1P4C5J3NYD4GWM136VVXXTE</text:p>
          </table:table-cell>
          <table:table-cell table:style-name="ce51" office:value-type="float" office:value="276" calcext:value-type="float">
            <text:p>2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02436" calcext:value-type="float">
            <text:p>902,436</text:p>
          </table:table-cell>
          <table:table-cell table:style-name="ce47" office:value-type="float" office:value="208.094902" calcext:value-type="float">
            <text:p>20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V1207J29CZR1YW8TCM9GVB1WR0BSQBTPXC963</text:p>
          </table:table-cell>
          <table:table-cell table:style-name="ce51" office:value-type="float" office:value="44" calcext:value-type="float">
            <text:p>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47600" calcext:value-type="float">
            <text:p>747,600</text:p>
          </table:table-cell>
          <table:table-cell table:style-name="ce47" office:value-type="float" office:value="205.085775999999" calcext:value-type="float">
            <text:p>20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XRSVBWTVS7DNK466APX88XZKAB8FT52ZQ8WG4</text:p>
          </table:table-cell>
          <table:table-cell table:style-name="ce51" office:value-type="float" office:value="53" calcext:value-type="float">
            <text:p>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6752" calcext:value-type="float">
            <text:p>986,752</text:p>
          </table:table-cell>
          <table:table-cell table:style-name="ce47" office:value-type="float" office:value="202.778448" calcext:value-type="float">
            <text:p>20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3GR2Y77X6DKXHQ93746F51QCWNMPZ8C3WAQXMH</text:p>
          </table:table-cell>
          <table:table-cell table:style-name="ce51" office:value-type="float" office:value="431" calcext:value-type="float">
            <text:p>4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20000" calcext:value-type="float">
            <text:p>1,020,000</text:p>
          </table:table-cell>
          <table:table-cell table:style-name="ce47" office:value-type="float" office:value="199.611224" calcext:value-type="float">
            <text:p>20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ARF4H1HT8HV9RRPNANBMJB9KRYB39AEXMHDP1</text:p>
          </table:table-cell>
          <table:table-cell table:style-name="ce51" office:value-type="float" office:value="595" calcext:value-type="float">
            <text:p>5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17073" calcext:value-type="float">
            <text:p>2,317,073</text:p>
          </table:table-cell>
          <table:table-cell table:style-name="ce47" office:value-type="float" office:value="197.965411" calcext:value-type="float">
            <text:p>19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VF4ED0WKFH9SGEE4C873CSX6W7A2SPFDCJ15E</text:p>
          </table:table-cell>
          <table:table-cell table:style-name="ce51" office:value-type="float" office:value="329" calcext:value-type="float">
            <text:p>3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7979" calcext:value-type="float">
            <text:p>857,979</text:p>
          </table:table-cell>
          <table:table-cell table:style-name="ce47" office:value-type="float" office:value="196.700105" calcext:value-type="float">
            <text:p>19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4TNQ3Z6QYVEN5DPGF7ERHKXB6XBSXA9AD872R</text:p>
          </table:table-cell>
          <table:table-cell table:style-name="ce51" office:value-type="float" office:value="249" calcext:value-type="float">
            <text:p>2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28743" calcext:value-type="float">
            <text:p>828,743</text:p>
          </table:table-cell>
          <table:table-cell table:style-name="ce47" office:value-type="float" office:value="184.354187" calcext:value-type="float">
            <text:p>18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GE8TQ69KC58XVVAZT5MVBYJQC9X4KGFXZXAZWT</text:p>
          </table:table-cell>
          <table:table-cell table:style-name="ce51" office:value-type="float" office:value="174" calcext:value-type="float">
            <text:p>1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90387" calcext:value-type="float">
            <text:p>990,387</text:p>
          </table:table-cell>
          <table:table-cell table:style-name="ce47" office:value-type="float" office:value="182.775901" calcext:value-type="float">
            <text:p>18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KNYYKDZ1TAJHWHQ9C0FERVYR8S7DHDV7RR5ATW</text:p>
          </table:table-cell>
          <table:table-cell table:style-name="ce51" office:value-type="float" office:value="275" calcext:value-type="float">
            <text:p>2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92428" calcext:value-type="float">
            <text:p>592,428</text:p>
          </table:table-cell>
          <table:table-cell table:style-name="ce47" office:value-type="float" office:value="182.401518" calcext:value-type="float">
            <text:p>1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WEFQ5KDAZ9EW83EWADSYYFS51EVE9KJAGJX5HQ</text:p>
          </table:table-cell>
          <table:table-cell table:style-name="ce51" office:value-type="float" office:value="296" calcext:value-type="float">
            <text:p>2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653298" calcext:value-type="float">
            <text:p>3,653,29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75.141667999999" calcext:value-type="float">
            <text:p>17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9GTB1RRRQ7DX5P5456JKK4G9TERD8B8YFFTDBW</text:p>
          </table:table-cell>
          <table:table-cell table:style-name="ce51" office:value-type="float" office:value="37" calcext:value-type="float">
            <text:p>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0000" calcext:value-type="float">
            <text:p>530,000</text:p>
          </table:table-cell>
          <table:table-cell table:style-name="ce47" office:value-type="float" office:value="163.18068" calcext:value-type="float">
            <text:p>16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TW0D20AEHC07D0NZEHZBCPZ3JGST5271KSK9SA</text:p>
          </table:table-cell>
          <table:table-cell table:style-name="ce51" office:value-type="float" office:value="586" calcext:value-type="float">
            <text:p>5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13703" calcext:value-type="float">
            <text:p>2,513,703</text:p>
          </table:table-cell>
          <table:table-cell table:style-name="ce47" office:value-type="float" office:value="162.931976" calcext:value-type="float">
            <text:p>16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8KJTB62SNJ78YNRYYB5N86XTC8SA1357T45Q4</text:p>
          </table:table-cell>
          <table:table-cell table:style-name="ce51" office:value-type="float" office:value="367" calcext:value-type="float">
            <text:p>3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1354" calcext:value-type="float">
            <text:p>761,354</text:p>
          </table:table-cell>
          <table:table-cell table:style-name="ce47" office:value-type="float" office:value="158.989057" calcext:value-type="float">
            <text:p>15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AZ9829ABNJ8TXV57DCDP6Q67VBSA43RYXC1F0</text:p>
          </table:table-cell>
          <table:table-cell table:style-name="ce51" office:value-type="float" office:value="338" calcext:value-type="float">
            <text:p>3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8947" calcext:value-type="float">
            <text:p>888,947</text:p>
          </table:table-cell>
          <table:table-cell table:style-name="ce47" office:value-type="float" office:value="157.685542" calcext:value-type="float">
            <text:p>15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XYQ2AF41TJZ69J3MV8ZEVRNBWHTD93PH2YGEC</text:p>
          </table:table-cell>
          <table:table-cell table:style-name="ce51" office:value-type="float" office:value="259" calcext:value-type="float">
            <text:p>2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05100" calcext:value-type="float">
            <text:p>1,105,100</text:p>
          </table:table-cell>
          <table:table-cell table:style-name="ce47" office:value-type="float" office:value="507500" calcext:value-type="float">
            <text:p>507,500</text:p>
          </table:table-cell>
          <table:table-cell table:style-name="ce47" office:value-type="float" office:value="156.253199" calcext:value-type="float">
            <text:p>15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2JH8CQTR3EMJAN1K536Q0D0QWX5204N2FVEEB</text:p>
          </table:table-cell>
          <table:table-cell table:style-name="ce51" office:value-type="float" office:value="260" calcext:value-type="float">
            <text:p>2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153.944038" calcext:value-type="float">
            <text:p>15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C0QWQYH99W7EBMGKET4Z6SK3Q44KCHM4YD2H6V</text:p>
          </table:table-cell>
          <table:table-cell table:style-name="ce51" office:value-type="float" office:value="368" calcext:value-type="float">
            <text:p>3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3153" calcext:value-type="float">
            <text:p>653,153</text:p>
          </table:table-cell>
          <table:table-cell table:style-name="ce47" office:value-type="float" office:value="149.741734" calcext:value-type="float">
            <text:p>15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KZ1XDJT57BK81JWX1VFT3V70DYSZA8SQYQPAK</text:p>
          </table:table-cell>
          <table:table-cell table:style-name="ce51" office:value-type="float" office:value="461" calcext:value-type="float">
            <text:p>4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13314" calcext:value-type="float">
            <text:p>1,313,314</text:p>
          </table:table-cell>
          <table:table-cell table:style-name="ce47" office:value-type="float" office:value="148.754309" calcext:value-type="float">
            <text:p>14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081R49TDSQDXFSR8ZE6TAX6T96Z3B80TXNDV7T</text:p>
          </table:table-cell>
          <table:table-cell table:style-name="ce51" office:value-type="float" office:value="48" calcext:value-type="float">
            <text:p>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143.822104" calcext:value-type="float">
            <text:p>14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ZN68A9JZTX4XFGD32J8YS5SBZMYPT2AGE97A3</text:p>
          </table:table-cell>
          <table:table-cell table:style-name="ce51" office:value-type="float" office:value="529" calcext:value-type="float">
            <text:p>5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15603" calcext:value-type="float">
            <text:p>1,315,603</text:p>
          </table:table-cell>
          <table:table-cell table:style-name="ce47" office:value-type="float" office:value="142.483793" calcext:value-type="float">
            <text:p>14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T7EWXED474B21BA99S07QT3QKVHGXWRP7DRND</text:p>
          </table:table-cell>
          <table:table-cell table:style-name="ce51" office:value-type="float" office:value="287" calcext:value-type="float">
            <text:p>2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40223" calcext:value-type="float">
            <text:p>1,440,223</text:p>
          </table:table-cell>
          <table:table-cell table:style-name="ce47" office:value-type="float" office:value="720223" calcext:value-type="float">
            <text:p>720,223</text:p>
          </table:table-cell>
          <table:table-cell table:style-name="ce47" office:value-type="float" office:value="140.902041" calcext:value-type="float">
            <text:p>1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KK6KJPM826D0X6AMCJ63KEH2M456M4T22WAPQ</text:p>
          </table:table-cell>
          <table:table-cell table:style-name="ce51" office:value-type="float" office:value="343" calcext:value-type="float">
            <text:p>3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71278" calcext:value-type="float">
            <text:p>571,278</text:p>
          </table:table-cell>
          <table:table-cell table:style-name="ce47" office:value-type="float" office:value="130.971087" calcext:value-type="float">
            <text:p>1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Z60ZJPBPBR48W100YCFKNQ7TK67XZD276D60B</text:p>
          </table:table-cell>
          <table:table-cell table:style-name="ce51" office:value-type="float" office:value="442" calcext:value-type="float">
            <text:p>4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815758" calcext:value-type="float">
            <text:p>1,815,758</text:p>
          </table:table-cell>
          <table:table-cell table:style-name="ce47" office:value-type="float" office:value="1041606" calcext:value-type="float">
            <text:p>1,041,606</text:p>
          </table:table-cell>
          <table:table-cell table:style-name="ce47" office:value-type="float" office:value="130.60003" calcext:value-type="float">
            <text:p>1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WAZG4JTA7FSNGTEGB501ZNQTW98KBG76DPE2M</text:p>
          </table:table-cell>
          <table:table-cell table:style-name="ce51" office:value-type="float" office:value="282" calcext:value-type="float">
            <text:p>2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10150" calcext:value-type="float">
            <text:p>810,150</text:p>
          </table:table-cell>
          <table:table-cell table:style-name="ce47" office:value-type="float" office:value="130.482091" calcext:value-type="float">
            <text:p>13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48Q8E5WP4TCQ63E9TV6KF9R4HP01Z8WS3FBTG</text:p>
          </table:table-cell>
          <table:table-cell table:style-name="ce51" office:value-type="float" office:value="97" calcext:value-type="float">
            <text:p>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4999" calcext:value-type="float">
            <text:p>544,999</text:p>
          </table:table-cell>
          <table:table-cell table:style-name="ce47" office:value-type="float" office:value="130.2433" calcext:value-type="float">
            <text:p>13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CZJNTFV4G8PR0H2C2PHDVXNE131KQQP9DP7B8</text:p>
          </table:table-cell>
          <table:table-cell table:style-name="ce51" office:value-type="float" office:value="419" calcext:value-type="float">
            <text:p>4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4654" calcext:value-type="float">
            <text:p>854,654</text:p>
          </table:table-cell>
          <table:table-cell table:style-name="ce47" office:value-type="float" office:value="122.918137" calcext:value-type="float">
            <text:p>12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Y8TNKD8VMMVJX2Y859HH9R2D0555QV1P14AFP</text:p>
          </table:table-cell>
          <table:table-cell table:style-name="ce51" office:value-type="float" office:value="360" calcext:value-type="float">
            <text:p>3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13000" calcext:value-type="float">
            <text:p>513,000</text:p>
          </table:table-cell>
          <table:table-cell table:style-name="ce47" office:value-type="float" office:value="117.610283" calcext:value-type="float">
            <text:p>11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SM29506QZYKJMFGNTAF2V6Q58K2Y61DDT7Y0F</text:p>
          </table:table-cell>
          <table:table-cell table:style-name="ce51" office:value-type="float" office:value="657" calcext:value-type="float">
            <text:p>6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43089" calcext:value-type="float">
            <text:p>3,443,089</text:p>
          </table:table-cell>
          <table:table-cell table:style-name="ce47" office:value-type="float" office:value="115.558795" calcext:value-type="float">
            <text:p>11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NGGVNW07SAQB3F1074QVPAHYRSGNP09FJ46XB</text:p>
          </table:table-cell>
          <table:table-cell table:style-name="ce51" office:value-type="float" office:value="327" calcext:value-type="float">
            <text:p>3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114.629905" calcext:value-type="float">
            <text:p>11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2DQA1B5DD54BFZ86WP6Q5FJDDDH4D18PSRJPJ</text:p>
          </table:table-cell>
          <table:table-cell table:style-name="ce51" office:value-type="float" office:value="436" calcext:value-type="float">
            <text:p>4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9725" calcext:value-type="float">
            <text:p>769,725</text:p>
          </table:table-cell>
          <table:table-cell table:style-name="ce47" office:value-type="float" office:value="113.017879" calcext:value-type="float">
            <text:p>11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53SWHSWPDBZ3P5DHGXWJCK16RG3FZKPQ308JX</text:p>
          </table:table-cell>
          <table:table-cell table:style-name="ce51" office:value-type="float" office:value="492" calcext:value-type="float">
            <text:p>4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24177" calcext:value-type="float">
            <text:p>724,177</text:p>
          </table:table-cell>
          <table:table-cell table:style-name="ce47" office:value-type="float" office:value="106.330116" calcext:value-type="float">
            <text:p>10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38S2C8H0ZARJC6PM3CKDKN8KM367K8PWPEVQS6</text:p>
          </table:table-cell>
          <table:table-cell table:style-name="ce51" office:value-type="float" office:value="602" calcext:value-type="float">
            <text:p>6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239395" calcext:value-type="float">
            <text:p>2,239,395</text:p>
          </table:table-cell>
          <table:table-cell table:style-name="ce47" office:value-type="float" office:value="2189668" calcext:value-type="float">
            <text:p>2,189,668</text:p>
          </table:table-cell>
          <table:table-cell table:style-name="ce47" office:value-type="float" office:value="101.315283" calcext:value-type="float">
            <text:p>10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2C73BSZGPEFNMND6XQQ53Y6QA3XEG0CTSY1WW</text:p>
          </table:table-cell>
          <table:table-cell table:style-name="ce51" office:value-type="float" office:value="221" calcext:value-type="float">
            <text:p>2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95200" calcext:value-type="float">
            <text:p>795,2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89.64177" calcext:value-type="float">
            <text:p>9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Q1SZSETS27AZ9FE0BH6C6B7MVC25E4N6C2VE7D</text:p>
          </table:table-cell>
          <table:table-cell table:style-name="ce51" office:value-type="float" office:value="215" calcext:value-type="float">
            <text:p>2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17288" calcext:value-type="float">
            <text:p>617,288</text:p>
          </table:table-cell>
          <table:table-cell table:style-name="ce47" office:value-type="float" office:value="86.432333" calcext:value-type="float">
            <text:p>8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QKF5RHC8QY37CGDSGQ3GS7JHX7DQZJCJCKSE61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" calcext:value-type="float">
            <text:p>300,000</text:p>
          </table:table-cell>
          <table:table-cell table:style-name="ce47" office:value-type="float" office:value="84.5035949999999" calcext:value-type="float">
            <text:p>8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M0M9FFQ9Q927Z01AV3K73W53E2H1D6WS2YY55</text:p>
          </table:table-cell>
          <table:table-cell table:style-name="ce51" office:value-type="float" office:value="574" calcext:value-type="float">
            <text:p>5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1438" calcext:value-type="float">
            <text:p>561,438</text:p>
          </table:table-cell>
          <table:table-cell table:style-name="ce47" office:value-type="float" office:value="82.435326" calcext:value-type="float">
            <text:p>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2YV12ZXH50T21Y75YER236YE88F3Q7QCCD5W8</text:p>
          </table:table-cell>
          <table:table-cell table:style-name="ce51" office:value-type="float" office:value="503" calcext:value-type="float">
            <text:p>5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6376" calcext:value-type="float">
            <text:p>566,376</text:p>
          </table:table-cell>
          <table:table-cell table:style-name="ce47" office:value-type="float" office:value="81.97736" calcext:value-type="float">
            <text:p>8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NGMS9Z48PRXFAG2MKBSP0PWERF07C0KV9SPJ66</text:p>
          </table:table-cell>
          <table:table-cell table:style-name="ce51" office:value-type="float" office:value="494" calcext:value-type="float">
            <text:p>4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6466" calcext:value-type="float">
            <text:p>546,466</text:p>
          </table:table-cell>
          <table:table-cell table:style-name="ce47" office:value-type="float" office:value="80.237004" calcext:value-type="float">
            <text:p>8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E0RC1NWFVD6A2QC8Z4CTWK7X5FKFCB6M6P6W4</text:p>
          </table:table-cell>
          <table:table-cell table:style-name="ce51" office:value-type="float" office:value="107" calcext:value-type="float">
            <text:p>1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48281" calcext:value-type="float">
            <text:p>448,281</text:p>
          </table:table-cell>
          <table:table-cell table:style-name="ce47" office:value-type="float" office:value="77.813509" calcext:value-type="float">
            <text:p>7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PP095YWZTKJ4462QEA00HJD45ZKGVS60ZC2D6</text:p>
          </table:table-cell>
          <table:table-cell table:style-name="ce51" office:value-type="float" office:value="546" calcext:value-type="float">
            <text:p>5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0000" calcext:value-type="float">
            <text:p>650,000</text:p>
          </table:table-cell>
          <table:table-cell table:style-name="ce47" office:value-type="float" office:value="73.62314" calcext:value-type="float">
            <text:p>7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X8ZK33E8TEMSKXGA3KY9TCPXQ19ZX8D7YZDZK8</text:p>
          </table:table-cell>
          <table:table-cell table:style-name="ce51" office:value-type="float" office:value="518" calcext:value-type="float">
            <text:p>5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55865" calcext:value-type="float">
            <text:p>555,865</text:p>
          </table:table-cell>
          <table:table-cell table:style-name="ce47" office:value-type="float" office:value="73.414451" calcext:value-type="float">
            <text:p>7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N3V2AF88G9VM10VBX01TB5R16ATE53AGFKYPV</text:p>
          </table:table-cell>
          <table:table-cell table:style-name="ce51" office:value-type="float" office:value="409" calcext:value-type="float">
            <text:p>4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90000" calcext:value-type="float">
            <text:p>990,000</text:p>
          </table:table-cell>
          <table:table-cell table:style-name="ce47" office:value-type="float" office:value="72.929738" calcext:value-type="float">
            <text:p>7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KYD8TQC1QHTZ7T0B84AK5NYPFS4SH8WZMZ5A4</text:p>
          </table:table-cell>
          <table:table-cell table:style-name="ce51" office:value-type="float" office:value="124" calcext:value-type="float">
            <text:p>1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68.581384" calcext:value-type="float">
            <text:p>6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G12SSMQBEXDVC0ERS6MDC55G8FT79Y7JCJS4P</text:p>
          </table:table-cell>
          <table:table-cell table:style-name="ce51" office:value-type="float" office:value="463" calcext:value-type="float">
            <text:p>4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91592" calcext:value-type="float">
            <text:p>1,091,592</text:p>
          </table:table-cell>
          <table:table-cell table:style-name="ce47" office:value-type="float" office:value="67.014138" calcext:value-type="float">
            <text:p>6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KSM26FEB2MNA3ZZX7ZV0NJ5XFM883ZRVV9BBA</text:p>
          </table:table-cell>
          <table:table-cell table:style-name="ce51" office:value-type="float" office:value="307" calcext:value-type="float">
            <text:p>3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38016" calcext:value-type="float">
            <text:p>338,016</text:p>
          </table:table-cell>
          <table:table-cell table:style-name="ce47" office:value-type="float" office:value="321246" calcext:value-type="float">
            <text:p>321,246</text:p>
          </table:table-cell>
          <table:table-cell table:style-name="ce47" office:value-type="float" office:value="60.651903" calcext:value-type="float">
            <text:p>6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KMJA6XYAG6J5PT0JZQ9TDNRZQ38MHVG1CQ6A2E</text:p>
          </table:table-cell>
          <table:table-cell table:style-name="ce51" office:value-type="float" office:value="525" calcext:value-type="float">
            <text:p>5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15878" calcext:value-type="float">
            <text:p>915,878</text:p>
          </table:table-cell>
          <table:table-cell table:style-name="ce47" office:value-type="float" office:value="56.226845" calcext:value-type="float">
            <text:p>5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MBANWMDES05EW5N6YJM3ENW7ZFERJA2WC0QFB</text:p>
          </table:table-cell>
          <table:table-cell table:style-name="ce51" office:value-type="float" office:value="542" calcext:value-type="float">
            <text:p>5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46312" calcext:value-type="float">
            <text:p>1,646,312</text:p>
          </table:table-cell>
          <table:table-cell table:style-name="ce47" office:value-type="float" office:value="55.254404" calcext:value-type="float">
            <text:p>5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QQ4BK2X3NRBFW3R0NZYBH6Y6HNA89F3MEMZ2XW</text:p>
          </table:table-cell>
          <table:table-cell table:style-name="ce51" office:value-type="float" office:value="43" calcext:value-type="float">
            <text:p>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" calcext:value-type="float">
            <text:p>200,000</text:p>
          </table:table-cell>
          <table:table-cell table:style-name="ce47" office:value-type="float" office:value="54.865108" calcext:value-type="float">
            <text:p>5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T5CBCDYSXZVZBS87JMACSRE7DSYJGVCJB84Z</text:p>
          </table:table-cell>
          <table:table-cell table:style-name="ce51" office:value-type="float" office:value="609" calcext:value-type="float">
            <text:p>6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35743" calcext:value-type="float">
            <text:p>835,743</text:p>
          </table:table-cell>
          <table:table-cell table:style-name="ce47" office:value-type="float" office:value="54.0593439999999" calcext:value-type="float">
            <text:p>5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VSH6NQX0N9Y1JFNFN4E3AG6HTP161CRW3XXD1B</text:p>
          </table:table-cell>
          <table:table-cell table:style-name="ce51" office:value-type="float" office:value="292" calcext:value-type="float">
            <text:p>2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1326" calcext:value-type="float">
            <text:p>401,326</text:p>
          </table:table-cell>
          <table:table-cell table:style-name="ce47" office:value-type="float" office:value="52.900171" calcext:value-type="float">
            <text:p>5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DC4YQSP0JK0MPE7539XM06ABYEFQAB2910246</text:p>
          </table:table-cell>
          <table:table-cell table:style-name="ce51" office:value-type="float" office:value="324" calcext:value-type="float">
            <text:p>3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000" calcext:value-type="float">
            <text:p>225,000</text:p>
          </table:table-cell>
          <table:table-cell table:style-name="ce47" office:value-type="float" office:value="51.5834569999999" calcext:value-type="float">
            <text:p>5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TV43VE3P5EEQJ6QCG41WSAC9T4R3YWGZS3ZEF2</text:p>
          </table:table-cell>
          <table:table-cell table:style-name="ce51" office:value-type="float" office:value="473" calcext:value-type="float">
            <text:p>4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0664" calcext:value-type="float">
            <text:p>330,664</text:p>
          </table:table-cell>
          <table:table-cell table:style-name="ce47" office:value-type="float" office:value="48.551032" calcext:value-type="float">
            <text:p>4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QXNR5Z9W4TW0TH9Y0FJEY19F61G1SD726AV9H</text:p>
          </table:table-cell>
          <table:table-cell table:style-name="ce51" office:value-type="float" office:value="291" calcext:value-type="float">
            <text:p>2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2679" calcext:value-type="float">
            <text:p>312,679</text:p>
          </table:table-cell>
          <table:table-cell table:style-name="ce47" office:value-type="float" office:value="44.970151" calcext:value-type="float">
            <text:p>4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X9696B2ZKFMBHEJF1RBWMYDQ2YGXDA11GFYTE5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4502" calcext:value-type="float">
            <text:p>334,502</text:p>
          </table:table-cell>
          <table:table-cell table:style-name="ce47" office:value-type="float" office:value="44.925653" calcext:value-type="float">
            <text:p>4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WCYXS5N2C0CWDBXFJWRXXWVGVPDBG008Q1C6D</text:p>
          </table:table-cell>
          <table:table-cell table:style-name="ce51" office:value-type="float" office:value="155" calcext:value-type="float">
            <text:p>15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1781.787" calcext:value-type="float">
            <text:p>301,782</text:p>
          </table:table-cell>
          <table:table-cell table:style-name="ce47" office:value-type="float" office:value="44.310288" calcext:value-type="float">
            <text:p>4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KY9D092ZVXYSQ2Z43XH8DGK319PWBX848XWM4P</text:p>
          </table:table-cell>
          <table:table-cell table:style-name="ce51" office:value-type="float" office:value="165" calcext:value-type="float">
            <text:p>1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7846" calcext:value-type="float">
            <text:p>147,846</text:p>
          </table:table-cell>
          <table:table-cell table:style-name="ce47" office:value-type="float" office:value="43.3305359999999" calcext:value-type="float">
            <text:p>4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1ZN8AJVGVJDDTH2WN46RNM4Q0BC175FECQMAG</text:p>
          </table:table-cell>
          <table:table-cell table:style-name="ce51" office:value-type="float" office:value="152" calcext:value-type="float">
            <text:p>1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8334906" calcext:value-type="float">
            <text:p>18,334,906</text:p>
          </table:table-cell>
          <table:table-cell table:style-name="ce47" office:value-type="float" office:value="8781312" calcext:value-type="float">
            <text:p>8,781,312</text:p>
          </table:table-cell>
          <table:table-cell table:style-name="ce47" office:value-type="float" office:value="42.198242" calcext:value-type="float">
            <text:p>4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CKJCDQD1Q23ZFHQ8RH41AFVTATE96Q8S4PQC1</text:p>
          </table:table-cell>
          <table:table-cell table:style-name="ce51" office:value-type="float" office:value="376" calcext:value-type="float">
            <text:p>3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1837" calcext:value-type="float">
            <text:p>181,837</text:p>
          </table:table-cell>
          <table:table-cell table:style-name="ce47" office:value-type="float" office:value="41.687915" calcext:value-type="float">
            <text:p>4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WRH4SF7F1M5QZZ2BQDZZYBCJWT9VWQMDSTFY5</text:p>
          </table:table-cell>
          <table:table-cell table:style-name="ce51" office:value-type="float" office:value="559" calcext:value-type="float">
            <text:p>5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60746" calcext:value-type="float">
            <text:p>360,746</text:p>
          </table:table-cell>
          <table:table-cell table:style-name="ce47" office:value-type="float" office:value="282875" calcext:value-type="float">
            <text:p>282,875</text:p>
          </table:table-cell>
          <table:table-cell table:style-name="ce47" office:value-type="float" office:value="41.534226" calcext:value-type="float">
            <text:p>4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R8GRAZJKWCRAXX68PZXZJXJSQ39J2VA0T07EZV</text:p>
          </table:table-cell>
          <table:table-cell table:style-name="ce51" office:value-type="float" office:value="535" calcext:value-type="float">
            <text:p>5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6248" calcext:value-type="float">
            <text:p>276,248</text:p>
          </table:table-cell>
          <table:table-cell table:style-name="ce47" office:value-type="float" office:value="40.561191" calcext:value-type="float">
            <text:p>4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1K858BGKGDDYPB00GRGNFD3NXB17A49YJ7E2M</text:p>
          </table:table-cell>
          <table:table-cell table:style-name="ce51" office:value-type="float" office:value="509" calcext:value-type="float">
            <text:p>5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4588" calcext:value-type="float">
            <text:p>274,588</text:p>
          </table:table-cell>
          <table:table-cell table:style-name="ce47" office:value-type="float" office:value="40.317454" calcext:value-type="float">
            <text:p>4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QSF709TP9G1BP037SS6BKNMST4VVMS23RNJGP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1335" calcext:value-type="float">
            <text:p>271,335</text:p>
          </table:table-cell>
          <table:table-cell table:style-name="ce47" office:value-type="float" office:value="39.83982" calcext:value-type="float">
            <text:p>4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F4EJHWEA5Z95Z7XTHS90C52856J0KT74X3A9P</text:p>
          </table:table-cell>
          <table:table-cell table:style-name="ce51" office:value-type="float" office:value="471" calcext:value-type="float">
            <text:p>4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9617" calcext:value-type="float">
            <text:p>269,617</text:p>
          </table:table-cell>
          <table:table-cell table:style-name="ce47" office:value-type="float" office:value="39.587569" calcext:value-type="float">
            <text:p>4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VBZRZ8FRB3JA8N9PM8CDFP1QPNJF1FVB59HC8</text:p>
          </table:table-cell>
          <table:table-cell table:style-name="ce51" office:value-type="float" office:value="413" calcext:value-type="float">
            <text:p>4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5275" calcext:value-type="float">
            <text:p>285,275</text:p>
          </table:table-cell>
          <table:table-cell table:style-name="ce47" office:value-type="float" office:value="38.314167" calcext:value-type="float">
            <text:p>3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J81C2WPQHFB6XTG518JKPABWM639R2X0B331XE</text:p>
          </table:table-cell>
          <table:table-cell table:style-name="ce51" office:value-type="float" office:value="139" calcext:value-type="float">
            <text:p>1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0597" calcext:value-type="float">
            <text:p>170,597</text:p>
          </table:table-cell>
          <table:table-cell table:style-name="ce47" office:value-type="float" office:value="37.949364" calcext:value-type="float">
            <text:p>3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HK7J6617VBSKXQGZWMXP2R64MMDX3S54M0S1Q6</text:p>
          </table:table-cell>
          <table:table-cell table:style-name="ce51" office:value-type="float" office:value="148" calcext:value-type="float">
            <text:p>1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0148" calcext:value-type="float">
            <text:p>160,148</text:p>
          </table:table-cell>
          <table:table-cell table:style-name="ce47" office:value-type="float" office:value="36.106513" calcext:value-type="float">
            <text:p>3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F3C3YBK9HCTBQTQG1883V2TSZQ3T2M13FDXR8</text:p>
          </table:table-cell>
          <table:table-cell table:style-name="ce51" office:value-type="float" office:value="453" calcext:value-type="float">
            <text:p>4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4098" calcext:value-type="float">
            <text:p>204,098</text:p>
          </table:table-cell>
          <table:table-cell table:style-name="ce47" office:value-type="float" office:value="34.2616479999999" calcext:value-type="float">
            <text:p>3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5AT6FW839WN5VSNCZ6BTTHZRBKC9Y3H2NAZEJ</text:p>
          </table:table-cell>
          <table:table-cell table:style-name="ce51" office:value-type="float" office:value="454" calcext:value-type="float">
            <text:p>4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3039" calcext:value-type="float">
            <text:p>203,039</text:p>
          </table:table-cell>
          <table:table-cell table:style-name="ce47" office:value-type="float" office:value="34.083875" calcext:value-type="float">
            <text:p>3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RDH91AYDKWZ6CZN2V9Q3MB3HKWMFSJS63VHQR</text:p>
          </table:table-cell>
          <table:table-cell table:style-name="ce51" office:value-type="float" office:value="527" calcext:value-type="float">
            <text:p>5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8969" calcext:value-type="float">
            <text:p>228,969</text:p>
          </table:table-cell>
          <table:table-cell table:style-name="ce47" office:value-type="float" office:value="33.6192659999999" calcext:value-type="float">
            <text:p>3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HGRWZ2NVAC4PFHDQRCA6T2CMBB8V2AAD6W1ZE</text:p>
          </table:table-cell>
          <table:table-cell table:style-name="ce51" office:value-type="float" office:value="497" calcext:value-type="float">
            <text:p>4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9562" calcext:value-type="float">
            <text:p>289,562</text:p>
          </table:table-cell>
          <table:table-cell table:style-name="ce47" office:value-type="float" office:value="32.797636" calcext:value-type="float">
            <text:p>3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E10S69JYEF3HNT6KTT12BW3JP9N1G0E56T9A2Y</text:p>
          </table:table-cell>
          <table:table-cell table:style-name="ce51" office:value-type="float" office:value="144" calcext:value-type="float">
            <text:p>1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9994" calcext:value-type="float">
            <text:p>139,994</text:p>
          </table:table-cell>
          <table:table-cell table:style-name="ce47" office:value-type="float" office:value="102027" calcext:value-type="float">
            <text:p>102,027</text:p>
          </table:table-cell>
          <table:table-cell table:style-name="ce47" office:value-type="float" office:value="31.412895" calcext:value-type="float">
            <text:p>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6TDBQKQGV897MC74HCEZ8FM8DGTH5Q3B0XX5A</text:p>
          </table:table-cell>
          <table:table-cell table:style-name="ce51" office:value-type="float" office:value="283" calcext:value-type="float">
            <text:p>2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30.7888049999999" calcext:value-type="float">
            <text:p>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BCW6AR8B582G7MCN9X8FDKJF0VZJ0QHSYFZJ8S</text:p>
          </table:table-cell>
          <table:table-cell table:style-name="ce51" office:value-type="float" office:value="476" calcext:value-type="float">
            <text:p>4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7288" calcext:value-type="float">
            <text:p>497,288</text:p>
          </table:table-cell>
          <table:table-cell table:style-name="ce47" office:value-type="float" office:value="30.529104" calcext:value-type="float">
            <text:p>3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QHKKFKMRYFXFHAM046DSEQ9FFPTGEHNC8K3E5P</text:p>
          </table:table-cell>
          <table:table-cell table:style-name="ce51" office:value-type="float" office:value="384" calcext:value-type="float">
            <text:p>3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0946" calcext:value-type="float">
            <text:p>200,94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8.9004759999999" calcext:value-type="float">
            <text:p>2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S0YJZ2QH5VYXQ91X06B9QYR90BNGJETWP0V69</text:p>
          </table:table-cell>
          <table:table-cell table:style-name="ce51" office:value-type="float" office:value="524" calcext:value-type="float">
            <text:p>5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28.316591" calcext:value-type="float">
            <text:p>2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ZXFAT2XCVC1R071A1NMRH1Q3BT816DH0QWSZQ</text:p>
          </table:table-cell>
          <table:table-cell table:style-name="ce51" office:value-type="float" office:value="575" calcext:value-type="float">
            <text:p>5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4600" calcext:value-type="float">
            <text:p>184,600</text:p>
          </table:table-cell>
          <table:table-cell table:style-name="ce47" office:value-type="float" office:value="27.104615" calcext:value-type="float">
            <text:p>2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WZRNZVDBZVH6S97YQJNB4BMPKWHKS5QY41QQB</text:p>
          </table:table-cell>
          <table:table-cell table:style-name="ce51" office:value-type="float" office:value="528" calcext:value-type="float">
            <text:p>5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1795" calcext:value-type="float">
            <text:p>221,795</text:p>
          </table:table-cell>
          <table:table-cell table:style-name="ce47" office:value-type="float" office:value="25.121914" calcext:value-type="float">
            <text:p>2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7GMEG6WGBRDTCTGGWMRA1G77E65TRXWYKGCT7</text:p>
          </table:table-cell>
          <table:table-cell table:style-name="ce51" office:value-type="float" office:value="405" calcext:value-type="float">
            <text:p>4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9027" calcext:value-type="float">
            <text:p>409,027</text:p>
          </table:table-cell>
          <table:table-cell table:style-name="ce47" office:value-type="float" office:value="25.110656" calcext:value-type="float">
            <text:p>2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WZYCRBPB9DXZRAB48F4B3QBSFN55SVHRKRVBG</text:p>
          </table:table-cell>
          <table:table-cell table:style-name="ce51" office:value-type="float" office:value="439" calcext:value-type="float">
            <text:p>4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5309" calcext:value-type="float">
            <text:p>165,309</text:p>
          </table:table-cell>
          <table:table-cell table:style-name="ce47" office:value-type="float" office:value="23.775088" calcext:value-type="float">
            <text:p>2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BD6GHNDTHX7X3WKEXEEMENCQ90VTWTNDRQ5X</text:p>
          </table:table-cell>
          <table:table-cell table:style-name="ce51" office:value-type="float" office:value="414" calcext:value-type="float">
            <text:p>4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4198" calcext:value-type="float">
            <text:p>154,198</text:p>
          </table:table-cell>
          <table:table-cell table:style-name="ce47" office:value-type="float" office:value="22.1770799999999" calcext:value-type="float">
            <text:p>2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D6BPAJBBZY61D4QV523XVEJK18798YSD6TDWVB</text:p>
          </table:table-cell>
          <table:table-cell table:style-name="ce51" office:value-type="float" office:value="606" calcext:value-type="float">
            <text:p>6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09469" calcext:value-type="float">
            <text:p>1,209,469</text:p>
          </table:table-cell>
          <table:table-cell table:style-name="ce47" office:value-type="float" office:value="21.359426" calcext:value-type="float">
            <text:p>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3WW6P09BCGPXMEHD2Z0ADS3GK5WQY9V18W1TB</text:p>
          </table:table-cell>
          <table:table-cell table:style-name="ce51" office:value-type="float" office:value="408" calcext:value-type="float">
            <text:p>4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4260" calcext:value-type="float">
            <text:p>144,260</text:p>
          </table:table-cell>
          <table:table-cell table:style-name="ce47" office:value-type="float" office:value="20.747775" calcext:value-type="float">
            <text:p>2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TH5RH19FSBNC54JA8S1V5N9G1GRNPCX39HK5P</text:p>
          </table:table-cell>
          <table:table-cell table:style-name="ce51" office:value-type="float" office:value="171" calcext:value-type="float">
            <text:p>1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9743" calcext:value-type="float">
            <text:p>99,743</text:p>
          </table:table-cell>
          <table:table-cell table:style-name="ce47" office:value-type="float" office:value="19.8471959999999" calcext:value-type="float">
            <text:p>2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FZS4XMPT3184XXRAAYMYCQ2VEXNY1SJZKK6RC</text:p>
          </table:table-cell>
          <table:table-cell table:style-name="ce51" office:value-type="float" office:value="522" calcext:value-type="float">
            <text:p>5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2690" calcext:value-type="float">
            <text:p>132,690</text:p>
          </table:table-cell>
          <table:table-cell table:style-name="ce47" office:value-type="float" office:value="19.472532" calcext:value-type="float">
            <text:p>1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5SM64XFAC89A58TBVC7QNCES9B6KT5579HQF0</text:p>
          </table:table-cell>
          <table:table-cell table:style-name="ce51" office:value-type="float" office:value="81" calcext:value-type="float">
            <text:p>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4633" calcext:value-type="float">
            <text:p>244,633</text:p>
          </table:table-cell>
          <table:table-cell table:style-name="ce47" office:value-type="float" office:value="19.235068" calcext:value-type="float">
            <text:p>1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7C6HQRQ4GYP1EMEK7KW31HG7G5JNZ5ZPFQMP57</text:p>
          </table:table-cell>
          <table:table-cell table:style-name="ce51" office:value-type="float" office:value="404" calcext:value-type="float">
            <text:p>4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62500" calcext:value-type="float">
            <text:p>262,5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9.056428" calcext:value-type="float">
            <text:p>1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0NER4TRN0Q9V93ZD38HZ2J93SXQMSAAQWZTVX</text:p>
          </table:table-cell>
          <table:table-cell table:style-name="ce51" office:value-type="float" office:value="72" calcext:value-type="float">
            <text:p>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5611" calcext:value-type="float">
            <text:p>155,611</text:p>
          </table:table-cell>
          <table:table-cell table:style-name="ce47" office:value-type="float" office:value="18.5098059999999" calcext:value-type="float">
            <text:p>1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TGDR7E7EW5PKYV2XDN5CE4WNRGKGJ6WW5AQ1NW</text:p>
          </table:table-cell>
          <table:table-cell table:style-name="ce51" office:value-type="float" office:value="203" calcext:value-type="float">
            <text:p>2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9002" calcext:value-type="float">
            <text:p>59,002</text:p>
          </table:table-cell>
          <table:table-cell table:style-name="ce47" office:value-type="float" office:value="18.16601" calcext:value-type="float">
            <text:p>1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2ENWNB3RWNYXGT7520TTHGMT11Q306XSCSSD1</text:p>
          </table:table-cell>
          <table:table-cell table:style-name="ce51" office:value-type="float" office:value="644" calcext:value-type="float">
            <text:p>6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15194" calcext:value-type="float">
            <text:p>515,194</text:p>
          </table:table-cell>
          <table:table-cell table:style-name="ce47" office:value-type="float" office:value="17.291216" calcext:value-type="float">
            <text:p>1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27Y9EQTHHV5R39967B3K1SDJVQ4TNG2K8WC091</text:p>
          </table:table-cell>
          <table:table-cell table:style-name="ce51" office:value-type="float" office:value="622" calcext:value-type="float">
            <text:p>6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44138" calcext:value-type="float">
            <text:p>644,138</text:p>
          </table:table-cell>
          <table:table-cell table:style-name="ce47" office:value-type="float" office:value="16.976272" calcext:value-type="float">
            <text:p>1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QCMFS4X8RM65FQP02M7WGDHBZR5BXN8NJ741ME</text:p>
          </table:table-cell>
          <table:table-cell table:style-name="ce51" office:value-type="float" office:value="446" calcext:value-type="float">
            <text:p>4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16.78686" calcext:value-type="float">
            <text:p>1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97WS44MZ7QNRSQCBGMNGGWS0N2R3ZZBH4YFZ2</text:p>
          </table:table-cell>
          <table:table-cell table:style-name="ce51" office:value-type="float" office:value="650" calcext:value-type="float">
            <text:p>6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0" calcext:value-type="float">
            <text:p>1,000,000</text:p>
          </table:table-cell>
          <table:table-cell table:style-name="ce47" office:value-type="float" office:value="16.781267" calcext:value-type="float">
            <text:p>1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9R50R903Z2HD9TBMD22WQSSAHSGP4DJ0TD5BG</text:p>
          </table:table-cell>
          <table:table-cell table:style-name="ce51" office:value-type="float" office:value="573" calcext:value-type="float">
            <text:p>5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3096" calcext:value-type="float">
            <text:p>273,096</text:p>
          </table:table-cell>
          <table:table-cell table:style-name="ce47" office:value-type="float" office:value="16.76569" calcext:value-type="float">
            <text:p>1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5QYSETF1E3EERVMBD12FGVWZX8H51ZZ86CCCQ1</text:p>
          </table:table-cell>
          <table:table-cell table:style-name="ce51" office:value-type="float" office:value="31" calcext:value-type="float">
            <text:p>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4500.125" calcext:value-type="float">
            <text:p>144,500</text:p>
          </table:table-cell>
          <table:table-cell table:style-name="ce47" office:value-type="float" office:value="144500" calcext:value-type="float">
            <text:p>144,500</text:p>
          </table:table-cell>
          <table:table-cell table:style-name="ce47" office:value-type="float" office:value="16.312946" calcext:value-type="float">
            <text:p>1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5V8V2QQ2K8N3JAS15Z14W4YW7ABFDZHK5ZPGW7</text:p>
          </table:table-cell>
          <table:table-cell table:style-name="ce51" office:value-type="float" office:value="60" calcext:value-type="float">
            <text:p>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9142" calcext:value-type="float">
            <text:p>189,142</text:p>
          </table:table-cell>
          <table:table-cell table:style-name="ce47" office:value-type="float" office:value="15.591147" calcext:value-type="float">
            <text:p>1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DCE0KCWY56SX6XE7MB6DVVETABYM2WRDK6PCB</text:p>
          </table:table-cell>
          <table:table-cell table:style-name="ce51" office:value-type="float" office:value="452" calcext:value-type="float">
            <text:p>4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3200" calcext:value-type="float">
            <text:p>103,200</text:p>
          </table:table-cell>
          <table:table-cell table:style-name="ce47" office:value-type="float" office:value="14.84244" calcext:value-type="float">
            <text:p>1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09JX0BXVT05RYM6SN6XBVTEM4BCP3N2GGPFQ1</text:p>
          </table:table-cell>
          <table:table-cell table:style-name="ce51" office:value-type="float" office:value="481" calcext:value-type="float">
            <text:p>4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663" calcext:value-type="float">
            <text:p>98,663</text:p>
          </table:table-cell>
          <table:table-cell table:style-name="ce47" office:value-type="float" office:value="14.4865789999999" calcext:value-type="float">
            <text:p>1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MMQN4BVGG9TYBTV0Y5WFAHRQPVMJMY8NB88QW7</text:p>
          </table:table-cell>
          <table:table-cell table:style-name="ce51" office:value-type="float" office:value="105" calcext:value-type="float">
            <text:p>1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4170" calcext:value-type="float">
            <text:p>64,170</text:p>
          </table:table-cell>
          <table:table-cell table:style-name="ce47" office:value-type="float" office:value="14.274639" calcext:value-type="float">
            <text:p>1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BF4B8SE8NH7RHJ3Q1WV68KWZ0BBT40KWV5DQN0</text:p>
          </table:table-cell>
          <table:table-cell table:style-name="ce51" office:value-type="float" office:value="346" calcext:value-type="float">
            <text:p>3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1437" calcext:value-type="float">
            <text:p>261,437</text:p>
          </table:table-cell>
          <table:table-cell table:style-name="ce47" office:value-type="float" office:value="13.56209" calcext:value-type="float">
            <text:p>1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C5ECA2QFB2XF6BTBY3Z006NVTDKNHJM1NTMQT</text:p>
          </table:table-cell>
          <table:table-cell table:style-name="ce51" office:value-type="float" office:value="614" calcext:value-type="float">
            <text:p>6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1290" calcext:value-type="float">
            <text:p>251,290</text:p>
          </table:table-cell>
          <table:table-cell table:style-name="ce47" office:value-type="float" office:value="13.035712" calcext:value-type="float">
            <text:p>1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RGSKN76086C4MXCPZRB9C9ZHKKYJ0FZNKX749</text:p>
          </table:table-cell>
          <table:table-cell table:style-name="ce51" office:value-type="float" office:value="499" calcext:value-type="float">
            <text:p>4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6549" calcext:value-type="float">
            <text:p>86,549</text:p>
          </table:table-cell>
          <table:table-cell table:style-name="ce47" office:value-type="float" office:value="12.7078929999999" calcext:value-type="float">
            <text:p>13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44YJ12CW1A3WPZ9P12TYKVCRZQJFC27NMW6526</text:p>
          </table:table-cell>
          <table:table-cell table:style-name="ce51" office:value-type="float" office:value="73" calcext:value-type="float">
            <text:p>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7806" calcext:value-type="float">
            <text:p>127,806</text:p>
          </table:table-cell>
          <table:table-cell table:style-name="ce47" office:value-type="float" office:value="12.324573" calcext:value-type="float">
            <text:p>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G4BVPPCZ21TJDS0TDPKT0GX5Y6NBVNEBGQRXXT</text:p>
          </table:table-cell>
          <table:table-cell table:style-name="ce51" office:value-type="float" office:value="288" calcext:value-type="float">
            <text:p>2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8906" calcext:value-type="float">
            <text:p>148,906</text:p>
          </table:table-cell>
          <table:table-cell table:style-name="ce47" office:value-type="float" office:value="12.274456" calcext:value-type="float">
            <text:p>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0Z8P3TQDY8NVY0CRGC3MVM5C5B22X515XMVKJ</text:p>
          </table:table-cell>
          <table:table-cell table:style-name="ce51" office:value-type="float" office:value="450" calcext:value-type="float">
            <text:p>4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176" calcext:value-type="float">
            <text:p>78,176</text:p>
          </table:table-cell>
          <table:table-cell table:style-name="ce47" office:value-type="float" office:value="11.766877" calcext:value-type="float">
            <text:p>1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SYCQVVS1TE6CHYDTFE89XQ6SVBSM3V6VGBTF5</text:p>
          </table:table-cell>
          <table:table-cell table:style-name="ce51" office:value-type="float" office:value="549" calcext:value-type="float">
            <text:p>5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11.326636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TG510YQ4NGS9YFY8W7GKSRV1JASH02ACYHD3F</text:p>
          </table:table-cell>
          <table:table-cell table:style-name="ce51" office:value-type="float" office:value="273" calcext:value-type="float">
            <text:p>2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6643" calcext:value-type="float">
            <text:p>56,64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1.08488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DNPE7F1T7CQ6PT74PY79E2B0SBPZ4V4AERDMB</text:p>
          </table:table-cell>
          <table:table-cell table:style-name="ce51" office:value-type="float" office:value="489" calcext:value-type="float">
            <text:p>4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0000" calcext:value-type="float">
            <text:p>180,000</text:p>
          </table:table-cell>
          <table:table-cell table:style-name="ce47" office:value-type="float" office:value="11.050415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CKYKND9V6770E3FFZ9SE3MV78ZZ76ANYRDNJ1</text:p>
          </table:table-cell>
          <table:table-cell table:style-name="ce51" office:value-type="float" office:value="403" calcext:value-type="float">
            <text:p>4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65000" calcext:value-type="float">
            <text:p>265,000</text:p>
          </table:table-cell>
          <table:table-cell table:style-name="ce47" office:value-type="float" office:value="132500" calcext:value-type="float">
            <text:p>132,500</text:p>
          </table:table-cell>
          <table:table-cell table:style-name="ce47" office:value-type="float" office:value="10.922095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0NR4MN360PJ7Q5E36JYKG087PF2ZZK84YARPA</text:p>
          </table:table-cell>
          <table:table-cell table:style-name="ce51" office:value-type="float" office:value="466" calcext:value-type="float">
            <text:p>4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5438" calcext:value-type="float">
            <text:p>175,438</text:p>
          </table:table-cell>
          <table:table-cell table:style-name="ce47" office:value-type="float" office:value="10.770348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SWEY2AAP77JWEGJB8WBBXYV7CD6P9HNVD05AB</text:p>
          </table:table-cell>
          <table:table-cell table:style-name="ce51" office:value-type="float" office:value="52" calcext:value-type="float">
            <text:p>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4344" calcext:value-type="float">
            <text:p>34,344</text:p>
          </table:table-cell>
          <table:table-cell table:style-name="ce47" office:value-type="float" office:value="10.574107" calcext:value-type="float">
            <text:p>1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NJP3ZS6YXYAQV2QS6DH3G8XJQG6W8NGP7C119R</text:p>
          </table:table-cell>
          <table:table-cell table:style-name="ce51" office:value-type="float" office:value="344" calcext:value-type="float">
            <text:p>3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6500" calcext:value-type="float">
            <text:p>66,500</text:p>
          </table:table-cell>
          <table:table-cell table:style-name="ce47" office:value-type="float" office:value="9.764121" calcext:value-type="float">
            <text:p>1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Y2QDFZAR8VK5S9DMYW2AW0WXQ16NNRG3PJDTX</text:p>
          </table:table-cell>
          <table:table-cell table:style-name="ce51" office:value-type="float" office:value="642" calcext:value-type="float">
            <text:p>6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9329" calcext:value-type="float">
            <text:p>289,329</text:p>
          </table:table-cell>
          <table:table-cell table:style-name="ce47" office:value-type="float" office:value="9.710614" calcext:value-type="float">
            <text:p>1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3DJQDK3BGEPDXW2QJZBRNH5PMNZMAHVDJBS67</text:p>
          </table:table-cell>
          <table:table-cell table:style-name="ce51" office:value-type="float" office:value="166" calcext:value-type="float">
            <text:p>1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174" calcext:value-type="float">
            <text:p>48,174</text:p>
          </table:table-cell>
          <table:table-cell table:style-name="ce47" office:value-type="float" office:value="9.23664" calcext:value-type="float">
            <text:p>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1VA4RD52CJXBBQDMZYNZD14FZC86C1K2P8RMT</text:p>
          </table:table-cell>
          <table:table-cell table:style-name="ce51" office:value-type="float" office:value="35" calcext:value-type="float">
            <text:p>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6873" calcext:value-type="float">
            <text:p>36,873</text:p>
          </table:table-cell>
          <table:table-cell table:style-name="ce47" office:value-type="float" office:value="28189" calcext:value-type="float">
            <text:p>28,189</text:p>
          </table:table-cell>
          <table:table-cell table:style-name="ce47" office:value-type="float" office:value="8.679055" calcext:value-type="float">
            <text:p>9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YH2KE2C805VZJCD5N2VXKKXBRPY6XMZKJQWS42</text:p>
          </table:table-cell>
          <table:table-cell table:style-name="ce51" office:value-type="float" office:value="482" calcext:value-type="float">
            <text:p>4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4400" calcext:value-type="float">
            <text:p>54,400</text:p>
          </table:table-cell>
          <table:table-cell table:style-name="ce47" office:value-type="float" office:value="7.987491" calcext:value-type="float">
            <text:p>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03GE8Y6PJQF97MF0BQZPPG9PE58ZVVFTC9FPY</text:p>
          </table:table-cell>
          <table:table-cell table:style-name="ce51" office:value-type="float" office:value="597" calcext:value-type="float">
            <text:p>5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2503" calcext:value-type="float">
            <text:p>92,503</text:p>
          </table:table-cell>
          <table:table-cell table:style-name="ce47" office:value-type="float" office:value="7.903244" calcext:value-type="float">
            <text:p>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YPGH0YE7MRW728X4G4H2K546BBHK5RRA8RK50</text:p>
          </table:table-cell>
          <table:table-cell table:style-name="ce51" office:value-type="float" office:value="500" calcext:value-type="float">
            <text:p>5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6628" calcext:value-type="float">
            <text:p>136,62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7.737678" calcext:value-type="float">
            <text:p>8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4E6K9TJK511VW56X8ZDGSPFZ7HHA9HJYJQA6J</text:p>
          </table:table-cell>
          <table:table-cell table:style-name="ce51" office:value-type="float" office:value="313" calcext:value-type="float">
            <text:p>3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000" calcext:value-type="float">
            <text:p>85,000</text:p>
          </table:table-cell>
          <table:table-cell table:style-name="ce47" office:value-type="float" office:value="7.262204" calcext:value-type="float">
            <text:p>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FR9PMPE05GBA797P0Z4DMP089HTJZW73YVFXG</text:p>
          </table:table-cell>
          <table:table-cell table:style-name="ce51" office:value-type="float" office:value="380" calcext:value-type="float">
            <text:p>3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364" calcext:value-type="float">
            <text:p>36,364</text:p>
          </table:table-cell>
          <table:table-cell table:style-name="ce47" office:value-type="float" office:value="7.116334" calcext:value-type="float">
            <text:p>7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QZ5T1DN61R5K9SJX5H3Y6BZYK1ZQJ8VTBA2KTH</text:p>
          </table:table-cell>
          <table:table-cell table:style-name="ce51" office:value-type="float" office:value="534" calcext:value-type="float">
            <text:p>5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573" calcext:value-type="float">
            <text:p>40,573</text:p>
          </table:table-cell>
          <table:table-cell table:style-name="ce47" office:value-type="float" office:value="5.957287" calcext:value-type="float">
            <text:p>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SSHDSGHHEQN1A7Z0RP0YJ6QECE8TGQTYN594PM</text:p>
          </table:table-cell>
          <table:table-cell table:style-name="ce51" office:value-type="float" office:value="236" calcext:value-type="float">
            <text:p>2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000" calcext:value-type="float">
            <text:p>35,000</text:p>
          </table:table-cell>
          <table:table-cell table:style-name="ce47" office:value-type="float" office:value="5.63707" calcext:value-type="float">
            <text:p>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GT2M6VEGQ3EXY4V91KQSJBDX8BBZFH86R7RE1</text:p>
          </table:table-cell>
          <table:table-cell table:style-name="ce51" office:value-type="float" office:value="193" calcext:value-type="float">
            <text:p>1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267" calcext:value-type="float">
            <text:p>28,267</text:p>
          </table:table-cell>
          <table:table-cell table:style-name="ce47" office:value-type="float" office:value="5.531773" calcext:value-type="float">
            <text:p>6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Q7FQ8TFXB792P7VAGRXER0YNFMGM1Y8RS69RC</text:p>
          </table:table-cell>
          <table:table-cell table:style-name="ce51" office:value-type="float" office:value="279" calcext:value-type="float">
            <text:p>2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000" calcext:value-type="float">
            <text:p>2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.486509" calcext:value-type="float">
            <text:p>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GA07GQ097EWHSGE5CQGAFWF49PCKV6AWXV993F</text:p>
          </table:table-cell>
          <table:table-cell table:style-name="ce51" office:value-type="float" office:value="648" calcext:value-type="float">
            <text:p>6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0000" calcext:value-type="float">
            <text:p>150,000</text:p>
          </table:table-cell>
          <table:table-cell table:style-name="ce47" office:value-type="float" office:value="5.03438" calcext:value-type="float">
            <text:p>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RX7ZAR4Z1SJ5V1NHBXZHWX2112HATSDV4R0Y5</text:p>
          </table:table-cell>
          <table:table-cell table:style-name="ce51" office:value-type="float" office:value="512" calcext:value-type="float">
            <text:p>5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9354" calcext:value-type="float">
            <text:p>79,354</text:p>
          </table:table-cell>
          <table:table-cell table:style-name="ce47" office:value-type="float" office:value="78955" calcext:value-type="float">
            <text:p>78,955</text:p>
          </table:table-cell>
          <table:table-cell table:style-name="ce47" office:value-type="float" office:value="4.847141" calcext:value-type="float">
            <text:p>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BRQYA0YMF1E41W485TB0PXSGKWV07DAWP0T03</text:p>
          </table:table-cell>
          <table:table-cell table:style-name="ce51" office:value-type="float" office:value="632" calcext:value-type="float">
            <text:p>6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0000" calcext:value-type="float">
            <text:p>140,00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.698754" calcext:value-type="float">
            <text:p>5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H4XR5RZ0EEAT4NRYMPC8ZK3X5R8YH7N4P9QS8V</text:p>
          </table:table-cell>
          <table:table-cell table:style-name="ce51" office:value-type="float" office:value="333" calcext:value-type="float">
            <text:p>3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549" calcext:value-type="float">
            <text:p>18,549</text:p>
          </table:table-cell>
          <table:table-cell table:style-name="ce47" office:value-type="float" office:value="3.629987" calcext:value-type="float">
            <text:p>4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M3P7H4N82DK1WDVFT50GDHZKX3ZH7XSN8KNP1</text:p>
          </table:table-cell>
          <table:table-cell table:style-name="ce51" office:value-type="float" office:value="153" calcext:value-type="float">
            <text:p>1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1282" calcext:value-type="float">
            <text:p>31,282</text:p>
          </table:table-cell>
          <table:table-cell table:style-name="ce47" office:value-type="float" office:value="16281" calcext:value-type="float">
            <text:p>16,281</text:p>
          </table:table-cell>
          <table:table-cell table:style-name="ce47" office:value-type="float" office:value="1.869858" calcext:value-type="float">
            <text:p>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06QQXV8CDVE847VJNMRR25QTA2AMF2Q1P1PCT</text:p>
          </table:table-cell>
          <table:table-cell table:style-name="ce51" office:value-type="float" office:value="591" calcext:value-type="float">
            <text:p>5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688" calcext:value-type="float">
            <text:p>33,688</text:p>
          </table:table-cell>
          <table:table-cell table:style-name="ce47" office:value-type="float" office:value="1.74757" calcext:value-type="float">
            <text:p>2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7VJYT0YMS2W5HMBEKYZ5Y9ZAR47YEC3X20FBZ</text:p>
          </table:table-cell>
          <table:table-cell table:style-name="ce51" office:value-type="float" office:value="469" calcext:value-type="float">
            <text:p>4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1493" calcext:value-type="float">
            <text:p>21,493</text:p>
          </table:table-cell>
          <table:table-cell table:style-name="ce47" office:value-type="float" office:value="12087" calcext:value-type="float">
            <text:p>12,087</text:p>
          </table:table-cell>
          <table:table-cell table:style-name="ce47" office:value-type="float" office:value="1.47123" calcext:value-type="float">
            <text:p>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S412274PYR9WDXZMXXKQKHAYJEQ98ZCDN0ERB</text:p>
          </table:table-cell>
          <table:table-cell table:style-name="ce51" office:value-type="float" office:value="623" calcext:value-type="float">
            <text:p>62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251" calcext:value-type="float">
            <text:p>22,251</text:p>
          </table:table-cell>
          <table:table-cell table:style-name="ce47" office:value-type="float" office:value="1.154274" calcext:value-type="float">
            <text:p>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HH4AJER3RD1N6W2FMNEP0N6HP6T1D4FKFENHYJ</text:p>
          </table:table-cell>
          <table:table-cell table:style-name="ce51" office:value-type="float" office:value="647" calcext:value-type="float">
            <text:p>6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" calcext:value-type="float">
            <text:p>30,000</text:p>
          </table:table-cell>
          <table:table-cell table:style-name="ce47" office:value-type="float" office:value="1.006876" calcext:value-type="float">
            <text:p>1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0A1RNF0ZEN59QEZP424J4BZRMFJ4Y2AXFVQ0T6</text:p>
          </table:table-cell>
          <table:table-cell table:style-name="ce51" office:value-type="float" office:value="181" calcext:value-type="float">
            <text:p>1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84" calcext:value-type="float">
            <text:p>1,184</text:p>
          </table:table-cell>
          <table:table-cell table:style-name="ce47" office:value-type="float" office:value="0.097598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EZMC3BQ9Z64MC7JQK8F4Z23FHAY9WD9E4QHKWZ</text:p>
          </table:table-cell>
          <table:table-cell table:style-name="ce51" office:value-type="float" office:value="423" calcext:value-type="float">
            <text:p>42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198370" calcext:value-type="float">
            <text:p>13,198,37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WS9RP9S7W52485DV5T6CVVW7T433SV0K4GSF0</text:p>
          </table:table-cell>
          <table:table-cell table:style-name="ce51" office:value-type="float" office:value="406" calcext:value-type="float">
            <text:p>4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46883" calcext:value-type="float">
            <text:p>1,246,88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7W7F568R99DKATHCB5B5ZTG690RF0KAPR9BWX</text:p>
          </table:table-cell>
          <table:table-cell table:style-name="ce51" office:value-type="float" office:value="705" calcext:value-type="float">
            <text:p>7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0621" calcext:value-type="float">
            <text:p>140,62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C6WQ9KTV3769S8X8YNAWBXKDG2Y65P5EEDRWR6</text:p>
          </table:table-cell>
          <table:table-cell table:style-name="ce51" office:value-type="float" office:value="183" calcext:value-type="float">
            <text:p>1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50000" calcext:value-type="float">
            <text:p>2,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7Q10GF5R1MZ3F6J2ANPFNFFCFJ216B33Z4JMD</text:p>
          </table:table-cell>
          <table:table-cell table:style-name="ce51" office:value-type="float" office:value="669" calcext:value-type="float">
            <text:p>6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159119" calcext:value-type="float">
            <text:p>3,159,119</text:p>
          </table:table-cell>
          <table:table-cell table:style-name="ce47" office:value-type="float" office:value="3000000" calcext:value-type="float">
            <text:p>3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A597JWDS0AQE2E9VJ33ZH1DPWGEWADYQHXQZM</text:p>
          </table:table-cell>
          <table:table-cell table:style-name="ce51" office:value-type="float" office:value="415" calcext:value-type="float">
            <text:p>4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3870" calcext:value-type="float">
            <text:p>653,8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S7KGA5WESV319PV9GVKW2FFJJ1YNT9ETC6FQC</text:p>
          </table:table-cell>
          <table:table-cell table:style-name="ce51" office:value-type="float" office:value="90" calcext:value-type="float">
            <text:p>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9806" calcext:value-type="float">
            <text:p>769,80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NB36WDQRXCVJ952J33JRAV98K0GA2BS4Y6SVVD</text:p>
          </table:table-cell>
          <table:table-cell table:style-name="ce51" office:value-type="float" office:value="198" calcext:value-type="float">
            <text:p>1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70000" calcext:value-type="float">
            <text:p>27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AJVR541WH6AA3ACSTHZ0AFAKDG2E6ETX3G7WWX</text:p>
          </table:table-cell>
          <table:table-cell table:style-name="ce51" office:value-type="float" office:value="640" calcext:value-type="float">
            <text:p>6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32268.74" calcext:value-type="float">
            <text:p>532,269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KCN7FXPWGKN6NSBHYA2EJG8PHF451B5BMRXGP1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1015" calcext:value-type="float">
            <text:p>201,01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2708QFYVPPKWHNZTA4TD91RQFR4FDY4B84DBV</text:p>
          </table:table-cell>
          <table:table-cell table:style-name="ce51" office:value-type="float" office:value="387" calcext:value-type="float">
            <text:p>3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1804" calcext:value-type="float">
            <text:p>491,8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WBYAEWN0JER1VPBW8TRT1329BGP9RGC5S2519W</text:p>
          </table:table-cell>
          <table:table-cell table:style-name="ce51" office:value-type="float" office:value="300" calcext:value-type="float">
            <text:p>3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282625.908246" calcext:value-type="float">
            <text:p>2,282,626</text:p>
          </table:table-cell>
          <table:table-cell table:style-name="ce47" office:value-type="float" office:value="1909342.908246" calcext:value-type="float">
            <text:p>1,909,34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NNPBW935DFQ2CVT2H97S3XZAPA41EHSKM7NQH</text:p>
          </table:table-cell>
          <table:table-cell table:style-name="ce51" office:value-type="float" office:value="639" calcext:value-type="float">
            <text:p>6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00000" calcext:value-type="float">
            <text:p>2,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DXMR7YQ671X1CEFPC2R3V5056CS5YF2YXWXPH6</text:p>
          </table:table-cell>
          <table:table-cell table:style-name="ce51" office:value-type="float" office:value="704" calcext:value-type="float">
            <text:p>7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87088" calcext:value-type="float">
            <text:p>287,08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3MDV8KVEZFN090W6TSKYG5WF70H8R679E8ZER</text:p>
          </table:table-cell>
          <table:table-cell table:style-name="ce51" office:value-type="float" office:value="703" calcext:value-type="float">
            <text:p>7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999" calcext:value-type="float">
            <text:p>9,999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ARC3Z6A4TM2RV5PE1BRK39ANQNY5ZBE902RRA</text:p>
          </table:table-cell>
          <table:table-cell table:style-name="ce51" office:value-type="float" office:value="701" calcext:value-type="float">
            <text:p>7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836" calcext:value-type="float">
            <text:p>11,83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CX8NF3XHVX4JQ0EKK1CQZGBTQWBJDWERD0HEZ</text:p>
          </table:table-cell>
          <table:table-cell table:style-name="ce51" office:value-type="float" office:value="102" calcext:value-type="float">
            <text:p>1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135552" calcext:value-type="float">
            <text:p>2,135,552</text:p>
          </table:table-cell>
          <table:table-cell table:style-name="ce47" office:value-type="float" office:value="1067776" calcext:value-type="float">
            <text:p>1,067,77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P02KXAW338AS0ED5HV0M37SNQRFAMPB0F1R51</text:p>
          </table:table-cell>
          <table:table-cell table:style-name="ce51" office:value-type="float" office:value="700" calcext:value-type="float">
            <text:p>7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34490" calcext:value-type="float">
            <text:p>434,49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M4CFGYXNCG78Z3FBEK0HB0KJQXT31RPPCRNE7Z</text:p>
          </table:table-cell>
          <table:table-cell table:style-name="ce51" office:value-type="float" office:value="699" calcext:value-type="float">
            <text:p>6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007142" calcext:value-type="float">
            <text:p>1,007,14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QCJ1TFD14GHTMHX3E2VBYX9WDDXNR3GSZHMHW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235" calcext:value-type="float">
            <text:p>133,2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B70CK52M3DRFSZVCYJQCBZ0YN1YJ9QEHGTENM5</text:p>
          </table:table-cell>
          <table:table-cell table:style-name="ce51" office:value-type="float" office:value="84" calcext:value-type="float">
            <text:p>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9261" calcext:value-type="float">
            <text:p>209,26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T9KJECHG9C2ZN5XP97FV21W9X7AB2JV0K3RTW</text:p>
          </table:table-cell>
          <table:table-cell table:style-name="ce51" office:value-type="float" office:value="698" calcext:value-type="float">
            <text:p>6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05000" calcext:value-type="float">
            <text:p>2,005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C89NZZFHZ69BA2S7NXVG2CZQM9D74W898G9BY</text:p>
          </table:table-cell>
          <table:table-cell table:style-name="ce51" office:value-type="float" office:value="412" calcext:value-type="float">
            <text:p>4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8244" calcext:value-type="float">
            <text:p>258,2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P3V8ZQNEXZNCYJV5B49CS4YXP0JPKS1RA60AD</text:p>
          </table:table-cell>
          <table:table-cell table:style-name="ce51" office:value-type="float" office:value="418" calcext:value-type="float">
            <text:p>41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19000" calcext:value-type="float">
            <text:p>2,71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HQYW6EKT6ZNC19RYDG4B5BCTRJZRZ1T0DVWNQG</text:p>
          </table:table-cell>
          <table:table-cell table:style-name="ce51" office:value-type="float" office:value="697" calcext:value-type="float">
            <text:p>6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0000" calcext:value-type="float">
            <text:p>2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EGPDXK4ENNSHD64HYTWB0Q2QX9XJFKCBDYXRP</text:p>
          </table:table-cell>
          <table:table-cell table:style-name="ce51" office:value-type="float" office:value="696" calcext:value-type="float">
            <text:p>6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9958" calcext:value-type="float">
            <text:p>19,95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WMJ8ZBHAY5M8QCEHPK3MKXZY18W3C897JPJDV</text:p>
          </table:table-cell>
          <table:table-cell table:style-name="ce51" office:value-type="float" office:value="225" calcext:value-type="float">
            <text:p>2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111138" calcext:value-type="float">
            <text:p>3,111,13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AYJHP9H3JM3T26ZBW0SKBCXJ9S4JW03VQBP7K1</text:p>
          </table:table-cell>
          <table:table-cell table:style-name="ce51" office:value-type="float" office:value="445" calcext:value-type="float">
            <text:p>4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7936" calcext:value-type="float">
            <text:p>47,9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FQ8A6G64TR06432BVJDK711D81JKYQ7QKH21Z</text:p>
          </table:table-cell>
          <table:table-cell table:style-name="ce51" office:value-type="float" office:value="695" calcext:value-type="float">
            <text:p>6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61000" calcext:value-type="float">
            <text:p>761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13VJQ8AJ6P78VFZBZ5WH6NYJZHVGBPWNK4HTT</text:p>
          </table:table-cell>
          <table:table-cell table:style-name="ce51" office:value-type="float" office:value="304" calcext:value-type="float">
            <text:p>3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8000" calcext:value-type="float">
            <text:p>18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DM8GCYR75AE00HDYXMKX79M5WCJWHA0EECY4Q</text:p>
          </table:table-cell>
          <table:table-cell table:style-name="ce51" office:value-type="float" office:value="208" calcext:value-type="float">
            <text:p>2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5703" calcext:value-type="float">
            <text:p>535,70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F5C5JACNBA93C5RJ8510CGH485CC66X08X4T7J</text:p>
          </table:table-cell>
          <table:table-cell table:style-name="ce51" office:value-type="float" office:value="629" calcext:value-type="float">
            <text:p>62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44000" calcext:value-type="float">
            <text:p>244,000</text:p>
          </table:table-cell>
          <table:table-cell table:style-name="ce47" office:value-type="float" office:value="52000" calcext:value-type="float">
            <text:p>5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9EJB216CQ8QV44HDWDDTTT4727NSSQ6A959HT</text:p>
          </table:table-cell>
          <table:table-cell table:style-name="ce51" office:value-type="float" office:value="694" calcext:value-type="float">
            <text:p>6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04958" calcext:value-type="float">
            <text:p>904,95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FCFYYJGV3YR9HN9NTQ5P0THR788X260F3BS5VH</text:p>
          </table:table-cell>
          <table:table-cell table:style-name="ce51" office:value-type="float" office:value="316" calcext:value-type="float">
            <text:p>3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64826" calcext:value-type="float">
            <text:p>264,826</text:p>
          </table:table-cell>
          <table:table-cell table:style-name="ce47" office:value-type="float" office:value="189795" calcext:value-type="float">
            <text:p>189,79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CVGH99AMHEFVSG8HWTSZJGHNK163J650QK176G</text:p>
          </table:table-cell>
          <table:table-cell table:style-name="ce51" office:value-type="float" office:value="693" calcext:value-type="float">
            <text:p>6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50143" calcext:value-type="float">
            <text:p>50,14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BJE1ZWTMCH54W98EFW7YD3EDWGN28J3A04KJ0A</text:p>
          </table:table-cell>
          <table:table-cell table:style-name="ce51" office:value-type="float" office:value="600" calcext:value-type="float">
            <text:p>6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2214" calcext:value-type="float">
            <text:p>192,21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5Q1KG10126568F0RXMDRSHB9B82PDN0FF49T3</text:p>
          </table:table-cell>
          <table:table-cell table:style-name="ce51" office:value-type="float" office:value="646" calcext:value-type="float">
            <text:p>64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38670" calcext:value-type="float">
            <text:p>938,670</text:p>
          </table:table-cell>
          <table:table-cell table:style-name="ce47" office:value-type="float" office:value="38670" calcext:value-type="float">
            <text:p>38,6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A84JTP4YRFWBK7PYKBA33H3YB60XP654RAR7M</text:p>
          </table:table-cell>
          <table:table-cell table:style-name="ce51" office:value-type="float" office:value="630" calcext:value-type="float">
            <text:p>6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25000" calcext:value-type="float">
            <text:p>6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WR3FZRKMG2NX1MEDGEHTG90P0ESH46A2D14DV</text:p>
          </table:table-cell>
          <table:table-cell table:style-name="ce51" office:value-type="float" office:value="205" calcext:value-type="float">
            <text:p>2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758564" calcext:value-type="float">
            <text:p>4,758,564</text:p>
          </table:table-cell>
          <table:table-cell table:style-name="ce47" office:value-type="float" office:value="2379282" calcext:value-type="float">
            <text:p>2,379,28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NVP0R8H16QD05FFWZDA63NAVW0C2K98JV8RND</text:p>
          </table:table-cell>
          <table:table-cell table:style-name="ce51" office:value-type="float" office:value="212" calcext:value-type="float">
            <text:p>2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49229" calcext:value-type="float">
            <text:p>1,749,22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XDVPSVK69MENJH8DR2E0G1BC05RJDEGYG7BGHH</text:p>
          </table:table-cell>
          <table:table-cell table:style-name="ce51" office:value-type="float" office:value="486" calcext:value-type="float">
            <text:p>4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835" calcext:value-type="float">
            <text:p>42,8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WPTGBEWVQ58J1RDNZQ34TMCRVF49RRFRKXC0Q</text:p>
          </table:table-cell>
          <table:table-cell table:style-name="ce51" office:value-type="float" office:value="636" calcext:value-type="float">
            <text:p>6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04891" calcext:value-type="float">
            <text:p>1,604,89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PMQWPBDV1XK9HK259XZNHW8B6XZJJXMNQCV6Y</text:p>
          </table:table-cell>
          <table:table-cell table:style-name="ce51" office:value-type="float" office:value="383" calcext:value-type="float">
            <text:p>3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08350" calcext:value-type="float">
            <text:p>708,350</text:p>
          </table:table-cell>
          <table:table-cell table:style-name="ce47" office:value-type="float" office:value="515890" calcext:value-type="float">
            <text:p>515,8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78TZED8SQDJMVSW173VW53B9A9E9GJZJX9WZ8W</text:p>
          </table:table-cell>
          <table:table-cell table:style-name="ce51" office:value-type="float" office:value="112" calcext:value-type="float">
            <text:p>1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35896" calcext:value-type="float">
            <text:p>1,135,8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0WAXJ4RWQ1KN34C0EQ08AJSQTYZF7KAS0WCM2</text:p>
          </table:table-cell>
          <table:table-cell table:style-name="ce51" office:value-type="float" office:value="328" calcext:value-type="float">
            <text:p>3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78041" calcext:value-type="float">
            <text:p>1,578,04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B6BG1J76HWDYGXPNGSNY8H1KR98WGG4EA1A6G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0738" calcext:value-type="float">
            <text:p>130,73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NSB1FWHX4E7NK3F9KXR61PGJD02EZQ88FVJPB</text:p>
          </table:table-cell>
          <table:table-cell table:style-name="ce51" office:value-type="float" office:value="66" calcext:value-type="float">
            <text:p>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000" calcext:value-type="float">
            <text:p>4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5KVXXSSBT5D3ZRBPCT33PNR9EDEN5341XGQ70</text:p>
          </table:table-cell>
          <table:table-cell table:style-name="ce51" office:value-type="float" office:value="103" calcext:value-type="float">
            <text:p>1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07" calcext:value-type="float">
            <text:p>17,80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S3ASTNPHK7GXJD0BVCEE73NW7P18DG5PNZV6W</text:p>
          </table:table-cell>
          <table:table-cell table:style-name="ce51" office:value-type="float" office:value="472" calcext:value-type="float">
            <text:p>4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0" calcext:value-type="float">
            <text:p>8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0570FCRVNHMV6BE7XSPGB5E7AX967EJ46YR5F3</text:p>
          </table:table-cell>
          <table:table-cell table:style-name="ce51" office:value-type="float" office:value="505" calcext:value-type="float">
            <text:p>5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0000" calcext:value-type="float">
            <text:p>1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2NE79YNR434627WPP4XPHCJQS2D0R3ADSWKTR</text:p>
          </table:table-cell>
          <table:table-cell table:style-name="ce51" office:value-type="float" office:value="635" calcext:value-type="float">
            <text:p>6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3700" calcext:value-type="float">
            <text:p>503,7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3ZFMA5CPFA21FW15ZYD1J0QMR96RWZQEJ2Z00</text:p>
          </table:table-cell>
          <table:table-cell table:style-name="ce51" office:value-type="float" office:value="641" calcext:value-type="float">
            <text:p>6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3672" calcext:value-type="float">
            <text:p>423,6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7A1AFK4PCF69XMHR3DD6METWRRPZ2H2EJHW43J</text:p>
          </table:table-cell>
          <table:table-cell table:style-name="ce51" office:value-type="float" office:value="134" calcext:value-type="float">
            <text:p>1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19105" calcext:value-type="float">
            <text:p>319,105</text:p>
          </table:table-cell>
          <table:table-cell table:style-name="ce47" office:value-type="float" office:value="211753" calcext:value-type="float">
            <text:p>211,75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HYYF20CF09CNMY1JN4Q6GPDRT5CECEFVX3JG7G</text:p>
          </table:table-cell>
          <table:table-cell table:style-name="ce51" office:value-type="float" office:value="340" calcext:value-type="float">
            <text:p>3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23000" calcext:value-type="float">
            <text:p>623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55XTRHA6FTEDJYJTC8X8EY937FWWESGKX3BPY</text:p>
          </table:table-cell>
          <table:table-cell table:style-name="ce51" office:value-type="float" office:value="192" calcext:value-type="float">
            <text:p>1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3235" calcext:value-type="float">
            <text:p>103,2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MCP8KTVMYZA50KK0D7SEFDY291SRTBEH9KWHN</text:p>
          </table:table-cell>
          <table:table-cell table:style-name="ce51" office:value-type="float" office:value="382" calcext:value-type="float">
            <text:p>3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8763" calcext:value-type="float">
            <text:p>178,76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1XKGS7GBWQ0ZB80KXQD036BCJ6Z7D6XVZHGQR5</text:p>
          </table:table-cell>
          <table:table-cell table:style-name="ce51" office:value-type="float" office:value="314" calcext:value-type="float">
            <text:p>3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1297" calcext:value-type="float">
            <text:p>141,29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095PYRGCA1NT2AK6K1GS4AMTM8YMTSH3KCVNS7</text:p>
          </table:table-cell>
          <table:table-cell table:style-name="ce51" office:value-type="float" office:value="89" calcext:value-type="float">
            <text:p>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36296" calcext:value-type="float">
            <text:p>236,296</text:p>
          </table:table-cell>
          <table:table-cell table:style-name="ce47" office:value-type="float" office:value="134479" calcext:value-type="float">
            <text:p>134,4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VE3A2AXWPGT7HH4B76005TJZQK7CF1MM9R0MD</text:p>
          </table:table-cell>
          <table:table-cell table:style-name="ce51" office:value-type="float" office:value="660" calcext:value-type="float">
            <text:p>6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64100" calcext:value-type="float">
            <text:p>664,100</text:p>
          </table:table-cell>
          <table:table-cell table:style-name="ce47" office:value-type="float" office:value="644100" calcext:value-type="float">
            <text:p>644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4798MP7RNHPVSBM954MSS5EJNM1AC3R53DC31</text:p>
          </table:table-cell>
          <table:table-cell table:style-name="ce51" office:value-type="float" office:value="474" calcext:value-type="float">
            <text:p>4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532" calcext:value-type="float">
            <text:p>39,53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7J1W4JAJWAE1GCX39PQBEP00TMKV32M9A808Y3</text:p>
          </table:table-cell>
          <table:table-cell table:style-name="ce51" office:value-type="float" office:value="691" calcext:value-type="float">
            <text:p>6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93000" calcext:value-type="float">
            <text:p>1,393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3YHR805B8S834BWJTMZVFR1WP5FFC03WZE4BF</text:p>
          </table:table-cell>
          <table:table-cell table:style-name="ce51" office:value-type="float" office:value="532" calcext:value-type="float">
            <text:p>5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00" calcext:value-type="float">
            <text:p>4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NH4GPKAQHAD5MMJS34V1CFXQ1EST8MFMAP0H5B</text:p>
          </table:table-cell>
          <table:table-cell table:style-name="ce51" office:value-type="float" office:value="69" calcext:value-type="float">
            <text:p>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0409.651938" calcext:value-type="float">
            <text:p>390,4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KP14KPWC1VQQXH4RA38QGQMFGMPVCQTNYY12PZ</text:p>
          </table:table-cell>
          <table:table-cell table:style-name="ce51" office:value-type="float" office:value="690" calcext:value-type="float">
            <text:p>6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6000" calcext:value-type="float">
            <text:p>66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DP49DN52X3MGDWM114WZT3MZ0W9855AV1FYCK</text:p>
          </table:table-cell>
          <table:table-cell table:style-name="ce51" office:value-type="float" office:value="634" calcext:value-type="float">
            <text:p>6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16396" calcext:value-type="float">
            <text:p>13,316,3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20F2YRFXYM99NS92CBBXDZ32D77MR7E7A5EYQR</text:p>
          </table:table-cell>
          <table:table-cell table:style-name="ce51" office:value-type="float" office:value="425" calcext:value-type="float">
            <text:p>4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250000" calcext:value-type="float">
            <text:p>33,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10TAR7RZE8ZTHMTMZYN76KT4440CS1KADFCG2B</text:p>
          </table:table-cell>
          <table:table-cell table:style-name="ce51" office:value-type="float" office:value="133" calcext:value-type="float">
            <text:p>1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667397" calcext:value-type="float">
            <text:p>1,667,397</text:p>
          </table:table-cell>
          <table:table-cell table:style-name="ce47" office:value-type="float" office:value="1537435" calcext:value-type="float">
            <text:p>1,537,4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VZJ8SPH87MNE45A48NSFFKCP1FWESG0YQH46QJ</text:p>
          </table:table-cell>
          <table:table-cell table:style-name="ce51" office:value-type="float" office:value="150" calcext:value-type="float">
            <text:p>15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69810" calcext:value-type="float">
            <text:p>1,669,8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SEVPVKX2PX027NMCQK74XH5Z4FK3M7K62SVCE</text:p>
          </table:table-cell>
          <table:table-cell table:style-name="ce51" office:value-type="float" office:value="151" calcext:value-type="float">
            <text:p>1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9807" calcext:value-type="float">
            <text:p>269,80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4EJTBF2Q2Y76HP0ZCK57EGJT9X9PH0557F8D8</text:p>
          </table:table-cell>
          <table:table-cell table:style-name="ce51" office:value-type="float" office:value="334" calcext:value-type="float">
            <text:p>3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0000" calcext:value-type="float">
            <text:p>1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DK6997906887QPZ2H7JC7KMV1ZA9AGAC0RCS2</text:p>
          </table:table-cell>
          <table:table-cell table:style-name="ce51" office:value-type="float" office:value="460" calcext:value-type="float">
            <text:p>4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2600" calcext:value-type="float">
            <text:p>752,6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5TQXK1FEEV8SA0S6G2PPZCWKDQQCSRG0N5BM4</text:p>
          </table:table-cell>
          <table:table-cell table:style-name="ce51" office:value-type="float" office:value="576" calcext:value-type="float">
            <text:p>5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3230" calcext:value-type="float">
            <text:p>373,23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3MVJV4MDY9GWYP6TNQN4ETS5T5D82FQ4N648Y</text:p>
          </table:table-cell>
          <table:table-cell table:style-name="ce51" office:value-type="float" office:value="241" calcext:value-type="float">
            <text:p>2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GYXXXADFKZV4A4B4396JQTM6TT6H63C6HA3MW</text:p>
          </table:table-cell>
          <table:table-cell table:style-name="ce51" office:value-type="float" office:value="234" calcext:value-type="float">
            <text:p>2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0000" calcext:value-type="float">
            <text:p>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1RZQXHW045JZ16PA6RD0BCCASPN9XMYJDGPN1</text:p>
          </table:table-cell>
          <table:table-cell table:style-name="ce51" office:value-type="float" office:value="656" calcext:value-type="float">
            <text:p>6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16666" calcext:value-type="float">
            <text:p>416,66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SN7Q0Z6C0J85ZQQZ9994J7JASEAHEQ5XJ5CYCN</text:p>
          </table:table-cell>
          <table:table-cell table:style-name="ce51" office:value-type="float" office:value="322" calcext:value-type="float">
            <text:p>3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9400" calcext:value-type="float">
            <text:p>159,400</text:p>
          </table:table-cell>
          <table:table-cell table:style-name="ce47" office:value-type="float" office:value="9400" calcext:value-type="float">
            <text:p>9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FB1TG93CC5FE4E9ZVA0C28EYK44XPK1XMPKE6</text:p>
          </table:table-cell>
          <table:table-cell table:style-name="ce51" office:value-type="float" office:value="116" calcext:value-type="float">
            <text:p>1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0457" calcext:value-type="float">
            <text:p>160,45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2WX5WJSKYETBGE7E3NMDQTW17K99T4C5ZEJC6F</text:p>
          </table:table-cell>
          <table:table-cell table:style-name="ce51" office:value-type="float" office:value="381" calcext:value-type="float">
            <text:p>3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95000" calcext:value-type="float">
            <text:p>49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8XV8PN0QKMEV6Q0EVY67TM28ZT09EHE3TSR4Q</text:p>
          </table:table-cell>
          <table:table-cell table:style-name="ce51" office:value-type="float" office:value="689" calcext:value-type="float">
            <text:p>6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650000" calcext:value-type="float">
            <text:p>1,65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JNTQ1T6NCJ0ZP0AK76GWH1G19VF3ZSXSCCYBM</text:p>
          </table:table-cell>
          <table:table-cell table:style-name="ce51" office:value-type="float" office:value="36" calcext:value-type="float">
            <text:p>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82570" calcext:value-type="float">
            <text:p>2,482,5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TZE09GHARKG0B8NTT9X77QXBTQPQ2J1579T0D8</text:p>
          </table:table-cell>
          <table:table-cell table:style-name="ce51" office:value-type="float" office:value="269" calcext:value-type="float">
            <text:p>2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06720" calcext:value-type="float">
            <text:p>2,106,7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QV18K6HB5NBE2RWHKH1HY2A3HKJ4NVW7KYN2SY</text:p>
          </table:table-cell>
          <table:table-cell table:style-name="ce51" office:value-type="float" office:value="159" calcext:value-type="float">
            <text:p>1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11728" calcext:value-type="float">
            <text:p>211,728</text:p>
          </table:table-cell>
          <table:table-cell table:style-name="ce47" office:value-type="float" office:value="86548" calcext:value-type="float">
            <text:p>86,54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23QNR42XJ02ZYVK3QJGTMATVB6W8XWBXNFESF</text:p>
          </table:table-cell>
          <table:table-cell table:style-name="ce51" office:value-type="float" office:value="117" calcext:value-type="float">
            <text:p>1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84458" calcext:value-type="float">
            <text:p>1,584,458</text:p>
          </table:table-cell>
          <table:table-cell table:style-name="ce47" office:value-type="float" office:value="1114119" calcext:value-type="float">
            <text:p>1,114,11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X186AERH9CD2A2R73KJYGX79EXHJP23RFGCZ4</text:p>
          </table:table-cell>
          <table:table-cell table:style-name="ce51" office:value-type="float" office:value="386" calcext:value-type="float">
            <text:p>3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21900" calcext:value-type="float">
            <text:p>1,421,9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BVA2H9VF0CG0Q1X9FMCX73JKN8EMDCBTZ0KA7X</text:p>
          </table:table-cell>
          <table:table-cell table:style-name="ce51" office:value-type="float" office:value="581" calcext:value-type="float">
            <text:p>5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0" calcext:value-type="float">
            <text:p>3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A00XF645CFZZJGJG7P6C3X11X9ZFW0BS6VAG72</text:p>
          </table:table-cell>
          <table:table-cell table:style-name="ce51" office:value-type="float" office:value="308" calcext:value-type="float">
            <text:p>30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3630" calcext:value-type="float">
            <text:p>203,63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XFGWSW3R4Z023QH97X0RJWCF411CZH79MH4YBH</text:p>
          </table:table-cell>
          <table:table-cell table:style-name="ce51" office:value-type="float" office:value="201" calcext:value-type="float">
            <text:p>2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7758" calcext:value-type="float">
            <text:p>307,75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XTHZ7PHAJ8DDJB7AMVQXDZ6T68364EZ01WB20</text:p>
          </table:table-cell>
          <table:table-cell table:style-name="ce51" office:value-type="float" office:value="589" calcext:value-type="float">
            <text:p>5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5478" calcext:value-type="float">
            <text:p>95,47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T6YMNTGNZ50RBFAPR5WWJMQ2XKJCJAY6KQTFD</text:p>
          </table:table-cell>
          <table:table-cell table:style-name="ce51" office:value-type="float" office:value="115" calcext:value-type="float">
            <text:p>1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19913" calcext:value-type="float">
            <text:p>1,319,91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063V2DDBGADMEZ252W01YD487Z8FK4DB4D4J9</text:p>
          </table:table-cell>
          <table:table-cell table:style-name="ce51" office:value-type="float" office:value="654" calcext:value-type="float">
            <text:p>6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616" calcext:value-type="float">
            <text:p>48,6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1X036A4KCD49JZC4M941S4ZDH140ZDVZEHVBA</text:p>
          </table:table-cell>
          <table:table-cell table:style-name="ce51" office:value-type="float" office:value="564" calcext:value-type="float">
            <text:p>5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83061" calcext:value-type="float">
            <text:p>583,06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K2ZCQH0Z7FXTGD0HKM1E31HW16K7VBFB87WT47</text:p>
          </table:table-cell>
          <table:table-cell table:style-name="ce51" office:value-type="float" office:value="39" calcext:value-type="float">
            <text:p>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1437" calcext:value-type="float">
            <text:p>201,43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YD5SKDM7S6QRPZ0YC1T1GAGFBG4JM6RQ9QX0SM</text:p>
          </table:table-cell>
          <table:table-cell table:style-name="ce51" office:value-type="float" office:value="357" calcext:value-type="float">
            <text:p>3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6898" calcext:value-type="float">
            <text:p>96,89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M793WRK2Q7CKV8T93JRB942KPJGXQ0H1DA9J3</text:p>
          </table:table-cell>
          <table:table-cell table:style-name="ce51" office:value-type="float" office:value="197" calcext:value-type="float">
            <text:p>1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0" calcext:value-type="float">
            <text:p>4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6PNFN0ZBE4JGATX7MZK2EMX58EP2JHRPV6A4E</text:p>
          </table:table-cell>
          <table:table-cell table:style-name="ce51" office:value-type="float" office:value="565" calcext:value-type="float">
            <text:p>5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91" calcext:value-type="float">
            <text:p>10,19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BXT36YBFK9DVW2SGYJZY85MNQB4XV5Q1KY3QNZ</text:p>
          </table:table-cell>
          <table:table-cell table:style-name="ce51" office:value-type="float" office:value="567" calcext:value-type="float">
            <text:p>5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45" calcext:value-type="float">
            <text:p>2,54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RDY1MGYDVB0BTWXXTQDSA11AH6AZC8FZ06Q81Z</text:p>
          </table:table-cell>
          <table:table-cell table:style-name="ce51" office:value-type="float" office:value="568" calcext:value-type="float">
            <text:p>5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40" calcext:value-type="float">
            <text:p>2,54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QVKGJYQFQ84EN1XQZVK36C6BFHQNA2ERRPG82</text:p>
          </table:table-cell>
          <table:table-cell table:style-name="ce51" office:value-type="float" office:value="569" calcext:value-type="float">
            <text:p>5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28" calcext:value-type="float">
            <text:p>2,72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2K95F5FRKY4267KP2X41P09MQT5EB0WEMDESJZ</text:p>
          </table:table-cell>
          <table:table-cell table:style-name="ce51" office:value-type="float" office:value="558" calcext:value-type="float">
            <text:p>5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02" calcext:value-type="float">
            <text:p>2,7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9YZ47JB8R69RNVY5W881MJAMM3PN8PV66KCPCC</text:p>
          </table:table-cell>
          <table:table-cell table:style-name="ce51" office:value-type="float" office:value="556" calcext:value-type="float">
            <text:p>5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72" calcext:value-type="float">
            <text:p>2,6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TV0R4X6W5AJ2GMQB0PXEX8KJV1Q3AEEDC3B2BG</text:p>
          </table:table-cell>
          <table:table-cell table:style-name="ce51" office:value-type="float" office:value="557" calcext:value-type="float">
            <text:p>5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90" calcext:value-type="float">
            <text:p>4,8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FMPXETA906W9VSD674XTWBSH3X3CEK400RDQXD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6644" calcext:value-type="float">
            <text:p>246,6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JDKWQ77WN7S0PRCS872HFJ21ZT78P6G1WCW2B</text:p>
          </table:table-cell>
          <table:table-cell table:style-name="ce51" office:value-type="float" office:value="394" calcext:value-type="float">
            <text:p>3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4013" calcext:value-type="float">
            <text:p>174,01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F7D281S1YZZYQT2H8AZETZ5XW0DXGJKBPJ0SH</text:p>
          </table:table-cell>
          <table:table-cell table:style-name="ce51" office:value-type="float" office:value="688" calcext:value-type="float">
            <text:p>6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8395" calcext:value-type="float">
            <text:p>48,39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RJ1FJT7QC7N51PQGR6PZXMXZH5SKQ8B4JRW1D</text:p>
          </table:table-cell>
          <table:table-cell table:style-name="ce51" office:value-type="float" office:value="487" calcext:value-type="float">
            <text:p>4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5428" calcext:value-type="float">
            <text:p>305,42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MJ6PTDSHM17HCDQBV7FYYMM98R1Y2ZQ7GRM06W</text:p>
          </table:table-cell>
          <table:table-cell table:style-name="ce51" office:value-type="float" office:value="377" calcext:value-type="float">
            <text:p>3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876718" calcext:value-type="float">
            <text:p>3,876,718</text:p>
          </table:table-cell>
          <table:table-cell table:style-name="ce47" office:value-type="float" office:value="2004077" calcext:value-type="float">
            <text:p>2,004,07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TT9EGJ91PT8181N3332W2BXPD2MYZ134DMB5Z0</text:p>
          </table:table-cell>
          <table:table-cell table:style-name="ce51" office:value-type="float" office:value="207" calcext:value-type="float">
            <text:p>2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848050" calcext:value-type="float">
            <text:p>2,848,050</text:p>
          </table:table-cell>
          <table:table-cell table:style-name="ce47" office:value-type="float" office:value="2028273" calcext:value-type="float">
            <text:p>2,028,27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WSDJWTH4CW3YG554XS5CAXJJGAN83P8CFZ4K1</text:p>
          </table:table-cell>
          <table:table-cell table:style-name="ce51" office:value-type="float" office:value="93" calcext:value-type="float">
            <text:p>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19235" calcext:value-type="float">
            <text:p>919,2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T0G7W4RV036N23PQKBPDY57FAPR6JVWZMJMQ6</text:p>
          </table:table-cell>
          <table:table-cell table:style-name="ce51" office:value-type="float" office:value="335" calcext:value-type="float">
            <text:p>3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78770.62953" calcext:value-type="float">
            <text:p>278,771</text:p>
          </table:table-cell>
          <table:table-cell table:style-name="ce47" office:value-type="float" office:value="265656" calcext:value-type="float">
            <text:p>265,65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Y914WERKVS8B46P6BDKY1V0J1HTKH8EPWETJSE</text:p>
          </table:table-cell>
          <table:table-cell table:style-name="ce51" office:value-type="float" office:value="34" calcext:value-type="float">
            <text:p>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9036" calcext:value-type="float">
            <text:p>289,0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HRTXQ54HHHEDV5QGBMWXB9N5T1GJ5DMQ6FMC1F</text:p>
          </table:table-cell>
          <table:table-cell table:style-name="ce51" office:value-type="float" office:value="289" calcext:value-type="float">
            <text:p>2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75331" calcext:value-type="float">
            <text:p>975,33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C86ZXD9EQYFPMMDNAC9Z4RM46C90ZZFA5VY24</text:p>
          </table:table-cell>
          <table:table-cell table:style-name="ce51" office:value-type="float" office:value="330" calcext:value-type="float">
            <text:p>3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11578" calcext:value-type="float">
            <text:p>711,57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XGFH9JTKPF2TQZJ2AH7NSMMMXJ72VMGH8PR654</text:p>
          </table:table-cell>
          <table:table-cell table:style-name="ce51" office:value-type="float" office:value="235" calcext:value-type="float">
            <text:p>2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08543.536" calcext:value-type="float">
            <text:p>208,544</text:p>
          </table:table-cell>
          <table:table-cell table:style-name="ce47" office:value-type="float" office:value="208144" calcext:value-type="float">
            <text:p>208,14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NHWTANZ0DZNSZ45G5VJD6XWFTBZPF0C8Q78SDQ</text:p>
          </table:table-cell>
          <table:table-cell table:style-name="ce51" office:value-type="float" office:value="478" calcext:value-type="float">
            <text:p>4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70000" calcext:value-type="float">
            <text:p>2,87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VE9NY6SDKVKPH6WT1EX2B1EC2BTE1WT9G47D8</text:p>
          </table:table-cell>
          <table:table-cell table:style-name="ce51" office:value-type="float" office:value="216" calcext:value-type="float">
            <text:p>2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6519" calcext:value-type="float">
            <text:p>146,51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7NXBWDEK7MD2FK7BGB42YK6WGEA8S78G3R4ZW</text:p>
          </table:table-cell>
          <table:table-cell table:style-name="ce51" office:value-type="float" office:value="459" calcext:value-type="float">
            <text:p>4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33500" calcext:value-type="float">
            <text:p>1,133,500</text:p>
          </table:table-cell>
          <table:table-cell table:style-name="ce47" office:value-type="float" office:value="233500" calcext:value-type="float">
            <text:p>233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D4KF64M0FQQK267W8PA08SDXG00DNBB3WCXKT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870993" calcext:value-type="float">
            <text:p>14,870,99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NFBQ476WP0STXEWQ6GGG533P7G00MCF8PB1D7R</text:p>
          </table:table-cell>
          <table:table-cell table:style-name="ce51" office:value-type="float" office:value="613" calcext:value-type="float">
            <text:p>61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7315.193422" calcext:value-type="float">
            <text:p>567,31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SWJTYBDJGDGZ54T4T0NMBGQ6BBFZCWD44VMH9</text:p>
          </table:table-cell>
          <table:table-cell table:style-name="ce51" office:value-type="float" office:value="157" calcext:value-type="float">
            <text:p>1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822500" calcext:value-type="float">
            <text:p>8,82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HN29HHPJJSJX3092D5WNPDC9J88TZN5416HJD</text:p>
          </table:table-cell>
          <table:table-cell table:style-name="ce51" office:value-type="float" office:value="98" calcext:value-type="float">
            <text:p>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0687.8851" calcext:value-type="float">
            <text:p>560,68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NSF4WA711DG32K1N15FVV2D1Q03YVW854D77V</text:p>
          </table:table-cell>
          <table:table-cell table:style-name="ce51" office:value-type="float" office:value="58" calcext:value-type="float">
            <text:p>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43017" calcext:value-type="float">
            <text:p>1,243,0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C2S21PJQFTE5BRE7MTJM836KEZMJ2B65ET7KGR</text:p>
          </table:table-cell>
          <table:table-cell table:style-name="ce51" office:value-type="float" office:value="210" calcext:value-type="float">
            <text:p>2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4827" calcext:value-type="float">
            <text:p>654,82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3PA89FYVN3GJ64E1SD5ZAV79CMA3TS16AW32D</text:p>
          </table:table-cell>
          <table:table-cell table:style-name="ce51" office:value-type="float" office:value="526" calcext:value-type="float">
            <text:p>5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000000" calcext:value-type="float">
            <text:p>14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HG5M8H61ACV1JYRD9Z9TC8BKSW519YZ4WE5Z4</text:p>
          </table:table-cell>
          <table:table-cell table:style-name="ce51" office:value-type="float" office:value="162" calcext:value-type="float">
            <text:p>1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04461.37708" calcext:value-type="float">
            <text:p>4,204,46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6PKFGDHNQ5322FWE631WR391K7NMZ091G3J6A</text:p>
          </table:table-cell>
          <table:table-cell table:style-name="ce51" office:value-type="float" office:value="651" calcext:value-type="float">
            <text:p>6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7835" calcext:value-type="float">
            <text:p>97,8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DX96VX6BHNP962SDBSXDW1GDGQVJ0M8BX1H1Y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925" calcext:value-type="float">
            <text:p>225,92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ZYEZGWHHFQ5RX2WMFVDXR77C5WWQP4EK7E6HC</text:p>
          </table:table-cell>
          <table:table-cell table:style-name="ce51" office:value-type="float" office:value="96" calcext:value-type="float">
            <text:p>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1876" calcext:value-type="float">
            <text:p>531,87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MVA4DRZPR5BJ446XTJS2CVXVGZ04PJC37F719G</text:p>
          </table:table-cell>
          <table:table-cell table:style-name="ce51" office:value-type="float" office:value="458" calcext:value-type="float">
            <text:p>4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99754" calcext:value-type="float">
            <text:p>1,299,754</text:p>
          </table:table-cell>
          <table:table-cell table:style-name="ce47" office:value-type="float" office:value="903537" calcext:value-type="float">
            <text:p>903,53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PRV5FEZRH1KNFWNJTZ9HHZGWMPFB6G1QKE607</text:p>
          </table:table-cell>
          <table:table-cell table:style-name="ce51" office:value-type="float" office:value="488" calcext:value-type="float">
            <text:p>4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34300" calcext:value-type="float">
            <text:p>634,3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8YRZ81XA52ZX2WGXBCZVFZVZSYX203RD2J4CY</text:p>
          </table:table-cell>
          <table:table-cell table:style-name="ce51" office:value-type="float" office:value="220" calcext:value-type="float">
            <text:p>2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08820" calcext:value-type="float">
            <text:p>1,108,8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QB32W2AQFPDJ822AM87DGYRQ6D68JDVQZKMM9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10426" calcext:value-type="float">
            <text:p>2,110,42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2D87CY84QVVCMJKNKGHC7GGXFGA0TAR9D0XJW</text:p>
          </table:table-cell>
          <table:table-cell table:style-name="ce51" office:value-type="float" office:value="434" calcext:value-type="float">
            <text:p>43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00" calcext:value-type="float">
            <text:p>8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ZF8ND868RS4917EKM04950BTY2X1HQZVQW8F8T</text:p>
          </table:table-cell>
          <table:table-cell table:style-name="ce51" office:value-type="float" office:value="206" calcext:value-type="float">
            <text:p>2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950" calcext:value-type="float">
            <text:p>1,000,9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EZ58DXARG85WFX41KKSPZ9G8BTADRZCTZEZMM</text:p>
          </table:table-cell>
          <table:table-cell table:style-name="ce51" office:value-type="float" office:value="127" calcext:value-type="float">
            <text:p>1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70962.408106" calcext:value-type="float">
            <text:p>1,370,96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CATRTD6NKPJYNBGEVB3Y0TTGFW6RC45WADVRK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0016" calcext:value-type="float">
            <text:p>110,0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HQ64GAMZT25QTBDWC70H56HVK9AGM17A6GBN72</text:p>
          </table:table-cell>
          <table:table-cell table:style-name="ce51" office:value-type="float" office:value="625" calcext:value-type="float">
            <text:p>6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9919" calcext:value-type="float">
            <text:p>99,91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9A7QXQV1TXC7S9WT9MB7F23WKP8C5MN6VNR98</text:p>
          </table:table-cell>
          <table:table-cell table:style-name="ce51" office:value-type="float" office:value="501" calcext:value-type="float">
            <text:p>5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17206" calcext:value-type="float">
            <text:p>3,717,20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5EQPYG0FR57MZK7SFQ4VDEJ9MH7HZJE4EP3Z0</text:p>
          </table:table-cell>
          <table:table-cell table:style-name="ce51" office:value-type="float" office:value="433" calcext:value-type="float">
            <text:p>4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2500" calcext:value-type="float">
            <text:p>6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2BEEDG31J0AH68DFDJJYZ36D002PKDZCP1DZQE</text:p>
          </table:table-cell>
          <table:table-cell table:style-name="ce51" office:value-type="float" office:value="136" calcext:value-type="float">
            <text:p>1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88631" calcext:value-type="float">
            <text:p>1,488,63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Z7W0C61VTVNCDNSFVZ5SGCDJWYFTZ7M62X8BG</text:p>
          </table:table-cell>
          <table:table-cell table:style-name="ce51" office:value-type="float" office:value="519" calcext:value-type="float">
            <text:p>5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02624.38996" calcext:value-type="float">
            <text:p>4,202,6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74SH0NQ5PCP519A8GTF4BJNPT7K40EM1YY78N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36KQPFYA2PBHADC6ZQCX8ZDXXN405H2CH85DH</text:p>
          </table:table-cell>
          <table:table-cell table:style-name="ce51" office:value-type="float" office:value="687" calcext:value-type="float">
            <text:p>6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9000" calcext:value-type="float">
            <text:p>119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6TX1NNVT34BTJT275VK1VSGB6R5TZJ5V397TR</text:p>
          </table:table-cell>
          <table:table-cell table:style-name="ce51" office:value-type="float" office:value="438" calcext:value-type="float">
            <text:p>4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5000" calcext:value-type="float">
            <text:p>10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FECFVC2H0GJPMDQNPEMGYTF2MG7NA1AH23BES0</text:p>
          </table:table-cell>
          <table:table-cell table:style-name="ce51" office:value-type="float" office:value="202" calcext:value-type="float">
            <text:p>2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760300" calcext:value-type="float">
            <text:p>3,760,300</text:p>
          </table:table-cell>
          <table:table-cell table:style-name="ce47" office:value-type="float" office:value="2000300" calcext:value-type="float">
            <text:p>2,000,3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WKH42P3D69KQARMEACZ71K4MVD6G4R972W8FMA</text:p>
          </table:table-cell>
          <table:table-cell table:style-name="ce51" office:value-type="float" office:value="686" calcext:value-type="float">
            <text:p>68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47316" calcext:value-type="float">
            <text:p>447,3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H4HFERWC4208VW51BPGT9C2J74MT1W5JDBGZAZ</text:p>
          </table:table-cell>
          <table:table-cell table:style-name="ce51" office:value-type="float" office:value="64" calcext:value-type="float">
            <text:p>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2000" calcext:value-type="float">
            <text:p>45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960JBM5TKMP32WD0S6KYC6AXY9TA7SH8Q4GZN</text:p>
          </table:table-cell>
          <table:table-cell table:style-name="ce51" office:value-type="float" office:value="311" calcext:value-type="float">
            <text:p>3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7500" calcext:value-type="float">
            <text:p>127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XZEV9KGEF5VM9N1CVHY9482XJ50MNS4KPSSCD</text:p>
          </table:table-cell>
          <table:table-cell table:style-name="ce51" office:value-type="float" office:value="685" calcext:value-type="float">
            <text:p>6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9" calcext:value-type="float">
            <text:p>3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277PPJAZDPPN9MH9ZDA1AJ2GGAEY2BDW09H1Z0</text:p>
          </table:table-cell>
          <table:table-cell table:style-name="ce51" office:value-type="float" office:value="684" calcext:value-type="float">
            <text:p>6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9" calcext:value-type="float">
            <text:p>3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YR0VW9ZF31QHYK6C88RZ0XT3MJ8VZ75QCSJDM</text:p>
          </table:table-cell>
          <table:table-cell table:style-name="ce51" office:value-type="float" office:value="677" calcext:value-type="float">
            <text:p>6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579" calcext:value-type="float">
            <text:p>30,5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S8F8KCW6NAQZBPRXMV9MJYT90CBRMY8K38Y67</text:p>
          </table:table-cell>
          <table:table-cell table:style-name="ce51" office:value-type="float" office:value="683" calcext:value-type="float">
            <text:p>6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1701.72" calcext:value-type="float">
            <text:p>81,7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013N3KE1BB74XPEZ5T2J4AER54RZBZ3M01YR5M</text:p>
          </table:table-cell>
          <table:table-cell table:style-name="ce51" office:value-type="float" office:value="504" calcext:value-type="float">
            <text:p>5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210" calcext:value-type="float">
            <text:p>21,2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DZW1E6R5NEYXRHXW1RS1M4Y55Y4M52T9633M45</text:p>
          </table:table-cell>
          <table:table-cell table:style-name="ce51" office:value-type="float" office:value="682" calcext:value-type="float">
            <text:p>6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773" calcext:value-type="float">
            <text:p>78,77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88ZBB3Z64HKXJPX00TCCY8XKFRXYGFDSNTTX76</text:p>
          </table:table-cell>
          <table:table-cell table:style-name="ce51" office:value-type="float" office:value="502" calcext:value-type="float">
            <text:p>5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169" calcext:value-type="float">
            <text:p>76,1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YDFHTNVTDWFDMNG6A3RPCAAJ5NT17EMGP8AQD</text:p>
          </table:table-cell>
          <table:table-cell table:style-name="ce51" office:value-type="float" office:value="681" calcext:value-type="float">
            <text:p>68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94.147838" calcext:value-type="float">
            <text:p>3,89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MEFW7VH796ZQAH1JMAJT4WC4VPEZZFB6W5CAD</text:p>
          </table:table-cell>
          <table:table-cell table:style-name="ce51" office:value-type="float" office:value="680" calcext:value-type="float">
            <text:p>6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0718" calcext:value-type="float">
            <text:p>70,71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RVG3JVHPMAFYRCANDSFGDTXBZF1Y7W5AZ9ADH</text:p>
          </table:table-cell>
          <table:table-cell table:style-name="ce51" office:value-type="float" office:value="679" calcext:value-type="float">
            <text:p>6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9" calcext:value-type="float">
            <text:p>3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CN7W79KNRJBBPBRPKJZ7TRCVAK1NGV2FX4ZH</text:p>
          </table:table-cell>
          <table:table-cell table:style-name="ce51" office:value-type="float" office:value="128" calcext:value-type="float">
            <text:p>1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1221" calcext:value-type="float">
            <text:p>91,22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T3RHW43FWZ4ACDZ99GKTG2QAAXVYDFF8EXM8D4</text:p>
          </table:table-cell>
          <table:table-cell table:style-name="ce51" office:value-type="float" office:value="372" calcext:value-type="float">
            <text:p>3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18.02299" calcext:value-type="float">
            <text:p>418</text:p>
          </table:table-cell>
          <table:table-cell table:style-name="ce47" office:value-type="float" office:value="410.02299" calcext:value-type="float">
            <text:p>4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DD2PYX9QCZGMKJ5Y96NRCRABX632V6FM5GW83H</text:p>
          </table:table-cell>
          <table:table-cell table:style-name="ce51" office:value-type="float" office:value="678" calcext:value-type="float">
            <text:p>6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1624" calcext:value-type="float">
            <text:p>451,6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7BYSVNC3YTR3AG5QVA8AS44G0H2VYC99NKWZ7F</text:p>
          </table:table-cell>
          <table:table-cell table:style-name="ce51" office:value-type="float" office:value="190" calcext:value-type="float">
            <text:p>1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MYY6R4A44A4TGVEZZ2GNWVNGG9G4FNE097FK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VN4WTAEA9AMNJT7QCAFXMQ1A9EBN58Y5FE2NE</text:p>
          </table:table-cell>
          <table:table-cell table:style-name="ce51" office:value-type="float" office:value="26" calcext:value-type="float">
            <text:p>2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50.00095" calcext:value-type="float">
            <text:p>9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ZW4PYMEMG4W7VYBBYZV71RERASCTAM82E2VBF</text:p>
          </table:table-cell>
          <table:table-cell table:style-name="ce51" office:value-type="float" office:value="228" calcext:value-type="float">
            <text:p>2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0446" calcext:value-type="float">
            <text:p>480,44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3PSKPFWS3SMYHT2VCW5375WB60NS4YVJKW18X</text:p>
          </table:table-cell>
          <table:table-cell table:style-name="ce51" office:value-type="float" office:value="676" calcext:value-type="float">
            <text:p>6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F7ZJ60QKX8SNKCVPCJPA5M1AEMY81V7AH4JP1</text:p>
          </table:table-cell>
          <table:table-cell table:style-name="ce51" office:value-type="float" office:value="593" calcext:value-type="float">
            <text:p>5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28000" calcext:value-type="float">
            <text:p>1,02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N36HDP5VD1Y6R1GYET31Q37PR7K346FY22J3TW</text:p>
          </table:table-cell>
          <table:table-cell table:style-name="ce51" office:value-type="float" office:value="675" calcext:value-type="float">
            <text:p>6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2210" calcext:value-type="float">
            <text:p>222,2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HX7247FTWB9FEM3J5CKJ3H3FKZ51C4D3XABFT</text:p>
          </table:table-cell>
          <table:table-cell table:style-name="ce51" office:value-type="float" office:value="673" calcext:value-type="float">
            <text:p>67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" calcext:value-type="float">
            <text:p>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TTA0SPPD8TBHZ01D0X7KND69ZH488C5JH57H3</text:p>
          </table:table-cell>
          <table:table-cell table:style-name="ce51" office:value-type="float" office:value="672" calcext:value-type="float">
            <text:p>6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000" calcext:value-type="float">
            <text:p>2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TT5GSWJSD4PZR4WR4NHJZQ3NJEWJK41HV1G7H</text:p>
          </table:table-cell>
          <table:table-cell table:style-name="ce51" office:value-type="float" office:value="671" calcext:value-type="float">
            <text:p>6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896" calcext:value-type="float">
            <text:p>22,8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SN6K776CXQBFSVM74W4SAR8W7HCQD6844FA4XC</text:p>
          </table:table-cell>
          <table:table-cell table:style-name="ce51" office:value-type="float" office:value="49" calcext:value-type="float">
            <text:p>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TM8TRJV54EQJCC51YHEE8VP1DA023GN9B15DZ4</text:p>
          </table:table-cell>
          <table:table-cell table:style-name="ce51" office:value-type="float" office:value="257" calcext:value-type="float">
            <text:p>2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19724" calcext:value-type="float">
            <text:p>1,119,72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HRWKY1HTC2419KBP4XT8Y4F5Z8KSYB6GBXBJCY</text:p>
          </table:table-cell>
          <table:table-cell table:style-name="ce51" office:value-type="float" office:value="670" calcext:value-type="float">
            <text:p>6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10000" calcext:value-type="float">
            <text:p>7,5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CHZFJN9G6F2F78P5NE585G62AQ35FR4R7J382</text:p>
          </table:table-cell>
          <table:table-cell table:style-name="ce51" office:value-type="float" office:value="219" calcext:value-type="float">
            <text:p>2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6930" calcext:value-type="float">
            <text:p>756,93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8QEJE3JW9B25NTBX73PDN6KF5X0YZPV26JT43</text:p>
          </table:table-cell>
          <table:table-cell table:style-name="ce51" office:value-type="float" office:value="464" calcext:value-type="float">
            <text:p>4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76363" calcext:value-type="float">
            <text:p>376,36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452HTDPTWB4PWAPVXPG72EG3WKV9SYSPTTMG9Y</text:p>
          </table:table-cell>
          <table:table-cell table:style-name="ce51" office:value-type="float" office:value="145" calcext:value-type="float">
            <text:p>1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287" calcext:value-type="float">
            <text:p>28,28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9TTKZD2HYTPJF914HWWV25DBCM75W7EPEX2CXF</text:p>
          </table:table-cell>
          <table:table-cell table:style-name="ce51" office:value-type="float" office:value="668" calcext:value-type="float">
            <text:p>6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6460" calcext:value-type="float">
            <text:p>506,4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XDRK15KR2NQDYE49W3TE38V14JBD84Z41DJ8T</text:p>
          </table:table-cell>
          <table:table-cell table:style-name="ce51" office:value-type="float" office:value="449" calcext:value-type="float">
            <text:p>4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000" calcext:value-type="float">
            <text:p>3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ACZBFRFQPYJK4R6D441MX11CYC73G7FGEFAB31</text:p>
          </table:table-cell>
          <table:table-cell table:style-name="ce51" office:value-type="float" office:value="667" calcext:value-type="float">
            <text:p>6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5370" calcext:value-type="float">
            <text:p>395,37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8RG4PV202FHT8J9023G1WJRPFTSZXN9TPNEJX</text:p>
          </table:table-cell>
          <table:table-cell table:style-name="ce51" office:value-type="float" office:value="99" calcext:value-type="float">
            <text:p>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575" calcext:value-type="float">
            <text:p>24,5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J96B8VZB4D6A9M03ZEJK1ZE5MFS4ECH9GE75Y6</text:p>
          </table:table-cell>
          <table:table-cell table:style-name="ce51" office:value-type="float" office:value="448" calcext:value-type="float">
            <text:p>4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43935" calcext:value-type="float">
            <text:p>443,9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42RGK20MNYX43EEZ37KDK2AH9583MWQKNW3T4</text:p>
          </table:table-cell>
          <table:table-cell table:style-name="ce51" office:value-type="float" office:value="666" calcext:value-type="float">
            <text:p>6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7972" calcext:value-type="float">
            <text:p>367,9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F4FR0X9Q4PAF6KENDD3NVAGQTM8A830A4F96YG</text:p>
          </table:table-cell>
          <table:table-cell table:style-name="ce51" office:value-type="float" office:value="94" calcext:value-type="float">
            <text:p>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9179.71" calcext:value-type="float">
            <text:p>179,1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N0JFNZRZMSW37947DVWBADVY3A6MMG2CRB1S6</text:p>
          </table:table-cell>
          <table:table-cell table:style-name="ce51" office:value-type="float" office:value="251" calcext:value-type="float">
            <text:p>2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0000" calcext:value-type="float">
            <text:p>6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DFG18K3G9JPHN0FMKFN62VE02A5EYHJDE6C8WW</text:p>
          </table:table-cell>
          <table:table-cell table:style-name="ce51" office:value-type="float" office:value="665" calcext:value-type="float">
            <text:p>6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29.69" calcext:value-type="float">
            <text:p>83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NHZDAMMEEASE4DKHYYCVAG8RF8PA7YHPPW40BX</text:p>
          </table:table-cell>
          <table:table-cell table:style-name="ce51" office:value-type="float" office:value="41" calcext:value-type="float">
            <text:p>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9756" calcext:value-type="float">
            <text:p>89,75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QG3FM9VQPDT403YTCTQGQ5JC171426MSENDF3E</text:p>
          </table:table-cell>
          <table:table-cell table:style-name="ce51" office:value-type="float" office:value="443" calcext:value-type="float">
            <text:p>4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000000" calcext:value-type="float">
            <text:p>12,000,000</text:p>
          </table:table-cell>
          <table:table-cell table:style-name="ce47" office:value-type="float" office:value="6000000" calcext:value-type="float">
            <text:p>6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AZ6K5X8QHTKYN22E3EFEBMNT7FTS42681WMZ4</text:p>
          </table:table-cell>
          <table:table-cell table:style-name="ce51" office:value-type="float" office:value="125" calcext:value-type="float">
            <text:p>1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5400" calcext:value-type="float">
            <text:p>145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FXB6HMR18QVGS0W3A8RZ01AFMSJ6SE7650AFVN</text:p>
          </table:table-cell>
          <table:table-cell table:style-name="ce51" office:value-type="float" office:value="447" calcext:value-type="float">
            <text:p>4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31996" calcext:value-type="float">
            <text:p>431,99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AH2EPY4YWTR0BV3PDX9DGTCRH5488SKZGH3C8P</text:p>
          </table:table-cell>
          <table:table-cell table:style-name="ce51" office:value-type="float" office:value="663" calcext:value-type="float">
            <text:p>6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000" calcext:value-type="float">
            <text:p>101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V5EAKRWZ66VVA67XGDK18VYMZM5NT7NP98M9</text:p>
          </table:table-cell>
          <table:table-cell table:style-name="ce51" office:value-type="float" office:value="662" calcext:value-type="float">
            <text:p>6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0000" calcext:value-type="float">
            <text:p>7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4C5MYEPEF0GT3Y7T27S3GPY70S941DQM4RJGQW</text:p>
          </table:table-cell>
          <table:table-cell table:style-name="ce51" office:value-type="float" office:value="661" calcext:value-type="float">
            <text:p>6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4480" calcext:value-type="float">
            <text:p>14,4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QYK3K334VZCJXYRH29GH60G35XK8J7MF1KD8P</text:p>
          </table:table-cell>
          <table:table-cell table:style-name="ce51" office:value-type="float" office:value="477" calcext:value-type="float">
            <text:p>4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2000" calcext:value-type="float">
            <text:p>7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XM6E8THKTEP626ZRXWSV4ZTZDN6QG2AQT8Y38P</text:p>
          </table:table-cell>
          <table:table-cell table:style-name="ce51" office:value-type="float" office:value="243" calcext:value-type="float">
            <text:p>2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40000" calcext:value-type="float">
            <text:p>140,000</text:p>
          </table:table-cell>
          <table:table-cell table:style-name="ce47" office:value-type="float" office:value="70000" calcext:value-type="float">
            <text:p>7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S2YABXV6V45Z9R31VDGEW18QMVCB767YY8MPFM</text:p>
          </table:table-cell>
          <table:table-cell table:style-name="ce51" office:value-type="float" office:value="176" calcext:value-type="float">
            <text:p>17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11093" calcext:value-type="float">
            <text:p>711,093</text:p>
          </table:table-cell>
          <table:table-cell table:style-name="ce47" office:value-type="float" office:value="212950" calcext:value-type="float">
            <text:p>212,9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NKWC8Y8P166EVTGX4VTSADEHNV3E9SEQGTCGVG</text:p>
          </table:table-cell>
          <table:table-cell table:style-name="ce51" office:value-type="float" office:value="572" calcext:value-type="float">
            <text:p>57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9100" calcext:value-type="float">
            <text:p>309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XQS1T1T2BKGSHH8H75PVFEY0R1X39F0B3MQWTJ</text:p>
          </table:table-cell>
          <table:table-cell table:style-name="ce51" office:value-type="float" office:value="299" calcext:value-type="float">
            <text:p>2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65251" calcext:value-type="float">
            <text:p>1,265,25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Q2HN9TYF8ZYY9D3G45NGYA9GHA6QZHQ8AXF5QM</text:p>
          </table:table-cell>
          <table:table-cell table:style-name="ce51" office:value-type="float" office:value="603" calcext:value-type="float">
            <text:p>6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8769" calcext:value-type="float">
            <text:p>388,7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XN1SX3SNR601PV8TZ6YSB22XVTVGSNN1RAE9Z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100" calcext:value-type="float">
            <text:p>20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J2JB5DFF644DFXEVXA1EHJX3RWZP9VB4CZ8NR</text:p>
          </table:table-cell>
          <table:table-cell table:style-name="ce51" office:value-type="float" office:value="659" calcext:value-type="float">
            <text:p>65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2938" calcext:value-type="float">
            <text:p>272,93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62ZJM727VRPNWKGM58HWE0BK7JWPQCC57T16Q</text:p>
          </table:table-cell>
          <table:table-cell table:style-name="ce51" office:value-type="float" office:value="582" calcext:value-type="float">
            <text:p>58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9267" calcext:value-type="float">
            <text:p>219,26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YQBE044XXAJCW9PE57WM1K7VGA6C7C1562WNHY</text:p>
          </table:table-cell>
          <table:table-cell table:style-name="ce51" office:value-type="float" office:value="658" calcext:value-type="float">
            <text:p>65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2000" calcext:value-type="float">
            <text:p>932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HCM0YC8YGWE8VDGEBW53171WJEN8ZXV4K8Q6J</text:p>
          </table:table-cell>
          <table:table-cell table:style-name="ce51" office:value-type="float" office:value="653" calcext:value-type="float">
            <text:p>6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" calcext:value-type="float">
            <text:p>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Q6KP52NFT2RAF0JN348G8XD142GZ0PN7Q9ETK</text:p>
          </table:table-cell>
          <table:table-cell table:style-name="ce51" office:value-type="float" office:value="652" calcext:value-type="float">
            <text:p>6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42500" calcext:value-type="float">
            <text:p>1,34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HNG9JQXA4D61B7A354A80QA3396M9Z6D28KN2D</text:p>
          </table:table-cell>
          <table:table-cell table:style-name="ce51" office:value-type="float" office:value="496" calcext:value-type="float">
            <text:p>4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80000" calcext:value-type="float">
            <text:p>98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74W94D7DCMBFJ1CHJF30QAWTZECJQBFPKB1SS</text:p>
          </table:table-cell>
          <table:table-cell table:style-name="ce51" office:value-type="float" office:value="649" calcext:value-type="float">
            <text:p>6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8009" calcext:value-type="float">
            <text:p>208,00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6P31FGTHF33SZQCJ2KGDTN0VMPT84QEPSMGS02</text:p>
          </table:table-cell>
          <table:table-cell table:style-name="ce51" office:value-type="float" office:value="191" calcext:value-type="float">
            <text:p>1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0650" calcext:value-type="float">
            <text:p>430,6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RHVD792XR9S9H0YSZTPFESKVGNA6Z9FTMS2TC</text:p>
          </table:table-cell>
          <table:table-cell table:style-name="ce51" office:value-type="float" office:value="365" calcext:value-type="float">
            <text:p>36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62568" calcext:value-type="float">
            <text:p>962,56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WNCXRSDSW59YPZRTYMXM4JD0CA2CX5V3RH6FH</text:p>
          </table:table-cell>
          <table:table-cell table:style-name="ce51" office:value-type="float" office:value="645" calcext:value-type="float">
            <text:p>6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0" calcext:value-type="float">
            <text:p>2,0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A697H9R0YDQDK1E7EW1Z0E1SGB1TBB20ZND21</text:p>
          </table:table-cell>
          <table:table-cell table:style-name="ce51" office:value-type="float" office:value="480" calcext:value-type="float">
            <text:p>4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823" calcext:value-type="float">
            <text:p>108,82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TVQKKQE4CWGGDQZYHME6K361XE9GC09JDSJBP</text:p>
          </table:table-cell>
          <table:table-cell table:style-name="ce51" office:value-type="float" office:value="484" calcext:value-type="float">
            <text:p>4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100" calcext:value-type="float">
            <text:p>10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N1EZ9T5KEXMJ00T0GPNXTJ4A483R8RH26FY5R</text:p>
          </table:table-cell>
          <table:table-cell table:style-name="ce51" office:value-type="float" office:value="539" calcext:value-type="float">
            <text:p>5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461" calcext:value-type="float">
            <text:p>30,46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Q1VN8E3DK8H5MB15GVTES95TN23MJN2FWQ3QT</text:p>
          </table:table-cell>
          <table:table-cell table:style-name="ce51" office:value-type="float" office:value="643" calcext:value-type="float">
            <text:p>64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2243" calcext:value-type="float">
            <text:p>62,24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Y0WW5B1BXWRBTDN3G3MR43SN04QYRKZ0Y8EEKN</text:p>
          </table:table-cell>
          <table:table-cell table:style-name="ce51" office:value-type="float" office:value="305" calcext:value-type="float">
            <text:p>30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3329" calcext:value-type="float">
            <text:p>83,32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CQG5NS9XEPMSQ7YRKZTQQWEDBGETEXGKSTVQ2</text:p>
          </table:table-cell>
          <table:table-cell table:style-name="ce51" office:value-type="float" office:value="638" calcext:value-type="float">
            <text:p>6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4047" calcext:value-type="float">
            <text:p>134,04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28BFP3VKDVZ1F0K7812S9CZER6KFWDPG8SB12</text:p>
          </table:table-cell>
          <table:table-cell table:style-name="ce51" office:value-type="float" office:value="267" calcext:value-type="float">
            <text:p>2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" calcext:value-type="float">
            <text:p>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9VT348CCG84BJ5SE2EDN9H81MZDGDBTMYZ2KCD</text:p>
          </table:table-cell>
          <table:table-cell table:style-name="ce51" office:value-type="float" office:value="239" calcext:value-type="float">
            <text:p>2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2500" calcext:value-type="float">
            <text:p>28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MSB4TNSZW3V957KTZVYRRJ8PAFSVTFM3AYZ2W</text:p>
          </table:table-cell>
          <table:table-cell table:style-name="ce51" office:value-type="float" office:value="633" calcext:value-type="float">
            <text:p>63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10377" calcext:value-type="float">
            <text:p>1,210,37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ZKSSMWJBK4A8VVJJ9FYEJFVN41373A3EQ31F1</text:p>
          </table:table-cell>
          <table:table-cell table:style-name="ce51" office:value-type="float" office:value="341" calcext:value-type="float">
            <text:p>3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4TGWGE6QJETBQ92NDWK0SW3H151AEXXMEZSJ3</text:p>
          </table:table-cell>
          <table:table-cell table:style-name="ce51" office:value-type="float" office:value="631" calcext:value-type="float">
            <text:p>6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2500" calcext:value-type="float">
            <text:p>132,5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HEABJASN7Q3JQNCSY436J75DHN93TD4HYEB5T</text:p>
          </table:table-cell>
          <table:table-cell table:style-name="ce51" office:value-type="float" office:value="628" calcext:value-type="float">
            <text:p>6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64J0D0P4S07DVV0TA2A19ZGBT7C1R2SC9M8A46</text:p>
          </table:table-cell>
          <table:table-cell table:style-name="ce51" office:value-type="float" office:value="627" calcext:value-type="float">
            <text:p>6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8181" calcext:value-type="float">
            <text:p>108,18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P5FJT978CT8ZR19WQ7QM2FKA73JJ240K7W50T</text:p>
          </table:table-cell>
          <table:table-cell table:style-name="ce51" office:value-type="float" office:value="140" calcext:value-type="float">
            <text:p>1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55053" calcext:value-type="float">
            <text:p>155,05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2ECPHDGCV41KNZPQT9CAQ98BN6N8MF0ZNJWN7</text:p>
          </table:table-cell>
          <table:table-cell table:style-name="ce51" office:value-type="float" office:value="475" calcext:value-type="float">
            <text:p>47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000" calcext:value-type="float">
            <text:p>12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SQ92V4C8HG48CPZ32MK3V4PNJGK25EAGH75KT</text:p>
          </table:table-cell>
          <table:table-cell table:style-name="ce51" office:value-type="float" office:value="624" calcext:value-type="float">
            <text:p>6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77004" calcext:value-type="float">
            <text:p>977,0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TTW1HGB1DT9RDZYM8DHR6Y6EDXATK5152248Q</text:p>
          </table:table-cell>
          <table:table-cell table:style-name="ce51" office:value-type="float" office:value="389" calcext:value-type="float">
            <text:p>3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" calcext:value-type="float">
            <text:p>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EEQ4VSD4KPAZB9KWBHTSA1A6CA61JY7P3BPGD</text:p>
          </table:table-cell>
          <table:table-cell table:style-name="ce51" office:value-type="float" office:value="620" calcext:value-type="float">
            <text:p>6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2875" calcext:value-type="float">
            <text:p>282,8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M8RNQVZK588AZ845Y7YXSE0N1DNG1T0J7772P</text:p>
          </table:table-cell>
          <table:table-cell table:style-name="ce51" office:value-type="float" office:value="619" calcext:value-type="float">
            <text:p>6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0895" calcext:value-type="float">
            <text:p>120,89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X6F0GGDGXW7FM1TTA299K1C1HQ0RNZ1DYFN3NZ</text:p>
          </table:table-cell>
          <table:table-cell table:style-name="ce51" office:value-type="float" office:value="616" calcext:value-type="float">
            <text:p>6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5122" calcext:value-type="float">
            <text:p>2,005,12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ACYZP8X78PK2XCYCDCVCQDVBCJXDXH1WX8VMD</text:p>
          </table:table-cell>
          <table:table-cell table:style-name="ce51" office:value-type="float" office:value="615" calcext:value-type="float">
            <text:p>6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00000" calcext:value-type="float">
            <text:p>9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WZAANJF0DBV7D7487SMAX8TJ1EEGKMTX1ZRV6</text:p>
          </table:table-cell>
          <table:table-cell table:style-name="ce51" office:value-type="float" office:value="612" calcext:value-type="float">
            <text:p>6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680" calcext:value-type="float">
            <text:p>11,6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V7DWHMVJJNF9Q64YVXVQH69SKHVED89R3SR5Z</text:p>
          </table:table-cell>
          <table:table-cell table:style-name="ce51" office:value-type="float" office:value="611" calcext:value-type="float">
            <text:p>6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903871" calcext:value-type="float">
            <text:p>2,903,87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SZ17HD2X4YJ44D6WTKHAMZ051CSSJSRR71KK1B</text:p>
          </table:table-cell>
          <table:table-cell table:style-name="ce51" office:value-type="float" office:value="610" calcext:value-type="float">
            <text:p>6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8320" calcext:value-type="float">
            <text:p>48,3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HRNN1XPC7NP3DGD7G64V1W5JZY112H5NR72RZ</text:p>
          </table:table-cell>
          <table:table-cell table:style-name="ce51" office:value-type="float" office:value="195" calcext:value-type="float">
            <text:p>1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000" calcext:value-type="float">
            <text:p>2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7JJS3774KPR0MMB5FH77VWBD8KD0SVNZ4QNX5X</text:p>
          </table:table-cell>
          <table:table-cell table:style-name="ce51" office:value-type="float" office:value="364" calcext:value-type="float">
            <text:p>36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13000" calcext:value-type="float">
            <text:p>113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70P78F2TR3HCZWDBBTM6K0GEMBCH97P3H07KV</text:p>
          </table:table-cell>
          <table:table-cell table:style-name="ce51" office:value-type="float" office:value="607" calcext:value-type="float">
            <text:p>6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40600" calcext:value-type="float">
            <text:p>1,140,6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T92KQ5D7ZFE9NXTK451YG4JFSJ2KXR3MAMG8WP</text:p>
          </table:table-cell>
          <table:table-cell table:style-name="ce51" office:value-type="float" office:value="68" calcext:value-type="float">
            <text:p>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4895" calcext:value-type="float">
            <text:p>214,89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BRGETV683HQ42TJMPZDWG7XPMWM73XYNAZEPE</text:p>
          </table:table-cell>
          <table:table-cell table:style-name="ce51" office:value-type="float" office:value="370" calcext:value-type="float">
            <text:p>3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6351" calcext:value-type="float">
            <text:p>366,35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7N4NKS5M7V1RRK677AJVVP8GH0W2Q8MS4TRC9</text:p>
          </table:table-cell>
          <table:table-cell table:style-name="ce51" office:value-type="float" office:value="604" calcext:value-type="float">
            <text:p>6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6302" calcext:value-type="float">
            <text:p>66,30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CVKPJGDJDGD5GSZ1XXZJCPJNNH0Y6N9ZH6YZA</text:p>
          </table:table-cell>
          <table:table-cell table:style-name="ce51" office:value-type="float" office:value="599" calcext:value-type="float">
            <text:p>59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1000" calcext:value-type="float">
            <text:p>261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2JBY795942009A34MGMWT9T13NZB4DE4V23QS</text:p>
          </table:table-cell>
          <table:table-cell table:style-name="ce51" office:value-type="float" office:value="598" calcext:value-type="float">
            <text:p>5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23426" calcext:value-type="float">
            <text:p>123,42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EYT7KF5ERWQFTWW3SWHS8QRYBNSMRZ7JW73YXR</text:p>
          </table:table-cell>
          <table:table-cell table:style-name="ce51" office:value-type="float" office:value="596" calcext:value-type="float">
            <text:p>5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3083.56" calcext:value-type="float">
            <text:p>83,08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A5JEVY5CMQHDAPFJ5203S0W3XRMEW3237WN02F</text:p>
          </table:table-cell>
          <table:table-cell table:style-name="ce51" office:value-type="float" office:value="349" calcext:value-type="float">
            <text:p>34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97449" calcext:value-type="float">
            <text:p>1,897,44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T7J3VXH570NNCKRVJ7YEMBB5S7F2418RMH4KHM</text:p>
          </table:table-cell>
          <table:table-cell table:style-name="ce51" office:value-type="float" office:value="319" calcext:value-type="float">
            <text:p>3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76266" calcext:value-type="float">
            <text:p>1,076,26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6109610C5ZFBJ5AQAD1R6AREFV9324A87WN8</text:p>
          </table:table-cell>
          <table:table-cell table:style-name="ce51" office:value-type="float" office:value="594" calcext:value-type="float">
            <text:p>59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8000" calcext:value-type="float">
            <text:p>6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7E27GNP5XXVF7CY6C7FDDFK8T1QG9C54KZ73ZT</text:p>
          </table:table-cell>
          <table:table-cell table:style-name="ce51" office:value-type="float" office:value="407" calcext:value-type="float">
            <text:p>4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5900" calcext:value-type="float">
            <text:p>245,9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EA4EKW2R22JAS6Q2YTPCMQEVRQ23S5WCSD14F</text:p>
          </table:table-cell>
          <table:table-cell table:style-name="ce51" office:value-type="float" office:value="237" calcext:value-type="float">
            <text:p>2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000000" calcext:value-type="float">
            <text:p>1,00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30G5RDZ2TJ8Y9TQJZHJJCNFQ8AXXTYSFP6P33</text:p>
          </table:table-cell>
          <table:table-cell table:style-name="ce51" office:value-type="float" office:value="363" calcext:value-type="float">
            <text:p>36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63379" calcext:value-type="float">
            <text:p>463,37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67549500CX4GZG111EPC460R2YD6H7DV8B8M9G</text:p>
          </table:table-cell>
          <table:table-cell table:style-name="ce51" office:value-type="float" office:value="303" calcext:value-type="float">
            <text:p>30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720" calcext:value-type="float">
            <text:p>40,7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MAFWGWDSYFA3J8XJBQ9FJFM50WPCZJ5XEXXDC</text:p>
          </table:table-cell>
          <table:table-cell table:style-name="ce51" office:value-type="float" office:value="592" calcext:value-type="float">
            <text:p>5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87660" calcext:value-type="float">
            <text:p>187,6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9XREJ91PAW4E8M7WZNKXGD8DDQDS0ZR4SSAJY6</text:p>
          </table:table-cell>
          <table:table-cell table:style-name="ce51" office:value-type="float" office:value="167" calcext:value-type="float">
            <text:p>1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7597" calcext:value-type="float">
            <text:p>167,59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R1HAMFQXXP2EHG4NSAT162TRT8W1WN243ANPQ</text:p>
          </table:table-cell>
          <table:table-cell table:style-name="ce51" office:value-type="float" office:value="590" calcext:value-type="float">
            <text:p>5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2078" calcext:value-type="float">
            <text:p>92,07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NP018KZ3Z3TS11ZV9NTAE2Z2FWHE7K5NXPQQZ</text:p>
          </table:table-cell>
          <table:table-cell table:style-name="ce51" office:value-type="float" office:value="588" calcext:value-type="float">
            <text:p>5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100" calcext:value-type="float">
            <text:p>9,1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DAV1G8FQ0TMEWKVE0A9WS8RNDJ7K808X2MY22E</text:p>
          </table:table-cell>
          <table:table-cell table:style-name="ce51" office:value-type="float" office:value="587" calcext:value-type="float">
            <text:p>58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" calcext:value-type="float">
            <text:p>4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PBEM4XNT78TSQC3CAKKK8QGNB0K30YMWXB30E</text:p>
          </table:table-cell>
          <table:table-cell table:style-name="ce51" office:value-type="float" office:value="421" calcext:value-type="float">
            <text:p>4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775995" calcext:value-type="float">
            <text:p>775,995</text:p>
          </table:table-cell>
          <table:table-cell table:style-name="ce47" office:value-type="float" office:value="589995" calcext:value-type="float">
            <text:p>589,99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690V74NSKPP1TDEPK4VE0Q72TCQWS1AH2CE41</text:p>
          </table:table-cell>
          <table:table-cell table:style-name="ce51" office:value-type="float" office:value="585" calcext:value-type="float">
            <text:p>5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617" calcext:value-type="float">
            <text:p>225,61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WYHQ191VX3NB0X6ZTSFJ9QPHVYTXREJHRPW4E</text:p>
          </table:table-cell>
          <table:table-cell table:style-name="ce51" office:value-type="float" office:value="584" calcext:value-type="float">
            <text:p>5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33334" calcext:value-type="float">
            <text:p>833,3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EVK7JBEDP3K6CCMNB9EJW25XJCPBPMH7F1HYGR</text:p>
          </table:table-cell>
          <table:table-cell table:style-name="ce51" office:value-type="float" office:value="583" calcext:value-type="float">
            <text:p>58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38000" calcext:value-type="float">
            <text:p>1,33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YN4BAJABZXCESC2AEBFNRJ1NAJXRBQPQYW9FBH</text:p>
          </table:table-cell>
          <table:table-cell table:style-name="ce51" office:value-type="float" office:value="580" calcext:value-type="float">
            <text:p>58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32281" calcext:value-type="float">
            <text:p>132,28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QC28KFS4QGSE5FCWF0Y6QFEANCGNXHX9YV341</text:p>
          </table:table-cell>
          <table:table-cell table:style-name="ce51" office:value-type="float" office:value="579" calcext:value-type="float">
            <text:p>5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000" calcext:value-type="float">
            <text:p>21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YEGK3R8DFGBNCHBWAESPTC0T0Q28KEFB7PWRH</text:p>
          </table:table-cell>
          <table:table-cell table:style-name="ce51" office:value-type="float" office:value="577" calcext:value-type="float">
            <text:p>57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0000" calcext:value-type="float">
            <text:p>3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9BV2T4PAHHRRDT83T24Y8X4F8WDDF9N7GRM582</text:p>
          </table:table-cell>
          <table:table-cell table:style-name="ce51" office:value-type="float" office:value="204" calcext:value-type="float">
            <text:p>20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1837" calcext:value-type="float">
            <text:p>131,837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7Z3RBJVQ42Y1DWJJ2WDGYT52NXA38EBY0RP16N</text:p>
          </table:table-cell>
          <table:table-cell table:style-name="ce51" office:value-type="float" office:value="135" calcext:value-type="float">
            <text:p>1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TW6YMSZXWH5GSPKBHXYRNRNTEWY89N5QF4V27</text:p>
          </table:table-cell>
          <table:table-cell table:style-name="ce51" office:value-type="float" office:value="566" calcext:value-type="float">
            <text:p>56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.44" calcext:value-type="float">
            <text:p>3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V9C3AVY40HQ7TBCYEM2BJPSJ6ZGAKN8M66MPKH</text:p>
          </table:table-cell>
          <table:table-cell table:style-name="ce51" office:value-type="float" office:value="561" calcext:value-type="float">
            <text:p>5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5000" calcext:value-type="float">
            <text:p>75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HN9FZEQJFR26S393R3SP7B78SB0TS7K17G54Y1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234" calcext:value-type="float">
            <text:p>93,23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8ZK0FCJSF8EMKTG4H8JMNV6CCE645Q824ZQF</text:p>
          </table:table-cell>
          <table:table-cell table:style-name="ce51" office:value-type="float" office:value="554" calcext:value-type="float">
            <text:p>5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612" calcext:value-type="float">
            <text:p>2,61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KM2D8N76BVGS5Y3H4X192TZV97RQNW3M2APS2</text:p>
          </table:table-cell>
          <table:table-cell table:style-name="ce51" office:value-type="float" office:value="552" calcext:value-type="float">
            <text:p>5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EF64D5ZWF4HEBHSPJPX68M9DA5XYH6V97RBXCH</text:p>
          </table:table-cell>
          <table:table-cell table:style-name="ce51" office:value-type="float" office:value="551" calcext:value-type="float">
            <text:p>5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2355" calcext:value-type="float">
            <text:p>192,35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0T2Y5FEBRR6D42RG109CB7VJ0BGCMT9BY3K2VF</text:p>
          </table:table-cell>
          <table:table-cell table:style-name="ce51" office:value-type="float" office:value="548" calcext:value-type="float">
            <text:p>5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617609" calcext:value-type="float">
            <text:p>7,617,60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P90JN2DSY4PHMKG613G3163A5VEQSN2KB2FAHP</text:p>
          </table:table-cell>
          <table:table-cell table:style-name="ce51" office:value-type="float" office:value="498" calcext:value-type="float">
            <text:p>49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09000" calcext:value-type="float">
            <text:p>1,10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8PBAS0WZCBFKA1D5T846JYJYR0GPM2KFPZ42MF</text:p>
          </table:table-cell>
          <table:table-cell table:style-name="ce51" office:value-type="float" office:value="547" calcext:value-type="float">
            <text:p>5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0000" calcext:value-type="float">
            <text:p>4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78YJMFGX513655JQR6PDQX4J6ASW64CY63FJ6Z</text:p>
          </table:table-cell>
          <table:table-cell table:style-name="ce51" office:value-type="float" office:value="544" calcext:value-type="float">
            <text:p>5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8620" calcext:value-type="float">
            <text:p>68,6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2J3BRDDWJE9JA1RAS8Y8V0SFTYEV35MTE4VK7</text:p>
          </table:table-cell>
          <table:table-cell table:style-name="ce51" office:value-type="float" office:value="62" calcext:value-type="float">
            <text:p>6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7080" calcext:value-type="float">
            <text:p>77,08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K8ZADQJ7GPXBND02S2V3ZCAC8W1YMGVR7DP99P</text:p>
          </table:table-cell>
          <table:table-cell table:style-name="ce51" office:value-type="float" office:value="541" calcext:value-type="float">
            <text:p>5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0416" calcext:value-type="float">
            <text:p>240,4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55Q19ZQ8HQNYR873XCJRVCMJ888BMYSWDWFY3</text:p>
          </table:table-cell>
          <table:table-cell table:style-name="ce51" office:value-type="float" office:value="540" calcext:value-type="float">
            <text:p>54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223222" calcext:value-type="float">
            <text:p>3,223,22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4YDY1N5XKS7R927TYWE89HSD2TY3TV85773ZP</text:p>
          </table:table-cell>
          <table:table-cell table:style-name="ce51" office:value-type="float" office:value="538" calcext:value-type="float">
            <text:p>5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5972" calcext:value-type="float">
            <text:p>75,97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89QH9V8VGN29PSDKQTKZRZC5VM4JYAY01PZRX1</text:p>
          </table:table-cell>
          <table:table-cell table:style-name="ce51" office:value-type="float" office:value="537" calcext:value-type="float">
            <text:p>53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014" calcext:value-type="float">
            <text:p>33,01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BA03ZEJXMJSB8ACT79KEPTC5ZJSEF3F5SN6W6E</text:p>
          </table:table-cell>
          <table:table-cell table:style-name="ce51" office:value-type="float" office:value="536" calcext:value-type="float">
            <text:p>5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245496" calcext:value-type="float">
            <text:p>245,49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KTFS7QGESCFZJ08PCDVZT66601MTFYVTT8MW05</text:p>
          </table:table-cell>
          <table:table-cell table:style-name="ce51" office:value-type="float" office:value="531" calcext:value-type="float">
            <text:p>5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090000" calcext:value-type="float">
            <text:p>12,09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NKTQ7HJS2CJ5EVK8ZZTVJX4FDH9573NRK3G8QV</text:p>
          </table:table-cell>
          <table:table-cell table:style-name="ce51" office:value-type="float" office:value="530" calcext:value-type="float">
            <text:p>5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41" calcext:value-type="float">
            <text:p>2,64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K058MGP8NFKG3N258A2XDVXNGPM8ZWGE82D3XS</text:p>
          </table:table-cell>
          <table:table-cell table:style-name="ce51" office:value-type="float" office:value="523" calcext:value-type="float">
            <text:p>52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690" calcext:value-type="float">
            <text:p>25,6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N61Z0P4E3BJVX01CYTWZHX0XVSX7BYSSPCBEQ</text:p>
          </table:table-cell>
          <table:table-cell table:style-name="ce51" office:value-type="float" office:value="521" calcext:value-type="float">
            <text:p>52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20000" calcext:value-type="float">
            <text:p>62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66RFJWRYFRW24X3H2Q7G8G254SK4554GS6J76A</text:p>
          </table:table-cell>
          <table:table-cell table:style-name="ce51" office:value-type="float" office:value="520" calcext:value-type="float">
            <text:p>5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575" calcext:value-type="float">
            <text:p>23,5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C3G2Z661SY25WFPZB8ZERHVMEAVMC4W3XXECM2</text:p>
          </table:table-cell>
          <table:table-cell table:style-name="ce51" office:value-type="float" office:value="154" calcext:value-type="float">
            <text:p>1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2000" calcext:value-type="float">
            <text:p>62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0WK992J4385CW9FDK8G2TTGH4462JTT811QAVJ</text:p>
          </table:table-cell>
          <table:table-cell table:style-name="ce51" office:value-type="float" office:value="516" calcext:value-type="float">
            <text:p>51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0000" calcext:value-type="float">
            <text:p>2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WKE1TR6T90G36YA3HHZXEQ1EA0MQQVQTQTE4K</text:p>
          </table:table-cell>
          <table:table-cell table:style-name="ce51" office:value-type="float" office:value="515" calcext:value-type="float">
            <text:p>5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000" calcext:value-type="float">
            <text:p>22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Y014MVTJ7SHPD52DWAXYNXWVRS39X6JA1R83J</text:p>
          </table:table-cell>
          <table:table-cell table:style-name="ce51" office:value-type="float" office:value="514" calcext:value-type="float">
            <text:p>51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75000" calcext:value-type="float">
            <text:p>17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6ZYW1B8JV38W5DKS1WPMXPM9ESJ2GDEETBWXJ</text:p>
          </table:table-cell>
          <table:table-cell table:style-name="ce51" office:value-type="float" office:value="507" calcext:value-type="float">
            <text:p>50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82452" calcext:value-type="float">
            <text:p>2,582,452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4MG184M19MTN1NHY3EXD92EET0E1B25TEFZW8</text:p>
          </table:table-cell>
          <table:table-cell table:style-name="ce51" office:value-type="float" office:value="506" calcext:value-type="float">
            <text:p>50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8390" calcext:value-type="float">
            <text:p>208,39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2G5NZH2KJ7P0SDFC7MEG06MGR6ZJB8FJT449SJ</text:p>
          </table:table-cell>
          <table:table-cell table:style-name="ce51" office:value-type="float" office:value="231" calcext:value-type="float">
            <text:p>23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0" calcext:value-type="float">
            <text:p>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1G2V7VTCGEMXJ0Y4BJY8HE878H1JPR5A2EKK6</text:p>
          </table:table-cell>
          <table:table-cell table:style-name="ce51" office:value-type="float" office:value="495" calcext:value-type="float">
            <text:p>4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000" calcext:value-type="float">
            <text:p>8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MS6Z9NPS4V3KFQ7BXJBCH4BSKTM637M5Z6K6CE</text:p>
          </table:table-cell>
          <table:table-cell table:style-name="ce51" office:value-type="float" office:value="490" calcext:value-type="float">
            <text:p>4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50000" calcext:value-type="float">
            <text:p>2,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VH4R8R3ASSW377GRRB8DK71416ZC3EEEPY140R</text:p>
          </table:table-cell>
          <table:table-cell table:style-name="ce51" office:value-type="float" office:value="485" calcext:value-type="float">
            <text:p>48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957" calcext:value-type="float">
            <text:p>8,95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1FESKG97V41GMXR5R0JDRRBN4HKT7FSRG8MSG</text:p>
          </table:table-cell>
          <table:table-cell table:style-name="ce51" office:value-type="float" office:value="470" calcext:value-type="float">
            <text:p>47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2304" calcext:value-type="float">
            <text:p>42,30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W4AEE2NDDQJNYBDEK9ZRS48WPJ6YNPAASZW4J</text:p>
          </table:table-cell>
          <table:table-cell table:style-name="ce51" office:value-type="float" office:value="467" calcext:value-type="float">
            <text:p>46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8000" calcext:value-type="float">
            <text:p>78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FRFKTP2GM2VM64VYBV0MG9CKRF3TZBFSRZ1C3T</text:p>
          </table:table-cell>
          <table:table-cell table:style-name="ce51" office:value-type="float" office:value="451" calcext:value-type="float">
            <text:p>4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" calcext:value-type="float">
            <text:p>25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FZ5MRGDMEKWNQTJ57W2PA2GC0765ZFC5BY0KP</text:p>
          </table:table-cell>
          <table:table-cell table:style-name="ce51" office:value-type="float" office:value="441" calcext:value-type="float">
            <text:p>44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896" calcext:value-type="float">
            <text:p>22,8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DGXDKDQ6DZ8GM11MR3V86DT8RGV4HFJCKE3NAS</text:p>
          </table:table-cell>
          <table:table-cell table:style-name="ce51" office:value-type="float" office:value="435" calcext:value-type="float">
            <text:p>43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000" calcext:value-type="float">
            <text:p>9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V0SYYH6XYCX38KJQYKJQAREGP89F6HK5HWD78</text:p>
          </table:table-cell>
          <table:table-cell table:style-name="ce51" office:value-type="float" office:value="430" calcext:value-type="float">
            <text:p>43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0000" calcext:value-type="float">
            <text:p>25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JSNG2DPSBPPCCBFKJF6MFFPH0M8HCVKMVGPXF</text:p>
          </table:table-cell>
          <table:table-cell table:style-name="ce51" office:value-type="float" office:value="428" calcext:value-type="float">
            <text:p>42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6101" calcext:value-type="float">
            <text:p>226,10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K1S0BWMMJZV53A3VAY3S0CJQJMHZ0JG8X6PMJ</text:p>
          </table:table-cell>
          <table:table-cell table:style-name="ce51" office:value-type="float" office:value="427" calcext:value-type="float">
            <text:p>42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125" calcext:value-type="float">
            <text:p>23,12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DQGJVS7HNQYJJ8N1GFC3HJFXQQ1MWFTKH05TD</text:p>
          </table:table-cell>
          <table:table-cell table:style-name="ce51" office:value-type="float" office:value="424" calcext:value-type="float">
            <text:p>42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6T5ANHZ4JKA58C9WY53CPJDVGW1VVQRAKPA36</text:p>
          </table:table-cell>
          <table:table-cell table:style-name="ce51" office:value-type="float" office:value="417" calcext:value-type="float">
            <text:p>4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346926" calcext:value-type="float">
            <text:p>3,346,92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GTDV4RCWRVMFJV60H8C3QSBZ8PC6GHV0KGVSS5</text:p>
          </table:table-cell>
          <table:table-cell table:style-name="ce51" office:value-type="float" office:value="411" calcext:value-type="float">
            <text:p>4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358671" calcext:value-type="float">
            <text:p>1,358,67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YXKFNN49JWA0NN6JBW537Z8QEEH14AW0P13021</text:p>
          </table:table-cell>
          <table:table-cell table:style-name="ce51" office:value-type="float" office:value="397" calcext:value-type="float">
            <text:p>39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3360" calcext:value-type="float">
            <text:p>53,3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AZZWG7H99G9JW0PJAAC1JDANZ02GZ9CWGEJQC4</text:p>
          </table:table-cell>
          <table:table-cell table:style-name="ce51" office:value-type="float" office:value="396" calcext:value-type="float">
            <text:p>39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65101" calcext:value-type="float">
            <text:p>265,10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H7P46DMTTFNSHDD33N6G8GFE1MQB2R0QW176B1</text:p>
          </table:table-cell>
          <table:table-cell table:style-name="ce51" office:value-type="float" office:value="395" calcext:value-type="float">
            <text:p>3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41191" calcext:value-type="float">
            <text:p>241,19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S2SEP2MCCJZ0N07FWWS8NKK43YNDZ0WB4QB9RK</text:p>
          </table:table-cell>
          <table:table-cell table:style-name="ce51" office:value-type="float" office:value="393" calcext:value-type="float">
            <text:p>39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64516" calcext:value-type="float">
            <text:p>564,51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YA3DX9MMJEC2VD13VDDYS5DN7BXFW57GSMWA0</text:p>
          </table:table-cell>
          <table:table-cell table:style-name="ce51" office:value-type="float" office:value="392" calcext:value-type="float">
            <text:p>39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2896" calcext:value-type="float">
            <text:p>22,89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PDHFQ70WMFABQ78NXPM5T7ZKMGCE0WE6YXV1P3</text:p>
          </table:table-cell>
          <table:table-cell table:style-name="ce51" office:value-type="float" office:value="390" calcext:value-type="float">
            <text:p>39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10371" calcext:value-type="float">
            <text:p>210,37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55T3ZXY0HCG6D5RD3CB6RFAF06B2EK0W264XG3</text:p>
          </table:table-cell>
          <table:table-cell table:style-name="ce51" office:value-type="float" office:value="388" calcext:value-type="float">
            <text:p>38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16511" calcext:value-type="float">
            <text:p>116,51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KEYFP4TS99FVNMA7A6BDY9T6QK91BNPBTJFPT</text:p>
          </table:table-cell>
          <table:table-cell table:style-name="ce51" office:value-type="float" office:value="379" calcext:value-type="float">
            <text:p>37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XYBM8MD5T50WAMQ86E8HKR85BAEKBECNE1HHVY</text:p>
          </table:table-cell>
          <table:table-cell table:style-name="ce51" office:value-type="float" office:value="374" calcext:value-type="float">
            <text:p>3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SXPB878WE2M3RX76QRXZVPGKN3QQMRBT74665X</text:p>
          </table:table-cell>
          <table:table-cell table:style-name="ce51" office:value-type="float" office:value="369" calcext:value-type="float">
            <text:p>36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0" calcext:value-type="float">
            <text:p>1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J3THQ7KQXK56R4JCZA17SVKNHC8EREDRW2V1JS</text:p>
          </table:table-cell>
          <table:table-cell table:style-name="ce51" office:value-type="float" office:value="356" calcext:value-type="float">
            <text:p>35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869" calcext:value-type="float">
            <text:p>6,86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6C2TEJR4M7E8R2NPEKYFJJ09SCQ7EWSXN7W5B</text:p>
          </table:table-cell>
          <table:table-cell table:style-name="ce51" office:value-type="float" office:value="354" calcext:value-type="float">
            <text:p>35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84760" calcext:value-type="float">
            <text:p>384,76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Y5X4DZ2MT3V5MT0KPYSX60D7AXXHDFJNRM25KQ</text:p>
          </table:table-cell>
          <table:table-cell table:style-name="ce51" office:value-type="float" office:value="353" calcext:value-type="float">
            <text:p>35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9201" calcext:value-type="float">
            <text:p>39,201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D5HNRZQDKYS3RRFSCZ33MZ0MH0FCYNMVRV3AWJ</text:p>
          </table:table-cell>
          <table:table-cell table:style-name="ce51" office:value-type="float" office:value="351" calcext:value-type="float">
            <text:p>35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7700" calcext:value-type="float">
            <text:p>77,7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MZ6S823FKCAEGXXSZQZ4YVWZXCYNZ9104N6XN7</text:p>
          </table:table-cell>
          <table:table-cell table:style-name="ce51" office:value-type="float" office:value="348" calcext:value-type="float">
            <text:p>34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1536" calcext:value-type="float">
            <text:p>201,53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FG986K6M9Y5WGZZBS6TQ8J9C81Y5PCJJ144N04</text:p>
          </table:table-cell>
          <table:table-cell table:style-name="ce51" office:value-type="float" office:value="347" calcext:value-type="float">
            <text:p>3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06375" calcext:value-type="float">
            <text:p>306,37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G4P78S4YHB5XR83C8DKDZ5YC0XFDG56FH1CDG</text:p>
          </table:table-cell>
          <table:table-cell table:style-name="ce51" office:value-type="float" office:value="342" calcext:value-type="float">
            <text:p>34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00000" calcext:value-type="float">
            <text:p>6,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H0S9BQVAY2HX3SWWYTGYDF7P5CWQC51PK4JGBV</text:p>
          </table:table-cell>
          <table:table-cell table:style-name="ce51" office:value-type="float" office:value="339" calcext:value-type="float">
            <text:p>33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700000" calcext:value-type="float">
            <text:p>7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XV2G7H7DC97ESZGFKWADTYZWNQH1QHZWGDDVS1</text:p>
          </table:table-cell>
          <table:table-cell table:style-name="ce51" office:value-type="float" office:value="317" calcext:value-type="float">
            <text:p>3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95784" calcext:value-type="float">
            <text:p>195,78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EXAF3YRNCR01Z4DFZ567Z0FB4RKPHM88DMKJSQ</text:p>
          </table:table-cell>
          <table:table-cell table:style-name="ce51" office:value-type="float" office:value="315" calcext:value-type="float">
            <text:p>31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54" calcext:value-type="float">
            <text:p>654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6G7CBPKZ165JA44YWQKK3N49NVTNTCMDFXPB4</text:p>
          </table:table-cell>
          <table:table-cell table:style-name="ce51" office:value-type="float" office:value="312" calcext:value-type="float">
            <text:p>31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8197" calcext:value-type="float">
            <text:p>8,197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380ZQEQJVS6H83A166ZXRCNJQR2P6R3KAC8FGM</text:p>
          </table:table-cell>
          <table:table-cell table:style-name="ce51" office:value-type="float" office:value="302" calcext:value-type="float">
            <text:p>30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7509" calcext:value-type="float">
            <text:p>47,50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BBS2FW552Z4GXRCY5G9BTE7M46RBHMA2Q1XWKX</text:p>
          </table:table-cell>
          <table:table-cell table:style-name="ce51" office:value-type="float" office:value="301" calcext:value-type="float">
            <text:p>3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5899" calcext:value-type="float">
            <text:p>85,8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JXAXGZA5JJJ4YHTEW6Q46PKX3VMT0Q0F7JDYF7</text:p>
          </table:table-cell>
          <table:table-cell table:style-name="ce51" office:value-type="float" office:value="295" calcext:value-type="float">
            <text:p>29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57699" calcext:value-type="float">
            <text:p>357,699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667Q28QYDTMMV5H2S722DXGKKM850HPYFVFVZS</text:p>
          </table:table-cell>
          <table:table-cell table:style-name="ce51" office:value-type="float" office:value="284" calcext:value-type="float">
            <text:p>28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40000" calcext:value-type="float">
            <text:p>4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X5BNJCCD5TDAWY3CVRH8NND6PEZA470EGGST1</text:p>
          </table:table-cell>
          <table:table-cell table:style-name="ce51" office:value-type="float" office:value="278" calcext:value-type="float">
            <text:p>27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8013" calcext:value-type="float">
            <text:p>8,013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GZ7MABJET0NFAZ2AQB4FB72V27GRVVCFS4M17F</text:p>
          </table:table-cell>
          <table:table-cell table:style-name="ce51" office:value-type="float" office:value="274" calcext:value-type="float">
            <text:p>27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6000" calcext:value-type="float">
            <text:p>36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C4W2CT1ZGSTQXHRFXGT7H331BNPR6Y32ZG5VRA</text:p>
          </table:table-cell>
          <table:table-cell table:style-name="ce51" office:value-type="float" office:value="271" calcext:value-type="float">
            <text:p>27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5000" calcext:value-type="float">
            <text:p>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SDJ6AB87MFX0MGGRXFPQ9BZ0QDKF4W7AWD2HE</text:p>
          </table:table-cell>
          <table:table-cell table:style-name="ce51" office:value-type="float" office:value="261" calcext:value-type="float">
            <text:p>26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726" calcext:value-type="float">
            <text:p>9,726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44FY55NM3XPSWQST1T8WKBZBT49T3GH3VT39BX</text:p>
          </table:table-cell>
          <table:table-cell table:style-name="ce51" office:value-type="float" office:value="252" calcext:value-type="float">
            <text:p>25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30000" calcext:value-type="float">
            <text:p>23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A62FG347VM7H13YCNVEACFA1BBKPV7Q2FHGVJ5</text:p>
          </table:table-cell>
          <table:table-cell table:style-name="ce51" office:value-type="float" office:value="245" calcext:value-type="float">
            <text:p>24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6300" calcext:value-type="float">
            <text:p>46,3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6J6CDTCP9PWW08074ZPB71PQPJEYA4XJVMYFGG</text:p>
          </table:table-cell>
          <table:table-cell table:style-name="ce51" office:value-type="float" office:value="244" calcext:value-type="float">
            <text:p>244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80000" calcext:value-type="float">
            <text:p>28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8KW8Y0Y2MAY2KNVQFPPR9Z1JNNTPW3J1DQKD8F</text:p>
          </table:table-cell>
          <table:table-cell table:style-name="ce51" office:value-type="float" office:value="238" calcext:value-type="float">
            <text:p>23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9710000" calcext:value-type="float">
            <text:p>9,710,0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BA7BPCQTPVJATE06PPRJZ5ND1QK5V6ZAAQN9B7</text:p>
          </table:table-cell>
          <table:table-cell table:style-name="ce51" office:value-type="float" office:value="209" calcext:value-type="float">
            <text:p>20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38678" calcext:value-type="float">
            <text:p>438,678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DW2D361PXVM0VC3Z0MPTGAVC8RQYPAG19YSBVG</text:p>
          </table:table-cell>
          <table:table-cell table:style-name="ce51" office:value-type="float" office:value="189" calcext:value-type="float">
            <text:p>18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099645" calcext:value-type="float">
            <text:p>2,099,64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C8B8V10ZQ30W98HNGZS18JR5HHPY4A235Q10HY</text:p>
          </table:table-cell>
          <table:table-cell table:style-name="ce51" office:value-type="float" office:value="168" calcext:value-type="float">
            <text:p>168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5000" calcext:value-type="float">
            <text:p>45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RDS2DP8Q89VKK2CBBPAA65XHY5AANVVHCGBMNF</text:p>
          </table:table-cell>
          <table:table-cell table:style-name="ce51" office:value-type="float" office:value="132" calcext:value-type="float">
            <text:p>13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57367" calcext:value-type="float">
            <text:p>257,36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38EMFDW3K0QNZBP7MZW8N73ECHWBGYWETWN863</text:p>
          </table:table-cell>
          <table:table-cell table:style-name="ce51" office:value-type="float" office:value="119" calcext:value-type="float">
            <text:p>119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93235" calcext:value-type="float">
            <text:p>93,235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59FKEBAEKCPC745CHRG4JR76P2FXBKSZ6D4P41</text:p>
          </table:table-cell>
          <table:table-cell table:style-name="ce51" office:value-type="float" office:value="120" calcext:value-type="float">
            <text:p>12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0000" calcext:value-type="float">
            <text:p>1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RBPMEQVBC575ZJ2CQN5YADZ682Z2BATRNRNDA3</text:p>
          </table:table-cell>
          <table:table-cell table:style-name="ce51" office:value-type="float" office:value="91" calcext:value-type="float">
            <text:p>9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649000" calcext:value-type="float">
            <text:p>649,000</text:p>
          </table:table-cell>
          <table:table-cell table:style-name="ce47" office:value-type="float" office:value="500000" calcext:value-type="float">
            <text:p>500,0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Z1YVNYT98FKVFQQPKJR18RPZQXKZBR0D7N7HVY</text:p>
          </table:table-cell>
          <table:table-cell table:style-name="ce51" office:value-type="float" office:value="111" calcext:value-type="float">
            <text:p>11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68297" calcext:value-type="float">
            <text:p>168,29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TR9H98GTF9TY11RGY16VGRFGMQ2J655RVKJZ76</text:p>
          </table:table-cell>
          <table:table-cell table:style-name="ce51" office:value-type="float" office:value="110" calcext:value-type="float">
            <text:p>11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94410" calcext:value-type="float">
            <text:p>694,41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TC6NJHKV5Q8PVHHSCNFWQ1Q3HFAXF8JZET5AHE</text:p>
          </table:table-cell>
          <table:table-cell table:style-name="ce51" office:value-type="float" office:value="101" calcext:value-type="float">
            <text:p>1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400" calcext:value-type="float">
            <text:p>27,40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QQVEXYT75T8GXGWDJZSKCZB43GE9G2TEFT21C8</text:p>
          </table:table-cell>
          <table:table-cell table:style-name="ce51" office:value-type="float" office:value="57" calcext:value-type="float">
            <text:p>5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6115507" calcext:value-type="float">
            <text:p>6,115,507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14GPYH7HDZCQ8VAY3E7E2T62J8H4T79MBGSQS8</text:p>
          </table:table-cell>
          <table:table-cell table:style-name="ce51" office:value-type="float" office:value="47" calcext:value-type="float">
            <text:p>4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77020" calcext:value-type="float">
            <text:p>277,020</text:p>
          </table:table-cell>
          <table:table-cell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4VX529NN4XTFCR7WJ2VXB4GNGR2R7KHSN29RSK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4BXNXWBRF60TGR7SSRBQ7HPD7FEQ6BTD1AZZ4D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W06MK1XP52KTHJB96D04JSBW2NQCA42FFMQZXZ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196Q1HN49MJTJFRW08RCRP7YSXY28VE72GQWS0P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N0C3WGE7AY3HPA1XWFJ2MFJRB2QSGGAGHKR88M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VCH23N0QWQQZ3NJFB2YCBGPKTW7GBFXBEF4G19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F4BT002W9DNST4Y7Q5B58KFX8BMN9CJTZ2NTM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2BY2RKP3FC7GXWVXEK6FB93BY1BXS5H0DGZN20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5QMJW42CSCFFFQZDYAA36FFRZF3WCSWA4VR1RK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2W3Z6G19GE5D9FX8KT473V4TFHZ2MW44DNTJA79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30ESSHCAHZ51EF69JT7C1YEZPPX56NRBNJ9Z4ZP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>
          <table:table-cell table:style-name="ce58" office:value-type="string" calcext:value-type="string">
            <text:p>SPSCWDV3RKV5ZRN1FQD84YE1NQFEDJ9R1F4DYQ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12"/>
          <table:table-cell table:style-name="ce62"/>
          <table:table-cell table:number-columns-repeated="2"/>
        </table:table-row>
        <table:table-row table:style-name="ro2" table:number-rows-repeated="292">
          <table:table-cell table:style-name="ce60"/>
          <table:table-cell table:style-name="ce51"/>
          <table:table-cell table:style-name="ce12" table:number-columns-repeated="7"/>
          <table:table-cell table:style-name="ce62"/>
          <table:table-cell table:number-columns-repeated="2"/>
        </table:table-row>
        <table:table-row table:style-name="ro3" table:number-rows-repeated="1047576">
          <table:table-cell table:number-columns-repeated="12"/>
        </table:table-row>
        <table:table-row table:style-name="ro3">
          <table:table-cell table:number-columns-repeated="12"/>
        </table:table-row>
        <calcext:conditional-formats>
          <calcext:conditional-format calcext:target-range-address="'V2 Analysis - NYC'.J1:'V2 Analysis - NYC'.J999">
            <calcext:color-scale>
              <calcext:color-scale-entry calcext:value="0" calcext:type="percentile" calcext:color="#ffffff"/>
              <calcext:color-scale-entry calcext:value="60" calcext:type="percent" calcext:color="#ffffff"/>
              <calcext:color-scale-entry calcext:value="100" calcext:type="percentile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ourier New" svg:font-family="'Courier New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year number:style="long"/>
      <number:text>/</number:text>
      <number:month number:style="long"/>
      <number:text>/</number:text>
      <number:day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1:25:24.848493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2022-03-18" style:display-name="PageStyle_Data 2022-03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0FFK" style:display-name="PageStyle_V0FF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F41A" style:display-name="PageStyle_HF41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QAY0" style:display-name="PageStyle_QQAY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RHK2" style:display-name="PageStyle_4RHK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KAP1" style:display-name="PageStyle_WKA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QQ0" style:display-name="PageStyle_PHQQ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D7V" style:display-name="PageStyle_SYD7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6HR1" style:display-name="PageStyle_96H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2_20_Analysis_20_-_20_MIA" style:display-name="PageStyle_V2 Analysis - M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2_20_Analysis_20_-_20_NYC" style:display-name="PageStyle_V2 Analysis - NY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26T11:26:31.418154173</dc:date>
    <meta:editing-duration>PT1M6S</meta:editing-duration>
    <meta:editing-cycles>1</meta:editing-cycles>
    <meta:document-statistic meta:table-count="2" meta:cell-count="10284" meta:object-count="0"/>
  </office:meta>
</office:document-meta>
</file>